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501cm" fo:margin-right="0cm" fo:keep-together="always" fo:text-indent="-1.501cm" style:auto-text-indent="false" fo:keep-with-next="always"/>
    </style:style>
    <style:style style:name="P2" style:family="paragraph" style:parent-style-name="Standard">
      <style:paragraph-properties fo:margin-left="1.501cm" fo:margin-right="0cm" fo:keep-together="always" fo:text-indent="-1.501cm" style:auto-text-indent="false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3" style:family="paragraph" style:parent-style-name="Standard">
      <style:paragraph-properties fo:margin-left="1.501cm" fo:margin-right="0cm" fo:text-indent="-1.501cm" style:auto-text-indent="false"/>
    </style:style>
    <style:style style:name="P4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</style:style>
    <style:style style:name="P5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style:font-size-asian="14pt" style:font-size-complex="14pt"/>
    </style:style>
    <style:style style:name="P6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weight="bold" style:font-weight-asian="bold" style:font-size-complex="14pt" style:font-weight-complex="bold"/>
    </style:style>
    <style:style style:name="P9" style:family="paragraph" style:parent-style-name="Standard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71cm" fo:border-left="none" fo:border-right="none" fo:border-top="none" fo:border-bottom="0.039cm double #000000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margin-left="1.501cm" fo:margin-right="0cm" fo:keep-together="always" fo:text-indent="-1.501cm" style:auto-text-indent="false" style:page-number="auto" fo:keep-with-next="always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1" style:family="paragraph" style:parent-style-name="Standard">
      <style:paragraph-properties fo:margin-left="1.501cm" fo:margin-right="0cm" fo:keep-together="always" fo:text-indent="-1cm" style:auto-text-indent="false" fo:keep-with-next="always"/>
    </style:style>
    <style:style style:name="P12" style:family="paragraph" style:parent-style-name="Standard">
      <style:paragraph-properties fo:margin-left="1.501cm" fo:margin-right="0cm" fo:keep-together="always" fo:text-indent="-1cm" style:auto-text-indent="false" fo:keep-with-next="always"/>
      <style:text-properties fo:language="none" fo:country="none" style:language-asian="none" style:country-asian="none"/>
    </style:style>
    <style:style style:name="P13" style:family="paragraph" style:parent-style-name="Standard">
      <style:paragraph-properties fo:keep-together="always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font-size="14pt" style:font-size-asian="14pt" style:font-size-complex="14pt"/>
    </style:style>
    <style:style style:name="P14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language="none" fo:country="none" fo:font-weight="bold" style:language-asian="none" style:country-asian="none" style:font-weight-asian="bold"/>
    </style:style>
    <style:style style:name="T4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5" style:family="text">
      <style:text-properties fo:language="none" fo:country="none" fo:font-style="italic" style:language-asian="none" style:country-asian="none" style:font-style-asian="italic"/>
    </style:style>
    <style:style style:name="T6" style:family="text">
      <style:text-properties fo:language="none" fo:country="none" fo:font-style="italic" fo:font-weight="bold" style:language-asian="none" style:country-asian="none" style:font-style-asian="italic" style:font-weight-asian="bold" style:font-style-complex="italic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style:language-asian="none" style:country-asian="none" style:font-weight-complex="bold"/>
    </style:style>
    <style:style style:name="T9" style:family="text"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T13" style:family="text">
      <style:text-properties style:font-size-complex="14pt"/>
    </style:style>
    <style:style style:name="T14" style:family="text">
      <style:text-properties style:font-name="Wingdings" fo:language="none" fo:country="none" fo:font-weight="bold" style:language-asian="none" style:country-asian="none" style:font-weight-asian="bold"/>
    </style:style>
    <style:style style:name="T15" style:family="text">
      <style:text-properties style:text-position="sub 58%" fo:font-size="20pt" fo:font-weight="bold" style:font-size-asian="20pt" style:font-weight-asian="bold" style:font-size-complex="14pt" style:font-weight-complex="bold"/>
    </style:style>
    <style:style style:name="T16" style:family="text">
      <style:text-properties fo:language="nb" fo:country="NO"/>
    </style:style>
    <style:style style:name="T17" style:family="text">
      <style:text-properties fo:language="nb" fo:country="NO" fo:font-style="italic" style:font-style-asian="italic"/>
    </style:style>
    <style:style style:name="T1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au</text:p>
      <text:p text:style-name="P1">nb<text:tab/><text:span text:style-name="T3">administrere &lt;GRAM v&gt;</text:span></text:p>
      <text:p text:style-name="P12">nbDEF lede arbeidet i en organisasjon, en bedrift e.l.</text:p>
      <text:p text:style-name="P1">klass<text:tab/><text:span text:style-name="T5">admin arbeid</text:span></text:p>
      <text:p text:style-name="P1"><text:span text:style-name="T11">smi →<text:tab/></text:span><text:span text:style-name="T3">reeredh &lt;GRAM v&gt;</text:span></text:p>
      <text:p text:style-name="P12">nbDEF organisasjovnesne, båarkarimmesne j.n.v. barkoem reeredh</text:p>
      <text:p text:style-name="P5"/>
      <text:p text:style-name="P2">aav</text:p>
      <text:p text:style-name="P1">nb<text:tab/><text:span text:style-name="T3">administrerende direktør &lt;GRAM m&gt;</text:span></text:p>
      <text:p text:style-name="P11"><text:span text:style-name="T7">nbDEF daglig leder av et større selskap eller av visse større organisasjoner; jf. direktør</text:span></text:p>
      <text:p text:style-name="P1">klass<text:tab/><text:span text:style-name="T5">admin arbeid</text:span></text:p>
      <text:p text:style-name="P1"><text:span text:style-name="T11">smi →<text:tab/></text:span><text:span text:style-name="T3">reerije direktøøre &lt;GRAM m&gt;</text:span></text:p>
      <text:p text:style-name="P7">nbDEF bæjjoes åejvie muvhth stoerre organisasjovnesne jallh sieltesne; vd. direktøøre <text:s/></text:p>
      <text:p text:style-name="P2">abd</text:p>
      <text:p text:style-name="P1">nb<text:tab/><text:span text:style-name="T3">advarsel &lt;GRAM m&gt;</text:span></text:p>
      <text:p text:style-name="P11"><text:span text:style-name="T7">nbDEF 1: formaning eller påminnelse om at en lovovertredelse vil bli straffet i tilfelle gjentakelse</text:span></text:p>
      <text:p text:style-name="P12">nbDEF 2: skriftlig melding eller muntlig påminnelse om fare</text:p>
      <text:p text:style-name="P1">klass<text:tab/><text:span text:style-name="T5">arbeid jur</text:span></text:p>
      <text:p text:style-name="P1"><text:span text:style-name="T11">smi →<text:tab/></text:span><text:span text:style-name="T3">vaaroehtimmie, vaatnoe, øørnege &lt;GRAM m&gt;</text:span></text:p>
      <text:p text:style-name="P11"><text:span text:style-name="T7">nbDEF 1: vaaroehtimmiem jallh mujhtiehtimmiem meadteme galka beadtasovvedh jis ikth vielie dorje</text:span></text:p>
      <text:p text:style-name="P7">nbDEF 2: tjaaleldh bieljelimmiem jallh njaalmeldh mujhtiehtimmiem mij joem veerehks lea</text:p>
      <text:p text:style-name="P5"/>
      <text:p text:style-name="P2"><text:soft-page-break/>abm</text:p>
      <text:p text:style-name="P1">nb<text:tab/><text:span text:style-name="T3">agronom &lt;GRAM m&gt;</text:span></text:p>
      <text:p text:style-name="P12">nbDEF person med fullført agronomkurs i tillegg til ettårig grunnkurs i landbruk; jf. agrotekniker</text:p>
      <text:p text:style-name="P1">klass<text:tab/><text:span text:style-name="T5">arbeid</text:span></text:p>
      <text:p text:style-name="P1"><text:span text:style-name="T11">smi →<text:tab/></text:span><text:span text:style-name="T3">aagronovme &lt;GRAM m&gt;</text:span></text:p>
      <text:p text:style-name="P12">nbDEF almetje man lea akten jaapetje maadthkuvsje laanteburrieskovlesne jih aagronovmekuvsjem dan lissine; vd. aagroteegknijhkere. </text:p>
      <text:p text:style-name="P13"/>
      <text:p text:style-name="P2">abn</text:p>
      <text:p text:style-name="P1">nb<text:tab/><text:span text:style-name="T3">agrotekniker &lt;GRAM m&gt;</text:span></text:p>
      <text:p text:style-name="P11"><text:span text:style-name="T7">nbDEF person med fullført agroteknikerkurs i tillegg til agronomkurs; jf. agronom</text:span></text:p>
      <text:p text:style-name="P1">klass<text:tab/><text:span text:style-name="T5">arbeid</text:span></text:p>
      <text:p text:style-name="P1"><text:span text:style-name="T11">smi →<text:tab/></text:span><text:span text:style-name="T3">aagrotegknijhkere &lt;GRAM m&gt;</text:span></text:p>
      <text:p text:style-name="P7">nbDEF almetje man lea aagroteegknijhkere-kuvsje jih aagronovmekuvsje dan lissine; vd. aagronovme</text:p>
      <text:p text:style-name="P2">abr</text:p>
      <text:p text:style-name="P1">nb<text:tab/><text:span text:style-name="T3">Akademikernes Fellesorganisasjon; &lt;SY&gt; AF</text:span></text:p>
      <text:p text:style-name="P11"><text:span text:style-name="T7">nbDEF partipolitisk nøytral sammenslutning av yrkesorganisasjoner for personer med høyere utdanning i offentlig eller privat virksomhet</text:span></text:p>
      <text:p text:style-name="P1">klass<text:tab/><text:span text:style-name="T5">arbeid</text:span></text:p>
      <text:p text:style-name="P1"><text:span text:style-name="T11">smi →<text:tab/></text:span><text:span text:style-name="T3">Aakademigkeri Ektieorganisasjovne; &lt;SY&gt; AF</text:span></text:p>
      <text:p text:style-name="P11"><text:span text:style-name="T7">nbDEF politigke bielienaamhta barkoeåårganisasjovne-åeliem gusnie almetji jillebe øøhpehtimmiem, bæjjoes jallh sjiere goevtesne</text:span></text:p>
      <text:p text:style-name="P5"/>
      <text:p text:style-name="P2">kso</text:p>
      <text:p text:style-name="P1">nb<text:tab/><text:span text:style-name="T3">akkord &lt;GRAM m&gt;</text:span></text:p>
      <text:p text:style-name="P12">nbDEF avtale om utførelse av et bestemt arbeid for en bestemt betaling</text:p>
      <text:p text:style-name="P1">klass<text:tab/><text:span text:style-name="T5">arbeid</text:span></text:p>
      <text:p text:style-name="P1"><text:span text:style-name="T11">smi →<text:tab/></text:span><text:span text:style-name="T3">aagkorde, barkoelatjkoe &lt;GRAM m&gt;</text:span></text:p>
      <text:p text:style-name="P7">nbDEF barkoe-sjiehtedimmiem vihtiestamme barkoem åvtesmoeneme maaksoen åvteste darjodh</text:p>
      <text:p text:style-name="P1"><text:soft-page-break/><text:span text:style-name="T12">abv</text:span></text:p>
      <text:p text:style-name="P1">nb<text:tab/><text:span text:style-name="T3">akkordarbeid &lt;GRAM n&gt;</text:span></text:p>
      <text:p text:style-name="P12">nbDEF arbeid som gjøres mot betaling av et avtalt beløp, uten hensyn til hvor mye tid som går med</text:p>
      <text:p text:style-name="P1">klass<text:tab/><text:span text:style-name="T5">arbeid</text:span></text:p>
      <text:p text:style-name="P1"><text:span text:style-name="T11">smi →<text:tab/></text:span><text:span text:style-name="T3">latjkoebarkoe &lt;GRAM n&gt;</text:span></text:p>
      <text:p text:style-name="P7">nbDEF barkedh åvtesmoeneme maaksoen åvteste, seamma man guhkiem vaasele</text:p>
      <text:p text:style-name="P2">abw</text:p>
      <text:p text:style-name="P1">nb<text:tab/><text:span text:style-name="T3">akkordavsavn &lt;GRAM n&gt;</text:span></text:p>
      <text:p text:style-name="P12">nbDEF vederlag for tapt akkord</text:p>
      <text:p text:style-name="P1">klass<text:tab/><text:span text:style-name="T5">arbeid</text:span></text:p>
      <text:p text:style-name="P1"><text:span text:style-name="T11">smi →<text:tab/></text:span><text:span text:style-name="T3">barkoelatjkoen båarkanamme-baalhka &lt;GRAM n&gt;</text:span></text:p>
      <text:p text:style-name="P7">nbDEF baalhka dasseme/boerhkenamme baarkoelatjkoen åvteste</text:p>
      <text:p text:style-name="P2">aca</text:p>
      <text:p text:style-name="P1">nb<text:tab/><text:span text:style-name="T3">akkordlønn &lt;GRAM c&gt;; &lt;STE&gt; lønn</text:span></text:p>
      <text:p text:style-name="P11"><text:span text:style-name="T7">nbDEF lønn som retter seg etter mengden av utført arbeid, ikke etter medgått tid</text:span></text:p>
      <text:p text:style-name="P1">klass<text:tab/><text:span text:style-name="T5">arbeid</text:span></text:p>
      <text:p text:style-name="P1"><text:span text:style-name="T11">smi →<text:tab/></text:span><text:span text:style-name="T3">latjkoebaalhka &lt;GRAM c&gt;; &lt;STE&gt; lønn</text:span></text:p>
      <text:p text:style-name="P12">nbDEF baalhka dan barkoen åvteste mij easkah dorjeme, ij tijjen mietie</text:p>
      <text:p text:style-name="P5"/>
      <text:p text:style-name="P2">aer</text:p>
      <text:p text:style-name="P1">nb<text:tab/><text:span text:style-name="T3">ambassadør &lt;GRAM m&gt;</text:span></text:p>
      <text:p text:style-name="P12">nbDEF diplomatisk utsending av høyeste rang; jf. diplomat</text:p>
      <text:p text:style-name="P11"><text:span text:style-name="T7">nbMRKN En ambassadør regnes som personlig representant for sin egen statssjef.</text:span></text:p>
      <text:p text:style-name="P1">klass<text:tab/><text:span text:style-name="T5">arbeid</text:span></text:p>
      <text:p text:style-name="P1"><text:span text:style-name="T11">smi →<text:tab/></text:span><text:span text:style-name="T3">ambassadøøre &lt;GRAM m&gt;</text:span></text:p>
      <text:p text:style-name="P12">nbDEF dibplomaatijeste åejvies saadth-almetje; vd. dibplomaate</text:p>
      <text:p text:style-name="P7">nbMRKN ambassadøøre lea altese staateåejvien sjiere sijjiealmetjine.</text:p>
      <text:p text:style-name="P5"/>
      <text:p text:style-name="P2"><text:soft-page-break/>afa</text:p>
      <text:p text:style-name="P1">nb<text:tab/><text:span text:style-name="T3">anbefaling &lt;GRAM c&gt;</text:span></text:p>
      <text:p text:style-name="P12">nbDEF positiv uttalelse, skriftlig eller muntlig, fra en tredjemann som kan gå god for en person; jf. referanse, sluttattest</text:p>
      <text:p text:style-name="P1">klass<text:tab/><text:span text:style-name="T5">arbeid</text:span></text:p>
      <text:p text:style-name="P1"><text:span text:style-name="T11">smi →<text:tab/></text:span><text:span text:style-name="T3">juvnehtimmie &lt;GRAM c&gt;</text:span></text:p>
      <text:p text:style-name="P4"><text:span text:style-name="T7">nbDEF buerie vihnesjimmiem, tjaaleldh jallh njaalmaldh, akten gålmede almedtjistie, mij maahtoem vihteste; vd.åvtesmoeneme, vihtesjimmie</text:span></text:p>
      <text:p text:style-name="P13"/>
      <text:p text:style-name="P2">afc</text:p>
      <text:p text:style-name="P1">nb<text:tab/><text:span text:style-name="T3">anbud &lt;GRAM n&gt;; &lt;SY&gt; pristilbud &lt;GRAM n&gt;</text:span></text:p>
      <text:p text:style-name="P12">nbDEF skriftlig tilbud om å utføre et arbeid eller levere en vare mot en viss betaling</text:p>
      <text:p text:style-name="P1">klass<text:tab/><text:span text:style-name="T5">arbeid bolig</text:span></text:p>
      <text:p text:style-name="P1"><text:span text:style-name="T11">smi →<text:tab/></text:span><text:span text:style-name="T3">faaleldahke &lt;GRAM n&gt;; &lt;SY&gt; maaksoe-faaleldahke &lt;GRAM n&gt;</text:span></text:p>
      <text:p text:style-name="P12">nbDEF tjaaleldh faaleldahkem mij dåajvohte barkoem darjodh jallh deaverem buektedh vihtiestamme maaksoen åvteste </text:p>
      <text:p text:style-name="P5"/>
      <text:p text:style-name="P2">agl</text:p>
      <text:p text:style-name="P1">nb<text:tab/><text:span text:style-name="T3">anlegg &lt;GRAM n&gt;</text:span></text:p>
      <text:p text:style-name="P12">nbDEF samlet hele av bygninger og omliggende hager eller parker</text:p>
      <text:p text:style-name="P1">klass<text:tab/><text:span text:style-name="T5">arbeid</text:span></text:p>
      <text:p text:style-name="P1"><text:span text:style-name="T11">smi →<text:tab/></text:span><text:span text:style-name="T3">veasome-dajve &lt;GRAM n&gt;</text:span></text:p>
      <text:p text:style-name="P12">nbDEF gåetieh sjåljoeh aktine dajvesne</text:p>
      <text:p text:style-name="P5"/>
      <text:p text:style-name="P2"><text:soft-page-break/>agk</text:p>
      <text:p text:style-name="P1">nb<text:tab/><text:span text:style-name="T3">anlegg &lt;GRAM n&gt;</text:span></text:p>
      <text:p text:style-name="P12">nbDEF noe som er under bygging, særlig større prosjekt som veger, jernbaner, kraft- eller industrianlegg</text:p>
      <text:p text:style-name="P1">klass<text:tab/><text:span text:style-name="T5">arbeid</text:span></text:p>
      <text:p text:style-name="P1"><text:span text:style-name="T11">smi →<text:tab/></text:span><text:span text:style-name="T3">kluhtierdimmie-soejkesje – snekre(om all slags mannfolkarbeid) &lt;GRAM n&gt;</text:span></text:p>
      <text:p text:style-name="P12">nbDEF mij joem bigkemisnie, eeremasth stoerre soejkesjh nov goh geajnoeh, njuvvie- jallh industrije-byjreshkh.</text:p>
      <text:p text:style-name="P5"/>
      <text:p text:style-name="P2">ago</text:p>
      <text:p text:style-name="P1">nb<text:tab/><text:span text:style-name="T3">anleggsarbeider &lt;GRAM m&gt;</text:span></text:p>
      <text:p text:style-name="P12">nbDEF person som arbeider på et veganlegg e.l.</text:p>
      <text:p text:style-name="P1">klass<text:tab/><text:span text:style-name="T5">arbeid</text:span></text:p>
      <text:p text:style-name="P1"><text:span text:style-name="T11">smi →<text:tab/></text:span><text:span text:style-name="T3">kluhtierdæjja &lt;GRAM m&gt;</text:span></text:p>
      <text:p text:style-name="P4"><text:span text:style-name="T7">nbDEF almetje kluhterdimmie-soejkesjesne barkeminie j.n.</text:span></text:p>
      <text:p text:style-name="P2">agp</text:p>
      <text:p text:style-name="P1">nb<text:tab/><text:span text:style-name="T3">anleggsgartner &lt;GRAM m&gt;; &lt;STE&gt; gartner</text:span></text:p>
      <text:p text:style-name="P12">nbDEF person som planlegger og arbeider med hage- og grøntanlegg</text:p>
      <text:p text:style-name="P12">nbMRKN For å bli anleggsgartner må en i tillegg til gartnerutdanning ha ett års spesialutdanning.</text:p>
      <text:p text:style-name="P1">klass<text:tab/><text:span text:style-name="T5">arbeid</text:span></text:p>
      <text:p text:style-name="P1"><text:span text:style-name="T11">smi →<text:tab/></text:span><text:span text:style-name="T3">såafoe-barkije &lt;GRAM m&gt;; &lt;STE&gt; sjædtoe-barkije</text:span></text:p>
      <text:p text:style-name="P12">nbDEF barkeminie såafoe- jih sjædtoebyjreshkh rååresjidh</text:p>
      <text:p text:style-name="P12">nbMRKN såafoe-barijine sjidtedh tjoevere sjædtoeøøhpehtimmiem jih jaepiem sjiereøøhpehtimmiem åadtjodh</text:p>
      <text:p text:style-name="P5"/>
      <text:p text:style-name="P2"><text:soft-page-break/>agz</text:p>
      <text:p text:style-name="P1">nb<text:tab/><text:span text:style-name="T3">ansatt &lt;GRAM adj&gt;</text:span></text:p>
      <text:p text:style-name="P11"><text:span text:style-name="T7">nbDEF som etter avtale med arbeidsgiver har sitt arbeid hos denne; jf. fast ansatt, midlertidig ansettelse</text:span></text:p>
      <text:p text:style-name="P1">klass<text:tab/><text:span text:style-name="T5">arbeid</text:span></text:p>
      <text:p text:style-name="P1"><text:span text:style-name="T11">smi →<text:tab/></text:span><text:span text:style-name="T3">barkije &lt;GRAM adj&gt;</text:span></text:p>
      <text:p text:style-name="P7">nbDEF almetje gie sjiehtedimmien mietie barkoe-vedtijen åelesne barkeminie; vd. vihties barkije, annjebodts barkije</text:p>
      <text:p text:style-name="P2">aha</text:p>
      <text:p text:style-name="P1">nb<text:tab/><text:span text:style-name="T3">ansatt på prøve &lt;GRAM adj&gt;; &lt;STE&gt; ansatt</text:span></text:p>
      <text:p text:style-name="P12">nbDEF som er ansatt med en viss prøvetid for at arbeidstaker og arbeidsgiver skal finne ut om arbeidsforholdet fungerer</text:p>
      <text:p text:style-name="P12">nbMRKN Prøvetiden skal ikke være lenger enn seks måneder. Oppsigelsestiden i denne perioden er kortere, men det må foreligge en saklig begrunnelse for en eventuell oppsigelse.</text:p>
      <text:p text:style-name="P1">klass<text:tab/><text:span text:style-name="T5">arbeid</text:span></text:p>
      <text:p text:style-name="P1"><text:span text:style-name="T11">smi →<text:tab/></text:span><text:span text:style-name="T3">giehtjedimmesne/pryøvoetijjem barkedh &lt;GRAM adj&gt;; &lt;STE&gt; barkije</text:span></text:p>
      <text:p text:style-name="P12">nbDEF pryøvoetijjem barkedh juktie barkije jih barkoe-vedtije vuejnieh mejtie barkoetsiehkide sjeahta</text:p>
      <text:p text:style-name="P11"><text:span text:style-name="T7">nbMRKN Pryøvoetijjie ij edtjh guhkebe bielie jaepeste vaesedh. Nåhkemetijjie lea dellie åeniehkåbpoe, mohte tjoevere nænnoes-laakan tjilkesovvedh.</text:span></text:p>
      <text:p text:style-name="P5"/>
      <text:p text:style-name="P2"><text:soft-page-break/>ahb</text:p>
      <text:p text:style-name="P1">nb<text:tab/><text:span text:style-name="T3">ansette &lt;GRAM v&gt;; &lt;SY&gt; tilsette &lt;GRAM v&gt;</text:span></text:p>
      <text:p text:style-name="P12">nbDEF inngå avtale med en arbeidstaker etter først å ha drøftet og avtalt lønns- og arbeidsvilkår med vedkommende</text:p>
      <text:p text:style-name="P12">nbMRKN Arbeidsmiljøloven inneholder retningslinjer for ansettelse.</text:p>
      <text:p text:style-name="P1">klass<text:tab/><text:span text:style-name="T5">arbeid</text:span></text:p>
      <text:p text:style-name="P1"><text:span text:style-name="T11">smi →<text:tab/></text:span><text:span text:style-name="T3">barkoem vedtedh &lt;GRAM v&gt;; &lt;SY&gt; tilsette &lt;GRAM v&gt;</text:span></text:p>
      <text:p text:style-name="P12">nbDEF barkijine sjiehtedimmien bijre latjkedh mænngan baalhka- jih barkemetsiehkieh digkiedamme</text:p>
      <text:p text:style-name="P12">nbMRKN Barkoebyjreshke-laaken lea tjielke njoelkedassh guktie baarkoem vedtedh.</text:p>
      <text:p text:style-name="P5"/>
      <text:p text:style-name="P2">ahc</text:p>
      <text:p text:style-name="P1">nb<text:tab/><text:span text:style-name="T3">ansettelse &lt;GRAM m&gt;; &lt;SY&gt; tilsetting &lt;GRAM c&gt;</text:span></text:p>
      <text:p text:style-name="P12">nbDEF det å ansette</text:p>
      <text:p text:style-name="P1">klass<text:tab/><text:span text:style-name="T5">arbeid</text:span></text:p>
      <text:p text:style-name="P1"><text:span text:style-name="T11">smi →<text:tab/></text:span><text:span text:style-name="T3">barkoe-vedteme &lt;GRAM m&gt;</text:span></text:p>
      <text:p text:style-name="P7">nbDEF barkoem vedtedh</text:p>
      <text:p text:style-name="P2">ahe</text:p>
      <text:p text:style-name="P1">nb<text:tab/><text:span text:style-name="T3">ansettelseskontrakt &lt;GRAM m&gt;; &lt;SY&gt; ansettelsesbrev &lt;GRAM n&gt;; &lt;SY&gt; tilsettingskontrakt &lt;GRAM m&gt;; &lt;SY&gt; tilsettingsbrev &lt;GRAM n&gt;; &lt;STE&gt; kontrakt</text:span></text:p>
      <text:p text:style-name="P12">nbDEF dokument som blir skrevet ved ansettelse, som inneholder avtaler om lønns- og arbeidsvilkår</text:p>
      <text:p text:style-name="P1">klass<text:tab/><text:span text:style-name="T5">arbeid</text:span></text:p>
      <text:p text:style-name="P1"><text:span text:style-name="T11">smi →<text:tab/></text:span><text:span text:style-name="T3">barkoesjiehtedimmie &lt;GRAM m&gt;; &lt;SY&gt; barkijeprieviem &lt;GRAM n&gt;; &lt;STE&gt; sjiehtedimmie</text:span></text:p>
      <text:p text:style-name="P11"><text:span text:style-name="T7">nbDEF gosse barkoem vedtedh tjoevere sjiehtedimmesne tjaeledh guktie latjkeme baalhka- jih barkoetsiehkiej bijre</text:span></text:p>
      <text:p text:style-name="P5"/>
      <text:p text:style-name="P2"><text:soft-page-break/>ahg</text:p>
      <text:p text:style-name="P1">nb<text:tab/><text:span text:style-name="T3">ansettelsesstopp &lt;GRAM m&gt;; &lt;SY&gt; tilsettingsstopp &lt;GRAM m&gt;; &lt;STE&gt; stopp</text:span></text:p>
      <text:p text:style-name="P12">nbDEF forbud mot å ansette nye personer i ledige stillinger</text:p>
      <text:p text:style-name="P1">klass<text:tab/><text:span text:style-name="T5">arbeid</text:span></text:p>
      <text:p text:style-name="P1"><text:span text:style-name="T11">smi →<text:tab/></text:span><text:span text:style-name="T3">barkoetjøødtjestimmie &lt;GRAM m&gt;; &lt;GRAM m&gt;; &lt;STE&gt; tjøødtjestimmie</text:span></text:p>
      <text:p text:style-name="P4"><text:span text:style-name="T7">nbDEF </text:span><text:span text:style-name="T3">nihtemem vielie barkoesijjh dievhtedh </text:span><text:span text:style-name="T11">barkoetjöödtjestimmie</text:span></text:p>
      <text:p text:style-name="P2">ahh</text:p>
      <text:p text:style-name="P1">nb<text:tab/><text:span text:style-name="T3">ansettelsesvilkår &lt;GRAM n&gt;; &lt;SY&gt; tilsettingsvilkår &lt;GRAM n&gt;; &lt;STE&gt; vilkår</text:span></text:p>
      <text:p text:style-name="P12">nbDEF betingelser som blir satt mellom partene i et arbeidsforhold</text:p>
      <text:p text:style-name="P12">nbMRKN Ansettelsesvilkårene blir vanligvis skrevet ned i ansettelseskontrakten.</text:p>
      <text:p text:style-name="P1">klass<text:tab/><text:span text:style-name="T5">arbeid</text:span></text:p>
      <text:p text:style-name="P1"><text:span text:style-name="T11">smi →<text:tab/></text:span><text:span text:style-name="T3">barkoestillemh &lt;GRAM n&gt;</text:span></text:p>
      <text:p text:style-name="P12">nbDEF tsiehkieh jih stillemh mah bieliej gaskemsh mååhtedamme</text:p>
      <text:p text:style-name="P7">nbMRKN siejhme barkoestillemide barkoesjiehtedæmman tjaeledh</text:p>
      <text:p text:style-name="P2">ahi</text:p>
      <text:p text:style-name="P1">nb<text:tab/><text:span text:style-name="T3">ansiennitet &lt;GRAM m&gt;</text:span></text:p>
      <text:p text:style-name="P12">nbDEF tjenestetid innenfor en virksomhet</text:p>
      <text:p text:style-name="P11"><text:span text:style-name="T7">nbMRKN Ansienniteten vurderes som regel i lønnsspørsmål, ved ansettelse, permittering eller oppsigelse ved driftsinnskrenkning.</text:span></text:p>
      <text:p text:style-name="P1">klass<text:tab/><text:span text:style-name="T5">arbeid</text:span></text:p>
      <text:p text:style-name="P1"><text:span text:style-name="T11">smi →<text:tab/></text:span><text:span text:style-name="T3">barkoegåhkoe/dååjrehtsh &lt;GRAM m&gt;</text:span></text:p>
      <text:p text:style-name="P12">nbDEF man guhkiem barkeme </text:p>
      <text:p text:style-name="P11"><text:span text:style-name="T7">nbMRKN barkoegåhkoe maahta giehtjedidh gosse baalhkam digkiedidh, barkoem vedtedh, barkoste loetedh jallh jallh barkoesijjh tjoehpegåetedh </text:span></text:p>
      <text:p text:style-name="P5"/>
      <text:p text:style-name="P2"><text:soft-page-break/>ahj</text:p>
      <text:p text:style-name="P1">nb<text:tab/><text:span text:style-name="T3">ansiennitetstillegg &lt;GRAM n&gt;</text:span></text:p>
      <text:p text:style-name="P12">nbDEF tillegg i lønn på grunn av ansiennitet; jf. personlig tillegg</text:p>
      <text:p text:style-name="P12">nbMRKN Størrelsen på tillegget følger en viss skala for opptjent ansiennitet.</text:p>
      <text:p text:style-name="P1">klass<text:tab/><text:span text:style-name="T5">arbeid</text:span></text:p>
      <text:p text:style-name="P1"><text:span text:style-name="T11">smi →<text:tab/></text:span><text:span text:style-name="T3">barkoegåhkoe-lissie &lt;GRAM n&gt;</text:span></text:p>
      <text:p text:style-name="P12">nbDEF baalhkalissiem åadtjodh juktie guhkiem barkeme; vd. sjierelissie </text:p>
      <text:p text:style-name="P7">nbMRKN barkoelissien ståaroe lea barkoedåårjehtsi muhteste ryøkneme</text:p>
      <text:p text:style-name="P2">krb</text:p>
      <text:p text:style-name="P1">nb<text:tab/><text:span text:style-name="T3">Arbeids- og administrasjonsdepartementet</text:span></text:p>
      <text:p text:style-name="P12">nbMRKN Nedlagt 1993.</text:p>
      <text:p text:style-name="P1">klass<text:tab/><text:span text:style-name="T5">admin arbeid</text:span></text:p>
      <text:p text:style-name="P1"><text:span text:style-name="T11">smi →<text:tab/></text:span><text:span text:style-name="T3">Barkoe- jih reeremedepartemeente</text:span></text:p>
      <text:p text:style-name="P4"><text:span text:style-name="T7">nbMRKN tseegkeme 1993. </text:span><text:span text:style-name="T11">Barkoe- jïh reeremedepartemeente</text:span></text:p>
      <text:p text:style-name="P2">ait</text:p>
      <text:p text:style-name="P1">nb<text:tab/><text:span text:style-name="T3">arbeidsavtale &lt;GRAM m&gt;</text:span></text:p>
      <text:p text:style-name="P12">nbDEF overenskomst mellom arbeidstaker og arbeidsgiver om lønns- og arbeidsvilkår</text:p>
      <text:p text:style-name="P1">klass<text:tab/><text:span text:style-name="T5">arbeid</text:span></text:p>
      <text:p text:style-name="P1"><text:span text:style-name="T11">smi →<text:tab/></text:span><text:span text:style-name="T3">barkoelatjkoe/-sjiehtedimmie &lt;GRAM m&gt;</text:span></text:p>
      <text:p text:style-name="P11"><text:span text:style-name="T7">nbDEF latjkoem baalhka- jih barkoetsiehkiej bijre,</text:span> <text:span text:style-name="T7">barkijen jih barkoe-vedtijen gaskemsh </text:span></text:p>
      <text:p text:style-name="P5">barkoelatjkoe</text:p>
      <text:p text:style-name="P2">aiu</text:p>
      <text:p text:style-name="P1">nb<text:tab/><text:span text:style-name="T3">arbeidsdag &lt;GRAM m&gt;; &lt;SY&gt; virkedag &lt;GRAM m&gt;</text:span></text:p>
      <text:p text:style-name="P12">nbDEF dag da en normalt skal arbeide; jf. kalenderdag</text:p>
      <text:p text:style-name="P12">nbMRKN Lørdager og søndager er normalt ikke arbeidsdager.</text:p>
      <text:p text:style-name="P1">klass<text:tab/><text:span text:style-name="T5">arbeid</text:span></text:p>
      <text:p text:style-name="P1"><text:span text:style-name="T11">smi →<text:tab/></text:span><text:span text:style-name="T3">barkoebiejjie &lt;GRAM m&gt;; &lt;SY&gt; barkemebiejjie &lt;GRAM m&gt;</text:span></text:p>
      <text:p text:style-name="P12">nbDEF siejhme biejjem barkedh; vd. kaleenderebiejjie, jaepielåhkoe-biejjie</text:p>
      <text:p text:style-name="P12">nbMRKN Laavvardahkh aejlegh eah siejhme barkoebiejjh.</text:p>
      <text:p text:style-name="P5">barkoebiejjie</text:p>
      <text:p text:style-name="P2"><text:soft-page-break/>aiv</text:p>
      <text:p text:style-name="P1">nb<text:tab/><text:span text:style-name="T3">Arbeidsdirektoratet; &lt;STE&gt; direktorat</text:span></text:p>
      <text:p text:style-name="P11"><text:span text:style-name="T7">nbDEF direktorat under Arbeids- og administrasjonsdepartementet med ansvar for sysselsettingsspørsmål</text:span></text:p>
      <text:p text:style-name="P1">klass<text:tab/><text:span text:style-name="T5">admin arbeid</text:span></text:p>
      <text:p text:style-name="P1"><text:span text:style-name="T11">smi →<text:tab/></text:span><text:span text:style-name="T3">barkoedirektovraate; &lt;STE&gt; direktovraate</text:span></text:p>
      <text:p text:style-name="P4"><text:span text:style-name="T7">nbDEF direktovraatem Barkoe- jih reeremedepartemeenten nulesne, barkoeaamhtesine giehteleminie <text:s/></text:span><text:span text:style-name="T11"><text:s/></text:span></text:p>
      <text:p text:style-name="P2">ksm</text:p>
      <text:p text:style-name="P1">nb<text:tab/><text:span text:style-name="T3">arbeidsforhold &lt;GRAM n&gt;</text:span></text:p>
      <text:p text:style-name="P12">nbDEF forhold mellom arbeidsgiver og arbeidstaker som det er regulert ved avtaler</text:p>
      <text:p text:style-name="P12">nbMRKN Når et arbeidsforhold opphører, slutter arbeidstakeren, og arbeidgiveren betaler ikke lønn lenger.</text:p>
      <text:p text:style-name="P1">klass<text:tab/><text:span text:style-name="T5">arbeid</text:span></text:p>
      <text:p text:style-name="P1"><text:span text:style-name="T11">smi →<text:tab/></text:span><text:span text:style-name="T3">barkoetsiehkieh &lt;GRAM n&gt;</text:span></text:p>
      <text:p text:style-name="P12">nbDEF tsiehkieh barkijen jih barkoe-vedtijen gaskemsh mah sjiehtedimmine moeneme</text:p>
      <text:p text:style-name="P12">nbMRKN gosse barkoetsiehkie nåhkeme, dellie barkije orrije, jih barkoe-vedtije ij vielie baalhkam maeksieh.</text:p>
      <text:p text:style-name="P5"/>
      <text:p text:style-name="P2">aju</text:p>
      <text:p text:style-name="P1">nb<text:tab/><text:span text:style-name="T3">arbeidsformann &lt;GRAM m&gt;; &lt;SY&gt; arbeidsleder &lt;GRAM m&gt;</text:span></text:p>
      <text:p text:style-name="P12">nbDEF arbeidstaker som arbeider på arbeidsgiverens vegne med å lede, fordele og kontrollere arbeid som blir gjort av personer som arbeider under han</text:p>
      <text:p text:style-name="P1">klass<text:tab/><text:span text:style-name="T5">arbeid</text:span></text:p>
      <text:p text:style-name="P1"><text:span text:style-name="T11">smi →<text:tab/></text:span><text:span text:style-name="T3">barkoeåvtehke &lt;GRAM m&gt;; &lt;SY&gt; barkoeåejvie &lt;GRAM m&gt;</text:span></text:p>
      <text:p text:style-name="P12">nbDEF barkije guhte barkoe-vedtijen gaavhtan tsåvtsa, juaka jih jeatjabi barkoem giehtjede</text:p>
      <text:p text:style-name="P5">barkoeåvtehke</text:p>
      <text:p text:style-name="P2"><text:soft-page-break/>aiy</text:p>
      <text:p text:style-name="P1">nb<text:tab/><text:span text:style-name="T3">arbeidsformidler &lt;GRAM m&gt;</text:span></text:p>
      <text:p text:style-name="P12">nbDEF person som har som yrke å drive arbeidsformidling</text:p>
      <text:p text:style-name="P1">klass<text:tab/><text:span text:style-name="T5">arbeid</text:span></text:p>
      <text:p text:style-name="P1"><text:span text:style-name="T11">smi →<text:tab/></text:span><text:span text:style-name="T3">barkoe-bealjoehtæjja &lt;GRAM m&gt;</text:span></text:p>
      <text:p text:style-name="P7">nbDEF barkeminie jeatjah almetjide barkoem gaavnedh </text:p>
      <text:p text:style-name="P2">kpt</text:p>
      <text:p text:style-name="P1">nb<text:tab/><text:span text:style-name="T3">arbeidsformidling &lt;GRAM c&gt;</text:span></text:p>
      <text:p text:style-name="P12">nbDEF det å sette arbeidssøker og arbeidsgiver i forbindelse med hverandre</text:p>
      <text:p text:style-name="P1">klass<text:tab/><text:span text:style-name="T5">arbeid</text:span></text:p>
      <text:p text:style-name="P1"><text:span text:style-name="T11">smi →<text:tab/></text:span><text:span text:style-name="T3">barkoe-bieljelimmie &lt;GRAM c&gt;</text:span></text:p>
      <text:p text:style-name="P4"><text:span text:style-name="T7">nbDEF barkijen jih barkoe-vedtijen gaskesem øørnedh </text:span></text:p>
      <text:p text:style-name="P2">ajd</text:p>
      <text:p text:style-name="P1">nb<text:tab/><text:span text:style-name="T3">arbeidsfør &lt;GRAM adj&gt;; &lt;SY&gt; arbeidsdyktig &lt;GRAM adj&gt;</text:span></text:p>
      <text:p text:style-name="P12">nbDEF som er fysisk og psykisk i stand til å arbeide eller søke arbeid på det åpne arbeidsmarkedet</text:p>
      <text:p text:style-name="P1">klass<text:tab/><text:span text:style-name="T5">arbeid</text:span></text:p>
      <text:p text:style-name="P1"><text:span text:style-name="T11">smi →<text:tab/></text:span><text:span text:style-name="T3">barkoe-varres, -tjarres, -hierven &lt;GRAM adj&gt;; &lt;SY&gt; barkoe-maehtetje, barkoe-saavrehke </text:span><text:span text:style-name="T6">utholdende</text:span><text:span text:style-name="T3">, barkoem hievedh – </text:span><text:span text:style-name="T6">greie, makte</text:span><text:span text:style-name="T3"> &lt;GRAM adj&gt;</text:span></text:p>
      <text:p text:style-name="P12">nbDEF almetje gie tjarres jih maahta barkoemaarhnesne barkoem ohtsedidh (gaahtjedh?)</text:p>
      <text:p text:style-name="P5"/>
      <text:p text:style-name="P2">aje</text:p>
      <text:p text:style-name="P1">nb<text:tab/><text:span text:style-name="T3">arbeidsgiver &lt;GRAM m&gt;</text:span></text:p>
      <text:p text:style-name="P12">nbDEF person, firma e.l. som sysselsetter en eller flere arbeidere</text:p>
      <text:p text:style-name="P1">klass<text:tab/><text:span text:style-name="T5">arbeid</text:span></text:p>
      <text:p text:style-name="P1"><text:span text:style-name="T11">smi →<text:tab/></text:span><text:span text:style-name="T3">barkoe-vedtije &lt;GRAM m&gt;</text:span></text:p>
      <text:p text:style-name="P7">nbDEF almetje, buarkarimmiem j.n. mij barkoem vadta akten vuj jeenjebide barkijide</text:p>
      <text:p text:style-name="P2"><text:soft-page-break/>ajf</text:p>
      <text:p text:style-name="P1">nb<text:tab/><text:span text:style-name="T3">arbeidsgiveransvar &lt;GRAM n&gt;; &lt;STE&gt; ansvar</text:span></text:p>
      <text:p text:style-name="P12">nbDEF arbeidsgivers ansvar for skader som arbeidstakere forårsaker i arbeidstiden</text:p>
      <text:p text:style-name="P1">klass<text:tab/><text:span text:style-name="T5">arbeid</text:span></text:p>
      <text:p text:style-name="P1"><text:span text:style-name="T11">smi →<text:tab/></text:span><text:span text:style-name="T3">barkoe-vedtijen diedte &lt;GRAM n&gt;; &lt;STE&gt; diedte</text:span></text:p>
      <text:p text:style-name="P12">nbDEF gosse barkijh barkoetijjesne goerpedehtieh dellie barkoe-vedtijen diedte</text:p>
      <text:p text:style-name="P5"/>
      <text:p text:style-name="P2">ajg</text:p>
      <text:p text:style-name="P1">nb<text:tab/><text:span text:style-name="T3">arbeidsgiveravgift &lt;GRAM c&gt;; &lt;SY&gt; arbeidsgiverandel til folketrygden &lt;GRAM m&gt;; &lt;STE&gt; avgift</text:span></text:p>
      <text:p text:style-name="P11"><text:span text:style-name="T7">nbDEF avgift som en arbeidsgiver betaler for sine ansatte til folketrygden</text:span></text:p>
      <text:p text:style-name="P12">nbMRKN Arbeidsgiveravgiften skal beregnes som en viss prosent av bruttolønn og annen godtgjørelse.</text:p>
      <text:p text:style-name="P1">klass<text:tab/><text:span text:style-name="T5">arbeid skatt</text:span></text:p>
      <text:p text:style-name="P1"><text:span text:style-name="T11">smi →<text:tab/></text:span><text:span text:style-name="T3">barkoe-vedtijen maaksoe &lt;GRAM c&gt;; &lt;SY&gt; barkoe-vedtijen åasam almetjetjirkemasse (</text:span><text:span text:style-name="T6">trygd-forsikring?)</text:span><text:span text:style-name="T3"> &lt;GRAM m&gt;; &lt;STE&gt; maaksoe, åasa</text:span></text:p>
      <text:p text:style-name="P12">nbDEF barkoe-vedtijen maaksoe almetjetjirkemasse altese barkiji åvteste</text:p>
      <text:p text:style-name="P7">nbMRKN barkije-vedtijen maaksoe galka vihties provseentine maadthbaalhkeste ryøknesovvedh</text:p>
      <text:p text:style-name="P2">ajh</text:p>
      <text:p text:style-name="P1">nb<text:tab/><text:span text:style-name="T3">arbeidsgiverforening &lt;GRAM c&gt;</text:span></text:p>
      <text:p text:style-name="P12">nbDEF sammenslutning av arbeidsgivere med det formål å ivareta arbeidsgivernes interesser overfor de ansatte</text:p>
      <text:p text:style-name="P1">klass<text:tab/><text:span text:style-name="T5">arbeid</text:span></text:p>
      <text:p text:style-name="P1"><text:span text:style-name="T11">smi →<text:tab/></text:span><text:span text:style-name="T3">barkoevedtije-siebrie &lt;GRAM c&gt;</text:span></text:p>
      <text:p text:style-name="P12">nbDEF siebrie man ulmie lea barkoe-vedtijh bueriem gorredidh</text:p>
      <text:p text:style-name="P5"/>
      <text:p text:style-name="P2"><text:soft-page-break/>ajk</text:p>
      <text:p text:style-name="P1">nb<text:tab/><text:span text:style-name="T3">arbeidsgiverperiode &lt;GRAM m&gt;</text:span></text:p>
      <text:p text:style-name="P12">nbDEF tidsrom en arbeidsgiver er forpliktet til å betale sykepenger ved arbeidstakers sykefravær</text:p>
      <text:p text:style-name="P11"><text:span text:style-name="T7">nbMRKN Arbeidsgiverperioden er 14 kalenderdager. Etter den tid overtar det offentlige.</text:span></text:p>
      <text:p text:style-name="P1">klass<text:tab/><text:span text:style-name="T5">arbeid trygd</text:span></text:p>
      <text:p text:style-name="P1"><text:span text:style-name="T11">smi →<text:tab/></text:span><text:span text:style-name="T3">barkoe-vedtijen boelhke &lt;GRAM m&gt;</text:span></text:p>
      <text:p text:style-name="P12">nbDEF boelhke gusnie barkoe-vedtijen diedte skiemtje-beetnegh maeksedh skiemtjes barkijasse</text:p>
      <text:p text:style-name="P11"><text:span text:style-name="T7">nbMRKN Barkoe-vedtijen boelhke lea 14 barkoebiejjh. Dan mænngan bæjjoes reeremi diedte.</text:span></text:p>
      <text:p text:style-name="P5"/>
      <text:p text:style-name="P2">ajn</text:p>
      <text:p text:style-name="P1">nb<text:tab/><text:span text:style-name="T3">arbeidsinnvandrer &lt;GRAM m&gt;; &lt;SY&gt; fremmedarbeider &lt;GRAM m&gt;; &lt;STE&gt; innvandrer</text:span></text:p>
      <text:p text:style-name="P12">nbDEF person som er kommet til landet for å søke arbeid, uten å være forfulgt eller fordrevet fra hjemlandet; jf. ekspertinnvandrer</text:p>
      <text:p text:style-name="P1">klass<text:tab/><text:span text:style-name="T5">arbeid innvpol</text:span></text:p>
      <text:p text:style-name="P1"><text:span text:style-name="T11">smi →<text:tab/></text:span><text:span text:style-name="T3">guessiebarkije &lt;GRAM m&gt;; &lt;SY&gt; ammesbarkije &lt;GRAM m&gt;</text:span></text:p>
      <text:p text:style-name="P12">nbDEF almetje guhte diekie båateme barkoem ohtsedidh, ij leah jijtse eatnamistie dåålvesovveme jallh baateræjjine; vd. tjiehpiesguessie</text:p>
      <text:p text:style-name="P13"/>
      <text:p text:style-name="P2">kpp</text:p>
      <text:p text:style-name="P1">nb<text:tab/><text:span text:style-name="T3">arbeidsinstruks &lt;GRAM m&gt;</text:span></text:p>
      <text:p text:style-name="P11"><text:span text:style-name="T7">nbDEF regler for hvordan et arbeid skal utføres; jf. stillingsinstruks</text:span></text:p>
      <text:p text:style-name="P1">klass<text:tab/><text:span text:style-name="T5">arbeid</text:span></text:p>
      <text:p text:style-name="P1"><text:span text:style-name="T11">smi →<text:tab/></text:span><text:span text:style-name="T3">barkoenjoelkedassh &lt;GRAM m&gt;</text:span></text:p>
      <text:p text:style-name="P12">nbDEF njoelkedassh guktie barkoem darjodh</text:p>
      <text:p text:style-name="P5"/>
      <text:p text:style-name="P2"><text:soft-page-break/>ajp</text:p>
      <text:p text:style-name="P1">nb<text:tab/><text:span text:style-name="T3">arbeidskonflikt &lt;GRAM m&gt;; &lt;SY&gt; arbeidstvist &lt;GRAM m&gt;</text:span></text:p>
      <text:p text:style-name="P11"><text:span text:style-name="T7">nbDEF konflikt mellom en arbeidsgiver (eventuelt en arbeidsgiverforening) og en fagforening</text:span></text:p>
      <text:p text:style-name="P1">klass<text:tab/><text:span text:style-name="T5">arbeid</text:span></text:p>
      <text:p text:style-name="P1"><text:span text:style-name="T11">smi →<text:tab/></text:span><text:span text:style-name="T3">barkoetsælloe &lt;GRAM m&gt;; &lt;SY&gt; -dijveldimmie, -trahkestehteme &lt;GRAM m&gt;</text:span></text:p>
      <text:p text:style-name="P12">nbDEF gosse barkoe-vedtije (jallh barkoevedtije-siebrie) jih faagesiebrie rijteldieh</text:p>
      <text:p text:style-name="P5"/>
      <text:p text:style-name="P2">aja</text:p>
      <text:p text:style-name="P1">nb<text:tab/><text:span text:style-name="T3">arbeidskontor &lt;GRAM n&gt;; &lt;SY&gt; arbeidsformidlingskontor &lt;GRAM n&gt;</text:span></text:p>
      <text:p text:style-name="P12">nbDEF statlig kontor i hver kommune som arbeider med arbeidsformidling</text:p>
      <text:p text:style-name="P1">klass<text:tab/><text:span text:style-name="T5">admin arbeid</text:span></text:p>
      <text:p text:style-name="P1"><text:span text:style-name="T11">smi →<text:tab/></text:span><text:span text:style-name="T3">barkoekontovre &lt;GRAM n&gt;; &lt;SY&gt; barkoe-bieljelimmie kontovre &lt;GRAM n&gt;</text:span></text:p>
      <text:p text:style-name="P4"><text:span text:style-name="T7">nbDEF Staaten kontovre fierhtene tjieltesne, barkeminie barkoesijjh bealjoehtidh</text:span></text:p>
      <text:p text:style-name="P2">ajq</text:p>
      <text:p text:style-name="P1">nb<text:tab/><text:span text:style-name="T3">arbeidskontrakt &lt;GRAM m&gt;; &lt;STE&gt; kontrakt</text:span></text:p>
      <text:p text:style-name="P12">nbDEF skriftlig dokument som inneholder avtaler om arbeidsytelser</text:p>
      <text:p text:style-name="P1">klass<text:tab/><text:span text:style-name="T5">arbeid</text:span></text:p>
      <text:p text:style-name="P1"><text:span text:style-name="T11">smi →<text:tab/></text:span><text:span text:style-name="T3">barkoesjiehtedimmie &lt;GRAM m&gt;; &lt;STE&gt; sjiehtedimmie</text:span></text:p>
      <text:p text:style-name="P12">nbDEF tjaaleldh latjkoem barkoelaavenjassi/-bratjemi bijre</text:p>
      <text:p text:style-name="P5"/>
      <text:p text:style-name="P2">ajr</text:p>
      <text:p text:style-name="P1">nb<text:tab/><text:span text:style-name="T3">arbeidskraft &lt;GRAM c&gt;</text:span></text:p>
      <text:p text:style-name="P12">nbDEF ressurs (oftest en person) som kan brukes til å få utført et arbeid</text:p>
      <text:p text:style-name="P1">klass<text:tab/><text:span text:style-name="T5">arbeid</text:span></text:p>
      <text:p text:style-name="P1"><text:span text:style-name="T11">smi →<text:tab/></text:span><text:span text:style-name="T3">barkoe-gaarkh, -vierhtieh? &lt;GRAM c&gt;</text:span></text:p>
      <text:p text:style-name="P7">nbDEF vierhtieh (eeremasth almetjem) mejnie barkoem darjodh</text:p>
      <text:p text:style-name="P2"><text:soft-page-break/>fba</text:p>
      <text:p text:style-name="P1">nb<text:tab/><text:span text:style-name="T3">arbeidslag &lt;GRAM n&gt;</text:span></text:p>
      <text:p text:style-name="P11"><text:span text:style-name="T7">nbDEF gruppe mennesker som utfører et arbeid i fellesskap</text:span></text:p>
      <text:p text:style-name="P1">klass<text:tab/><text:span text:style-name="T5">arbeid</text:span></text:p>
      <text:p text:style-name="P1"><text:span text:style-name="T11">smi →<text:tab/></text:span><text:span text:style-name="T3">barkoetjierte, -dåehkie &lt;GRAM n&gt;</text:span></text:p>
      <text:p text:style-name="P12">nbDEF almetjh guhth ektesne berkieh</text:p>
      <text:p text:style-name="P5"/>
      <text:p text:style-name="P2">ajv</text:p>
      <text:p text:style-name="P1">nb<text:tab/><text:span text:style-name="T3">arbeidsledig &lt;GRAM adj&gt;; &lt;SY&gt; arbeidsløs &lt;GRAM adj&gt;</text:span></text:p>
      <text:p text:style-name="P12">nbDEF som ikke har arbeid</text:p>
      <text:p text:style-name="P1">klass<text:tab/><text:span text:style-name="T5">arbeid</text:span></text:p>
      <text:p text:style-name="P1"><text:span text:style-name="T11">smi →<text:tab/></text:span><text:span text:style-name="T3">barkohts &lt;GRAM adj&gt;</text:span></text:p>
      <text:p text:style-name="P4"><text:span text:style-name="T7">nbDEF man ij leah barkoe</text:span></text:p>
      <text:p text:style-name="P2">ajy</text:p>
      <text:p text:style-name="P1">nb<text:tab/><text:span text:style-name="T3">arbeidsledighetstrygd &lt;GRAM c&gt;; &lt;SY&gt; arbeidsløshetstrygd &lt;GRAM c&gt;; &lt;SY&gt; A-trygd &lt;GRAM c&gt;; &lt;STE&gt; trygd</text:span></text:p>
      <text:p text:style-name="P12">nbDEF stønad fra folketrygden til registrerte arbeidsledige</text:p>
      <text:p text:style-name="P12">nbMRKN Arbeidsledighetstrygden blir gitt i form av dagpenger.</text:p>
      <text:p text:style-name="P1">klass<text:tab/><text:span text:style-name="T5">arbeid trygd</text:span></text:p>
      <text:p text:style-name="P1"><text:span text:style-name="T11">smi →<text:tab/></text:span><text:span text:style-name="T3">barkohtsbaalhka &lt;GRAM c&gt;; &lt;SY&gt; barkohtstjirkemse &lt;GRAM c&gt;; &lt;STE&gt; tjirkemse, duedtie – </text:span><text:span text:style-name="T6">tillegg, støtte</text:span></text:p>
      <text:p text:style-name="P12">nbDEF almetjetjirkemsen duedtie tjaalasovveme barkohts almetjasse</text:p>
      <text:p text:style-name="P7">nbMRKN barkohtsbaalhka biejjiebeetnegine maakseme</text:p>
      <text:p text:style-name="P2">aka</text:p>
      <text:p text:style-name="P1">nb<text:tab/><text:span text:style-name="T3">arbeidsmarked &lt;GRAM n&gt;</text:span></text:p>
      <text:p text:style-name="P11"><text:span text:style-name="T7">nbDEF forhold mellom tilbud og etterspørsel av arbeidskraft</text:span></text:p>
      <text:p text:style-name="P1">klass<text:tab/><text:span text:style-name="T5">arbeid</text:span></text:p>
      <text:p text:style-name="P1"><text:span text:style-name="T11">smi →<text:tab/></text:span><text:span text:style-name="T3">barkoemaarhna &lt;GRAM n&gt;</text:span></text:p>
      <text:p text:style-name="P12">nbDEF tsiehkieh faalaldahki jih vaetemen gaskesne barkoegaarkh åadtjodh</text:p>
      <text:p text:style-name="P5"/>
      <text:p text:style-name="P2"><text:soft-page-break/>akd</text:p>
      <text:p text:style-name="P1">nb<text:tab/><text:span text:style-name="T3">arbeidsmarkedsopplæring &lt;GRAM c&gt;; &lt;SY&gt; AMO; &lt;STE&gt; opplæring</text:span></text:p>
      <text:p text:style-name="P11"><text:span text:style-name="T7">nbDEF kort, yrkesrettet opplæring for arbeidsledige, som tar sikte på umiddelbar formidling av arbeid</text:span></text:p>
      <text:p text:style-name="P12">nbMRKN Arbeidsmarkesdopplæringen får økonomisk stønad fra det offentlige.</text:p>
      <text:p text:style-name="P1">klass<text:tab/><text:span text:style-name="T5">arbeid</text:span></text:p>
      <text:p text:style-name="P1"><text:span text:style-name="T11">smi →<text:tab/></text:span><text:span text:style-name="T3">barkoemaarhna-learoe/- øøhpehtimmie &lt;GRAM c&gt;; &lt;SY&gt; AMO; &lt;STE&gt; lierehtimmie</text:span></text:p>
      <text:p text:style-name="P11"><text:span text:style-name="T7">nbDEF åenehks barkoeøøhpehtimmiem barkohth almetjide, man ulmie dallah barkoem gaavnedh</text:span></text:p>
      <text:p text:style-name="P7">nbMRKN Barkoemaarhnaøøhpehtimmide bæjjoes dååjrehtsem åådtje </text:p>
      <text:p text:style-name="P2">akf</text:p>
      <text:p text:style-name="P1">nb<text:tab/><text:span text:style-name="T3">arbeidsmarkedstiltak &lt;GRAM n&gt;; &lt;STE&gt; tiltak</text:span></text:p>
      <text:p text:style-name="P12">nbDEF ordning der det offentlige bevilger penger for å sysselsette arbeidsledige; jf. arbeidsmarkedsopplæring</text:p>
      <text:p text:style-name="P1">klass<text:tab/><text:span text:style-name="T5">arbeid</text:span></text:p>
      <text:p text:style-name="P1"><text:span text:style-name="T11">smi →<text:tab/></text:span><text:span text:style-name="T3">barkoemaarhna-dovtelimmie (støtte flere) &lt;GRAM n&gt;; &lt;STE&gt; dovtelimmie</text:span></text:p>
      <text:p text:style-name="P7">nbDEF øørnege mij bæjjoes dååjrehtsine galka barkohth almetjide barkoem gaavnedh; vd. barkoemaarhnaøøhpehtimmie</text:p>
      <text:p text:style-name="P2">akg</text:p>
      <text:p text:style-name="P1">nb<text:tab/><text:span text:style-name="T3">arbeidsmiljø &lt;GRAM n&gt;; &lt;STE&gt; arbeidsforhold &lt;GRAM n&gt;; &lt;STE&gt; miljø</text:span></text:p>
      <text:p text:style-name="P12">nbDEF fysiske og psykiske forhold på en arbeidsplass</text:p>
      <text:p text:style-name="P1">klass<text:tab/><text:span text:style-name="T5">arbeid</text:span></text:p>
      <text:p text:style-name="P1"><text:span text:style-name="T11">smi →<text:tab/></text:span><text:span text:style-name="T3">barkoebyreske &lt;GRAM n&gt;; &lt;STE&gt; barkoetsiehkieh &lt;GRAM n&gt;; &lt;STE&gt; byjreske, byjrese</text:span></text:p>
      <text:p text:style-name="P7">nbDEF mennie tsiehkesne mielese jih rapman barkoesijjesne barkedh</text:p>
      <text:p text:style-name="P2"><text:soft-page-break/>akh</text:p>
      <text:p text:style-name="P1">nb<text:tab/><text:span text:style-name="T3">arbeidsmiljøloven &lt;GRAM m&gt;; &lt;STE&gt; lov om arbeidervern og arbeidsmiljø m.v.</text:span></text:p>
      <text:p text:style-name="P12">nbDEF lov av 4 februar 1977 nr 4 om arbeidervern og arbeidsmiljø m.v.</text:p>
      <text:p text:style-name="P1">klass<text:tab/><text:span text:style-name="T5">arbeid jur</text:span></text:p>
      <text:p text:style-name="P1"><text:span text:style-name="T11">smi →<text:tab/></text:span><text:span text:style-name="T3">barkoebyjreskelaake &lt;GRAM m&gt;; &lt;STE&gt; laake barkoetjirkemen jih barkoebjresken bijre</text:span></text:p>
      <text:p text:style-name="P4"><text:span text:style-name="T7">nbDEF laake goevten 4. 1977 nr 4 barkoevaarjelimmien jih barkoebyjresken bijre</text:span></text:p>
      <text:p text:style-name="P2">aki</text:p>
      <text:p text:style-name="P1">nb<text:tab/><text:span text:style-name="T3">arbeidsmiljøutvalg &lt;GRAM n&gt;; &lt;SY&gt; verneutvalg &lt;GRAM n&gt;</text:span></text:p>
      <text:p text:style-name="P12">nbDEF gruppe personer på en arbeidsplass som skal se til at arbeidsmiljøloven blir etterlevd</text:p>
      <text:p text:style-name="P12">nbMRKN I utvalget skal arbeidsgivere, arbeidstakere og verne- og helsepersonell være representert.</text:p>
      <text:p text:style-name="P1">klass<text:tab/><text:span text:style-name="T5">arbeid</text:span></text:p>
      <text:p text:style-name="P1"><text:span text:style-name="T11">smi →<text:tab/></text:span><text:span text:style-name="T2">barkoebyjreskemoenehtse/moenehtasse</text:span><text:span text:style-name="T3"> &lt;GRAM n&gt;; &lt;SY&gt; tjirkeme-moenehtse/vaarjelimmie- &lt;GRAM n&gt;</text:span></text:p>
      <text:p text:style-name="P12">nbDEF dåehkiem barkoesijjesne mij edtja giehtjedidh barkoebyjreskelaaken mietie dåemedieh</text:p>
      <text:p text:style-name="P11"><text:span text:style-name="T7">nbMRKN dagkarine dåehkesne galka barkoevedtijh, barkijh jih vaarjelimmie- jih starnedimmiealmetjh meatan.</text:span></text:p>
      <text:p text:style-name="P5"/>
      <text:p text:style-name="P2">akm</text:p>
      <text:p text:style-name="P1">nb<text:tab/><text:span text:style-name="T3">arbeidsplass &lt;GRAM m&gt;</text:span></text:p>
      <text:p text:style-name="P12">nbDEF sted eller bedrift der en har sitt arbeid</text:p>
      <text:p text:style-name="P12">nbMRKN Størrelsen på en arbeidsplass blir uttrykt i antall ansatte.</text:p>
      <text:p text:style-name="P1">klass<text:tab/><text:span text:style-name="T5">arbeid</text:span></text:p>
      <text:p text:style-name="P1"><text:span text:style-name="T11">smi →<text:tab/></text:span><text:span text:style-name="T2">barkoesijjie</text:span><text:span text:style-name="T3"> &lt;GRAM m&gt;</text:span></text:p>
      <text:p text:style-name="P11"><text:span text:style-name="T7">nbDEF sijjie jallh båarkarimmie gusnie lea barkeminie</text:span></text:p>
      <text:p text:style-name="P12">nbMRKN Barkoesijjien stuaram lea vuepsiehtamme man gellieh barkijh desnie.</text:p>
      <text:p text:style-name="P5"/>
      <text:p text:style-name="P2"><text:soft-page-break/>akn</text:p>
      <text:p text:style-name="P1">nb<text:tab/><text:span text:style-name="T3">arbeidsreglement &lt;GRAM n&gt;</text:span></text:p>
      <text:p text:style-name="P12">nbDEF samling av regler som gjelder på en arbeidsplass</text:p>
      <text:p text:style-name="P12">nbMRKN Et arbeidsreglement kan f.eks. inneholde ordensregler, arbeidsinstrukser og arbeidsvilkår.</text:p>
      <text:p text:style-name="P1">klass<text:tab/><text:span text:style-name="T5">arbeid</text:span></text:p>
      <text:p text:style-name="P1"><text:span text:style-name="T11">smi →<text:tab/></text:span><text:span text:style-name="T2">barkoenjoelkedassh</text:span><text:span text:style-name="T3"> &lt;GRAM n&gt;</text:span></text:p>
      <text:p text:style-name="P12">nbDEF njoelkedassh mah barkoesijjiem dijpieh</text:p>
      <text:p text:style-name="P12">nbMRKN Barkoenjoelkedassine maahta øørnegenjoelkedassh, barkoebihkedimmieh jih barkoetsiehkieh.</text:p>
      <text:p text:style-name="P5"/>
      <text:p text:style-name="P2">ako</text:p>
      <text:p text:style-name="P1">nb<text:tab/><text:span text:style-name="T3">Arbeidsretten &lt;GRAM m&gt;</text:span></text:p>
      <text:p text:style-name="P11"><text:span text:style-name="T7">nbDEF domstol som behandler arbeidskonflikter etter arbeidstvistloven og tjenestetvistloven</text:span></text:p>
      <text:p text:style-name="P1">klass<text:tab/><text:span text:style-name="T5">arbeid jur</text:span></text:p>
      <text:p text:style-name="P1"><text:span text:style-name="T11">smi →<text:tab/></text:span><text:span text:style-name="T2">Barkoereakta</text:span><text:span text:style-name="T3"> &lt;GRAM m&gt;</text:span></text:p>
      <text:p text:style-name="P7">nbDEF reakta mij edtja barkoetsælloem gietedidh barkoetsælloelaaken mietie</text:p>
      <text:p text:style-name="P2">akq</text:p>
      <text:p text:style-name="P1">nb<text:tab/><text:span text:style-name="T3">arbeidsstokk &lt;GRAM m&gt;</text:span></text:p>
      <text:p text:style-name="P12">nbDEF arbeidskapasitet målt i antall ansatte i en bedrift</text:p>
      <text:p text:style-name="P1">klass<text:tab/><text:span text:style-name="T5">arbeid</text:span></text:p>
      <text:p text:style-name="P1"><text:span text:style-name="T11">smi →<text:tab/></text:span><text:span text:style-name="T2">barkijh/</text:span><text:span text:style-name="T9">bare flt.</text:span><text:span text:style-name="T3"> &lt;GRAM m&gt;; &lt;SY&gt; barkoekrirrie</text:span></text:p>
      <text:p text:style-name="P12">nbDEF vuejnedh man gellieh barkijh båarkarimmesne jih destie barkoegaarkh vuepsiestidh</text:p>
      <text:p text:style-name="P6"/>
      <text:p text:style-name="P2"><text:soft-page-break/>akr</text:p>
      <text:p text:style-name="P1">nb<text:tab/><text:span text:style-name="T3">arbeidsstudie &lt;GRAM m&gt;</text:span></text:p>
      <text:p text:style-name="P11"><text:span text:style-name="T7">nbDEF detaljert undersøkelse av en arbeidsprosess i den hensikt å komme fram til enklere og bedre løsninger</text:span></text:p>
      <text:p text:style-name="P12">nbMRKN En arbeidsstudie kan enkelte ganger også brukes til å fastsette lønn eller akkord.</text:p>
      <text:p text:style-name="P1">klass<text:tab/><text:span text:style-name="T5">arbeid</text:span></text:p>
      <text:p text:style-name="P1"><text:span text:style-name="T11">smi →<text:tab/></text:span><text:span text:style-name="T2">barkoegïehtjedimmie</text:span><text:span text:style-name="T3"> &lt;GRAM m&gt;</text:span></text:p>
      <text:p text:style-name="P12">nbDEF eensi giehtjedidh guktie lea barkeminie jih ulmie gaavnedh guktie aelhkebe darjodh </text:p>
      <text:p text:style-name="P12">nbMRKN Barkoegiehtjedimmeste maahta baalhkam vihtiestidh</text:p>
      <text:p text:style-name="P5"/>
      <text:p text:style-name="P2">akt</text:p>
      <text:p text:style-name="P1">nb<text:tab/><text:span text:style-name="T3">arbeidssøker &lt;GRAM m&gt;</text:span></text:p>
      <text:p text:style-name="P12">nbDEF person som ønsker arbeid</text:p>
      <text:p text:style-name="P1">klass<text:tab/><text:span text:style-name="T5">arbeid</text:span></text:p>
      <text:p text:style-name="P1"><text:span text:style-name="T11">smi →<text:tab/></text:span><text:span text:style-name="T2">barkoeohtsije/syökije</text:span><text:span text:style-name="T3"> &lt;GRAM m&gt;; &lt;SY&gt; ohtsije</text:span></text:p>
      <text:p text:style-name="P7">nbDEF almetje guhte barkoem vaetieminie</text:p>
      <text:p text:style-name="P2">aku</text:p>
      <text:p text:style-name="P1">nb<text:tab/><text:span text:style-name="T3">arbeidstaker &lt;GRAM m&gt;; &lt;SY&gt; arbeidstager &lt;GRAM m&gt;</text:span></text:p>
      <text:p text:style-name="P12">nbDEF person som selger sin arbeidskraft</text:p>
      <text:p text:style-name="P1">klass<text:tab/><text:span text:style-name="T5">arbeid</text:span></text:p>
      <text:p text:style-name="P1"><text:span text:style-name="T11">smi →<text:tab/></text:span><text:span text:style-name="T3">barkije &lt;GRAM m&gt;</text:span></text:p>
      <text:p text:style-name="P7">nbDEF almetje gie altese barkoegaarkh duaka</text:p>
      <text:p text:style-name="P2">akx</text:p>
      <text:p text:style-name="P1">nb<text:tab/><text:span text:style-name="T3">arbeidstempo &lt;GRAM n&gt;</text:span></text:p>
      <text:p text:style-name="P12">nbDEF fart på framdriften i et arbeid</text:p>
      <text:p text:style-name="P1">klass<text:tab/><text:span text:style-name="T5">arbeid</text:span></text:p>
      <text:p text:style-name="P1"><text:span text:style-name="T11">smi →<text:tab/></text:span><text:span text:style-name="T3">barkoesnååhpehkem &lt;GRAM n&gt;</text:span></text:p>
      <text:p text:style-name="P7">nbDEF man sneehpes barkoe lea dorjesovveme</text:p>
      <text:p text:style-name="P2"><text:soft-page-break/>akz</text:p>
      <text:p text:style-name="P1">nb<text:tab/><text:span text:style-name="T3">arbeidstillatelse &lt;GRAM m&gt;; &lt;STE&gt; tillatelse</text:span></text:p>
      <text:p text:style-name="P12">nbDEF tillatelse fra offentlig myndighet som utlendinger må ha for å ta arbeid i landet; jf. oppholdstillatelse</text:p>
      <text:p text:style-name="P12">nbMRKN Nordiske statsborgere trenger ikke arbeidstillatelse.</text:p>
      <text:p text:style-name="P1">klass<text:tab/><text:span text:style-name="T5">arbeid innvpol jur</text:span></text:p>
      <text:p text:style-name="P1"><text:span text:style-name="T11">smi →<text:tab/></text:span><text:span text:style-name="T2">barkoeluhpie</text:span><text:span text:style-name="T3"> &lt;GRAM m&gt;; &lt;STE&gt; luhpie</text:span></text:p>
      <text:p text:style-name="P12">nbDEF guessiebarkijh tjoeverieh luhpiem bæjjoes reeremistie åadtjodh; vd. årromeluhpiem</text:p>
      <text:p text:style-name="P7">nbMRKN Noerhtelaanti staateårrojh eah dagkeres luhpiem daarpesjh </text:p>
      <text:p text:style-name="P2">alb</text:p>
      <text:p text:style-name="P1">nb<text:tab/><text:span text:style-name="T3">arbeidstrening &lt;GRAM c&gt;; &lt;SY&gt; arbeidstilvenning &lt;GRAM c&gt;</text:span></text:p>
      <text:p text:style-name="P12">nbDEF øvelse for å tilpasse og lære seg et bestemt arbeid</text:p>
      <text:p text:style-name="P1">klass<text:tab/><text:span text:style-name="T5">arbeid</text:span></text:p>
      <text:p text:style-name="P1"><text:span text:style-name="T11">smi →<text:tab/></text:span><text:span text:style-name="T2">barkoelierehtalleme</text:span><text:span text:style-name="T3"> &lt;GRAM c&gt;; &lt;SY&gt; barkoesnjøørkeme &lt;GRAM c&gt;</text:span></text:p>
      <text:p text:style-name="P12">nbDEF lierehtalledh sjiere barkoem buektiehtidh </text:p>
      <text:p text:style-name="P5"/>
      <text:p text:style-name="P2">alf</text:p>
      <text:p text:style-name="P1">nb<text:tab/><text:span text:style-name="T3">arbeidsufør &lt;GRAM adj&gt;; &lt;SY&gt; arbeidsudyktig &lt;GRAM adj&gt;; &lt;STE&gt; ufør</text:span></text:p>
      <text:p text:style-name="P12">nbDEF som av fysiske eller psykiske grunner ikke er i stand til å ta arbeid på det åpne arbeidsmarkedet</text:p>
      <text:p text:style-name="P1">klass<text:tab/><text:span text:style-name="T5">arbeid</text:span></text:p>
      <text:p text:style-name="P1"><text:span text:style-name="T11">smi →<text:tab/></text:span><text:span text:style-name="T2">ij buektehth barkedh</text:span><text:span text:style-name="T3"> &lt;GRAM adj&gt;; &lt;SY&gt; barkoegaarkehths &lt;GRAM adj&gt;; &lt;STE&gt; gaarkehtsh, skæjlehke</text:span></text:p>
      <text:p text:style-name="P11"><text:span text:style-name="T7">nbDEF almetje mij repmesne jallh mielesne njuejjie, jih ij maehtieh barkoemaarhnesne barkoem ohtsedh</text:span></text:p>
      <text:p text:style-name="P5"/>
      <text:p text:style-name="P2">alg</text:p>
      <text:p text:style-name="P1">nb<text:tab/><text:span text:style-name="T3">arbeidsulykke &lt;GRAM c&gt;</text:span></text:p>
      <text:p text:style-name="P12">nbDEF ulykke som oppstår på en arbeidsplass i arbeidstiden</text:p>
      <text:p text:style-name="P1">klass<text:tab/><text:span text:style-name="T5">arbeid</text:span></text:p>
      <text:p text:style-name="P1"><text:span text:style-name="T11">smi →<text:tab/></text:span><text:span text:style-name="T2">barkoegoerpe</text:span><text:span text:style-name="T3"> &lt;GRAM c&gt;</text:span></text:p>
      <text:p text:style-name="P7">nbDEF ovlahkoem barkoesijjesne barkoetijjesne</text:p>
      <text:p text:style-name="P2"><text:soft-page-break/>ali</text:p>
      <text:p text:style-name="P1">nb<text:tab/><text:span text:style-name="T3">arbeidsvandrer &lt;GRAM m&gt;; &lt;SY&gt; arbeidsmigrant &lt;GRAM m&gt;</text:span></text:p>
      <text:p text:style-name="P12">nbDEF person som krysser landegrenser for å få arbeid i kortere perioder; jf. arbeidsinnvandrer</text:p>
      <text:p text:style-name="P1">klass<text:tab/><text:span text:style-name="T5">arbeid innvpol</text:span></text:p>
      <text:p text:style-name="P1"><text:span text:style-name="T11">smi →<text:tab/></text:span><text:span text:style-name="T2">guessiebarkije</text:span><text:span text:style-name="T3"> &lt;GRAM m&gt;; &lt;SY&gt; johtetje barkije &lt;GRAM m&gt;</text:span></text:p>
      <text:p text:style-name="P4"><text:span text:style-name="T7">nbDEF almetje guhte raastaj tjirrh johtele dillie dellie barkoen åvteste</text:span></text:p>
      <text:p text:style-name="P2">alk</text:p>
      <text:p text:style-name="P1">nb<text:tab/><text:span text:style-name="T3">arbeidsvilkår &lt;GRAM n&gt;; &lt;STE&gt; vilkår</text:span></text:p>
      <text:p text:style-name="P12">nbDEF overenskomst mellom arbeidsgiver og arbeidstaker om arbeidsforhold</text:p>
      <text:p text:style-name="P1">klass<text:tab/><text:span text:style-name="T5">arbeid</text:span></text:p>
      <text:p text:style-name="P1"><text:span text:style-name="T11">smi →</text:span><text:span text:style-name="T3"> barkoetsiehkieh &lt;GRAM n&gt;; &lt;STE&gt; tsiehkieh</text:span></text:p>
      <text:p text:style-name="P4"><text:span text:style-name="T7">nbDEF sjiehtedimmiem barkijen jih barkoevedtijen gaskemsh barkoetsiehkiej bijre</text:span></text:p>
      <text:p text:style-name="P2">all</text:p>
      <text:p text:style-name="P1">nb<text:tab/><text:span text:style-name="T3">arbeidsøkt &lt;GRAM c&gt;; &lt;STE&gt; økt</text:span></text:p>
      <text:p text:style-name="P12">nbDEF arbeidstid mellom to matpauser eller hvilepauser</text:p>
      <text:p text:style-name="P1">klass<text:tab/><text:span text:style-name="T5">arbeid</text:span></text:p>
      <text:p text:style-name="P1"><text:span text:style-name="T11">smi →<text:tab/></text:span><text:span text:style-name="T2">barkoevåaroe</text:span><text:span text:style-name="T4"> </text:span><text:span text:style-name="T3">&lt;GRAM c&gt;; &lt;STE&gt; våaroe</text:span></text:p>
      <text:p text:style-name="P4"><text:span text:style-name="T7">nbDEF barkoeboelhke gøøkte maalestahki jallh veeledimmiej gaskesne</text:span></text:p>
      <text:p text:style-name="P2">anb</text:p>
      <text:p text:style-name="P1">nb<text:tab/><text:span text:style-name="T3">aspirant &lt;GRAM m&gt;</text:span></text:p>
      <text:p text:style-name="P12">nbDEF person som gjennomgår en viss praksis- eller prøvetid under utdanningen</text:p>
      <text:p text:style-name="P12">nbMRKN Aspiranter finnes i f.eks. politiet, i utenrikstjenesten, i Forsvaret og i høyere bibliotektjeneste.</text:p>
      <text:p text:style-name="P1">klass<text:tab/><text:span text:style-name="T5">arbeid skole</text:span></text:p>
      <text:p text:style-name="P1"><text:span text:style-name="T11">smi →<text:tab/></text:span><text:span text:style-name="T3">learohke (disippel, elev, lærling AJ), aaspirante &lt;GRAM m&gt;</text:span></text:p>
      <text:p text:style-name="P12">nbDEF almetje man lea barkoelierehtimmiem jallh lierehtimmieboelhkem altese øøhpehtimmesne</text:p>
      <text:p text:style-name="Text_20_body_20_indent">nbMRKN Learohkh gååvnesieh povlitijesne, ålkoerijhkebarkosne, Vaarjelimmesne, jillebe gærjagåetiebarkosne j.n.v. (gærjagåetie – bibliotek AJ)</text:p>
      <text:p text:style-name="P2"><text:soft-page-break/>and</text:p>
      <text:p text:style-name="P1">nb<text:tab/><text:span text:style-name="T3">assistent &lt;GRAM m&gt;; &lt;SY&gt; medhjelper &lt;GRAM m&gt;</text:span></text:p>
      <text:p text:style-name="P12">nbDEF person som arbeider i en underordnet stilling, som regel under en annen person</text:p>
      <text:p text:style-name="P1">klass<text:tab/><text:span text:style-name="T5">arbeid</text:span></text:p>
      <text:p text:style-name="P1"><text:span text:style-name="T11">smi →<text:tab/></text:span><text:span text:style-name="T3">viehkie &lt;GRAM m&gt;; &lt;SY&gt; skraejrie (konsulent?) &lt;GRAM m&gt;</text:span></text:p>
      <text:p text:style-name="P12">nbDEF almetje man lea vueliehkåbpoe barkoedaltese, sijhme mubpie almetjen viehkine barkeminie</text:p>
      <text:p text:style-name="P5"/>
      <text:p text:style-name="P2">anx</text:p>
      <text:p text:style-name="P1">nb<text:tab/><text:span text:style-name="T3">attest &lt;GRAM m&gt;</text:span></text:p>
      <text:p text:style-name="P11"><text:span text:style-name="T7">nbDEF skriftlig erklæring fra offentlig myndighet, lege, arbeidsgiver o.a., som inneholder bekreftelse av et eller annet slag</text:span></text:p>
      <text:p text:style-name="P1">klass<text:tab/><text:span text:style-name="T5">arbeid jur</text:span></text:p>
      <text:p text:style-name="P1"><text:span text:style-name="T11">smi →<text:tab/></text:span><text:span text:style-name="T2">vihnesjimmie</text:span><text:span text:style-name="T3"> &lt;GRAM m&gt;</text:span></text:p>
      <text:p text:style-name="P7">nbDEF tjaaleldh bæjhkoehtimmiem bæjjoes reeremistie, dååktovre, barkoevedtije j.j., mij joem vihtesje</text:p>
      <text:p text:style-name="P2">aqk</text:p>
      <text:p text:style-name="P1">nb<text:tab/><text:span text:style-name="T3">avmønstre &lt;GRAM v&gt;; &lt;STE&gt; mønstre av</text:span></text:p>
      <text:p text:style-name="P11"><text:span text:style-name="T7">nbDEF slutte i arbeid om bord på en båt; jf. påmønstre</text:span></text:p>
      <text:p text:style-name="P1">klass<text:tab/><text:span text:style-name="T5">arbeid</text:span></text:p>
      <text:p text:style-name="P1"><text:span text:style-name="T11">smi →<text:tab/></text:span><text:span text:style-name="T3">orrijidh, vinhtsebarkijine orrijidh &lt;GRAM v&gt;; &lt;STE&gt; </text:span></text:p>
      <text:p text:style-name="P7">nbDEF vinhtsebarkijine orrijidh</text:p>
      <text:p text:style-name="P2"><text:soft-page-break/>aqu</text:p>
      <text:p text:style-name="P1">nb<text:tab/><text:span text:style-name="T3">avskjed &lt;GRAM m&gt;</text:span></text:p>
      <text:p text:style-name="P11"><text:span text:style-name="T7">nbDEF brudd på et tjenesteforhold med øyeblikkelig virkning; jf. oppsigelse, avskjed i nåde</text:span></text:p>
      <text:p text:style-name="P12">nbMRKN En arbeidstaker kan få avskjed dersom det er påvist grove pliktbrudd.</text:p>
      <text:p text:style-name="P1">klass<text:tab/><text:span text:style-name="T5">arbeid</text:span></text:p>
      <text:p text:style-name="P1"><text:span text:style-name="T11">smi →<text:tab/></text:span><text:span text:style-name="T3">gåvnahtidh, gåvnahtimmiem &lt;GRAM m&gt;</text:span></text:p>
      <text:p text:style-name="P12">nbDEF gosse barkoetsiehkieh dallah tjoehpehtellieh; vd. vaedtsiehtimmie, gåvnahtahke</text:p>
      <text:p text:style-name="P11"><text:span text:style-name="T7">nbMRKN Barkije maahta gåvnahtimmiem åadtjodh jis tjarki slaerviestæjjine dåemiedamme</text:span></text:p>
      <text:p text:style-name="P5"/>
      <text:p text:style-name="P2">aqv</text:p>
      <text:p text:style-name="P1">nb<text:tab/><text:span text:style-name="T3">avskjed i nåde &lt;GRAM m&gt;</text:span></text:p>
      <text:p text:style-name="P12">nbDEF innvilgelse av en embetsmanns søknad om avskjed, som regel ved oppnådd aldersgrense</text:p>
      <text:p text:style-name="P12">nbMRKN Avskjed i nåde gis av departementet, og vedkommende har rett til å bruke sin embetstittel etter at arbeidsforholdet er slutt.</text:p>
      <text:p text:style-name="P1">klass<text:tab/><text:span text:style-name="T5">arbeid</text:span></text:p>
      <text:p text:style-name="P1"><text:span text:style-name="T11">smi →<text:tab/></text:span><text:span text:style-name="T3">gåvnahtahke, gutnedimmesne gåvnahtahkem &lt;GRAM m&gt;</text:span></text:p>
      <text:p text:style-name="P12">nbDEF gosse eembeteålman ohtsemem jååhkesjamme gåvnahtahkem vedtedh, sijhme gosse voeresraastam illeme.</text:p>
      <text:p text:style-name="P11"><text:span text:style-name="T7">nbMRKN Gåvnahtahkem deepartemangeste åådtje, jih aaj åådtje eembetelahtesem utnedh barkoenååhkemen mænngan</text:span></text:p>
      <text:p text:style-name="P5"/>
      <text:p text:style-name="P2">aqw</text:p>
      <text:p text:style-name="P1">nb<text:tab/><text:span text:style-name="T3">avskjedige &lt;GRAM v&gt;; &lt;STE&gt; gi sparken; &lt;STE&gt; sparke</text:span></text:p>
      <text:p text:style-name="P12">nbDEF gi en arbeidstaker ordre om øyeblikkelig å slutte</text:p>
      <text:p text:style-name="P1">klass<text:tab/><text:span text:style-name="T5">arbeid</text:span></text:p>
      <text:p text:style-name="P1"><text:span text:style-name="T11">smi →<text:tab/></text:span><text:span text:style-name="T3">gåvnahtidh &lt;GRAM v&gt;; &lt;STE&gt; sliejhtedh; &lt;STE&gt; tjiektjedh</text:span></text:p>
      <text:p text:style-name="P7">nbDEF barkijem dallah tjiektjedh</text:p>
      <text:p text:style-name="P2"><text:soft-page-break/>arf</text:p>
      <text:p text:style-name="P1">nb<text:tab/><text:span text:style-name="T3">avspasere &lt;GRAM v&gt;</text:span></text:p>
      <text:p text:style-name="P12">nbDEF det å ta fri det antall timer en har arbeidet ut over vanlig arbeidstid</text:p>
      <text:p text:style-name="P1">klass<text:tab/><text:span text:style-name="T5">arbeid</text:span></text:p>
      <text:p text:style-name="P1"><text:span text:style-name="T11">smi →<text:tab/></text:span><text:span text:style-name="T3">eejehtidh, eejehtalledh, lissie-eejehtimmie &lt;GRAM v&gt;</text:span></text:p>
      <text:p text:style-name="P12">nbDEF seamma guhkiem eejehtalledh goh lea lissine barkeme</text:p>
      <text:p text:style-name="P5"/>
      <text:p text:style-name="P2">arj</text:p>
      <text:p text:style-name="P1">nb<text:tab/><text:span text:style-name="T3">avstemning &lt;GRAM c&gt;; &lt;SY&gt; votering &lt;GRAM c&gt;</text:span></text:p>
      <text:p text:style-name="P12">nbDEF det at de tilstedeværende i en forsamling tilkjennegir sin mening ved å avgi stemme</text:p>
      <text:p text:style-name="P1">klass<text:tab/><text:span text:style-name="T5">admin arbeid</text:span></text:p>
      <text:p text:style-name="P1"><text:span text:style-name="T11">smi →<text:tab/></text:span><text:span text:style-name="T2">gïelem vedtedh (Anna Jakobsen DjD I s. 34)</text:span><text:span text:style-name="T4"> </text:span><text:span text:style-name="T3">&lt;GRAM c&gt;; &lt;SY&gt; gieleåtnoe &lt;GRAM c&gt;</text:span></text:p>
      <text:p text:style-name="P11"><text:span text:style-name="T7">nbDEF gielem vedtedh stuerebe tjåanghkosne jih nimhtie mielem govlehtehtedh</text:span></text:p>
      <text:p text:style-name="P5"/>
      <text:p text:style-name="P2">ark</text:p>
      <text:p text:style-name="P1">nb<text:tab/><text:span text:style-name="T3">avstengningstid &lt;GRAM c&gt;</text:span></text:p>
      <text:p text:style-name="P12">nbDEF avgrenset periode (åtte uker) da en arbeidsledig ikke får trygd fordi vedkommende er ledig ved egen skyld</text:p>
      <text:p text:style-name="P1">klass<text:tab/><text:span text:style-name="T5">arbeid trygd</text:span></text:p>
      <text:p text:style-name="P1"><text:span text:style-name="T11">smi →<text:tab/></text:span><text:span text:style-name="T3">baalhkasteegkeme &lt;GRAM c&gt;</text:span></text:p>
      <text:p text:style-name="P4"><text:span text:style-name="T7">nbDEF boelhkem (gaektsie vååhkoeh) gosse barkije ij tjirkemem åadtjoeh, juktie jijtse fåantoe barkohts sjidteme</text:span></text:p>
      <text:p text:style-name="P2">arn</text:p>
      <text:p text:style-name="P1">nb<text:tab/><text:span text:style-name="T3">avtale &lt;GRAM m&gt;</text:span></text:p>
      <text:p text:style-name="P12">nbDEF gjensidig løfte, enighet om noe; jf. kontrakt</text:p>
      <text:p text:style-name="P1">klass<text:tab/><text:span text:style-name="T5">arbeid</text:span></text:p>
      <text:p text:style-name="P1"><text:span text:style-name="T11">smi →<text:tab/></text:span><text:span text:style-name="T2">latjkoe</text:span><text:span text:style-name="T3"> &lt;GRAM m&gt;; &lt;SY&gt; sjiehtedimmie</text:span></text:p>
      <text:p text:style-name="P11"><text:span text:style-name="T7">nbDEF sinsitnide dåajvoehtidh, man joem bijre latjkanidh; vd. sjiehtedimmie</text:span></text:p>
      <text:p text:style-name="P5"/>
      <text:p text:style-name="P2"><text:soft-page-break/>art</text:p>
      <text:p text:style-name="P1">nb<text:tab/><text:span text:style-name="T3">avtaleperiode &lt;GRAM m&gt;; &lt;SY&gt; oppgjørsperiode &lt;GRAM m&gt;</text:span></text:p>
      <text:p text:style-name="P12">nbDEF tidsrom en avtale gjelder for</text:p>
      <text:p text:style-name="P12">nbMRKN Avtaleperiode brukes særlig i forbindelse med tariffoppgjør.</text:p>
      <text:p text:style-name="P1">klass<text:tab/><text:span text:style-name="T5">arbeid</text:span></text:p>
      <text:p text:style-name="P1"><text:span text:style-name="T11">smi →<text:tab/></text:span><text:span text:style-name="T2">latjkoeboelhke</text:span><text:span text:style-name="T3"> &lt;GRAM m&gt;; &lt;SY&gt; sjiehtedimmieboelhke &lt;GRAM m&gt;</text:span></text:p>
      <text:p text:style-name="P12">nbDEF boelhkem maam latjkoe dijpie</text:p>
      <text:p text:style-name="P12">nbMRKN Siejhme latjkoeboelhkem utnedh gosse baalhkadaltesh sjiehtedidh</text:p>
      <text:p text:style-name="P5"/>
      <text:p text:style-name="P2">aru</text:p>
      <text:p text:style-name="P1">nb<text:tab/><text:span text:style-name="T3">avtjene verneplikten &lt;GRAM v&gt;</text:span></text:p>
      <text:p text:style-name="P12">nbDEF gjennomgå den obligatoriske førstegangstjenesten i det militære</text:p>
      <text:p text:style-name="P1">klass<text:tab/><text:span text:style-name="T5">arbeid</text:span></text:p>
      <text:p text:style-name="P1"><text:span text:style-name="T11">smi →<text:tab/></text:span><text:span text:style-name="T3">vaarjelimmiediedtem illedh&lt;GRAM v&gt;</text:span></text:p>
      <text:p text:style-name="P7">nbDEF voestegesboelhkem millitæresne illedh</text:p>
      <text:p text:style-name="P2">ary</text:p>
      <text:p text:style-name="P1">nb<text:tab/><text:span text:style-name="T3">avvikle &lt;GRAM v&gt;</text:span></text:p>
      <text:p text:style-name="P12">nbDEF gradvis arbeide mot en endelig slutt</text:p>
      <text:p text:style-name="P1">klass<text:tab/><text:span text:style-name="T5">arbeid</text:span></text:p>
      <text:p text:style-name="P1"><text:span text:style-name="T11">smi →<text:tab/></text:span><text:span text:style-name="T2">orrijidh</text:span><text:span text:style-name="T3"> &lt;GRAM v&gt;</text:span></text:p>
      <text:p text:style-name="P7">nbDEF barkoen minngiegeatjan barkedh</text:p>
      <text:p text:style-name="P2">asi</text:p>
      <text:p text:style-name="P1">nb<text:tab/><text:span text:style-name="T3">baker &lt;GRAM m&gt;</text:span></text:p>
      <text:p text:style-name="P11"><text:span text:style-name="T7">nbDEF person som har som yrke å lage brød og kaker; jf. konditor</text:span></text:p>
      <text:p text:style-name="P12">nbMRKN Bakeren kan være ansatt ved et industribakeri, et butikkbakeri eller drive eget bakeri.</text:p>
      <text:p text:style-name="P1">klass<text:tab/><text:span text:style-name="T5">arbeid</text:span></text:p>
      <text:p text:style-name="P1"><text:span text:style-name="T11">smi →<text:tab/></text:span><text:span text:style-name="T2">bååhkesjæjja</text:span><text:span text:style-name="T4"> </text:span><text:span text:style-name="T3">&lt;GRAM m&gt;</text:span></text:p>
      <text:p text:style-name="P12">nbDEF almetje man barkoe lea ovmessie laejpieh gaahkoeh bååhkesjidh </text:p>
      <text:p text:style-name="P4"><text:span text:style-name="T7">nbMRKN Bååhkesjæjja maahta bååhkesjimmiebåarkarimmesne, jallh –bovresne barkedh</text:span></text:p>
      <text:p text:style-name="P2"><text:soft-page-break/>atj</text:p>
      <text:p text:style-name="P1">nb<text:tab/><text:span text:style-name="T3">barnearbeid &lt;GRAM n&gt;</text:span></text:p>
      <text:p text:style-name="P12">nbDEF arbeid utført av barn</text:p>
      <text:p text:style-name="P12">nbMRKN Arbeidsmiljøloven forbyr barnearbeid.</text:p>
      <text:p text:style-name="P1">klass<text:tab/><text:span text:style-name="T5">arbeid</text:span></text:p>
      <text:p text:style-name="P1"><text:span text:style-name="T11">smi →<text:tab/></text:span><text:span text:style-name="T2">gaagkijemaanabarkoe</text:span><text:span text:style-name="T4"> </text:span><text:span text:style-name="T3">&lt;GRAM n&gt;</text:span></text:p>
      <text:p text:style-name="P12">nbDEF gaagkijemaanan barkoe</text:p>
      <text:p text:style-name="P11"><text:span text:style-name="T7">nbMRKN Barkoebyjreskelaaken mietie ij leah luhpie maanah barkijine.</text:span></text:p>
      <text:p text:style-name="P5"/>
      <text:p text:style-name="P2">auv</text:p>
      <text:p text:style-name="P1">nb<text:tab/><text:span text:style-name="T3">bas &lt;GRAM m&gt;</text:span></text:p>
      <text:p text:style-name="P12">nbDEF leder av et arbeidslag</text:p>
      <text:p text:style-name="P1">klass<text:tab/><text:span text:style-name="T5">arbeid</text:span></text:p>
      <text:p text:style-name="P1"><text:span text:style-name="T11">smi →<text:tab/></text:span><text:span text:style-name="T2">åvtehke, åvtoehke</text:span><text:span text:style-name="T4"> </text:span><text:span text:style-name="T3">&lt;GRAM m&gt;</text:span></text:p>
      <text:p text:style-name="P7">nbDEF barkoekrirrien åvtehke</text:p>
      <text:p text:style-name="P2">avf</text:p>
      <text:p text:style-name="P1">nb<text:tab/><text:span text:style-name="T3">bedrift &lt;GRAM c&gt;; &lt;SY&gt; virksomhet &lt;GRAM m&gt;; &lt;SY&gt; foretak &lt;GRAM n&gt;</text:span></text:p>
      <text:p text:style-name="P11"><text:span text:style-name="T7">nbDEF arbeidsplass som produserer noe med tanke på en økonomisk gevinst</text:span></text:p>
      <text:p text:style-name="P12">nbMRKN En bedrift har som regel flere ansatte.</text:p>
      <text:p text:style-name="P1">klass<text:tab/><text:span text:style-name="T5">arbeid</text:span></text:p>
      <text:p text:style-name="P1"><text:span text:style-name="T11">smi →<text:tab/></text:span><text:span text:style-name="T1">darjemes-sijjie</text:span><text:span text:style-name="T3"> &lt;GRAM c&gt;; &lt;SY&gt; båarkarimmie, eanteme, ientedh – drive med, ha fore &lt;GRAM m&gt;; &lt;SY&gt; giehtelimmie – beskjeftiget med &lt;GRAM n&gt;</text:span></text:p>
      <text:p text:style-name="P12">nbDEF barkoesijjie gusnie mij joem darjoeh beetnehdienesten gaavhtan</text:p>
      <text:p text:style-name="P7">nbMRKN eantemisnie siejhme jijnjebh barkijh</text:p>
      <text:p text:style-name="P2"><text:soft-page-break/>avh</text:p>
      <text:p text:style-name="P1">nb<text:tab/><text:span text:style-name="T3">bedriftshelsetjeneste &lt;GRAM m&gt;</text:span></text:p>
      <text:p text:style-name="P12">nbDEF ordning der arbeidstakere får tilbud om helsetjenester gjennom arbeidet</text:p>
      <text:p text:style-name="P12">nbMRKN Bedriftshelsetjenesten driver med vanlig helsesjekk av ansatte, arbeider for bedre arbeidsmiljø på arbeidsplassen, vurderer sykefravær og attføringsvirksomhet og utfører legebehandling i begrenset omfang.</text:p>
      <text:p text:style-name="P1">klass<text:tab/><text:span text:style-name="T5">arbeid helse</text:span></text:p>
      <text:p text:style-name="P1"><text:span text:style-name="T11">smi →<text:tab/> </text:span><text:span text:style-name="T3">eantemen starneråajvarimmie &lt;GRAM m&gt;</text:span></text:p>
      <text:p text:style-name="P12">nbDEF barkijide starneråajvarimmiem faala barkoen tjirrh</text:p>
      <text:p text:style-name="P4"><text:span text:style-name="T7">nbMRKN Eantemen starneråajvarimmie edtja barkiji verriestsiehkieh giehtjedidh, aaj lea barkeminie barkoetsiehkide bueriedidh, skiemhtjiegaatoelimmiem vuartesje jih (attføringsvirksomhet?) muvhth staarnemegietedallemine barka</text:span></text:p>
      <text:p text:style-name="P2">eot</text:p>
      <text:p text:style-name="P1">nb<text:tab/><text:span text:style-name="T3">bedriftsklubb &lt;GRAM m&gt;; &lt;STE&gt; verkstedklubb; &lt;STE&gt; klubb</text:span></text:p>
      <text:p text:style-name="P12">nbDEF sammenslutning av arbeidere ved en bedrift</text:p>
      <text:p text:style-name="P12">nbMRKN Bedriftsklubber er tilsluttet lokale fagforeninger. Bedriftsklubber ved industribedrifter kalles verkstedklubber.</text:p>
      <text:p text:style-name="P1">klass<text:tab/><text:span text:style-name="T5">arbeid</text:span></text:p>
      <text:p text:style-name="P1"><text:span text:style-name="T11">smi →<text:tab/></text:span><text:span text:style-name="T3">eantemekrirrie, - tjierte, -siebrie &lt;GRAM m&gt;</text:span></text:p>
      <text:p text:style-name="P12">nbDEF dåehkiem barkijistie eantemisnie</text:p>
      <text:p text:style-name="P12">nbMRKN Eantemekrirrieh leah lihkes faagesiebride veadtasovveme. </text:p>
      <text:p text:style-name="P5"/>
      <text:p text:style-name="P2">avj</text:p>
      <text:p text:style-name="P1">nb<text:tab/><text:span text:style-name="T3">bedriftslege &lt;GRAM m&gt;; &lt;STE&gt; lege</text:span></text:p>
      <text:p text:style-name="P12">nbDEF lege som arbeider i bedriftshelsetjenesten</text:p>
      <text:p text:style-name="P1">klass<text:tab/><text:span text:style-name="T5">arbeid helse</text:span></text:p>
      <text:p text:style-name="P1"><text:span text:style-name="T11">smi →<text:tab/>-</text:span><text:span text:style-name="T2">dåaktere</text:span><text:span text:style-name="T4"> </text:span><text:span text:style-name="T3">&lt;GRAM m&gt;</text:span></text:p>
      <text:p text:style-name="P7">nbDEF dåaktere mij lea eantemen verriesvaarjelimmesne barkeminie</text:p>
      <text:p text:style-name="P2"><text:soft-page-break/>axi</text:p>
      <text:p text:style-name="P1">nb<text:tab/><text:span text:style-name="T3">belastningssykdom &lt;GRAM m&gt;</text:span></text:p>
      <text:p text:style-name="P12">nbDEF sykdom som skyldes ensformig eller tungt fysisk eller psykisk arbeid eller gal arbeidsstilling</text:p>
      <text:p text:style-name="P1">klass<text:tab/><text:span text:style-name="T5">arbeid helse</text:span></text:p>
      <text:p text:style-name="P1"><text:span text:style-name="T11">smi →<text:tab/></text:span><text:span text:style-name="T3">goegkelimmie-skiemtjeles &lt;GRAM m&gt;</text:span></text:p>
      <text:p text:style-name="P7">nbDEF aktenvueketje-, jallh garres gaarksehke-, jallh garres mielese-, jallh båastoe barkoevuekijste skiemtjijidh. </text:p>
      <text:p text:style-name="P2">axp</text:p>
      <text:p text:style-name="P1">nb<text:tab/><text:span text:style-name="T3">benkeforslag &lt;GRAM n&gt;</text:span></text:p>
      <text:p text:style-name="P12">nbDEF forslag som stilles under en debatt i en forsamling</text:p>
      <text:p text:style-name="P11"><text:span text:style-name="T7">nbMRKN Vanligvis inneholder benkeforslag forandringer eller tillegg til det forslag som er stilt på forhånd.</text:span></text:p>
      <text:p text:style-name="P1">klass<text:tab/><text:span text:style-name="T5">arbeid</text:span></text:p>
      <text:p text:style-name="P1"><text:span text:style-name="T11">smi →<text:tab/></text:span><text:span text:style-name="T3">bienghkeuvtelasse, dallah- &lt;GRAM n&gt;</text:span></text:p>
      <text:p text:style-name="P12">nbDEF uvtielassem mij digkiedimmesne tsegkeme</text:p>
      <text:p text:style-name="P11"><text:span text:style-name="T7">nbMRKN Siejhme bienghkeuvtielasse uvtede mij joem jeatjhlaakan darjodh, jallh barre mij joem lissiedidh</text:span></text:p>
      <text:p text:style-name="P5"/>
      <text:p text:style-name="P2">bai</text:p>
      <text:p text:style-name="P1">nb<text:tab/><text:span text:style-name="T3">biarbeidsgiver &lt;GRAM m&gt;</text:span></text:p>
      <text:p text:style-name="P12">nbDEF arbeidsgiver for mindre oppdrag eller arbeidsoppgaver som kommer i tillegg til det vanlige arbeidet; jf. hovedarbeidsgiver</text:p>
      <text:p text:style-name="P1">klass<text:tab/><text:span text:style-name="T5">arbeid</text:span></text:p>
      <text:p text:style-name="P1"><text:span text:style-name="T11">smi →<text:tab/></text:span><text:span text:style-name="T3">bæjngoe-/lissie-barkoevedtije &lt;GRAM m&gt;</text:span></text:p>
      <text:p text:style-name="P7">nbDEF arbeidsgiver for mindre oppdrag eller arbeidsoppgaver som kommer i tillegg til det vanlige arbeidet; jf. hovedarbeidsgiver</text:p>
      <text:p text:style-name="P2"><text:soft-page-break/>bbc</text:p>
      <text:p text:style-name="P1">nb<text:tab/><text:span text:style-name="T3">bilgodtgjørelse &lt;GRAM m&gt;; &lt;STE&gt; godtgjørelse</text:span></text:p>
      <text:p text:style-name="P12">nbDEF betaling for bruk av privat bil i arbeidet</text:p>
      <text:p text:style-name="P12">nbMRKN Betalingen regnes etter faste kilometersatser.</text:p>
      <text:p text:style-name="P1">klass<text:tab/><text:span text:style-name="T5">arbeid skatt</text:span></text:p>
      <text:p text:style-name="P1"><text:span text:style-name="T11">smi →<text:tab/></text:span><text:span text:style-name="T3">vuejeme-maaksoe &lt;GRAM m&gt;</text:span></text:p>
      <text:p text:style-name="P12">nbDEF gosse jijtse bijlem barkosne vuaja, dellie vuejeme-maaksoem åådtje</text:p>
      <text:p text:style-name="P12">nbMRKN joe vihtiestamme man jijnje tjijlomeeteren åvteste jih destie ryøknesåvva.</text:p>
      <text:p text:style-name="P5"/>
      <text:p text:style-name="P2">bbh</text:p>
      <text:p text:style-name="P1">nb<text:tab/><text:span text:style-name="T3">billett &lt;GRAM m&gt;</text:span></text:p>
      <text:p text:style-name="P12">nbDEF kort skriftlig svar på en annonse</text:p>
      <text:p text:style-name="P11"><text:span text:style-name="T7">nbMRKN Svaret sendes den avisen eller det bladet der annonsen stod, og de formidler den videre til annonsøren.</text:span></text:p>
      <text:p text:style-name="P1">klass<text:tab/><text:span text:style-name="T5">arbeid</text:span></text:p>
      <text:p text:style-name="P1"><text:span text:style-name="T11">smi →<text:tab/></text:span><text:span text:style-name="T3">billedte, vaestiedasse &lt;GRAM m&gt;</text:span></text:p>
      <text:p text:style-name="P12">nbDEF kort skriftlig svar på en annonse</text:p>
      <text:p text:style-name="P11"><text:span text:style-name="T7">nbMRKN Svaret sendes den avisen eller det bladet der annonsen stod, og de formidler den videre til annonsøren.</text:span></text:p>
      <text:p text:style-name="P5"/>
      <text:p text:style-name="P2">bbi</text:p>
      <text:p text:style-name="P1">nb<text:tab/><text:span text:style-name="T3">billett &lt;GRAM m&gt;; &lt;STE&gt; adgangstegn</text:span></text:p>
      <text:p text:style-name="P12">nbDEF bevis på at en har betalt inngangspenger og har rett til å komme inn; jf. frikort</text:p>
      <text:p text:style-name="P1">klass<text:tab/><text:span text:style-name="T5">arbeid</text:span></text:p>
      <text:p text:style-name="P1"><text:span text:style-name="T11">smi →<text:tab/></text:span><text:span text:style-name="T2">leahpa</text:span><text:span text:style-name="T4"> </text:span><text:span text:style-name="T3">&lt;GRAM m&gt;; &lt;STE&gt; luhpievæhta</text:span></text:p>
      <text:p text:style-name="P11"><text:span text:style-name="T7">nbDEF bevis på at en har betalt inngangspenger og har rett til å komme inn; jf. frikort</text:span></text:p>
      <text:p text:style-name="P5"/>
      <text:p text:style-name="P2"><text:soft-page-break/>ksq</text:p>
      <text:p text:style-name="P1">nb<text:tab/><text:span text:style-name="T3">billettør &lt;GRAM m&gt;</text:span></text:p>
      <text:p text:style-name="P12">nbDEF person som selger billetter på offentlig befordringsmiddel, kino, teater e.l.; jf. konduktør</text:p>
      <text:p text:style-name="P1">klass<text:tab/><text:span text:style-name="T5">arbeid</text:span></text:p>
      <text:p text:style-name="P1"><text:span text:style-name="T11">smi →<text:tab/></text:span><text:span text:style-name="T3">leahpadoekije &lt;GRAM m&gt;</text:span></text:p>
      <text:p text:style-name="P11"><text:span text:style-name="T7">nbDEF person som selger billetter på offentlig befordringsmiddel, kino, teater e.l.; jf. konduktør</text:span></text:p>
      <text:p text:style-name="P5"/>
      <text:p text:style-name="P2">bbl</text:p>
      <text:p text:style-name="P1">nb<text:tab/><text:span text:style-name="T3">bilmekaniker &lt;GRAM m&gt;</text:span></text:p>
      <text:p text:style-name="P12">nbDEF yrkesutdannet person som arbeider med å vedlikeholde og reparere forskjellige typer av motorkjøretøy</text:p>
      <text:p text:style-name="P1">klass<text:tab/><text:span text:style-name="T5">arbeid</text:span></text:p>
      <text:p text:style-name="P1"><text:span text:style-name="T11">smi →<text:tab/></text:span><text:span text:style-name="T2">bijledavvije</text:span><text:span text:style-name="T3"> &lt;GRAM m&gt;</text:span></text:p>
      <text:p text:style-name="P7">nbDEF yrkesutdannet person som arbeider med å vedlikeholde og reparere forskjellige typer av motorkjøretøy</text:p>
      <text:p text:style-name="P2">bbm</text:p>
      <text:p text:style-name="P1">nb<text:tab/><text:span text:style-name="T3">bilopprettingsverksted &lt;GRAM n&gt;</text:span></text:p>
      <text:p text:style-name="P12">nbDEF verksted der en kan få rettet opp skader på en bil</text:p>
      <text:p text:style-name="P1">klass<text:tab/><text:span text:style-name="T5">arbeid</text:span></text:p>
      <text:p text:style-name="P1"><text:span text:style-name="T11">smi →<text:tab/></text:span><text:span text:style-name="T2">vierhkie-sijjie, dåvvome-sijjie (Ella H Bull Åarjels. 2/4 s. 88/67)</text:span><text:span text:style-name="T4"> </text:span><text:span text:style-name="T3">&lt;GRAM n&gt;</text:span></text:p>
      <text:p text:style-name="P12">nbDEF verksted der en kan få rettet opp skader på en bil</text:p>
      <text:p text:style-name="P5"/>
      <text:p text:style-name="P2">bcc</text:p>
      <text:p text:style-name="P1">nb<text:tab/><text:span text:style-name="T3">bistilling &lt;GRAM c&gt;; &lt;STE&gt; stilling</text:span></text:p>
      <text:p text:style-name="P12">nbDEF stilling som en person har ved siden av sin hovedstilling</text:p>
      <text:p text:style-name="P1">klass<text:tab/><text:span text:style-name="T5">arbeid</text:span></text:p>
      <text:p text:style-name="P1"><text:span text:style-name="T11">smi →<text:tab/></text:span><text:span text:style-name="T3">lissiebarkoe, duedtiebarkoe &lt;GRAM c&gt;; &lt;STE&gt; barkoe</text:span></text:p>
      <text:p text:style-name="P7">nbDEF stilling som en person har ved siden av sin hovedstilling</text:p>
      <text:p text:style-name="P2"><text:soft-page-break/>klx</text:p>
      <text:p text:style-name="P1">nb<text:tab/><text:span text:style-name="T3">blikkenslager &lt;GRAM m&gt;; &lt;SY&gt; blikkslager &lt;GRAM m&gt;</text:span></text:p>
      <text:p text:style-name="P12">nbDEF håndverker som bearbeider blikk</text:p>
      <text:p text:style-name="P1">klass<text:tab/><text:span text:style-name="T5">arbeid</text:span></text:p>
      <text:p text:style-name="P1"><text:span text:style-name="T11">smi →<text:tab/></text:span><text:span text:style-name="T2">plihke/blikk - kluhtierdæjja</text:span><text:span text:style-name="T3"> &lt;GRAM m&gt;; &lt;SY&gt; plihke-vytnjesjæjja &lt;GRAM m&gt;</text:span></text:p>
      <text:p text:style-name="P7">nbDEF almetje guhte plihkine vytnjesje</text:p>
      <text:p text:style-name="P2">bdw</text:p>
      <text:p text:style-name="P1">nb<text:tab/><text:span text:style-name="T3">blokade &lt;GRAM m&gt;</text:span></text:p>
      <text:p text:style-name="P12">nbDEF avsperring av et område</text:p>
      <text:p text:style-name="P12">nbMRKN Blokade av arbeidsplasser kan bli brukt som kampmiddel i en arbeidskonflikt.</text:p>
      <text:p text:style-name="P1">klass<text:tab/><text:span text:style-name="T5">arbeid</text:span></text:p>
      <text:p text:style-name="P1"><text:span text:style-name="T11">smi →<text:tab/></text:span><text:span text:style-name="T3">heerredimmie, dovhtesjimmie, steegkeme &lt;GRAM m&gt;</text:span></text:p>
      <text:p text:style-name="P12">nbDEF avsperring av et område</text:p>
      <text:p text:style-name="P12">nbMRKN Blokade av arbeidsplasser kan bli brukt som kampmiddel i en arbeidskonflikt.</text:p>
      <text:p text:style-name="P5"/>
      <text:p text:style-name="P2">beq</text:p>
      <text:p text:style-name="P1">nb<text:tab/><text:span text:style-name="T3">bokbinder &lt;GRAM m&gt;</text:span></text:p>
      <text:p text:style-name="P12">nbDEF person som har som yrke å binde inn bøker</text:p>
      <text:p text:style-name="P1">klass<text:tab/><text:span text:style-name="T5">arbeid</text:span></text:p>
      <text:p text:style-name="P4"><text:span text:style-name="T11">smi →<text:tab/></text:span><text:span text:style-name="T2">gærjabarkije </text:span><text:span text:style-name="T3">&lt;GRAM m&gt;</text:span></text:p>
      <text:p text:style-name="P2">bfs</text:p>
      <text:p text:style-name="P1">nb<text:tab/><text:span text:style-name="T3">boredekksarbeider &lt;GRAM m&gt;</text:span></text:p>
      <text:p text:style-name="P12">nbDEF person som arbeider på boredekk på en oljeplattform</text:p>
      <text:p text:style-name="P1">klass<text:tab/><text:span text:style-name="T5">arbeid</text:span></text:p>
      <text:p text:style-name="P1"><text:span text:style-name="T11">smi →<text:tab/></text:span><text:span text:style-name="T3">naaverelapte-barkije &lt;GRAM m&gt;</text:span></text:p>
      <text:p text:style-name="P7">nbDEF person som arbeider på boredekk på en oljeplattform</text:p>
      <text:p text:style-name="P2"><text:soft-page-break/>bhl</text:p>
      <text:p text:style-name="P1">nb<text:tab/><text:span text:style-name="T3">brannkonstabel &lt;GRAM m&gt;; &lt;SY&gt; brannmann &lt;GRAM m&gt;</text:span></text:p>
      <text:p text:style-name="P11"><text:span text:style-name="T7">nbDEF person som har som yrke å slokke branner</text:span></text:p>
      <text:p text:style-name="P12">nbMRKN En brannkonstabel tar ofte også del i forebyggende brannvernarbeid.</text:p>
      <text:p text:style-name="P1">klass<text:tab/><text:span text:style-name="T5">arbeid</text:span></text:p>
      <text:p text:style-name="P1"><text:span text:style-name="T11">smi →<text:tab/></text:span><text:span text:style-name="T2">dållejamkelimmie-åvtohke/-konstaabele</text:span><text:span text:style-name="T4"> </text:span><text:span text:style-name="T3">&lt;GRAM m&gt;; &lt;SY&gt; dållejamkelæjja &lt;GRAM m&gt;</text:span></text:p>
      <text:p text:style-name="P12">nbDEF person som har som yrke å slokke branner</text:p>
      <text:p text:style-name="P11"><text:span text:style-name="T7">nbMRKN En brannkonstabel tar ofte også del i forebyggende brannvernarbeid.</text:span></text:p>
      <text:p text:style-name="P5"/>
      <text:p text:style-name="P2">bhp</text:p>
      <text:p text:style-name="P1">nb<text:tab/><text:span text:style-name="T3">bransje &lt;GRAM m&gt;; &lt;STE&gt; næringsgrein</text:span></text:p>
      <text:p text:style-name="P12">nbDEF område av næringslivet innenfor samme fag- eller yrkesområde</text:p>
      <text:p text:style-name="P1">klass<text:tab/><text:span text:style-name="T5">arbeid</text:span></text:p>
      <text:p text:style-name="P1"><text:span text:style-name="T11">smi →<text:tab/></text:span><text:span text:style-name="T3">barkoe &lt;GRAM m&gt;; &lt;STE&gt; barkoesuerkie</text:span></text:p>
      <text:p text:style-name="P11"><text:span text:style-name="T7">nbDEF område av næringslivet innenfor samme fag- eller yrkesområde</text:span></text:p>
      <text:p text:style-name="P5"/>
      <text:p text:style-name="P2">bhq</text:p>
      <text:p text:style-name="P1">nb<text:tab/><text:span text:style-name="T3">bransjeavtale &lt;GRAM m&gt;; &lt;STE&gt; avtale</text:span></text:p>
      <text:p text:style-name="P12">nbDEF avtale om samarbeid innenfor samme fag- eller yrkesområde for å begrense konkurransen innenfor næringen; jf. kartell</text:p>
      <text:p text:style-name="P1">klass<text:tab/><text:span text:style-name="T5">arbeid</text:span></text:p>
      <text:p text:style-name="P1"><text:span text:style-name="T11">smi →<text:tab/></text:span><text:span text:style-name="T3">barkoesuerkie-latjkoe &lt;GRAM m&gt;; &lt;STE&gt; latjkoe, sjiehtedimmie</text:span></text:p>
      <text:p text:style-name="P7">nbDEF avtale om samarbeid innenfor samme fag- eller yrkesområde for å begrense konkurransen innenfor næringen; jf. kartell</text:p>
      <text:p text:style-name="P2"><text:soft-page-break/>bhr</text:p>
      <text:p text:style-name="P1">nb<text:tab/><text:span text:style-name="T3">bransjerettet fagforbund &lt;GRAM n&gt;</text:span></text:p>
      <text:p text:style-name="P12">nbDEF forbund som inkluderer ulike typer fagforeninger innenfor samme grein av næringslivet</text:p>
      <text:p text:style-name="P1">klass<text:tab/><text:span text:style-name="T5">arbeid</text:span></text:p>
      <text:p text:style-name="P1"><text:span text:style-name="T11">smi →<text:tab/></text:span><text:span text:style-name="T3">barkoesuerkien faagesiebrie &lt;GRAM n&gt; forbund? duehkie, siebrie, tjåanghkoe</text:span></text:p>
      <text:p text:style-name="P12">nbDEF forbund som inkluderer ulike typer fagforeninger innenfor samme grein av næringslivet</text:p>
      <text:p text:style-name="P5"/>
      <text:p text:style-name="P2">bke</text:p>
      <text:p text:style-name="P1">nb<text:tab/><text:span text:style-name="T3">bud &lt;GRAM n&gt;; &lt;STE&gt; visergutt; &lt;STE&gt; ombærer</text:span></text:p>
      <text:p text:style-name="P11"><text:span text:style-name="T7">nbDEF person som bringer eller henter ting, f.eks. brev eller pakker</text:span></text:p>
      <text:p text:style-name="P1">klass<text:tab/><text:span text:style-name="T5">arbeid</text:span></text:p>
      <text:p text:style-name="P1"><text:span text:style-name="T11">smi →<text:tab/></text:span><text:span text:style-name="T2">dïjreguedtije, ierieguedtije</text:span><text:span text:style-name="T4"> </text:span><text:span text:style-name="T3">&lt;GRAM n&gt;; &lt;STE&gt; ieriebaernie; &lt;STE&gt; guedtije, bøøktije</text:span></text:p>
      <text:p text:style-name="P12">nbDEF person som bringer eller henter ting, f.eks. brev eller pakker</text:p>
      <text:p text:style-name="P5"/>
      <text:p text:style-name="P2">bkp</text:p>
      <text:p text:style-name="P1">nb<text:tab/><text:span text:style-name="T3">bundet mandat &lt;GRAM n&gt;</text:span></text:p>
      <text:p text:style-name="P11"><text:span text:style-name="T7">nbDEF påbud om å stemme i samsvar med det som flertallet i den organisasjonen vedkommende representerer, har blitt enig om; jf. fritt mandat</text:span></text:p>
      <text:p text:style-name="P1">klass<text:tab/><text:span text:style-name="T5">admin arbeid</text:span></text:p>
      <text:p text:style-name="P1"><text:span text:style-name="T11">smi →<text:tab/></text:span><text:span text:style-name="T3">veadteme giele &lt;GRAM n&gt;</text:span></text:p>
      <text:p text:style-name="P4"><text:span text:style-name="T7">nbDEF påbud om å stemme i samsvar med det som flertallet i den organisasjonen vedkommende representerer, har blitt enig om; jf. fritt mandat</text:span></text:p>
      <text:p text:style-name="P2"><text:soft-page-break/>bkq</text:p>
      <text:p text:style-name="P1">nb<text:tab/><text:span text:style-name="T3">bundet valg &lt;GRAM n&gt;; &lt;STE&gt; valg</text:span></text:p>
      <text:p text:style-name="P12">nbDEF valg mellom de to alternativer som etter første gangs avstemning uten flertall har fått flest stemmer</text:p>
      <text:p text:style-name="P1">klass<text:tab/><text:span text:style-name="T5">arbeid</text:span></text:p>
      <text:p text:style-name="P1"><text:span text:style-name="T11">smi →<text:tab/></text:span><text:span text:style-name="T3">viedteieldihkie veeleme &lt;GRAM n&gt;; &lt;STE&gt; veeljeme</text:span></text:p>
      <text:p text:style-name="P12">nbDEF valg mellom de to alternativer som etter første gangs avstemning uten flertall har fått flest stemmer</text:p>
      <text:p text:style-name="P5"/>
      <text:p text:style-name="P2">bkt</text:p>
      <text:p text:style-name="P1">nb<text:tab/><text:span text:style-name="T3">buntmaker &lt;GRAM m&gt;</text:span></text:p>
      <text:p text:style-name="P12">nbDEF person som lager og reparerer pelsverk</text:p>
      <text:p text:style-name="P1">klass<text:tab/><text:span text:style-name="T5">arbeid</text:span></text:p>
      <text:p text:style-name="P1"><text:span text:style-name="T11">smi →<text:tab/></text:span><text:span text:style-name="T2">næhkiedaajtije</text:span><text:span text:style-name="T4"> </text:span><text:span text:style-name="T3">&lt;GRAM m&gt; pelsverk? muadta, dueljie </text:span></text:p>
      <text:p text:style-name="P7">nbDEF person som lager og reparerer pelsverk</text:p>
      <text:p text:style-name="P2">knp</text:p>
      <text:p text:style-name="P1">nb<text:tab/><text:span text:style-name="T3">bygningssnekker &lt;GRAM m&gt;</text:span></text:p>
      <text:p text:style-name="P12">nbDEF snekker som arbeider med å sette opp hus</text:p>
      <text:p text:style-name="P1">klass<text:tab/><text:span text:style-name="T5">arbeid</text:span></text:p>
      <text:p text:style-name="P1"><text:span text:style-name="T11">smi →<text:tab/></text:span><text:span text:style-name="T2">kluhtierdæjja, snæhkere</text:span><text:span text:style-name="T4"> </text:span><text:span text:style-name="T3">&lt;GRAM m&gt;</text:span></text:p>
      <text:p text:style-name="P12">nbDEF snekker som arbeider med å sette opp hus</text:p>
      <text:p text:style-name="P5"/>
      <text:p text:style-name="P2">ksu</text:p>
      <text:p text:style-name="P1">nb<text:tab/><text:span text:style-name="T3">daglønn &lt;GRAM c&gt;; &lt;STE&gt; lønn</text:span></text:p>
      <text:p text:style-name="P12">nbDEF størrelse på den betaling en får for å arbeide en dag; jf. timelønn</text:p>
      <text:p text:style-name="P1">klass<text:tab/><text:span text:style-name="T5">arbeid</text:span></text:p>
      <text:p text:style-name="P1"><text:span text:style-name="T11">smi →<text:tab/></text:span><text:span text:style-name="T2">biejjiebaalhka</text:span><text:span text:style-name="T4"> </text:span><text:span text:style-name="T3">&lt;GRAM c&gt;; &lt;STE&gt; lønn</text:span></text:p>
      <text:p text:style-name="P7">nbDEF størrelse på den betaling en får for å arbeide en dag; jf. timelønn</text:p>
      <text:p text:style-name="P2"><text:soft-page-break/>bnv</text:p>
      <text:p text:style-name="P1">nb<text:tab/><text:span text:style-name="T3">dagpenger &lt;GRAM m pl&gt;</text:span></text:p>
      <text:p text:style-name="P11"><text:span text:style-name="T7">nbDEF kontantytelse fra folketrygden ved blant annet sykdom (sykepenger), arbeidsledighet (arbeidsledighetstrygd), attføring (attføringspenger) o.a.</text:span></text:p>
      <text:p text:style-name="P1">klass<text:tab/><text:span text:style-name="T5">arbeid trygd</text:span></text:p>
      <text:p text:style-name="P1"><text:span text:style-name="T11">smi →<text:tab/></text:span><text:span text:style-name="T3">biejjiebeetnegh &lt;GRAM m pl&gt;</text:span></text:p>
      <text:p text:style-name="P4"><text:span text:style-name="T7">nbDEF kontantytelse fra folketrygden ved blant annet sykdom (sykepenger), arbeidsledighet (arbeidsledighetstrygd), attføring (attføringspenger) o.a.</text:span></text:p>
      <text:p text:style-name="P2">bnz</text:p>
      <text:p text:style-name="P1">nb<text:tab/><text:span text:style-name="T3">data &lt;GRAM m n&gt;</text:span></text:p>
      <text:p text:style-name="P12">nbDEF opplysninger som kan behandles maskinelt</text:p>
      <text:p text:style-name="P1">klass<text:tab/><text:span text:style-name="T5">arbeid</text:span></text:p>
      <text:p text:style-name="P1"><text:span text:style-name="T11">smi →<text:tab/></text:span><text:span text:style-name="T3">bievnesh &lt;GRAM m n&gt;</text:span></text:p>
      <text:p text:style-name="P12">nbDEF opplysninger som kan behandles maskinelt</text:p>
      <text:p text:style-name="P5"/>
      <text:p text:style-name="P2">boe</text:p>
      <text:p text:style-name="P1">nb<text:tab/><text:span text:style-name="T3">datatillitsvalgt &lt;GRAM m&gt;; &lt;STE&gt; tillitsvalgt</text:span></text:p>
      <text:p text:style-name="P12">nbDEF person som velges ut blant de ansatte på en arbeidsplass til å ivareta deres interesser ved innføring, videreføring og bruk av datateknologi</text:p>
      <text:p text:style-name="P1">klass<text:tab/><text:span text:style-name="T5">arbeid</text:span></text:p>
      <text:p text:style-name="P1"><text:span text:style-name="T11">smi →<text:tab/></text:span><text:span text:style-name="T3">bievnese-/daatovre-tjirkije &lt;GRAM m&gt;; &lt;STE&gt; tjirkije</text:span></text:p>
      <text:p text:style-name="P7">nbDEF person som velges ut blant de ansatte på en arbeidsplass til å ivareta deres interesser ved innføring, videreføring og bruk av datateknologi</text:p>
      <text:p text:style-name="P2">bot</text:p>
      <text:p text:style-name="P1">nb<text:tab/><text:span text:style-name="T3">dekoratør &lt;GRAM m&gt;</text:span></text:p>
      <text:p text:style-name="P12">nbDEF person som arbeider med å lage vindusutstillinger i forretninger, teaterdekorasjoner, fjernsynsdekorasjoner o.l.</text:p>
      <text:p text:style-name="P1">klass<text:tab/><text:span text:style-name="T5">arbeid</text:span></text:p>
      <text:p text:style-name="P1"><text:span text:style-name="T11">smi →<text:tab/></text:span><text:span text:style-name="T2">feegrije</text:span><text:span text:style-name="T4"> </text:span><text:span text:style-name="T3">&lt;GRAM m&gt;</text:span></text:p>
      <text:p text:style-name="P12">nbDEF person som arbeider med å lage vindusutstillinger i forretninger, teaterdekorasjoner, fjernsynsdekorasjoner o.l.</text:p>
      <text:p text:style-name="P5"/>
      <text:p text:style-name="P2"><text:soft-page-break/>bpe</text:p>
      <text:p text:style-name="P1">nb<text:tab/><text:span text:style-name="T3">deltidsansatt &lt;GRAM adj&gt;; &lt;STE&gt; ansatt</text:span></text:p>
      <text:p text:style-name="P12">nbDEF som er ansatt i deltidsstilling</text:p>
      <text:p text:style-name="P1">klass<text:tab/><text:span text:style-name="T5">arbeid</text:span></text:p>
      <text:p text:style-name="P1"><text:span text:style-name="T11">smi →<text:tab/></text:span><text:span text:style-name="T3">bieliebarkije &lt;GRAM adj&gt;; &lt;STE&gt; barkije</text:span></text:p>
      <text:p text:style-name="P7">nbDEF som er ansatt i deltidsstilling</text:p>
      <text:p text:style-name="P2">bpf</text:p>
      <text:p text:style-name="P1">nb<text:tab/><text:span text:style-name="T3">deltidsarbeid &lt;GRAM n&gt;</text:span></text:p>
      <text:p text:style-name="P12">nbDEF arbeid der arbeidstiden er kortere enn ved full stilling</text:p>
      <text:p text:style-name="P1">klass<text:tab/><text:span text:style-name="T5">arbeid</text:span></text:p>
      <text:p text:style-name="P1"><text:span text:style-name="T11">smi →<text:tab/></text:span><text:span text:style-name="T3">bieliebarkoe &lt;GRAM n&gt;</text:span></text:p>
      <text:p text:style-name="P11"><text:span text:style-name="T7">nbDEF arbeid der arbeidstiden er kortere enn ved full stilling</text:span></text:p>
      <text:p text:style-name="P5"/>
      <text:p text:style-name="P2">bpg</text:p>
      <text:p text:style-name="P1">nb<text:tab/><text:span text:style-name="T3">deltidsstilling &lt;GRAM c&gt;; &lt;STE&gt; stilling</text:span></text:p>
      <text:p text:style-name="P12">nbDEF stilling der den ansatte har avtale med arbeidstaker om kortere arbeidstid enn ved en full stilling</text:p>
      <text:p text:style-name="P1">klass<text:tab/><text:span text:style-name="T5">arbeid</text:span></text:p>
      <text:p text:style-name="P1"><text:span text:style-name="T11">smi →<text:tab/></text:span><text:span text:style-name="T3">bieliebarkoe &lt;GRAM c&gt;; &lt;STE&gt; barkoe</text:span></text:p>
      <text:p text:style-name="P11"><text:span text:style-name="T7">nbDEF stilling der den ansatte har avtale med arbeidstaker om kortere arbeidstid enn ved en full stilling</text:span></text:p>
      <text:p text:style-name="P5"/>
      <text:p text:style-name="P2">bqu</text:p>
      <text:p text:style-name="P1">nb<text:tab/><text:span text:style-name="T3">diettgodtgjørelse &lt;GRAM m&gt;; &lt;SY&gt; kostgodtgjørelse &lt;GRAM m&gt;; &lt;STE&gt; godtgjørelse</text:span></text:p>
      <text:p text:style-name="P12">nbDEF betaling for utgifter til kost i forbindelse med tjenestereise</text:p>
      <text:p text:style-name="P1">klass<text:tab/><text:span text:style-name="T5">arbeid</text:span></text:p>
      <text:p text:style-name="P1"><text:span text:style-name="T11">smi →<text:tab/></text:span><text:span text:style-name="T3">beapmoe-maaksoe &lt;GRAM m&gt;; &lt;STE&gt; maaksoe</text:span></text:p>
      <text:p text:style-name="P12">nbDEF betaling for utgifter til kost i forbindelse med tjenestereise</text:p>
      <text:p text:style-name="P5"/>
      <text:p text:style-name="P2"><text:soft-page-break/>ala</text:p>
      <text:p text:style-name="P1">nb<text:tab/><text:span text:style-name="T3">Direktoratet for arbeidstilsynet; &lt;STE&gt; Arbeidstilsynet</text:span></text:p>
      <text:p text:style-name="P12">nbDEF direktorat som blant annet har ansvaret for at arbeidsmiljøloven blir fulgt på de enkelte arbeidsplassene, og som gir råd om hvordan eventuelle problemer skal løses</text:p>
      <text:p text:style-name="P12">nbMRKN Arbeidstilsynet har tolv distriktskontorer og representanter i hver kommune.</text:p>
      <text:p text:style-name="P1">klass<text:tab/><text:span text:style-name="T5">admin arbeid</text:span></text:p>
      <text:p text:style-name="P1"><text:span text:style-name="T11">smi →<text:tab/></text:span><text:span text:style-name="T3">Barkoegaahtemen Direktovraate; &lt;STE&gt; Barkoegeehtemem</text:span></text:p>
      <text:p text:style-name="P12">nbDEF direktorat som blant annet har ansvaret for at arbeidsmiljøloven blir fulgt på de enkelte arbeidsplassene, og som gir råd om hvordan eventuelle problemer skal løses</text:p>
      <text:p text:style-name="P11"><text:span text:style-name="T7">nbMRKN Arbeidstilsynet har tolv distriktskontorer og representanter i hver kommune.</text:span></text:p>
      <text:p text:style-name="P5"/>
      <text:p text:style-name="P2">bri</text:p>
      <text:p text:style-name="P1">nb<text:tab/><text:span text:style-name="T3">direktør &lt;GRAM m&gt;</text:span></text:p>
      <text:p text:style-name="P12">nbDEF leder av et forvaltningsorgan, en organisasjon, en bedrift eller et større økonomisk foretak; jf. administrerende direktør</text:p>
      <text:p text:style-name="P1">klass<text:tab/><text:span text:style-name="T5">admin arbeid</text:span></text:p>
      <text:p text:style-name="P1"><text:span text:style-name="T11">smi →<text:tab/></text:span><text:span text:style-name="T2">direktööre</text:span><text:span text:style-name="T4">, direktøøre</text:span><text:span text:style-name="T3">&lt;GRAM m&gt;</text:span></text:p>
      <text:p text:style-name="P12">nbDEF leder av et forvaltningsorgan, en organisasjon, en bedrift eller et større økonomisk foretak; jf. administrerende direktør</text:p>
      <text:p text:style-name="P5"/>
      <text:p text:style-name="P2">bro</text:p>
      <text:p text:style-name="P1">nb<text:tab/><text:span text:style-name="T3">dispensasjon &lt;GRAM m&gt;</text:span></text:p>
      <text:p text:style-name="P12">nbDEF fritak fra å følge en lov eller en gjeldende bestemmelse</text:p>
      <text:p text:style-name="P1">klass<text:tab/><text:span text:style-name="T5">arbeid</text:span></text:p>
      <text:p text:style-name="P1"><text:span text:style-name="T11">smi →<text:tab/></text:span><text:span text:style-name="T3">dispensasjovne, luhpie &lt;GRAM m&gt;</text:span></text:p>
      <text:p text:style-name="P7">nbDEF fritak fra å følge en lov eller en gjeldende bestemmelse</text:p>
      <text:p text:style-name="P2"><text:soft-page-break/>bti</text:p>
      <text:p text:style-name="P1">nb<text:tab/><text:span text:style-name="T3">dreier &lt;GRAM m&gt;</text:span></text:p>
      <text:p text:style-name="P12">nbDEF yrkesutdannet person som ved hjelp av en maskin bearbeider roterende emner, enten av metall eller tre</text:p>
      <text:p text:style-name="P1">klass<text:tab/><text:span text:style-name="T5">arbeid</text:span></text:p>
      <text:p text:style-name="P1"><text:span text:style-name="T11">smi →<text:tab/></text:span><text:span text:style-name="T2">laejrie/ -daajhtije</text:span><text:span text:style-name="T4"> </text:span><text:span text:style-name="T3">&lt;GRAM m&gt;</text:span></text:p>
      <text:p text:style-name="P7">nbDEF yrkesutdannet person som ved hjelp av en maskin bearbeider roterende emner, enten av metall eller tre</text:p>
      <text:p text:style-name="P2">btp</text:p>
      <text:p text:style-name="P1">nb<text:tab/><text:span text:style-name="T3">driftsstopp &lt;GRAM m&gt;; &lt;SY&gt; innstilt drift &lt;GRAM c&gt;; &lt;STE&gt; stopp</text:span></text:p>
      <text:p text:style-name="P12">nbDEF stans i produksjon ved en (industri)bedrift</text:p>
      <text:p text:style-name="P1">klass<text:tab/><text:span text:style-name="T5">arbeid</text:span></text:p>
      <text:p text:style-name="P1"><text:span text:style-name="T11">smi →<text:tab/></text:span><text:span text:style-name="T3">juhtiehtimmiem steegkedh &lt;GRAM m&gt;; &lt;SY&gt; steegkeme juhtiehtimmiem &lt;GRAM c&gt;; &lt;STE&gt; steegkeme</text:span></text:p>
      <text:p text:style-name="P7">nbDEF stans i produksjon ved en (industri)bedrift</text:p>
      <text:p text:style-name="P2">btr</text:p>
      <text:p text:style-name="P1">nb<text:tab/><text:span text:style-name="T3">drikkepenger &lt;GRAM m pl&gt;; &lt;SY&gt; tips; &lt;STE&gt; serveringspenger</text:span></text:p>
      <text:p text:style-name="P11"><text:span text:style-name="T7">nbDEF ekstra betaling som servitører, sjåfører og andre ofte får fra kunder som takk for god service</text:span></text:p>
      <text:p text:style-name="P12">nbMRKN Drikkepenger til serveringspersonale blir også kalt serveringspenger.</text:p>
      <text:p text:style-name="P1">klass<text:tab/><text:span text:style-name="T5">arbeid skatt</text:span></text:p>
      <text:p text:style-name="P1"><text:span text:style-name="T11">smi →<text:tab/></text:span><text:span text:style-name="T3">girmeles/girmelæmman-beetnegh &lt;GRAM m pl&gt;; &lt;SY&gt; tipse; &lt;STE&gt; gåssoehtæmman, gåssoehtimmie-beetnegh</text:span></text:p>
      <text:p text:style-name="P12">nbDEF ekstra betaling som servitører, sjåfører og andre ofte får fra kunder som takk for god service</text:p>
      <text:p text:style-name="P7">nbMRKN Drikkepenger til serveringspersonale blir også kalt serveringspenger.</text:p>
      <text:p text:style-name="P2"><text:soft-page-break/>buc</text:p>
      <text:p text:style-name="P1">nb<text:tab/><text:span text:style-name="T3">dugnad &lt;GRAM m&gt;</text:span></text:p>
      <text:p text:style-name="P12">nbDEF arbeidsoppgave som utføres av personer i fellesskap uten at de får lønn for det, i borettslag, barnehager, foreninger o.l.</text:p>
      <text:p text:style-name="P1">klass<text:tab/><text:span text:style-name="T5">arbeid bolig</text:span></text:p>
      <text:p text:style-name="P1"><text:span text:style-name="T11">smi →<text:tab/></text:span><text:span text:style-name="T2">aktivyøki, aktesivyøki, ektesevyøki </text:span><text:span text:style-name="T3">&lt;GRAM m&gt;</text:span></text:p>
      <text:p text:style-name="P7">nbDEF arbeidsoppgave som utføres av personer i fellesskap uten at de får lønn for det, i borettslag, barnehager, foreninger o.l.</text:p>
      <text:p text:style-name="P2">buf</text:p>
      <text:p text:style-name="P1">nb<text:tab/><text:span text:style-name="T3">dykker &lt;GRAM m&gt;; &lt;SY&gt; froskemann &lt;GRAM m&gt;</text:span></text:p>
      <text:p text:style-name="P11"><text:span text:style-name="T7">nbDEF person som har som yrke å dykke</text:span></text:p>
      <text:p text:style-name="P12">nbMRKN Dykkere brukes i mange sammenhenger, f.eks. ved redningsaksjoner, i undervannsarkeologi, zoologisk forskning eller i oljeindustrien.</text:p>
      <text:p text:style-name="P1">klass<text:tab/><text:span text:style-name="T5">arbeid</text:span></text:p>
      <text:p text:style-name="P1"><text:span text:style-name="T11">smi →<text:tab/></text:span><text:span text:style-name="T2">tjarnije </text:span><text:span text:style-name="T3">&lt;GRAM m&gt;; &lt;SY&gt; tsåbpeålma</text:span><text:span text:style-name="T14"></text:span><text:span text:style-name="T3"> &lt;GRAM m&gt;</text:span></text:p>
      <text:p text:style-name="P12">nbDEF person som har som yrke å dykke</text:p>
      <text:p text:style-name="P11"><text:span text:style-name="T7">nbMRKN Dykkere brukes i mange sammenhenger, f.eks. ved redningsaksjoner, i undervannsarkeologi, zoologisk forskning eller i oljeindustrien.</text:span></text:p>
      <text:p text:style-name="P5"/>
      <text:p text:style-name="P2">bui</text:p>
      <text:p text:style-name="P1">nb<text:tab/><text:span text:style-name="T3">dyrlege &lt;GRAM m&gt;; &lt;SY&gt; veterinær &lt;GRAM m&gt;</text:span></text:p>
      <text:p text:style-name="P12">nbDEF person med embetseksamen fra veterinærhøgskole og som arbeider med dyrenes helse</text:p>
      <text:p text:style-name="P1">klass<text:tab/><text:span text:style-name="T5">arbeid</text:span></text:p>
      <text:p text:style-name="P1"><text:span text:style-name="T11">smi →<text:tab/></text:span><text:span text:style-name="T2">juvredåaktere</text:span><text:span text:style-name="T4"> </text:span><text:span text:style-name="T3">&lt;GRAM m&gt;; &lt;SY&gt; veeterinære &lt;GRAM m&gt;</text:span></text:p>
      <text:p text:style-name="P12">nbDEF person med embetseksamen fra veterinærhøgskole og som arbeider med dyrenes helse</text:p>
      <text:p text:style-name="P5"/>
      <text:p text:style-name="P2"><text:soft-page-break/>ksw</text:p>
      <text:p text:style-name="P1">nb<text:tab/><text:span text:style-name="T3">døgnkontinuerlig skiftarbeid &lt;GRAM n&gt;; &lt;STE&gt; skiftarbeid</text:span></text:p>
      <text:p text:style-name="P11"><text:span text:style-name="T7">nbDEF skiftarbeid som pågår døgnet rundt; jf. helkontinuerlig skiftarbeid</text:span></text:p>
      <text:p text:style-name="P1">klass<text:tab/><text:span text:style-name="T5">arbeid</text:span></text:p>
      <text:p text:style-name="P1"><text:span text:style-name="T11">smi →<text:tab/></text:span><text:span text:style-name="T3">dygnebijre våaroebarkoe &lt;GRAM n&gt;; &lt;STE&gt; våaroebarkoe</text:span></text:p>
      <text:p text:style-name="P12">nbDEF skiftarbeid som pågår døgnet rundt; jf. helkontinuerlig skiftarbeid</text:p>
      <text:p text:style-name="P5"/>
      <text:p text:style-name="P2">bvj</text:p>
      <text:p text:style-name="P1">nb<text:tab/><text:span text:style-name="T3">egen næring &lt;GRAM c&gt;; &lt;STE&gt; næring</text:span></text:p>
      <text:p text:style-name="P11"><text:span text:style-name="T7">nbDEF aktivitet med økonomisk målsetting, som er vedvarende, og som er drevet for egen regning og risiko; jf. selvstendig næringsdrivende</text:span></text:p>
      <text:p text:style-name="P1">klass<text:tab/><text:span text:style-name="T5">arbeid skatt</text:span></text:p>
      <text:p text:style-name="P1"><text:span text:style-name="T11">smi →<text:tab/></text:span><text:span text:style-name="T3">jijtjebarkoeburrie &lt;GRAM c&gt;; &lt;STE&gt; jijtjebarkoe</text:span></text:p>
      <text:p text:style-name="P11"><text:span text:style-name="T7">nbDEF aktivitet med økonomisk målsetting, som er vedvarende, og som er drevet for egen regning og risiko; jf. selvstendig næringsdrivende</text:span></text:p>
      <text:p text:style-name="P5"/>
      <text:p text:style-name="P2">bvn</text:p>
      <text:p text:style-name="P1">nb<text:tab/><text:span text:style-name="T3">egenmelding &lt;GRAM c&gt;</text:span></text:p>
      <text:p text:style-name="P12">nbDEF melding om sykefravær fra arbeidstaker til arbeidsgiver</text:p>
      <text:p text:style-name="P12">nbMRKN Dersom arbeidstakeren er borte fra arbeid i mer enn tre dager, kreves sykemelding fra lege.</text:p>
      <text:p text:style-name="P1">klass<text:tab/><text:span text:style-name="T5">arbeid helse</text:span></text:p>
      <text:p text:style-name="P1"><text:span text:style-name="T11">smi →<text:tab/></text:span><text:span text:style-name="T2">jijtjebïevnese</text:span><text:span text:style-name="T4"> </text:span><text:span text:style-name="T3">&lt;GRAM c&gt;</text:span></text:p>
      <text:p text:style-name="P12">nbDEF melding om sykefravær fra arbeidstaker til arbeidsgiver</text:p>
      <text:p text:style-name="P12">nbMRKN Dersom arbeidstakeren er borte fra arbeid i mer enn tre dager, kreves sykemelding fra lege.</text:p>
      <text:p text:style-name="P5"/>
      <text:p text:style-name="P2"><text:soft-page-break/>bwx</text:p>
      <text:p text:style-name="P1">nb<text:tab/><text:span text:style-name="T3">ekspeditør &lt;GRAM m&gt;</text:span></text:p>
      <text:p text:style-name="P11"><text:span text:style-name="T7">nbDEF 1: person som betjener kunder i en forretning</text:span></text:p>
      <text:p text:style-name="P12">nbDEF 2: person som gjør ferdig og sender varer for transport</text:p>
      <text:p text:style-name="P1">klass<text:tab/><text:span text:style-name="T5">arbeid</text:span></text:p>
      <text:p text:style-name="P1"><text:span text:style-name="T11">smi →<text:tab/></text:span><text:span text:style-name="T3">ekspeditøøre &lt;GRAM m&gt;</text:span></text:p>
      <text:p text:style-name="P12">nbDEF 1: person som betjener kunder i en forretning</text:p>
      <text:p text:style-name="P7">nbDEF 2: person som gjør ferdig og sender varer for transport</text:p>
      <text:p text:style-name="P2">bxy</text:p>
      <text:p text:style-name="P1">nb<text:tab/><text:span text:style-name="T3">elektriker &lt;GRAM m&gt;</text:span></text:p>
      <text:p text:style-name="P12">nbDEF elektromontør som er ferdigutdannet</text:p>
      <text:p text:style-name="P1">klass<text:tab/><text:span text:style-name="T5">arbeid</text:span></text:p>
      <text:p text:style-name="P1"><text:span text:style-name="T11">smi →<text:tab/></text:span><text:span text:style-name="T3">el-barkije &lt;GRAM m&gt;</text:span></text:p>
      <text:p text:style-name="P12">nbDEF elektromontør som er ferdigutdannet</text:p>
      <text:p text:style-name="P5"/>
      <text:p text:style-name="P2">byq</text:p>
      <text:p text:style-name="P1">nb<text:tab/><text:span text:style-name="T3">elektromontør &lt;GRAM m&gt;</text:span></text:p>
      <text:p text:style-name="P11"><text:span text:style-name="T7">nbDEF person som under en driftsleders ansvar monterer og reparerer elektriske anlegg; jf. elektriker</text:span></text:p>
      <text:p text:style-name="P1">klass<text:tab/><text:span text:style-name="T5">arbeid</text:span></text:p>
      <text:p text:style-name="P1"><text:span text:style-name="T11">smi →<text:tab/></text:span><text:span text:style-name="T3">el-montøøre &lt;GRAM m&gt;</text:span></text:p>
      <text:p text:style-name="P12">nbDEF person som under en driftsleders ansvar monterer og reparerer elektriske anlegg; jf. elektriker</text:p>
      <text:p text:style-name="P5"/>
      <text:p text:style-name="P2"><text:soft-page-break/>bzb</text:p>
      <text:p text:style-name="P1">nb<text:tab/><text:span text:style-name="T3">embete &lt;GRAM n&gt;</text:span></text:p>
      <text:p text:style-name="P12">nbDEF høyere stilling i staten</text:p>
      <text:p text:style-name="P11"><text:span text:style-name="T7">nbMRKN Personer som innehar et embete, utnevnes av Kongen i statsråd.</text:span></text:p>
      <text:p text:style-name="P1">klass<text:tab/><text:span text:style-name="T5">admin arbeid</text:span></text:p>
      <text:p text:style-name="P1"><text:span text:style-name="T11">smi →<text:tab/></text:span><text:span text:style-name="T3">Gånkan almetje, Gånkan barkije, stoerre-niere s.293 &lt;GRAM n&gt;</text:span></text:p>
      <text:p text:style-name="P12">nbDEF høyere stilling i staten</text:p>
      <text:p text:style-name="P12">nbMRKN Personer som innehar et embete, utnevnes av Kongen i statsråd.</text:p>
      <text:p text:style-name="P5"/>
      <text:p text:style-name="P2">cak</text:p>
      <text:p text:style-name="P1">nb<text:tab/><text:span text:style-name="T3">engasjement &lt;GRAM n&gt;</text:span></text:p>
      <text:p text:style-name="P11"><text:span text:style-name="T7">nbDEF ansettelse som er tidsbegrenset</text:span></text:p>
      <text:p text:style-name="P1">klass<text:tab/><text:span text:style-name="T5">arbeid</text:span></text:p>
      <text:p text:style-name="P1"><text:span text:style-name="T11">smi →<text:tab/></text:span><text:span text:style-name="T3">boelhkebarkoe &lt;GRAM n&gt;</text:span></text:p>
      <text:p text:style-name="P7">nbDEF ansettelse som er tidsbegrenset</text:p>
      <text:p text:style-name="P2">caw</text:p>
      <text:p text:style-name="P1">nb<text:tab/><text:span text:style-name="T3">entreprenør &lt;GRAM m&gt;</text:span></text:p>
      <text:p text:style-name="P12">nbDEF person eller firma som tar på seg å utføre større bygge- og anleggsarbeid for andre; jf. byggherre</text:p>
      <text:p text:style-name="P1">klass<text:tab/><text:span text:style-name="T5">arbeid bolig</text:span></text:p>
      <text:p text:style-name="P1"><text:span text:style-name="T11">smi →<text:tab/></text:span><text:span text:style-name="T3">entrepenøøre &lt;GRAM m&gt;</text:span></text:p>
      <text:p text:style-name="P7">nbDEF person eller firma som tar på seg å utføre større bygge- og anleggsarbeid for andre; jf. byggherre</text:p>
      <text:p text:style-name="P2"><text:soft-page-break/>cdo</text:p>
      <text:p text:style-name="P1">nb<text:tab/><text:span text:style-name="T3">fagarbeid &lt;GRAM n&gt;</text:span></text:p>
      <text:p text:style-name="P12">nbDEF arbeid som er knyttet til et praktisk yrke</text:p>
      <text:p text:style-name="P12">nbMRKN Ansatte under 20 år som utfører fagarbeid, har krav på lærlingkontrakt og opplæring etter en fastsatt plan.</text:p>
      <text:p text:style-name="P1">klass<text:tab/><text:span text:style-name="T5">arbeid</text:span></text:p>
      <text:p text:style-name="P1"><text:span text:style-name="T11">smi →<text:tab/></text:span><text:span text:style-name="T2">faagebarkoe</text:span><text:span text:style-name="T4"> </text:span><text:span text:style-name="T3">&lt;GRAM n&gt;</text:span></text:p>
      <text:p text:style-name="P12">nbDEF arbeid som er knyttet til et praktisk yrke</text:p>
      <text:p text:style-name="P7">nbMRKN Ansatte under 20 år som utfører fagarbeid, har krav på lærlingkontrakt og opplæring etter en fastsatt plan</text:p>
      <text:p text:style-name="P2">ksn</text:p>
      <text:p text:style-name="P1">nb<text:tab/><text:span text:style-name="T3">fagarbeider &lt;GRAM m&gt;</text:span></text:p>
      <text:p text:style-name="P11"><text:span text:style-name="T7">nbDEF person som er opplært etter en fastsatt fagplan, har avlagt fagprøve og har fått sitt fagbrev</text:span></text:p>
      <text:p text:style-name="P1">klass<text:tab/><text:span text:style-name="T5">arbeid</text:span></text:p>
      <text:p text:style-name="P1"><text:span text:style-name="T11">smi →<text:tab/></text:span><text:span text:style-name="T2">faagebarkije</text:span><text:span text:style-name="T4"> </text:span><text:span text:style-name="T3">&lt;GRAM m&gt;</text:span></text:p>
      <text:p text:style-name="P12">nbDEF person som er opplært etter en fastsatt fagplan, har avlagt fagprøve og har fått sitt fagbrev</text:p>
      <text:p text:style-name="P5"/>
      <text:p text:style-name="P2">cdp</text:p>
      <text:p text:style-name="P1">nb<text:tab/><text:span text:style-name="T3">fagbevegelse &lt;GRAM m&gt;</text:span></text:p>
      <text:p text:style-name="P11"><text:span text:style-name="T7">nbDEF samlet aktivitet innenfor Landsorganisasjonen i Norge</text:span></text:p>
      <text:p text:style-name="P1">klass<text:tab/><text:span text:style-name="T5">arbeid</text:span></text:p>
      <text:p text:style-name="P1"><text:span text:style-name="T11">smi →<text:tab/></text:span><text:span text:style-name="T3">faagesiebrie, -svihtjeme &lt;GRAM m&gt;</text:span></text:p>
      <text:p text:style-name="P12">nbDEF samlet aktivitet innenfor Landsorganisasjonen i Norge</text:p>
      <text:p text:style-name="P5"/>
      <text:p text:style-name="P2"><text:soft-page-break/>cdq</text:p>
      <text:p text:style-name="P1">nb<text:tab/><text:span text:style-name="T3">fagbrev &lt;GRAM n&gt;</text:span></text:p>
      <text:p text:style-name="P12">nbDEF dokument som viser at en har bestått fagprøven; jf. svennebrev, mesterbrev</text:p>
      <text:p text:style-name="P12">nbMRKN En person med fagbrev har rett til å kalle seg fagarbeider.</text:p>
      <text:p text:style-name="P1">klass<text:tab/><text:span text:style-name="T5">arbeid skole</text:span></text:p>
      <text:p text:style-name="P1"><text:span text:style-name="T11">smi →<text:tab/></text:span><text:span text:style-name="T2">faageprievie</text:span><text:span text:style-name="T4"> </text:span><text:span text:style-name="T3">&lt;GRAM n&gt; </text:span></text:p>
      <text:p text:style-name="P12">nbDEF tjaalege mij vihnesje faageprøøvem illeme; vd. miestereprievie</text:p>
      <text:p text:style-name="P4"><text:span text:style-name="T7">nbMRKN gosse faageprieviem åådtjeme dellie maahta faagebarkijine lahtestidh.</text:span></text:p>
      <text:p text:style-name="P2">cds</text:p>
      <text:p text:style-name="P1">nb<text:tab/><text:span text:style-name="T3">fagforbund &lt;GRAM n&gt;; &lt;SY&gt; forbund &lt;GRAM n&gt;</text:span></text:p>
      <text:p text:style-name="P12">nbDEF landsomfattende sammenslutning av fagforeninger innenfor samme fag eller yrke</text:p>
      <text:p text:style-name="P1">klass<text:tab/><text:span text:style-name="T5">arbeid</text:span></text:p>
      <text:p text:style-name="P1"><text:span text:style-name="T11">smi →<text:tab/></text:span><text:span text:style-name="T2">faagerijhkesiebrie</text:span><text:span text:style-name="T4"> </text:span><text:span text:style-name="T3">&lt;GRAM n&gt;; &lt;SY&gt; rijhkesiebrie &lt;GRAM n&gt;</text:span></text:p>
      <text:p text:style-name="P11"><text:span text:style-name="T7">nbDEF landsomfattende sammenslutning av fagforeninger innenfor samme fag eller yrke</text:span></text:p>
      <text:p text:style-name="P5"/>
      <text:p text:style-name="P2">cdt</text:p>
      <text:p text:style-name="P1">nb<text:tab/><text:span text:style-name="T3">fagforening &lt;GRAM m&gt;</text:span></text:p>
      <text:p text:style-name="P12">nbDEF sammenslutning av arbeidstakere, oftest innenfor samme fag, som skal ivareta deres interesser overfor arbeidsgiverne; jf. klubb</text:p>
      <text:p text:style-name="P1">klass<text:tab/><text:span text:style-name="T5">arbeid</text:span></text:p>
      <text:p text:style-name="P1"><text:span text:style-name="T11">smi →<text:tab/></text:span><text:span text:style-name="T2">faagesiebrie</text:span><text:span text:style-name="T4"> </text:span><text:span text:style-name="T3">&lt;GRAM m&gt;</text:span></text:p>
      <text:p text:style-name="P4"><text:span text:style-name="T7">nbDEF sammenslutning av arbeidstakere, oftest innenfor samme fag, som skal ivareta deres interesser overfor arbeidsgiverne; jf. klubb</text:span></text:p>
      <text:p text:style-name="P2">cdv</text:p>
      <text:p text:style-name="P1">nb<text:tab/><text:span text:style-name="T3">Faglige samorganisasjon; &lt;SY&gt; Samorg.</text:span></text:p>
      <text:p text:style-name="P12">nbDEF lokal sammenslutning av fagforeninger (avdelinger) tilsluttet ulike fagforbund i Landsorganisasjonen i Norge</text:p>
      <text:p text:style-name="P1">klass<text:tab/><text:span text:style-name="T5">arbeid</text:span></text:p>
      <text:p text:style-name="P1"><text:span text:style-name="T11">smi →<text:tab/></text:span><text:span text:style-name="T3">Faageles ektieorganisasjovne; &lt;SY&gt; Ektieorg.</text:span></text:p>
      <text:p text:style-name="P7">nbDEF lokal sammenslutning av fagforeninger (avdelinger) tilsluttet ulike fagforbund i Landsorganisasjonen i Norge</text:p>
      <text:p text:style-name="P2"><text:soft-page-break/>cdx</text:p>
      <text:p text:style-name="P1">nb<text:tab/><text:span text:style-name="T3">faglært &lt;GRAM adj&gt;; &lt;SY&gt; fagutdannet &lt;GRAM adj&gt;</text:span></text:p>
      <text:p text:style-name="P11"><text:span text:style-name="T7">nbDEF som har avlagt fagprøve innenfor et praktisk yrke</text:span></text:p>
      <text:p text:style-name="P1">klass<text:tab/><text:span text:style-name="T5">arbeid skole</text:span></text:p>
      <text:p text:style-name="P1"><text:span text:style-name="T11">smi →<text:tab/></text:span><text:span text:style-name="T3">faagelearojne &lt;GRAM adj&gt;; &lt;SY&gt; faageøøhpehtimmine &lt;GRAM adj&gt;</text:span></text:p>
      <text:p text:style-name="P7">nbDEF som har avlagt fagprøve innenfor et praktisk yrke</text:p>
      <text:p text:style-name="P2">ceb</text:p>
      <text:p text:style-name="P1">nb<text:tab/><text:span text:style-name="T3">fagprøve &lt;GRAM c&gt;</text:span></text:p>
      <text:p text:style-name="P11"><text:span text:style-name="T7">nbDEF praktisk og teoretisk prøve etter avsluttet praksis og opplæring i et yrkesfag; jf. fagbrev</text:span></text:p>
      <text:p text:style-name="P12">nbMRKN Den teoretiske delen av fagprøven kan tas som eksamen på videregående skole.</text:p>
      <text:p text:style-name="P1">klass<text:tab/><text:span text:style-name="T5">arbeid skole</text:span></text:p>
      <text:p text:style-name="P1"><text:span text:style-name="T11">smi →<text:tab/></text:span><text:span text:style-name="T3">faagprøøve , -pryøveme, -pryøvoe &lt;GRAM c&gt;</text:span></text:p>
      <text:p text:style-name="P11"><text:span text:style-name="T7">nbDEF praktisk og teoretisk prøve etter avsluttet praksis og opplæring i et yrkesfag; jf. fagbrev</text:span></text:p>
      <text:p text:style-name="P12">nbMRKN Den teoretiske delen av fagprøven kan tas som eksamen på videregående skole.</text:p>
      <text:p text:style-name="P5"/>
      <text:p text:style-name="P2">cgb</text:p>
      <text:p text:style-name="P1">nb<text:tab/><text:span text:style-name="T3">fartstid &lt;GRAM c&gt;</text:span></text:p>
      <text:p text:style-name="P12">nbDEF samlet arbeidstid til sjøs</text:p>
      <text:p text:style-name="P1">klass<text:tab/><text:span text:style-name="T5">arbeid</text:span></text:p>
      <text:p text:style-name="P1"><text:span text:style-name="T11">smi →<text:tab/></text:span><text:span text:style-name="T3">mearoeålmadååjrehtse &lt;GRAM c&gt;</text:span></text:p>
      <text:p text:style-name="P7">nbDEF samlet arbeidstid til sjøs</text:p>
      <text:p text:style-name="P2">cgf</text:p>
      <text:p text:style-name="P1">nb<text:tab/><text:span text:style-name="T3">fast ansatt &lt;GRAM adj&gt;</text:span></text:p>
      <text:p text:style-name="P12">nbDEF som er tilknyttet en arbeidsplass uten tidsbegrensning; jf. ansatt på prøve</text:p>
      <text:p text:style-name="P12">nbMRKN Normalt blir en fast ansatt etter en prøveperiode.</text:p>
      <text:p text:style-name="P1">klass<text:tab/><text:span text:style-name="T5">arbeid</text:span></text:p>
      <text:p text:style-name="P1"><text:span text:style-name="T11">smi →<text:tab/></text:span><text:span text:style-name="T3">vihties barkije &lt;GRAM adj&gt;</text:span></text:p>
      <text:p text:style-name="P11"><text:span text:style-name="T7">nbDEF som er tilknyttet en arbeidsplass uten tidsbegrensning; jf. ansatt på prøve</text:span></text:p>
      <text:p text:style-name="P12">nbMRKN Normalt blir en fast ansatt etter en prøveperiode.</text:p>
      <text:p text:style-name="P5"/>
      <text:p text:style-name="P2"><text:soft-page-break/>cgp</text:p>
      <text:p text:style-name="P1">nb<text:tab/><text:span text:style-name="T3">fast lønn &lt;GRAM c&gt;; &lt;STE&gt; lønn</text:span></text:p>
      <text:p text:style-name="P12">nbDEF lønn som blir utbetalt regelmessig, som regel en gang i måneden, og som er beregnet ut fra et gjennomsnittlig antall arbeidsdager per år; jf. akkordlønn, timelønn</text:p>
      <text:p text:style-name="P1">klass<text:tab/><text:span text:style-name="T5">arbeid</text:span></text:p>
      <text:p text:style-name="P1"><text:span text:style-name="T11">smi →<text:tab/></text:span><text:span text:style-name="T2">tjirkes baalhka</text:span><text:span text:style-name="T4"> fast lønn</text:span><text:span text:style-name="T3"> &lt;GRAM c&gt;; &lt;STE&gt; lønn</text:span></text:p>
      <text:p text:style-name="P12">nbDEF lønn som blir utbetalt regelmessig, som regel en gang i måneden, og som er beregnet ut fra et gjennomsnittlig antall arbeidsdager per år; jf. akkordlønn, timelønn</text:p>
      <text:p text:style-name="P5"/>
      <text:p text:style-name="P2">chb</text:p>
      <text:p text:style-name="P1">nb<text:tab/><text:span text:style-name="T3">feier &lt;GRAM m&gt;</text:span></text:p>
      <text:p text:style-name="P11"><text:span text:style-name="T7">nbDEF person som har som yrke å fjerne sot fra piper, røykganger og ildsteder</text:span></text:p>
      <text:p text:style-name="P12">nbMRKN En feier tar også ofte del i forebyggende brannvernarbeid.</text:p>
      <text:p text:style-name="P1">klass<text:tab/><text:span text:style-name="T5">arbeid</text:span></text:p>
      <text:p text:style-name="P1"><text:span text:style-name="T11">smi →<text:tab/></text:span><text:span text:style-name="T3">soevesøøpije &lt;GRAM m&gt;</text:span></text:p>
      <text:p text:style-name="P12">nbDEF skrååjrehkh øørnedh </text:p>
      <text:p text:style-name="P4"><text:span text:style-name="T7">nbMRKN En feier tar også ofte del i forebyggende brannvernarbeid.</text:span></text:p>
      <text:p text:style-name="P2">chm</text:p>
      <text:p text:style-name="P1">nb<text:tab/><text:span text:style-name="T3">fellesferie &lt;GRAM m&gt;</text:span></text:p>
      <text:p text:style-name="P12">nbDEF ferie som blir avviklet samtidig for alle ansatte i industribedrifter</text:p>
      <text:p text:style-name="P12">nbMRKN Fellesferien blir som regel avviklet i juli og varer i tre uker.</text:p>
      <text:p text:style-name="P1">klass<text:tab/><text:span text:style-name="T5">arbeid</text:span></text:p>
      <text:p text:style-name="P1"><text:span text:style-name="T11">smi →<text:tab/></text:span><text:span text:style-name="T2">ektie-eejehtimmie (Anna Jakobsen DjD III s. 106</text:span><text:span text:style-name="T4"> fellesferie)</text:span><text:span text:style-name="T3"> &lt;GRAM m&gt;</text:span></text:p>
      <text:p text:style-name="P12">nbDEF ferie som blir avviklet samtidig for alle ansatte i industribedrifter</text:p>
      <text:p text:style-name="P12">nbMRKN Fellesferien blir som regel avviklet i juli og varer i tre uker.</text:p>
      <text:p text:style-name="P5"/>
      <text:p text:style-name="P2"><text:soft-page-break/>cik</text:p>
      <text:p text:style-name="P1">nb<text:tab/><text:span text:style-name="T3">ferie &lt;GRAM m&gt;</text:span></text:p>
      <text:p text:style-name="P12">nbDEF dager en person har fri fra sine forpliktelser, som arbeid, skole o.a.; jf. fellesferie, feriegodtgjørelse</text:p>
      <text:p text:style-name="P1">klass<text:tab/><text:span text:style-name="T5">arbeid</text:span></text:p>
      <text:p text:style-name="P1"><text:span text:style-name="T11">smi →<text:tab/></text:span><text:span text:style-name="T2">eejehtimmie</text:span><text:span text:style-name="T4"> </text:span><text:span text:style-name="T3">&lt;GRAM m&gt;</text:span></text:p>
      <text:p text:style-name="P7">nbDEF dager en person har fri fra sine forpliktelser, som arbeid, skole o.a.; jf. fellesferie, feriegodtgjørelse</text:p>
      <text:p text:style-name="P2">cil</text:p>
      <text:p text:style-name="P1">nb<text:tab/><text:span text:style-name="T3">feriearbeid &lt;GRAM n&gt;; &lt;SY&gt; feriejobb &lt;GRAM m&gt;</text:span></text:p>
      <text:p text:style-name="P12">nbDEF arbeid i ferien</text:p>
      <text:p text:style-name="P11"><text:span text:style-name="T7">nbMRKN Skoleungdom søker ofte feriearbeid.</text:span></text:p>
      <text:p text:style-name="P1">klass<text:tab/><text:span text:style-name="T5">arbeid</text:span></text:p>
      <text:p text:style-name="P1"><text:span text:style-name="T11">smi →<text:tab/></text:span><text:span text:style-name="T3">giesiebarkoe &lt;GRAM n&gt;</text:span></text:p>
      <text:p text:style-name="P12">nbDEF arbeid i ferien</text:p>
      <text:p text:style-name="P7">nbMRKN Skoleungdom søker ofte feriearbeid.</text:p>
      <text:p text:style-name="P2">cim</text:p>
      <text:p text:style-name="P1">nb<text:tab/><text:span text:style-name="T3">ferieloven &lt;GRAM m&gt;; &lt;STE&gt; lov om ferie</text:span></text:p>
      <text:p text:style-name="P12">nbDEF lov av 14 november 1947 nr 3 om ferie</text:p>
      <text:p text:style-name="P1">klass<text:tab/><text:span text:style-name="T5">arbeid jur</text:span></text:p>
      <text:p text:style-name="P1"><text:span text:style-name="T11">smi →<text:tab/></text:span><text:span text:style-name="T2">eejehtimmielaake</text:span><text:span text:style-name="T4"> </text:span><text:span text:style-name="T3">&lt;GRAM m&gt;; &lt;STE&gt; laake eejehtimmien bijre</text:span></text:p>
      <text:p text:style-name="P7">nbDEF lov av 14 november 1947 nr 3 om ferie</text:p>
      <text:p text:style-name="P2">cin</text:p>
      <text:p text:style-name="P1">nb<text:tab/><text:span text:style-name="T3">feriepenger &lt;GRAM m pl&gt;; &lt;SY&gt; feriegodtgjørelse &lt;GRAM m&gt;; &lt;STE&gt; godtgjørelse</text:span></text:p>
      <text:p text:style-name="P12">nbDEF penger som en arbeidstaker har krav på som erstatning for lønn i ferien</text:p>
      <text:p text:style-name="P12">nbMRKN Alle arbeidstakere som har hatt arbeid i minst seks dager, har rett på feriepenger.</text:p>
      <text:p text:style-name="P1">klass<text:tab/><text:span text:style-name="T5">arbeid</text:span></text:p>
      <text:p text:style-name="P1"><text:span text:style-name="T11">smi →<text:tab/></text:span><text:span text:style-name="T2">eejehtimmiebeetnegh</text:span><text:span text:style-name="T4"> </text:span><text:span text:style-name="T3">&lt;GRAM m pl&gt; </text:span></text:p>
      <text:p text:style-name="P12">nbDEF penger som en arbeidstaker har krav på som erstatning for lønn i ferien</text:p>
      <text:p text:style-name="P7">nbMRKN Alle arbeidstakere som har hatt arbeid i minst seks dager, har rett på feriepenger.</text:p>
      <text:p text:style-name="P2"><text:soft-page-break/>cip</text:p>
      <text:p text:style-name="P1">nb<text:tab/><text:span text:style-name="T3">ferieår &lt;GRAM n&gt;</text:span></text:p>
      <text:p text:style-name="P11"><text:span text:style-name="T7">nbDEF arbeidsår som gir en arbeidstaker rett til å ta et lovfestet antall feriedager</text:span></text:p>
      <text:p text:style-name="P1">klass<text:tab/><text:span text:style-name="T5">arbeid</text:span></text:p>
      <text:p text:style-name="P1"><text:span text:style-name="T11">smi →<text:tab/></text:span><text:span text:style-name="T2">eejehtimmiejaepie</text:span><text:span text:style-name="T4"> </text:span><text:span text:style-name="T3">&lt;GRAM n&gt;</text:span></text:p>
      <text:p text:style-name="P7">nbDEF arbeidsår som gir en arbeidstaker rett til å ta et lovfestet antall feriedager</text:p>
      <text:p text:style-name="P2">cju</text:p>
      <text:p text:style-name="P1">nb<text:tab/><text:span text:style-name="T3">finmekaniker &lt;GRAM m&gt;</text:span></text:p>
      <text:p text:style-name="P11"><text:span text:style-name="T7">nbDEF fagutdannet person som tilvirker, bygger, monterer eller reparerer apparater og annet finmekanisk utstyr</text:span></text:p>
      <text:p text:style-name="P1">klass<text:tab/><text:span text:style-name="T5">arbeid</text:span></text:p>
      <text:p text:style-name="P1"><text:span text:style-name="T11">smi →<text:tab/></text:span><text:span text:style-name="T3">tjiehpiesdovvije/- mekaanigkere &lt;GRAM m&gt;</text:span></text:p>
      <text:p text:style-name="P12">nbDEF fagutdannet person som tilvirker, bygger, monterer eller reparerer apparater og annet finmekanisk utstyr</text:p>
      <text:p text:style-name="P5"/>
      <text:p text:style-name="P2">hqd</text:p>
      <text:p text:style-name="P1">nb<text:tab/><text:span text:style-name="T3">fjøsrøkter &lt;GRAM m&gt;; &lt;SY&gt; sveiser &lt;GRAM m&gt;; &lt;STE&gt; røkter</text:span></text:p>
      <text:p text:style-name="P12">nbDEF person som har som yrke å passe og stelle dyr</text:p>
      <text:p text:style-name="P1">klass<text:tab/><text:span text:style-name="T5">arbeid</text:span></text:p>
      <text:p text:style-name="P1"><text:span text:style-name="T11">smi →<text:tab/></text:span><text:span text:style-name="T2">fievsiebarkije, fuevsiebarkije, -triengke</text:span><text:span text:style-name="T3"> &lt;GRAM m&gt;; &lt;SY&gt; sveiser ?? &lt;GRAM m&gt;; &lt;STE&gt; ryøjnesjæjja</text:span></text:p>
      <text:p text:style-name="P11"><text:span text:style-name="T7">nbDEF person som har som yrke å passe og stelle dyr</text:span></text:p>
      <text:p text:style-name="P5"/>
      <text:p text:style-name="P2">ckt</text:p>
      <text:p text:style-name="P1">nb<text:tab/><text:span text:style-name="T3">fleksitid &lt;GRAM c&gt;</text:span></text:p>
      <text:p text:style-name="P12">nbDEF ordning der arbeidstakeren arbeider det antall timer som er avtalt, men selv bestemmer start- og avslutningstidspunkt for arbeidsdagen</text:p>
      <text:p text:style-name="P1">klass<text:tab/><text:span text:style-name="T5">arbeid</text:span></text:p>
      <text:p text:style-name="P1"><text:span text:style-name="T11">smi →<text:tab/></text:span><text:span text:style-name="T3">viegkeldh tijje &lt;GRAM c&gt;</text:span></text:p>
      <text:p text:style-name="P11"><text:span text:style-name="T7">nbDEF ordning der arbeidstakeren arbeider det antall timer som er avtalt, men selv bestemmer start- og avslutningstidspunkt for arbeidsdagen</text:span></text:p>
      <text:p text:style-name="P5"/>
      <text:p text:style-name="P2"><text:soft-page-break/>cll</text:p>
      <text:p text:style-name="P1">nb<text:tab/><text:span text:style-name="T3">flygeleder &lt;GRAM m&gt;</text:span></text:p>
      <text:p text:style-name="P12">nbDEF fagutdannet person som arbeider i luftfartens sikringstjeneste med trafikkregulering ved en flyplass og i luftrommet mellom flyplassene</text:p>
      <text:p text:style-name="P1">klass<text:tab/><text:span text:style-name="T5">arbeid</text:span></text:p>
      <text:p text:style-name="P1"><text:span text:style-name="T11">smi →<text:tab/></text:span><text:span text:style-name="T2">girtiejuhtiehtæjja</text:span><text:span text:style-name="T3"> &lt;GRAM m&gt;</text:span></text:p>
      <text:p text:style-name="P7">nbDEF fagutdannet person som arbeider i luftfartens sikringstjeneste med trafikkregulering ved en flyplass og i luftrommet mellom flyplassene</text:p>
      <text:p text:style-name="P2">clm</text:p>
      <text:p text:style-name="P1">nb<text:tab/><text:span text:style-name="T3">flyger &lt;GRAM m&gt;; &lt;SY&gt; pilot &lt;GRAM m&gt;</text:span></text:p>
      <text:p text:style-name="P11"><text:span text:style-name="T7">nbDEF person som har som yrke å føre fly</text:span></text:p>
      <text:p text:style-name="P1">klass<text:tab/><text:span text:style-name="T5">arbeid</text:span></text:p>
      <text:p text:style-name="P1"><text:span text:style-name="T11">smi →<text:tab/></text:span><text:span text:style-name="T2">girtije (Mov voestes 1000 baakoe)</text:span><text:span text:style-name="T4"> </text:span><text:span text:style-name="T3">&lt;GRAM m&gt;; &lt;SY&gt; pijlovte &lt;GRAM m&gt;</text:span></text:p>
      <text:p text:style-name="P12">nbDEF person som har som yrke å føre fly</text:p>
      <text:p text:style-name="P5"/>
      <text:p text:style-name="P2">cmg</text:p>
      <text:p text:style-name="P1">nb<text:tab/><text:span text:style-name="T3">flymekaniker &lt;GRAM m&gt;</text:span></text:p>
      <text:p text:style-name="P12">nbDEF yrkesutdannet person som arbeider med vedlikehold av luftfartøy</text:p>
      <text:p text:style-name="P11"><text:span text:style-name="T7">nbMRKN Flymekanikere har også ansvaret for fylling av brennstoff og for bakkeutstyr, verktøy og anlegg.</text:span></text:p>
      <text:p text:style-name="P1">klass<text:tab/><text:span text:style-name="T5">arbeid</text:span></text:p>
      <text:p text:style-name="P1"><text:span text:style-name="T11">smi →<text:tab/></text:span><text:span text:style-name="T3">girtiedovvije/- mekaanigkere &lt;GRAM m&gt;</text:span></text:p>
      <text:p text:style-name="P12">nbDEF yrkesutdannet person som arbeider med vedlikehold av luftfartøy</text:p>
      <text:p text:style-name="P11"><text:span text:style-name="T7">nbMRKN Flymekanikere har også ansvaret for fylling av brennstoff og for bakkeutstyr, verktøy og anlegg.</text:span></text:p>
      <text:p text:style-name="P5"/>
      <text:p text:style-name="P2"><text:soft-page-break/>cmq</text:p>
      <text:p text:style-name="P1">nb<text:tab/><text:span text:style-name="T3">flyvertinne &lt;GRAM c&gt;</text:span></text:p>
      <text:p text:style-name="P12">nbDEF kvinnelig yrkesutøver som tar seg av passasjerene under en flyreise</text:p>
      <text:p text:style-name="P1">klass<text:tab/><text:span text:style-name="T5">arbeid</text:span></text:p>
      <text:p text:style-name="P1"><text:span text:style-name="T11">smi →<text:tab/></text:span><text:span text:style-name="T2">girtiegujne, girtieålma (Mov voestes 1000 baakoe)</text:span><text:span text:style-name="T4"> </text:span><text:span text:style-name="T3">&lt;GRAM c&gt;</text:span></text:p>
      <text:p text:style-name="P11"><text:span text:style-name="T7">nbDEF kvinnelig yrkesutøver som tar seg av passasjerene under en flyreise</text:span></text:p>
      <text:p text:style-name="P5"/>
      <text:p text:style-name="P2">kly</text:p>
      <text:p text:style-name="P1">nb<text:tab/><text:span text:style-name="T3">forbundsstyre &lt;GRAM n&gt;; &lt;STE&gt; styre</text:span></text:p>
      <text:p text:style-name="P12">nbDEF sentralt styre med representanter fra (fag)forbundets lokalavdelinger, valgt av landsmøtet til å lede forbundets virksomhet i samsvar med vedtektene og landsmøtets og landsstyrets vedtak</text:p>
      <text:p text:style-name="P12">nbMRKN Formannen, varaformannen og forbundssekretæren utgjør forbundsstyrets arbeidsutvalg.</text:p>
      <text:p text:style-name="P1">klass<text:tab/><text:span text:style-name="T5">arbeid</text:span></text:p>
      <text:p text:style-name="P1"><text:span text:style-name="T11">smi →<text:tab/></text:span><text:span text:style-name="T2">rijhkesiebrienståvroe</text:span><text:span text:style-name="T3"> &lt;GRAM n&gt;; &lt;STE&gt; ståvroe</text:span></text:p>
      <text:p text:style-name="P12">nbDEF sentralt styre med representanter fra (fag)forbundets lokalavdelinger, valgt av landsmøtet til å lede forbundets virksomhet i samsvar med vedtektene og landsmøtets og landsstyrets vedtak</text:p>
      <text:p text:style-name="P11"><text:span text:style-name="T7">nbMRKN Formannen, varaformannen og forbundssekretæren utgjør forbundsstyrets arbeidsutvalg.</text:span></text:p>
      <text:p text:style-name="P5"/>
      <text:p text:style-name="P2">coq</text:p>
      <text:p text:style-name="P1">nb<text:tab/><text:span text:style-name="T3">forbundsvist oppgjør &lt;GRAM n&gt;</text:span></text:p>
      <text:p text:style-name="P12">nbDEF tariffoppgjør mellom et enkelt fagforbund og bransjens arbeidsgiverorganisasjon</text:p>
      <text:p text:style-name="P1">klass<text:tab/><text:span text:style-name="T5">arbeid</text:span></text:p>
      <text:p text:style-name="P1"><text:span text:style-name="T11">smi →<text:tab/></text:span><text:span text:style-name="T3">Rijhkesiebriej latjkenimmie &lt;GRAM n&gt;</text:span></text:p>
      <text:p text:style-name="P7">nbDEF tariffoppgjør mellom et enkelt fagforbund og bransjens arbeidsgiverorganisasjon</text:p>
      <text:p text:style-name="P2"><text:soft-page-break/>coy</text:p>
      <text:p text:style-name="P1">nb<text:tab/><text:span text:style-name="T3">forefallende arbeid &lt;GRAM n&gt;</text:span></text:p>
      <text:p text:style-name="P12">nbDEF arbeid som til enhver tid må gjøres</text:p>
      <text:p text:style-name="P1">klass<text:tab/><text:span text:style-name="T5">arbeid</text:span></text:p>
      <text:p text:style-name="P1"><text:span text:style-name="T11">smi →<text:tab/></text:span><text:span text:style-name="T3">barkoe mij sjædta &lt;GRAM n&gt;</text:span></text:p>
      <text:p text:style-name="P12">nbDEF arbeid som til enhver tid må gjøres</text:p>
      <text:p text:style-name="P5"/>
      <text:p text:style-name="P2">cpn</text:p>
      <text:p text:style-name="P1">nb<text:tab/><text:span text:style-name="T3">forening &lt;GRAM c&gt;; &lt;SY&gt; organisasjon &lt;GRAM m&gt;</text:span></text:p>
      <text:p text:style-name="P12">nbDEF sammenslutning av personer som har felles interesser eller som arbeider for en felles sak</text:p>
      <text:p text:style-name="P1">klass<text:tab/><text:span text:style-name="T5">arbeid</text:span></text:p>
      <text:p text:style-name="P1"><text:span text:style-name="T11">smi →<text:tab/></text:span><text:span text:style-name="T3">siebrie &lt;GRAM c&gt;; &lt;SY&gt; organisasjovne &lt;GRAM m&gt;</text:span></text:p>
      <text:p text:style-name="P4"><text:span text:style-name="T7">nbDEF sammenslutning av personer som har felles interesser eller som arbeider for en felles sak</text:span></text:p>
      <text:p text:style-name="P2">cqa</text:p>
      <text:p text:style-name="P1">nb<text:tab/><text:span text:style-name="T3">forfremmelse &lt;GRAM m&gt;</text:span></text:p>
      <text:p text:style-name="P12">nbDEF det å oppnå en stilling innenfor sin arbeidsplass som er mer betrodd enn den en tidligere hadde</text:p>
      <text:p text:style-name="P12">nbMRKN Forfremmelse medfører oftest opprykk på lønnsstigen.</text:p>
      <text:p text:style-name="P1">klass<text:tab/><text:span text:style-name="T5">arbeid</text:span></text:p>
      <text:p text:style-name="P1"><text:span text:style-name="T11">smi →<text:tab/></text:span><text:span text:style-name="T3">bæjjalgidh &lt;GRAM m&gt;</text:span></text:p>
      <text:p text:style-name="P12">nbDEF det å oppnå en stilling innenfor sin arbeidsplass som er mer betrodd enn den en tidligere hadde</text:p>
      <text:p text:style-name="P12">nbMRKN Forfremmelse medfører oftest opprykk på lønnsstigen.</text:p>
      <text:p text:style-name="P5"/>
      <text:p text:style-name="P2"><text:soft-page-break/>cqh</text:p>
      <text:p text:style-name="P1">nb<text:tab/><text:span text:style-name="T3">forhandle &lt;GRAM v&gt;</text:span></text:p>
      <text:p text:style-name="P11"><text:span text:style-name="T7">nbDEF diskutere med tanke på å komme fram til et resultat som alle parter er tilfreds med</text:span></text:p>
      <text:p text:style-name="P1">klass<text:tab/><text:span text:style-name="T5">arbeid</text:span></text:p>
      <text:p text:style-name="P1"><text:span text:style-name="T11">smi →<text:tab/></text:span><text:span text:style-name="T3">digkiedidh &lt;GRAM v&gt;</text:span></text:p>
      <text:p text:style-name="P12">nbDEF diskutere med tanke på å komme fram til et resultat som alle parter er tilfreds med</text:p>
      <text:p text:style-name="P5"/>
      <text:p text:style-name="P2">ctc</text:p>
      <text:p text:style-name="P1">nb<text:tab/><text:span text:style-name="T3">forpakter &lt;GRAM m&gt;</text:span></text:p>
      <text:p text:style-name="P11"><text:span text:style-name="T7">nbDEF person, som regel med utdanning fra en landbruksskole, som leier bruksretten til en gård</text:span></text:p>
      <text:p text:style-name="P1">klass<text:tab/><text:span text:style-name="T5">arbeid</text:span></text:p>
      <text:p text:style-name="P1"><text:span text:style-name="T11">smi →<text:tab/></text:span><text:span text:style-name="T3">viedtehke/ sæjjasadtje - <text:s/>&lt;GRAM m&gt;</text:span></text:p>
      <text:p text:style-name="P12">nbDEF person, som regel med utdanning fra en landbruksskole, som leier bruksretten til en gård</text:p>
      <text:p text:style-name="P5"/>
      <text:p text:style-name="P2">ctf</text:p>
      <text:p text:style-name="P1">nb<text:tab/><text:span text:style-name="T3">forpleiningssjef &lt;GRAM m&gt;; &lt;SY&gt; stuert &lt;GRAM m&gt;</text:span></text:p>
      <text:p text:style-name="P11"><text:span text:style-name="T7">nbDEF fagutdannet person som har ansvaret for proviantering og matlaging om bord på skip og borefartøy og for renhold av lugarer og oppholdsrom</text:span></text:p>
      <text:p text:style-name="P1">klass<text:tab/><text:span text:style-name="T5">arbeid</text:span></text:p>
      <text:p text:style-name="P1"><text:span text:style-name="T11">smi →<text:tab/></text:span><text:span text:style-name="T2">gåassoehtimmie-åvtohke</text:span><text:span text:style-name="T3">; &lt;SY&gt; åejvie-sjovne</text:span><text:span text:style-name="T14"></text:span><text:span text:style-name="T3"> &lt;GRAM m&gt;</text:span></text:p>
      <text:p text:style-name="P4"><text:span text:style-name="T7">nbDEF fagutdannet person som har ansvaret for proviantering og matlaging om bord på skip og borefartøy og for renhold av lugarer og oppholdsrom</text:span></text:p>
      <text:p text:style-name="P2">ctm</text:p>
      <text:p text:style-name="P1">nb<text:tab/><text:span text:style-name="T3">forretningsorden &lt;GRAM m&gt;</text:span></text:p>
      <text:p text:style-name="P12">nbDEF regler for saksbehandling i en forsamling som har besluttende myndighet</text:p>
      <text:p text:style-name="P1">klass<text:tab/><text:span text:style-name="T5">arbeid</text:span></text:p>
      <text:p text:style-name="P1"><text:span text:style-name="T11">smi →<text:tab/></text:span><text:span text:style-name="T3">aamhteseøørnege, tjåanghkoe-njoelkedassh &lt;GRAM m&gt;</text:span></text:p>
      <text:p text:style-name="P12">nbDEF regler for saksbehandling i en forsamling som har besluttende myndighet</text:p>
      <text:p text:style-name="P5"/>
      <text:p text:style-name="P2"><text:soft-page-break/>cub</text:p>
      <text:p text:style-name="P1">nb<text:tab/><text:span text:style-name="T3">forskalingssnekker &lt;GRAM m&gt;; &lt;SY&gt; forskaler &lt;GRAM m&gt;</text:span></text:p>
      <text:p text:style-name="P12">nbDEF person som har som yrke å bygge former betong skal støpes i ved oppføring av bygninger, bruer, damanlegg osv.</text:p>
      <text:p text:style-name="P1">klass<text:tab/><text:span text:style-name="T5">arbeid</text:span></text:p>
      <text:p text:style-name="P1"><text:span text:style-name="T11">smi →<text:tab/></text:span><text:span text:style-name="T2">haammoe-kluhtierdæjja, -snæhkere (Mov voestes 1000 baakoe</text:span><text:span text:style-name="T4">)</text:span><text:span text:style-name="T3"> &lt;GRAM m&gt;; &lt;SY&gt; haammoedæjja &lt;GRAM m&gt;</text:span></text:p>
      <text:p text:style-name="P12">nbDEF person som har som yrke å bygge former betong skal støpes i ved oppføring av bygninger, bruer, damanlegg osv.</text:p>
      <text:p text:style-name="P5"/>
      <text:p text:style-name="P2">cvh</text:p>
      <text:p text:style-name="P1">nb<text:tab/><text:span text:style-name="T3">forsømmelse &lt;GRAM m&gt;</text:span></text:p>
      <text:p text:style-name="P11"><text:span text:style-name="T7">nbDEF det å ikke oppfylle sine plikter</text:span></text:p>
      <text:p text:style-name="P12">nbMRKN Forsømmelser på arbeidsplassen kan gi grunnlag for advarsel, grove eller gjentatte forsømmelser for avskjed.</text:p>
      <text:p text:style-name="P1">klass<text:tab/><text:span text:style-name="T5">arbeid</text:span></text:p>
      <text:p text:style-name="P1"><text:span text:style-name="T11">smi →<text:tab/></text:span><text:span text:style-name="T3">slaerviedimmie - slaerviedidh &lt;GRAM m&gt;</text:span></text:p>
      <text:p text:style-name="P12">nbDEF det å ikke oppfylle sine plikter</text:p>
      <text:p text:style-name="P11"><text:span text:style-name="T7">nbMRKN Forsømmelser på arbeidsplassen kan gi grunnlag for advarsel, grove eller gjentatte forsømmelser for avskjed.</text:span></text:p>
      <text:p text:style-name="P5"/>
      <text:p text:style-name="P2">cwy</text:p>
      <text:p text:style-name="P1">nb<text:tab/><text:span text:style-name="T3">fotograf &lt;GRAM m&gt;</text:span></text:p>
      <text:p text:style-name="P12">nbDEF person som har som yrke å fotografere</text:p>
      <text:p text:style-name="P1">klass<text:tab/><text:span text:style-name="T5">arbeid</text:span></text:p>
      <text:p text:style-name="P1"><text:span text:style-name="T11">smi →<text:tab/></text:span><text:span text:style-name="T2">guvviedæjja/ Mov voestes 1000 baakoe</text:span><text:span text:style-name="T3"> &lt;GRAM m&gt;</text:span></text:p>
      <text:p text:style-name="P11"><text:span text:style-name="T7">nbDEF person som har som yrke å fotografere</text:span></text:p>
      <text:p text:style-name="P5"/>
      <text:p text:style-name="P2"><text:soft-page-break/>cxz</text:p>
      <text:p text:style-name="P1">nb<text:tab/><text:span text:style-name="T3">fratre en stilling &lt;GRAM v&gt;</text:span></text:p>
      <text:p text:style-name="P12">nbDEF slutte i en stilling</text:p>
      <text:p text:style-name="P1">klass<text:tab/><text:span text:style-name="T5">arbeid</text:span></text:p>
      <text:p text:style-name="P1"><text:span text:style-name="T11">smi →<text:tab/></text:span><text:span text:style-name="T2">orrijidh</text:span><text:span text:style-name="T4"> </text:span><text:span text:style-name="T3">&lt;GRAM v&gt;</text:span></text:p>
      <text:p text:style-name="P7">nbDEF slutte i en stilling</text:p>
      <text:p text:style-name="P2">cya</text:p>
      <text:p text:style-name="P1">nb<text:tab/><text:span text:style-name="T3">fraværsdag &lt;GRAM m&gt;</text:span></text:p>
      <text:p text:style-name="P12">nbDEF dag en arbeidstaker er borte fra arbeid; jf. sykefravær</text:p>
      <text:p text:style-name="P1">klass<text:tab/><text:span text:style-name="T5">arbeid</text:span></text:p>
      <text:p text:style-name="P1"><text:span text:style-name="T11">smi →<text:tab/></text:span><text:span text:style-name="T3">gååtemebiejjie gaatodh – utebli &lt;GRAM m&gt;</text:span></text:p>
      <text:p text:style-name="P7">nbDEF dag en arbeidstaker er borte fra arbeid; jf. sykefravær</text:p>
      <text:p text:style-name="P2">czl</text:p>
      <text:p text:style-name="P1">nb<text:tab/><text:span text:style-name="T3">friskmelding &lt;GRAM c&gt;</text:span></text:p>
      <text:p text:style-name="P11"><text:span text:style-name="T7">nbDEF skriftlig melding fra lege til arbeidsgiver om at en arbeidstaker som har vært syk, blir vurdert som frisk og dermed arbeidsfør; jf. sykemelding</text:span></text:p>
      <text:p text:style-name="P1">klass<text:tab/><text:span text:style-name="T5">arbeid helse</text:span></text:p>
      <text:p text:style-name="P1"><text:span text:style-name="T11">smi →<text:tab/></text:span><text:span text:style-name="T3">tjarres-, hierven-, staarnemebæjkoehtimmie &lt;GRAM c&gt;</text:span></text:p>
      <text:p text:style-name="P4"><text:span text:style-name="T7">nbDEF skriftlig melding fra lege til arbeidsgiver om at en arbeidstaker som har vært syk, blir vurdert som frisk og dermed arbeidsfør; jf. sykemelding</text:span></text:p>
      <text:p text:style-name="P2">czo</text:p>
      <text:p text:style-name="P1">nb<text:tab/><text:span text:style-name="T3">frisør &lt;GRAM m&gt;</text:span></text:p>
      <text:p text:style-name="P12">nbDEF yrkesutdannet person som vasker, klipper, farger og permanentbehandler hår</text:p>
      <text:p text:style-name="P12">nbMRKN Frisører kan være tilsatt i en frisørsalong eller drive egen salong.</text:p>
      <text:p text:style-name="P1">klass<text:tab/><text:span text:style-name="T5">arbeid</text:span></text:p>
      <text:p text:style-name="P1"><text:span text:style-name="T11">smi →<text:tab/></text:span><text:span text:style-name="T2">voeptebietskiedæjja/ Mov voestes 1000 baakoe</text:span><text:span text:style-name="T4"> </text:span><text:span text:style-name="T3">&lt;GRAM m&gt;</text:span></text:p>
      <text:p text:style-name="P12">nbDEF yrkesutdannet person som vasker, klipper, farger og permanentbehandler hår</text:p>
      <text:p text:style-name="P7">nbMRKN Frisører kan være tilsatt i en frisørsalong eller drive egen salong.</text:p>
      <text:p text:style-name="P2"><text:soft-page-break/>dac</text:p>
      <text:p text:style-name="P1">nb<text:tab/><text:span text:style-name="T3">fritt mandat &lt;GRAM n&gt;</text:span></text:p>
      <text:p text:style-name="P12">nbDEF rett til å stemme etter sin egen vurdering; jf. bundet mandat</text:p>
      <text:p text:style-name="P1">klass<text:tab/><text:span text:style-name="T5">arbeid</text:span></text:p>
      <text:p text:style-name="P1"><text:span text:style-name="T11">smi →<text:tab/></text:span><text:span text:style-name="T3">loeves gielevedteme &lt;GRAM n&gt;</text:span></text:p>
      <text:p text:style-name="P7">nbDEF reaktah jijtse mielen mietie gielem vedtedh; vd. veadteme giele</text:p>
      <text:p text:style-name="P2">dau</text:p>
      <text:p text:style-name="P1">nb<text:tab/><text:span text:style-name="T3">frynsegode &lt;GRAM n&gt;</text:span></text:p>
      <text:p text:style-name="P12">nbDEF ytelse fra arbeidsgiver i tillegg til ordinær lønn</text:p>
      <text:p text:style-name="P11"><text:span text:style-name="T7">nbMRKN Gratis kantine, telefon, firmabil osv. er eksempler på frynsegoder, og de skal beskattes.</text:span></text:p>
      <text:p text:style-name="P1">klass<text:tab/><text:span text:style-name="T5">arbeid</text:span></text:p>
      <text:p text:style-name="P1"><text:span text:style-name="T11">smi →<text:tab/></text:span><text:span text:style-name="T3">lissiebueriem &lt;GRAM n&gt;</text:span></text:p>
      <text:p text:style-name="P12">nbDEF ytelse fra arbeidsgiver i tillegg til ordinær lønn</text:p>
      <text:p text:style-name="P12">nbMRKN Gratis kantine, telefon, firmabil osv. er eksempler på frynsegoder, og de skal beskattes.</text:p>
      <text:p text:style-name="P5"/>
      <text:p text:style-name="P2">dqm</text:p>
      <text:p text:style-name="P1">nb<text:tab/><text:span text:style-name="T3">full stilling &lt;GRAM c&gt;; &lt;STE&gt; stilling; &lt;STE&gt; heltidsstilling</text:span></text:p>
      <text:p text:style-name="P12">nbDEF stilling der en arbeider full arbeidstid; jf. deltidsstilling</text:p>
      <text:p text:style-name="P1">klass<text:tab/><text:span text:style-name="T5">arbeid</text:span></text:p>
      <text:p text:style-name="P1"><text:span text:style-name="T11">smi →<text:tab/></text:span><text:span text:style-name="T2">ellies barkoe</text:span><text:span text:style-name="T4"> </text:span><text:span text:style-name="T3">&lt;GRAM c&gt;; &lt;STE&gt; barkoe</text:span></text:p>
      <text:p text:style-name="P7">nbDEF stilling der en arbeider full arbeidstid; jf. deltidsstilling</text:p>
      <text:p text:style-name="P2">izg</text:p>
      <text:p text:style-name="P1">nb<text:tab/><text:span text:style-name="T3">full sysselsetting &lt;GRAM c&gt;; &lt;STE&gt; sysselsetting</text:span></text:p>
      <text:p text:style-name="P12">nbDEF tilstand der alle arbeidsføre har arbeid</text:p>
      <text:p text:style-name="P12">nbMRKN Full sysselsetting er en tilstand uten arbeidsledighet.</text:p>
      <text:p text:style-name="P1">klass<text:tab/><text:span text:style-name="T5">arbeid</text:span></text:p>
      <text:p text:style-name="P1"><text:span text:style-name="T11">smi →<text:tab/></text:span><text:span text:style-name="T2">ellies barkoe</text:span><text:span text:style-name="T4"> gaajhkide </text:span><text:span text:style-name="T3">&lt;GRAM c&gt;</text:span></text:p>
      <text:p text:style-name="P12">nbDEF tilstand der alle arbeidsføre har arbeid</text:p>
      <text:p text:style-name="P4"><text:span text:style-name="T7">nbMRKN Full sysselsetting er en tilstand uten arbeidsledighet.</text:span></text:p>
      <text:p text:style-name="P2"><text:soft-page-break/>dbv</text:p>
      <text:p text:style-name="P1">nb<text:tab/><text:span text:style-name="T3">fylkesarbeidskontor &lt;GRAM n&gt;</text:span></text:p>
      <text:p text:style-name="P12">nbDEF overordnet organ for de lokale arbeidskontorene i et fylke</text:p>
      <text:p text:style-name="P12">nbMRKN Fylkesarbeidskontoret er direkte underlagt Arbeidsdirektoratet.</text:p>
      <text:p text:style-name="P1">klass<text:tab/><text:span text:style-name="T5">admin arbeid</text:span></text:p>
      <text:p text:style-name="P1"><text:span text:style-name="T11">smi →<text:tab/></text:span><text:span text:style-name="T2">fylhkebarkoenkontovre</text:span><text:span text:style-name="T4"> </text:span><text:span text:style-name="T3">&lt;GRAM n&gt;</text:span></text:p>
      <text:p text:style-name="P12">nbDEF overordnet organ for de lokale arbeidskontorene i et fylke</text:p>
      <text:p text:style-name="P7">nbMRKN Fylkesarbeidskontoret er direkte underlagt Arbeidsdirektoratet</text:p>
      <text:p text:style-name="P2">dbw</text:p>
      <text:p text:style-name="P1">nb<text:tab/><text:span text:style-name="T3">fylkesarbeidssjef &lt;GRAM m&gt;</text:span></text:p>
      <text:p text:style-name="P12">nbDEF tjenestemann som er leder for et fylkesarbeidskontor</text:p>
      <text:p text:style-name="P1">klass<text:tab/><text:span text:style-name="T5">admin arbeid</text:span></text:p>
      <text:p text:style-name="P1"><text:span text:style-name="T11">smi →<text:tab/></text:span><text:span text:style-name="T2">fylhkebarkoenåejvie</text:span><text:span text:style-name="T4"> fylkesarbeidssjef</text:span><text:span text:style-name="T3"> &lt;GRAM m&gt;</text:span></text:p>
      <text:p text:style-name="P7">nbDEF tjenestemann som er leder for et fylkesarbeidskontor</text:p>
      <text:p text:style-name="P2">dgs</text:p>
      <text:p text:style-name="P1">nb<text:tab/><text:span text:style-name="T3">gartner &lt;GRAM m&gt;</text:span></text:p>
      <text:p text:style-name="P12">nbDEF yrkesutdannet person som arbeider med dyrking av grønnsaker, frukt, bær eller blomster og grønne planter</text:p>
      <text:p text:style-name="P1">klass<text:tab/><text:span text:style-name="T5">arbeid</text:span></text:p>
      <text:p text:style-name="P1"><text:span text:style-name="T11">smi →<text:tab/></text:span><text:span text:style-name="T3">såafoebarkije &lt;GRAM m&gt;</text:span></text:p>
      <text:p text:style-name="P12">nbDEF yrkesutdannet person som arbeider med dyrking av grønnsaker, frukt, bær eller blomster og grønne planter</text:p>
      <text:p text:style-name="P5"/>
      <text:p text:style-name="P2">dje</text:p>
      <text:p text:style-name="P1">nb<text:tab/><text:span text:style-name="T3">gjensidig oppsigelsesfrist &lt;GRAM m&gt;</text:span></text:p>
      <text:p text:style-name="P11"><text:span text:style-name="T7">nbDEF oppsigelsesfrist som kan gjøres gjeldende begge veger i et partsforhold</text:span></text:p>
      <text:p text:style-name="P1">klass<text:tab/><text:span text:style-name="T5">arbeid</text:span></text:p>
      <text:p text:style-name="P1"><text:span text:style-name="T11">smi →<text:tab/></text:span><text:span text:style-name="T3">gåabpegh nåhkemeraastah &lt;GRAM m&gt;</text:span></text:p>
      <text:p text:style-name="P12">nbDEF oppsigelsesfrist som kan gjøres gjeldende begge veger i et partsforhold</text:p>
      <text:p text:style-name="P5"/>
      <text:p text:style-name="P2"><text:soft-page-break/>djs</text:p>
      <text:p text:style-name="P1">nb<text:tab/><text:span text:style-name="T3">glassmester &lt;GRAM m&gt;</text:span></text:p>
      <text:p text:style-name="P11"><text:span text:style-name="T7">nbDEF fagutdannet person som arbeider med tilskjæring og innsetting av vindusruter, dører, bilderammer o.l.</text:span></text:p>
      <text:p text:style-name="P1">klass<text:tab/><text:span text:style-name="T5">arbeid</text:span></text:p>
      <text:p text:style-name="P1"><text:span text:style-name="T11">smi →<text:tab/></text:span><text:span text:style-name="T2">klaasemïestere</text:span><text:span text:style-name="T4">, klaasedaajhtije </text:span><text:span text:style-name="T3">&lt;GRAM m&gt;</text:span></text:p>
      <text:p text:style-name="P12">nbDEF fagutdannet person som arbeider med tilskjæring og innsetting av vindusruter, dører, bilderammer o.l.</text:p>
      <text:p text:style-name="P5"/>
      <text:p text:style-name="P2">dkb</text:p>
      <text:p text:style-name="P1">nb<text:tab/><text:span text:style-name="T3">godskrive &lt;GRAM v&gt;</text:span></text:p>
      <text:p text:style-name="P12">nbDEF regne noe til ens fordel</text:p>
      <text:p text:style-name="P1">klass<text:tab/><text:span text:style-name="T5">arbeid finans</text:span></text:p>
      <text:p text:style-name="P1"><text:span text:style-name="T11">smi →<text:tab/></text:span><text:span text:style-name="T3">bueriemasse tjaeledh &lt;GRAM v&gt;</text:span></text:p>
      <text:p text:style-name="P7">nbDEF regne noe til ens fordel</text:p>
      <text:p text:style-name="P2">dkm</text:p>
      <text:p text:style-name="P1">nb<text:tab/><text:span text:style-name="T3">grad &lt;GRAM m&gt;</text:span></text:p>
      <text:p text:style-name="P12">nbDEF stillingsnivå, særlig brukt i det militære</text:p>
      <text:p text:style-name="P1">klass<text:tab/><text:span text:style-name="T5">arbeid</text:span></text:p>
      <text:p text:style-name="P1"><text:span text:style-name="T11">smi →<text:tab/></text:span><text:span text:style-name="T2">tsiehkie, daltese</text:span><text:span text:style-name="T4"> </text:span><text:span text:style-name="T3">&lt;GRAM m&gt; tsiehkie – forhold?</text:span></text:p>
      <text:p text:style-name="P11"><text:span text:style-name="T7">nbDEF stillingsnivå, særlig brukt i det militære</text:span></text:p>
      <text:p text:style-name="P5"/>
      <text:p text:style-name="P2">dmc</text:p>
      <text:p text:style-name="P1">nb<text:tab/><text:span text:style-name="T3">grunnlønn &lt;GRAM c&gt;; &lt;STE&gt; lønn</text:span></text:p>
      <text:p text:style-name="P12">nbDEF fast lønn, særlig begynnerlønn, uten alderstillegg eller andre tillegg</text:p>
      <text:p text:style-name="P1">klass<text:tab/><text:span text:style-name="T5">arbeid</text:span></text:p>
      <text:p text:style-name="P1"><text:span text:style-name="T11">smi →<text:tab/></text:span><text:span text:style-name="T2">våaromebaalhka/Anna Jakobsen DjD I s. 76, våaromefaage=grunnfag</text:span><text:span text:style-name="T4"> </text:span><text:span text:style-name="T3">&lt;GRAM c&gt;; &lt;STE&gt; baalhka</text:span></text:p>
      <text:p text:style-name="P11"><text:span text:style-name="T7">nbDEF fast lønn, særlig begynnerlønn, uten alderstillegg eller andre tillegg</text:span></text:p>
      <text:p text:style-name="P5"/>
      <text:p text:style-name="P2"><text:soft-page-break/>dmt</text:p>
      <text:p text:style-name="P1">nb<text:tab/><text:span text:style-name="T3">gruppearbeidstillatelse &lt;GRAM m&gt;; &lt;STE&gt; arbeidstillatelse</text:span></text:p>
      <text:p text:style-name="P12">nbDEF arbeidstillatelse som er gitt til en gruppe utenlandske arbeidstakere for et tidsbegrenset oppdrag</text:p>
      <text:p text:style-name="P1">klass<text:tab/><text:span text:style-name="T5">arbeid innvpol</text:span></text:p>
      <text:p text:style-name="P1"><text:span text:style-name="T11">smi →<text:tab/></text:span><text:span text:style-name="T3">dåehkienbarkoeluhpie &lt;GRAM m&gt;; &lt;STE&gt; barkoeluhpie</text:span></text:p>
      <text:p text:style-name="P7">nbDEF arbeidstillatelse som er gitt til en gruppe utenlandske arbeidstakere for et tidsbegrenset oppdrag</text:p>
      <text:p text:style-name="P2">kpz</text:p>
      <text:p text:style-name="P1">nb<text:tab/><text:span text:style-name="T3">grå arbeidskraft &lt;GRAM c&gt;; &lt;STE&gt; arbeidskraft</text:span></text:p>
      <text:p text:style-name="P12">nbDEF arbeidskraft som blir formidlet av uregistrerte firma</text:p>
      <text:p text:style-name="P1">klass<text:tab/><text:span text:style-name="T5">arbeid</text:span></text:p>
      <text:p text:style-name="P1"><text:span text:style-name="T11">smi →<text:tab/></text:span><text:span text:style-name="T3">deerjeme barkoegaarkh &lt;GRAM c&gt;; &lt;STE&gt; barkoegaarkh</text:span></text:p>
      <text:p text:style-name="P7">nbDEF arbeidskraft som blir formidlet av uregistrerte firma</text:p>
      <text:p text:style-name="P2">dnd</text:p>
      <text:p text:style-name="P1">nb<text:tab/><text:span text:style-name="T3">gråfirma &lt;GRAM n&gt;</text:span></text:p>
      <text:p text:style-name="P12">nbDEF uregistrert firma eller foretak som driver utleie, særlig av utenlandsk arbeidskraft</text:p>
      <text:p text:style-name="P11"><text:span text:style-name="T7">nbMRKN Et gråfirma opererer ofte under navnet underleverandør og følger ikke landets lover om skatter og avgifter.</text:span></text:p>
      <text:p text:style-name="P1">klass<text:tab/><text:span text:style-name="T5">arbeid</text:span></text:p>
      <text:p text:style-name="P1"><text:span text:style-name="T11">smi →<text:tab/></text:span><text:span text:style-name="T3">deerjeme båarkarimmie &lt;GRAM n&gt;</text:span></text:p>
      <text:p text:style-name="P12">nbDEF uregistrert firma eller foretak som driver utleie, særlig av utenlandsk arbeidskraft</text:p>
      <text:p text:style-name="P4"><text:span text:style-name="T7">nbMRKN Et gråfirma opererer ofte under navnet underleverandør og følger ikke landets lover om skatter og avgifter.</text:span></text:p>
      <text:p text:style-name="P2"><text:soft-page-break/>dng</text:p>
      <text:p text:style-name="P1">nb<text:tab/><text:span text:style-name="T3">gullsmed &lt;GRAM m&gt;</text:span></text:p>
      <text:p text:style-name="P12">nbDEF fagutdannet person som arbeider med edelt metall som gull, sølv og platina og med innfatning av edelsteiner</text:p>
      <text:p text:style-name="P1">klass<text:tab/><text:span text:style-name="T5">arbeid</text:span></text:p>
      <text:p text:style-name="P1"><text:span text:style-name="T11">smi →<text:tab/></text:span><text:span text:style-name="T2">gulliesmïrre</text:span><text:span text:style-name="T4"> </text:span><text:span text:style-name="T3">&lt;GRAM m&gt;</text:span></text:p>
      <text:p text:style-name="P12">nbDEF fagutdannet person som arbeider med edelt metall som gull, sølv og platina og med innfatning av edelsteiner</text:p>
      <text:p text:style-name="P5"/>
      <text:p text:style-name="P2">dni</text:p>
      <text:p text:style-name="P1">nb<text:tab/><text:span text:style-name="T3">gult forbund &lt;GRAM n&gt;</text:span></text:p>
      <text:p text:style-name="P12">nbDEF fagforbund utenfor Landsorganisasjonen i Norge som organiserer arbeidstakergrupper som tradisjonelt har vært organisert i LO-forbund</text:p>
      <text:p text:style-name="P1">klass<text:tab/><text:span text:style-name="T5">arbeid</text:span></text:p>
      <text:p text:style-name="P1"><text:span text:style-name="T11">smi →<text:tab/></text:span><text:span text:style-name="T3">viskes rijhkesiebrie &lt;GRAM n&gt;</text:span></text:p>
      <text:p text:style-name="P7">nbDEF fagforbund utenfor Landsorganisasjonen i Norge som organiserer arbeidstakergrupper som tradisjonelt har vært organisert i LO-forbund</text:p>
      <text:p text:style-name="P2">dnz</text:p>
      <text:p text:style-name="P1">nb<text:tab/><text:span text:style-name="T3">gå-sakte-aksjon &lt;GRAM m&gt;</text:span></text:p>
      <text:p text:style-name="P11"><text:span text:style-name="T7">nbDEF handling der arbeidstakere med vilje utfører sitt arbeid langsommere enn normalt</text:span></text:p>
      <text:p text:style-name="P12">nbMRKN Gå-sakte-aksjoner blir brukt som kampmiddel i arbeidskonflikter.</text:p>
      <text:p text:style-name="P1">klass<text:tab/><text:span text:style-name="T5">arbeid</text:span></text:p>
      <text:p text:style-name="P1"><text:span text:style-name="T11">smi →<text:tab/></text:span><text:span text:style-name="T2">herreme dahkoe</text:span><text:span text:style-name="T4"> </text:span><text:span text:style-name="T3">&lt;GRAM m&gt;</text:span></text:p>
      <text:p text:style-name="P12">nbDEF handling der arbeidstakere med vilje utfører sitt arbeid langsommere enn normalt</text:p>
      <text:p text:style-name="P11"><text:span text:style-name="T7">nbMRKN Gå-sakte-aksjoner blir brukt som kampmiddel i arbeidskonflikter.</text:span></text:p>
      <text:p text:style-name="P5"/>
      <text:p text:style-name="P2"><text:soft-page-break/>doo</text:p>
      <text:p text:style-name="P1">nb<text:tab/><text:span text:style-name="T3">halvkommunal bedrift &lt;GRAM c&gt;</text:span></text:p>
      <text:p text:style-name="P12">nbDEF bedrift som delvis eies og delvis blir finansiert av kommunen</text:p>
      <text:p text:style-name="P1">klass<text:tab/><text:span text:style-name="T5">arbeid</text:span></text:p>
      <text:p text:style-name="P1"><text:span text:style-name="T11">smi →<text:tab/></text:span><text:span text:style-name="T3">bielietjielten sjiereburrie &lt;GRAM c&gt;</text:span></text:p>
      <text:p text:style-name="P11"><text:span text:style-name="T7">nbDEF bedrift som delvis eies og delvis blir finansiert av kommunen</text:span></text:p>
      <text:p text:style-name="P5"/>
      <text:p text:style-name="P2">dpf</text:p>
      <text:p text:style-name="P1">nb<text:tab/><text:span text:style-name="T3">heft &lt;GRAM n&gt;</text:span></text:p>
      <text:p text:style-name="P12">nbDEF forsinkelse eller hindring i f.eks. et arbeid</text:p>
      <text:p text:style-name="P12">nbMRKN Vederlag for utilbørlig heft i et arbeid er stadfestet i tariffavtalen.</text:p>
      <text:p text:style-name="P1">klass<text:tab/><text:span text:style-name="T5">arbeid</text:span></text:p>
      <text:p text:style-name="P1"><text:span text:style-name="T11">smi →<text:tab/></text:span><text:span text:style-name="T2">heaptoe</text:span><text:span text:style-name="T4"> </text:span><text:span text:style-name="T3">&lt;GRAM n&gt;</text:span></text:p>
      <text:p text:style-name="P11"><text:span text:style-name="T7">nbDEF forsinkelse eller hindring i f.eks. et arbeid</text:span></text:p>
      <text:p text:style-name="P12">nbMRKN Vederlag for utilbørlig heft i et arbeid er stadfestet i tariffavtalen.</text:p>
      <text:p text:style-name="P5"/>
      <text:p text:style-name="P2">dpo</text:p>
      <text:p text:style-name="P1">nb<text:tab/><text:span text:style-name="T3">helge- og høytidstillegg &lt;GRAM n&gt;</text:span></text:p>
      <text:p text:style-name="P12">nbDEF tillegg i lønn for arbeid utført i helger eller høytider</text:p>
      <text:p text:style-name="P1">klass<text:tab/><text:span text:style-name="T5">arbeid</text:span></text:p>
      <text:p text:style-name="P1"><text:span text:style-name="T11">smi →<text:tab/></text:span><text:span text:style-name="T3">vååhkoegietjie- jih eejliesbiejjie-lissie &lt;GRAM n&gt;</text:span></text:p>
      <text:p text:style-name="P7">nbDEF tillegg i lønn for arbeid utført i helger eller høytider</text:p>
      <text:p text:style-name="P2">dpt</text:p>
      <text:p text:style-name="P1">nb<text:tab/><text:span text:style-name="T3">helkontinuerlig skiftarbeid &lt;GRAM n&gt;; &lt;STE&gt; skiftarbeid</text:span></text:p>
      <text:p text:style-name="P12">nbDEF skiftarbeid som pågår uken rundt; jf. døgnkontinuerlig skiftarbeid</text:p>
      <text:p text:style-name="P1">klass<text:tab/><text:span text:style-name="T5">arbeid</text:span></text:p>
      <text:p text:style-name="P1"><text:span text:style-name="T11">smi →<text:tab/></text:span><text:span text:style-name="T3">vååkoegietjien våaroebarkoe &lt;GRAM n&gt;; &lt;STE&gt; våaroebarkoe</text:span></text:p>
      <text:p text:style-name="P7">nbDEF skiftarbeid som pågår uken rundt; jf. døgnkontinuerlig skiftarbeid</text:p>
      <text:p text:style-name="P2"><text:soft-page-break/>dsa</text:p>
      <text:p text:style-name="P1">nb<text:tab/><text:span text:style-name="T3">hjelm &lt;GRAM m&gt;; &lt;STE&gt; vernehjelm; &lt;STE&gt; motorsykkelhjelm</text:span></text:p>
      <text:p text:style-name="P12">nbDEF noe en har på hodet for å beskytte det mot støt eller fallende gjenstander</text:p>
      <text:p text:style-name="P12">nbMRKN Vernehjelmer er som regel av hard plast, motorsykkelhjelmer av metall.</text:p>
      <text:p text:style-name="P1">klass<text:tab/><text:span text:style-name="T5">arbeid</text:span></text:p>
      <text:p text:style-name="P1"><text:span text:style-name="T11">smi →<text:tab/></text:span><text:span text:style-name="T3">åejjieåelie &lt;GRAM m&gt;; &lt;STE&gt; movtorsygkele-åejjieåelie</text:span></text:p>
      <text:p text:style-name="P12">nbDEF noe en har på hodet for å beskytte det mot støt eller fallende gjenstander</text:p>
      <text:p text:style-name="P12">nbMRKN Vernehjelmer er som regel av hard plast, motorsykkelhjelmer av metall.</text:p>
      <text:p text:style-name="P5"/>
      <text:p text:style-name="P2">dst</text:p>
      <text:p text:style-name="P1">nb<text:tab/><text:span text:style-name="T3">hjemmehjelp &lt;GRAM c&gt;</text:span></text:p>
      <text:p text:style-name="P11"><text:span text:style-name="T7">nbDEF person som utfører daglige gjøremål i husholdningen hos eldre eller uføre; jf. husmorvikar, hjemmesykepleier</text:span></text:p>
      <text:p text:style-name="P1">klass<text:tab/><text:span text:style-name="T5">arbeid sosial</text:span></text:p>
      <text:p text:style-name="P1"><text:span text:style-name="T11">smi →<text:tab/></text:span><text:span text:style-name="T2">klahke</text:span><text:span text:style-name="T4"> </text:span><text:span text:style-name="T3">&lt;GRAM c&gt;</text:span></text:p>
      <text:p text:style-name="P4"><text:span text:style-name="T7">nbDEF person som utfører daglige gjøremål i husholdningen hos eldre eller uføre; jf. husmorvikar, hjemmesykepleier</text:span></text:p>
      <text:p text:style-name="P2">dsu</text:p>
      <text:p text:style-name="P1">nb<text:tab/><text:span text:style-name="T3">hjemmekontor &lt;GRAM n&gt;</text:span></text:p>
      <text:p text:style-name="P12">nbDEF del av en bolig som benyttes til kontor</text:p>
      <text:p text:style-name="P1">klass<text:tab/><text:span text:style-name="T5">arbeid skatt</text:span></text:p>
      <text:p text:style-name="P1"><text:span text:style-name="T11">smi →<text:tab/></text:span><text:span text:style-name="T2">hïejmekontovre</text:span><text:span text:style-name="T4">, gåetiekontovre</text:span><text:span text:style-name="T3">&lt;GRAM n&gt;</text:span></text:p>
      <text:p text:style-name="P7">nbDEF del av en bolig som benyttes til kontor</text:p>
      <text:p text:style-name="P2">dtb</text:p>
      <text:p text:style-name="P1">nb<text:tab/><text:span text:style-name="T3">hjemmeværende &lt;GRAM adj&gt;; &lt;FRTE&gt; husmor</text:span></text:p>
      <text:p text:style-name="P11"><text:span text:style-name="T7">nbDEF som arbeider med å stelle hjem og barn</text:span></text:p>
      <text:p text:style-name="P1">klass<text:tab/><text:span text:style-name="T5">arbeid</text:span></text:p>
      <text:p text:style-name="P1"><text:span text:style-name="T11">smi →<text:tab/></text:span><text:span text:style-name="T2">gåetieiemede - ie -</text:span><text:span text:style-name="T4"> </text:span><text:span text:style-name="T3">&lt;GRAM adj&gt;; &lt;FRTE&gt; iemede</text:span></text:p>
      <text:p text:style-name="P12">nbDEF som arbeider med å stelle hjem og barn</text:p>
      <text:p text:style-name="P5"/>
      <text:p text:style-name="P2"><text:soft-page-break/>dvd</text:p>
      <text:p text:style-name="P1">nb<text:tab/><text:span text:style-name="T3">hovedarbeidsgiver &lt;GRAM m&gt;</text:span></text:p>
      <text:p text:style-name="P12">nbDEF arbeidsgiver for de arbeidsoppgaver som hovedinntekten er basert på</text:p>
      <text:p text:style-name="P1">klass<text:tab/><text:span text:style-name="T5">arbeid</text:span></text:p>
      <text:p text:style-name="P1"><text:span text:style-name="T11">smi →<text:tab/></text:span><text:span text:style-name="T3">åejvie-barkoevedtije &lt;GRAM m&gt;</text:span></text:p>
      <text:p text:style-name="P12">nbDEF arbeidsgiver for de arbeidsoppgaver som hovedinntekten er basert på</text:p>
      <text:p text:style-name="P5"/>
      <text:p text:style-name="P2">dve</text:p>
      <text:p text:style-name="P1">nb<text:tab/><text:span text:style-name="T3">hovedavtale &lt;GRAM m&gt;; &lt;STE&gt; avtale</text:span></text:p>
      <text:p text:style-name="P11"><text:span text:style-name="T7">nbDEF avtale mellom hovedpartene i arbeidslivet med regulering av rettigheter og plikter, men ikke lønnsvilkår</text:span></text:p>
      <text:p text:style-name="P1">klass<text:tab/><text:span text:style-name="T5">arbeid</text:span></text:p>
      <text:p text:style-name="P1"><text:span text:style-name="T11">smi →<text:tab/></text:span><text:span text:style-name="T2">åejvielatjkoe</text:span><text:span text:style-name="T4"> </text:span><text:span text:style-name="T3">&lt;GRAM m&gt;; &lt;STE&gt; latjkoe, sjiehtedimmie</text:span></text:p>
      <text:p text:style-name="P12">nbDEF avtale mellom hovedpartene i arbeidslivet med regulering av rettigheter og plikter, men ikke lønnsvilkår</text:p>
      <text:p text:style-name="P5"/>
      <text:p text:style-name="P2">dvm</text:p>
      <text:p text:style-name="P1">nb<text:tab/><text:span text:style-name="T3">hovedstilling &lt;GRAM c&gt;; &lt;STE&gt; stilling</text:span></text:p>
      <text:p text:style-name="P11"><text:span text:style-name="T7">nbDEF stilling som en person har som viktigste inntektskilde; jf. bistilling</text:span></text:p>
      <text:p text:style-name="P1">klass<text:tab/><text:span text:style-name="T5">arbeid</text:span></text:p>
      <text:p text:style-name="P1"><text:span text:style-name="T11">smi →<text:tab/></text:span><text:span text:style-name="T3">åejviebarkoe &lt;GRAM c&gt;; &lt;STE&gt; barkoe</text:span></text:p>
      <text:p text:style-name="P12">nbDEF stilling som en person har som viktigste inntektskilde; jf. bistilling</text:p>
      <text:p text:style-name="P5"/>
      <text:p text:style-name="P2"><text:soft-page-break/>dvp</text:p>
      <text:p text:style-name="P1">nb<text:tab/><text:span text:style-name="T3">hovedtillitsvalgt &lt;GRAM m&gt;; &lt;STE&gt; tillitsvalgt</text:span></text:p>
      <text:p text:style-name="P11"><text:span text:style-name="T7">nbDEF person som er valgt av sin organisasjon til å koordinere arbeidet som de tillitsvalgte i de ulike lokale fagforeningene i organisasjonen gjør</text:span></text:p>
      <text:p text:style-name="P1">klass<text:tab/><text:span text:style-name="T5">arbeid</text:span></text:p>
      <text:p text:style-name="P1"><text:span text:style-name="T11">smi →<text:tab/></text:span><text:span text:style-name="T3">åejvietjirkije &lt;GRAM m&gt;; &lt;STE&gt; tjirkije</text:span></text:p>
      <text:p text:style-name="P11"><text:span text:style-name="T7">nbDEF person som er valgt av sin organisasjon til å koordinere arbeidet som de tillitsvalgte i de ulike lokale fagforeningene i organisasjonen gjør</text:span></text:p>
      <text:p text:style-name="P5"/>
      <text:p text:style-name="P2">dww</text:p>
      <text:p text:style-name="P1">nb<text:tab/><text:span text:style-name="T3">husmorvikar &lt;GRAM m&gt;; &lt;STE&gt; vikar</text:span></text:p>
      <text:p text:style-name="P12">nbDEF person som overtar husarbeid og pass av barn og pleietrengende dersom husmoren ikke kan gjøre dette på grunn av sykdom e.l.</text:p>
      <text:p text:style-name="P12">nbMRKN Husmorvikarer kan en få gjennom sosialkontoret. Hjem med små barn blir prioritert.</text:p>
      <text:p text:style-name="P1">klass<text:tab/><text:span text:style-name="T5">arbeid sosial</text:span></text:p>
      <text:p text:style-name="P1"><text:span text:style-name="T11">smi →<text:tab/></text:span><text:span text:style-name="T2">klahke</text:span><text:span text:style-name="T4">, -sæjjasadtje</text:span><text:span text:style-name="T3"> &lt;GRAM m&gt;; &lt;STE&gt; sæjjasadtje</text:span></text:p>
      <text:p text:style-name="P12">nbDEF person som overtar husarbeid og pass av barn og pleietrengende dersom husmoren ikke kan gjøre dette på grunn av sykdom e.l.</text:p>
      <text:p text:style-name="P11"><text:span text:style-name="T7">nbMRKN Husmorvikarer kan en få gjennom sosialkontoret. Hjem med små barn blir prioritert.</text:span></text:p>
      <text:p text:style-name="P5"/>
      <text:p text:style-name="P2">dxc</text:p>
      <text:p text:style-name="P1">nb<text:tab/><text:span text:style-name="T3">husøkonom &lt;GRAM m&gt;; &lt;SY&gt; oldfrue &lt;GRAM c&gt;</text:span></text:p>
      <text:p text:style-name="P12">nbDEF yrkesutdannet person som er ansatt ved en institusjon (hotell, sykehus o.l.), med ansvar for renhold av lokaler og vedlikehold av sengetøy, lintøy, dekketøy o.l.</text:p>
      <text:p text:style-name="P1">klass<text:tab/><text:span text:style-name="T5">arbeid</text:span></text:p>
      <text:p text:style-name="P1"><text:span text:style-name="T11">smi →<text:tab/></text:span><text:span text:style-name="T3">gåetie-øøkonome &lt;GRAM m&gt;; &lt;SY&gt; åejvie-frovve &lt;GRAM c&gt;</text:span></text:p>
      <text:p text:style-name="P12">nbDEF yrkesutdannet person som er ansatt ved en institusjon (hotell, sykehus o.l.), med ansvar for renhold av lokaler og vedlikehold av sengetøy, lintøy, dekketøy o.l.</text:p>
      <text:p text:style-name="P5"/>
      <text:p text:style-name="P2"><text:soft-page-break/>dxf</text:p>
      <text:p text:style-name="P1">nb<text:tab/><text:span text:style-name="T3">hvilende rett &lt;GRAM m&gt;</text:span></text:p>
      <text:p text:style-name="P12">nbDEF rett til å få beholde de rettigheter en har opparbeidet i et fagforbund ved f.eks. hjemkomst etter et lengre utenlandsopphold uten innbetalt kontingent</text:p>
      <text:p text:style-name="P12">nbMRKN Det må søkes om hvilende rett før avreise.</text:p>
      <text:p text:style-name="P1">klass<text:tab/><text:span text:style-name="T5">arbeid</text:span></text:p>
      <text:p text:style-name="P1"><text:span text:style-name="T11">smi →<text:tab/></text:span><text:span text:style-name="T3">doekoe reaktah &lt;GRAM m&gt;</text:span></text:p>
      <text:p text:style-name="P12">nbDEF rett til å få beholde de rettigheter en har opparbeidet i et fagforbund ved f.eks. hjemkomst etter et lengre utenlandsopphold uten innbetalt kontingent</text:p>
      <text:p text:style-name="P12">nbMRKN Det må søkes om hvilende rett før avreise.</text:p>
      <text:p text:style-name="P5"/>
      <text:p text:style-name="P2">dxg</text:p>
      <text:p text:style-name="P1">nb<text:tab/><text:span text:style-name="T3">hvilepause &lt;GRAM m&gt;</text:span></text:p>
      <text:p text:style-name="P12">nbDEF avtalt stans i arbeidstida når arbeidstakeren fritt bestemmer over sin tid og ikke behøver å bli på arbeidsplassen</text:p>
      <text:p text:style-name="P1">klass<text:tab/><text:span text:style-name="T5">arbeid</text:span></text:p>
      <text:p text:style-name="P1"><text:span text:style-name="T11">smi →<text:tab/></text:span><text:span text:style-name="T3">liegkedimmie &lt;GRAM m&gt;</text:span></text:p>
      <text:p text:style-name="P4"><text:span text:style-name="T7">nbDEF avtalt stans i arbeidstida når arbeidstakeren fritt bestemmer over sin tid og ikke behøver å bli på arbeidsplassen</text:span></text:p>
      <text:p text:style-name="P2">dyb</text:p>
      <text:p text:style-name="P1">nb<text:tab/><text:span text:style-name="T3">hørselvern &lt;GRAM n&gt;</text:span></text:p>
      <text:p text:style-name="P12">nbDEF innretning for å beskytte ørene mot skadelig støy</text:p>
      <text:p text:style-name="P12">nbMRKN Plastpropper, øreklokker o.l. er eksempler på hørselvern.</text:p>
      <text:p text:style-name="P1">klass<text:tab/><text:span text:style-name="T5">arbeid</text:span></text:p>
      <text:p text:style-name="P1"><text:span text:style-name="T11">smi →<text:tab/></text:span><text:span text:style-name="T2">bieljieskuahpa</text:span><text:span text:style-name="T4"> </text:span><text:span text:style-name="T3">&lt;GRAM n&gt;</text:span></text:p>
      <text:p text:style-name="P11"><text:span text:style-name="T7">nbDEF innretning for å beskytte ørene mot skadelig støy</text:span></text:p>
      <text:p text:style-name="P12">nbMRKN Plastpropper, øreklokker o.l. er eksempler på hørselvern.</text:p>
      <text:p text:style-name="P5"/>
      <text:p text:style-name="P2"><text:soft-page-break/>dyd</text:p>
      <text:p text:style-name="P1">nb<text:tab/><text:span text:style-name="T3">høvelig arbeid &lt;GRAM n&gt;</text:span></text:p>
      <text:p text:style-name="P12">nbDEF arbeid som passer en person ut fra kvalifikasjoner og forutsetninger</text:p>
      <text:p text:style-name="P1">klass<text:tab/><text:span text:style-name="T5">arbeid trygd</text:span></text:p>
      <text:p text:style-name="P1"><text:span text:style-name="T11">smi →<text:tab/></text:span><text:span text:style-name="T2">sjïehteles barkoe</text:span><text:span text:style-name="T4"> </text:span><text:span text:style-name="T3">&lt;GRAM n&gt;</text:span></text:p>
      <text:p text:style-name="P4"><text:span text:style-name="T7">nbDEF arbeid som passer en person ut fra kvalifikasjoner og forutsetninger</text:span></text:p>
      <text:p text:style-name="P2">dza</text:p>
      <text:p text:style-name="P1">nb<text:tab/><text:span text:style-name="T3">håndverk &lt;GRAM n&gt;; &lt;SY&gt; handverk &lt;GRAM n&gt;</text:span></text:p>
      <text:p text:style-name="P12">nbDEF produksjon som er basert på håndarbeid; jf. industri</text:p>
      <text:p text:style-name="P1">klass<text:tab/><text:span text:style-name="T5">arbeid</text:span></text:p>
      <text:p text:style-name="P1"><text:span text:style-name="T11">smi →<text:tab/></text:span><text:span text:style-name="T2">vætnoe</text:span><text:span text:style-name="T4"> </text:span><text:span text:style-name="T3">&lt;GRAM n&gt;; &lt;SY&gt; vytnesjimmie &lt;GRAM n&gt;</text:span></text:p>
      <text:p text:style-name="P11"><text:span text:style-name="T7">nbDEF produksjon som er basert på håndarbeid; jf. industri</text:span></text:p>
      <text:p text:style-name="P5"/>
      <text:p text:style-name="P2">dzb</text:p>
      <text:p text:style-name="P1">nb<text:tab/><text:span text:style-name="T3">håndverker &lt;GRAM m&gt;</text:span></text:p>
      <text:p text:style-name="P12">nbDEF yrkesutdannet person innenfor et håndverksfag</text:p>
      <text:p text:style-name="P1">klass<text:tab/><text:span text:style-name="T5">arbeid</text:span></text:p>
      <text:p text:style-name="P1"><text:span text:style-name="T11">smi →<text:tab/></text:span><text:span text:style-name="T2">vytnesjæjja</text:span><text:span text:style-name="T4"> <text:s/>&lt;</text:span><text:span text:style-name="T3">GRAM m&gt;</text:span></text:p>
      <text:p text:style-name="P7">nbDEF yrkesutdannet person innenfor et håndverksfag</text:p>
      <text:p text:style-name="P2">dzf</text:p>
      <text:p text:style-name="P1">nb<text:tab/><text:span text:style-name="T3">håndverksfag &lt;GRAM n&gt;</text:span></text:p>
      <text:p text:style-name="P11"><text:span text:style-name="T7">nbDEF fag som baserer seg på et håndverk</text:span></text:p>
      <text:p text:style-name="P12">nbMRKN Det undervises i håndverksfag blant annet i videregående skole, yrkesfaglig studieretning.</text:p>
      <text:p text:style-name="P1">klass<text:tab/><text:span text:style-name="T5">arbeid skole</text:span></text:p>
      <text:p text:style-name="P1"><text:span text:style-name="T11">smi →<text:tab/></text:span><text:span text:style-name="T2">vætnoefaage</text:span><text:span text:style-name="T4"> </text:span><text:span text:style-name="T3">&lt;GRAM n&gt;</text:span></text:p>
      <text:p text:style-name="P12">nbDEF fag som baserer seg på et håndverk</text:p>
      <text:p text:style-name="P11"><text:span text:style-name="T7">nbMRKN Det undervises i håndverksfag blant annet i videregående skole, yrkesfaglig studieretning.</text:span></text:p>
      <text:p text:style-name="P5"/>
      <text:p text:style-name="P2"><text:soft-page-break/>dzh</text:p>
      <text:p text:style-name="P1">nb<text:tab/><text:span text:style-name="T3">håndverksmester &lt;GRAM m&gt;; &lt;STE&gt; mester</text:span></text:p>
      <text:p text:style-name="P12">nbDEF selvstendig næringsdrivende håndverker med mesterbrev innenfor sitt fagområde</text:p>
      <text:p text:style-name="P1">klass<text:tab/><text:span text:style-name="T5">arbeid</text:span></text:p>
      <text:p text:style-name="P1"><text:span text:style-name="T11">smi →<text:tab/></text:span><text:span text:style-name="T2">vætnoemiestere</text:span><text:span text:style-name="T4"> </text:span><text:span text:style-name="T3">&lt;GRAM m&gt;; &lt;STE&gt; mester</text:span></text:p>
      <text:p text:style-name="P11"><text:span text:style-name="T7">nbDEF selvstendig næringsdrivende håndverker med mesterbrev innenfor sitt fagområde</text:span></text:p>
      <text:p text:style-name="P5"/>
      <text:p text:style-name="P2">ksk</text:p>
      <text:p text:style-name="P1">nb<text:tab/><text:span text:style-name="T3">indeksregulering &lt;GRAM c&gt;</text:span></text:p>
      <text:p text:style-name="P12">nbDEF justering av avtalte beløp i samsvar med prisstigningen</text:p>
      <text:p text:style-name="P12">nbMRKN Lønninger og forsikringer blir ofte indeksregulert.</text:p>
      <text:p text:style-name="P1">klass<text:tab/><text:span text:style-name="T5">arbeid finans</text:span></text:p>
      <text:p text:style-name="P1"><text:span text:style-name="T11">smi →<text:tab/></text:span><text:span text:style-name="T3">indeekse-joekehtse &lt;GRAM c&gt;</text:span></text:p>
      <text:p text:style-name="P12">nbDEF justering av avtalte beløp i samsvar med prisstigningen</text:p>
      <text:p text:style-name="P7">nbMRKN Lønninger og forsikringer blir ofte indeksregulert.</text:p>
      <text:p text:style-name="P2">ksj</text:p>
      <text:p text:style-name="P1">nb<text:tab/><text:span text:style-name="T3">indekstillegg &lt;GRAM n&gt;; &lt;SY&gt; dyrtidstillegg &lt;GRAM n&gt;</text:span></text:p>
      <text:p text:style-name="P12">nbDEF tillegg i lønn på grunn av uventet stor prisstigning</text:p>
      <text:p text:style-name="P1">klass<text:tab/><text:span text:style-name="T5">arbeid</text:span></text:p>
      <text:p text:style-name="P1"><text:span text:style-name="T11">smi →<text:tab/></text:span><text:span text:style-name="T3">indeekselissie &lt;GRAM n&gt;</text:span></text:p>
      <text:p text:style-name="P12">nbDEF tillegg i lønn på grunn av uventet stor prisstigning</text:p>
      <text:p text:style-name="P5"/>
      <text:p text:style-name="P2">ebb</text:p>
      <text:p text:style-name="P1">nb<text:tab/><text:span text:style-name="T3">industri &lt;GRAM m&gt;</text:span></text:p>
      <text:p text:style-name="P12">nbDEF næringsvirksomhet som består i fabrikkmessig å bearbeide råstoff; jf. håndverk</text:p>
      <text:p text:style-name="P12">nbMRKN Industri er basert på masseproduksjon.</text:p>
      <text:p text:style-name="P1">klass<text:tab/><text:span text:style-name="T5">arbeid</text:span></text:p>
      <text:p text:style-name="P1"><text:span text:style-name="T11">smi →<text:tab/></text:span><text:span text:style-name="T2">industrije</text:span><text:span text:style-name="T4"> </text:span><text:span text:style-name="T3">&lt;GRAM m&gt;</text:span></text:p>
      <text:p text:style-name="P12">nbDEF næringsvirksomhet som består i fabrikkmessig å bearbeide råstoff; jf. håndverk</text:p>
      <text:p text:style-name="P12">nbMRKN Industri er basert på masseproduksjon.</text:p>
      <text:p text:style-name="P5"/>
      <text:p text:style-name="P2"><text:soft-page-break/>ebm</text:p>
      <text:p text:style-name="P1">nb<text:tab/><text:span text:style-name="T3">ingeniør &lt;GRAM m&gt;</text:span></text:p>
      <text:p text:style-name="P12">nbDEF person med høyere teknisk utdanning; jf. sivilingeniør</text:p>
      <text:p text:style-name="P1">klass<text:tab/><text:span text:style-name="T5">arbeid</text:span></text:p>
      <text:p text:style-name="P1"><text:span text:style-name="T11">smi →<text:tab/></text:span><text:span text:style-name="T3">ingeniøøre &lt;GRAM m&gt;</text:span></text:p>
      <text:p text:style-name="P7">nbDEF person med høyere teknisk utdanning; jf. sivilingeniør</text:p>
      <text:p text:style-name="P2">edk</text:p>
      <text:p text:style-name="P1">nb<text:tab/><text:span text:style-name="T3">innskrenkning &lt;GRAM m&gt;</text:span></text:p>
      <text:p text:style-name="P12">nbDEF det å redusere noe, f.eks. produksjonen i en virksomhet</text:p>
      <text:p text:style-name="P11"><text:span text:style-name="T7">nbMRKN Ved å redusere arbeidsstokken på en arbeidsplass reduseres også produksjonen.</text:span></text:p>
      <text:p text:style-name="P1">klass<text:tab/><text:span text:style-name="T5">arbeid</text:span></text:p>
      <text:p text:style-name="P1"><text:span text:style-name="T11">smi →<text:tab/></text:span><text:span text:style-name="T2">gaertjiedimmie, gaertjiemdimmie</text:span><text:span text:style-name="T4">, tjoehpestimmie </text:span><text:span text:style-name="T3">&lt;GRAM m&gt;</text:span></text:p>
      <text:p text:style-name="P12">nbDEF det å redusere noe, f.eks. produksjonen i en virksomhet</text:p>
      <text:p text:style-name="P12">nbMRKN Ved å redusere arbeidsstokken på en arbeidsplass reduseres også produksjonen.</text:p>
      <text:p text:style-name="P5"/>
      <text:p text:style-name="P2">eej</text:p>
      <text:p text:style-name="P1">nb<text:tab/><text:span text:style-name="T3">inntektsgivende arbeid &lt;GRAM n&gt;</text:span></text:p>
      <text:p text:style-name="P12">nbDEF arbeid mot vederlag eller lønn</text:p>
      <text:p text:style-name="P1">klass<text:tab/><text:span text:style-name="T5">arbeid skatt</text:span></text:p>
      <text:p text:style-name="P1"><text:span text:style-name="T11">smi →<text:tab/></text:span><text:span text:style-name="T2">maaksemes barkoe</text:span><text:span text:style-name="T4"> </text:span><text:span text:style-name="T3">&lt;GRAM n&gt;</text:span></text:p>
      <text:p text:style-name="P12">nbDEF arbeid mot vederlag eller lønn</text:p>
      <text:p text:style-name="P5"/>
      <text:p text:style-name="P2">efx</text:p>
      <text:p text:style-name="P1">nb<text:tab/><text:span text:style-name="T3">inspisere &lt;GRAM v&gt;</text:span></text:p>
      <text:p text:style-name="P12">nbDEF kontrollere noe ved eget nærvær</text:p>
      <text:p text:style-name="P1">klass<text:tab/><text:span text:style-name="T5">arbeid</text:span></text:p>
      <text:p text:style-name="P1"><text:span text:style-name="T11">smi →<text:tab/></text:span><text:span text:style-name="T2">skreejredh</text:span><text:span text:style-name="T4">, eatjaldehtedh, eadtjoestidh </text:span><text:span text:style-name="T3">&lt;GRAM v&gt;</text:span></text:p>
      <text:p text:style-name="P12">nbDEF kontrollere noe ved eget nærvær</text:p>
      <text:p text:style-name="P5"/>
      <text:p text:style-name="P2"><text:soft-page-break/>efy</text:p>
      <text:p text:style-name="P1">nb<text:tab/><text:span text:style-name="T3">installatør &lt;GRAM m&gt;; &lt;STE&gt; autorisert installatør</text:span></text:p>
      <text:p text:style-name="P12">nbDEF yrkesutdannet person som installerer elektriske anlegg; jf. elektromontør, elektriker</text:p>
      <text:p text:style-name="P12">nbMRKN En autorisert installatør er ansvarlig for det arbeidet han og hans medarbeidere utfører.</text:p>
      <text:p text:style-name="P1">klass<text:tab/><text:span text:style-name="T5">arbeid</text:span></text:p>
      <text:p text:style-name="P1"><text:span text:style-name="T11">smi →<text:tab/></text:span><text:span text:style-name="T3">darjoetjiehpije &lt;GRAM m&gt;</text:span></text:p>
      <text:p text:style-name="P12">nbDEF yrkesutdannet person som installerer elektriske anlegg; jf. elektromontør, elektriker</text:p>
      <text:p text:style-name="P12">nbMRKN En autorisert installatør er ansvarlig for det arbeidet han og hans medarbeidere utfører.</text:p>
      <text:p text:style-name="P5"/>
      <text:p text:style-name="P2">egc</text:p>
      <text:p text:style-name="P1">nb<text:tab/><text:span text:style-name="T3">instruks &lt;GRAM m&gt;</text:span></text:p>
      <text:p text:style-name="P11"><text:span text:style-name="T7">nbDEF påbud eller regel for hvordan ting skal gjennomføres</text:span></text:p>
      <text:p text:style-name="P1">klass<text:tab/><text:span text:style-name="T5">arbeid</text:span></text:p>
      <text:p text:style-name="P1"><text:span text:style-name="T11">smi →<text:tab/></text:span><text:span text:style-name="T2">njoelkedassh</text:span><text:span text:style-name="T4">, stilleme – påbud, bud</text:span><text:span text:style-name="T3"> &lt;GRAM m&gt;</text:span></text:p>
      <text:p text:style-name="P12">nbDEF påbud eller regel for hvordan ting skal gjennomføres</text:p>
      <text:p text:style-name="P5"/>
      <text:p text:style-name="P2">egp</text:p>
      <text:p text:style-name="P1">nb<text:tab/><text:span text:style-name="T3">interesseorganisasjon &lt;GRAM m&gt;</text:span></text:p>
      <text:p text:style-name="P11"><text:span text:style-name="T7">nbDEF forening som fremmer spesielle krav eller behov for en gruppe eller organisasjon</text:span></text:p>
      <text:p text:style-name="P1">klass<text:tab/><text:span text:style-name="T5">admin arbeid</text:span></text:p>
      <text:p text:style-name="P1"><text:span text:style-name="T11">smi →<text:tab/></text:span><text:span text:style-name="T3">bueriemasse-organisasjovne &lt;GRAM m&gt;</text:span></text:p>
      <text:p text:style-name="P7">nbDEF forening som fremmer spesielle krav eller behov for en gruppe eller organisasjon</text:p>
      <text:p text:style-name="P2">egs</text:p>
      <text:p text:style-name="P1">nb<text:tab/><text:span text:style-name="T3">interkommunal &lt;GRAM adj&gt;</text:span></text:p>
      <text:p text:style-name="P11"><text:span text:style-name="T7">nbDEF som strekker seg ut over kommunegrensen</text:span></text:p>
      <text:p text:style-name="P1">klass<text:tab/><text:span text:style-name="T5">arbeid</text:span></text:p>
      <text:p text:style-name="P1"><text:span text:style-name="T11">smi →<text:tab/></text:span><text:span text:style-name="T3">gaske-tjielti &lt;GRAM adj&gt;</text:span></text:p>
      <text:p text:style-name="P7">nbDEF som strekker seg ut over kommunegrensen</text:p>
      <text:p text:style-name="P2"><text:soft-page-break/>ehj</text:p>
      <text:p text:style-name="P1">nb<text:tab/><text:span text:style-name="T3">Introduksjonsprogram for fremmedspråklige &lt;GRAM n&gt;; &lt;SY&gt; IFF</text:span></text:p>
      <text:p text:style-name="P11"><text:span text:style-name="T7">nbDEF program i arbeidet med å få fremmedspråklige til å finne seg til rette i norske samfunnsvilkår</text:span></text:p>
      <text:p text:style-name="P1">klass<text:tab/><text:span text:style-name="T5">arbeid innvpol</text:span></text:p>
      <text:p text:style-name="P1"><text:span text:style-name="T11">smi →<text:tab/></text:span><text:span text:style-name="T2">Aalkoeprovgraamme ammesgiele almetjidie </text:span><text:span text:style-name="T3">&lt;GRAM n&gt;; &lt;SY&gt; IFF</text:span></text:p>
      <text:p text:style-name="P12">nbDEF program i arbeidet med å få fremmedspråklige til å finne seg til rette i norske samfunnsvilkår</text:p>
      <text:p text:style-name="P5"/>
      <text:p text:style-name="P2">ehw</text:p>
      <text:p text:style-name="P1">nb<text:tab/><text:span text:style-name="T3">isolatør &lt;GRAM m&gt;</text:span></text:p>
      <text:p text:style-name="P11"><text:span text:style-name="T7">nbDEF person som har som yrke å isolere mot kulde, varme eller rustdannelse</text:span></text:p>
      <text:p text:style-name="P12">nbMRKN En isolatør isolerer beholdere, rørsystem, kjølerom, fryserom o.a.</text:p>
      <text:p text:style-name="P1">klass<text:tab/><text:span text:style-name="T5">arbeid</text:span></text:p>
      <text:p text:style-name="P1"><text:span text:style-name="T11">smi →<text:tab/></text:span><text:span text:style-name="T3">giebredæjja &lt;GRAM m&gt;</text:span></text:p>
      <text:p text:style-name="P12">nbDEF person som har som yrke å isolere mot kulde, varme eller rustdannelse</text:p>
      <text:p text:style-name="P4"><text:span text:style-name="T7">nbMRKN En isolatør isolerer beholdere, rørsystem, kjølerom, fryserom o.a.</text:span></text:p>
      <text:p text:style-name="P2">klz</text:p>
      <text:p text:style-name="P1">nb<text:tab/><text:span text:style-name="T3">jordbruksavløser &lt;GRAM m&gt;; &lt;SY&gt; avløser &lt;GRAM m&gt;</text:span></text:p>
      <text:p text:style-name="P12">nbDEF person, som regel med utdanning fra en landbruksskole, som midlertidig overtar arbeidet for en gårdbruker</text:p>
      <text:p text:style-name="P1">klass<text:tab/><text:span text:style-name="T5">arbeid</text:span></text:p>
      <text:p text:style-name="P1"><text:span text:style-name="T11">smi →<text:tab/></text:span><text:span text:style-name="T2">båantaklahke</text:span><text:span text:style-name="T4"> </text:span><text:span text:style-name="T3">&lt;GRAM m&gt;; &lt;SY&gt; klahke &lt;GRAM m&gt;</text:span></text:p>
      <text:p text:style-name="P7">nbDEF person, som regel med utdanning fra en landbruksskole, som midlertidig overtar arbeidet for en gårdbruker</text:p>
      <text:p text:style-name="P2"><text:soft-page-break/>eiy</text:p>
      <text:p text:style-name="P1">nb<text:tab/><text:span text:style-name="T3">journalist &lt;GRAM m&gt;</text:span></text:p>
      <text:p text:style-name="P12">nbDEF fagutdannet person som arbeider i redaksjonsavdelingen i en dagsavis, i uke- eller fagpresse, nyhetsbyrå eller kringkasting med å lage reportasjer</text:p>
      <text:p text:style-name="P1">klass<text:tab/><text:span text:style-name="T5">arbeid</text:span></text:p>
      <text:p text:style-name="P1"><text:span text:style-name="T11">smi →<text:tab/></text:span><text:span text:style-name="T2">journaliste (Anna Jakobsen DjD I s. 82)</text:span><text:span text:style-name="T4"> </text:span><text:span text:style-name="T3">&lt;GRAM m&gt;</text:span></text:p>
      <text:p text:style-name="P7">nbDEF fagutdannet person som arbeider i redaksjonsavdelingen i en dagsavis, i uke- eller fagpresse, nyhetsbyrå eller kringkasting med å lage reportasjer</text:p>
      <text:p text:style-name="P2">ejl</text:p>
      <text:p text:style-name="P1">nb<text:tab/><text:span text:style-name="T3">justeringsoppgjør &lt;GRAM n&gt;; &lt;STE&gt; oppgjør</text:span></text:p>
      <text:p text:style-name="P12">nbDEF oppgjør midt i en avtaleperiode, der lønningene blir justert</text:p>
      <text:p text:style-name="P1">klass<text:tab/><text:span text:style-name="T5">arbeid</text:span></text:p>
      <text:p text:style-name="P1"><text:span text:style-name="T11">smi →<text:tab/></text:span><text:span text:style-name="T3">baalhkasjiehtesjimmie &lt;GRAM n&gt;; &lt;STE&gt; sjiehtesjimmie</text:span></text:p>
      <text:p text:style-name="P12">nbDEF oppgjør midt i en avtaleperiode, der lønningene blir justert</text:p>
      <text:p text:style-name="P5"/>
      <text:p text:style-name="P2">ejs</text:p>
      <text:p text:style-name="P1">nb<text:tab/><text:span text:style-name="T3">kalenderdag &lt;GRAM m&gt;</text:span></text:p>
      <text:p text:style-name="P11"><text:span text:style-name="T7">nbDEF dag i året, regnet fra klokka 0000 til klokka 2400; jf. arbeidsdag</text:span></text:p>
      <text:p text:style-name="P12">nbMRKN Å regne kalenderdager vil si å følge kalenderen og ta med lørdager og søndager, i motsetning til å regne arbeidsdager.</text:p>
      <text:p text:style-name="P1">klass<text:tab/><text:span text:style-name="T5">arbeid</text:span></text:p>
      <text:p text:style-name="P1"><text:span text:style-name="T11">smi →<text:tab/></text:span><text:span text:style-name="T2">kaleenderebiejjie, øørhtje-biejjie s.358</text:span><text:span text:style-name="T3"> &lt;GRAM m&gt;</text:span></text:p>
      <text:p text:style-name="P11"><text:span text:style-name="T7">nbDEF dag i året, regnet fra klokka 0000 til klokka 2400; jf. arbeidsdag</text:span></text:p>
      <text:p text:style-name="P12">nbMRKN Å regne kalenderdager vil si å følge kalenderen og ta med lørdager og søndager, i motsetning til å regne arbeidsdager.</text:p>
      <text:p text:style-name="P5"/>
      <text:p text:style-name="P2"><text:soft-page-break/>kpd</text:p>
      <text:p text:style-name="P1">nb<text:tab/><text:span text:style-name="T3">kandidat &lt;GRAM m&gt;</text:span></text:p>
      <text:p text:style-name="P12">nbDEF person som skal opp til eksamen eller som søker på en stilling</text:p>
      <text:p text:style-name="P1">klass<text:tab/><text:span text:style-name="T5">arbeid skole</text:span></text:p>
      <text:p text:style-name="P1"><text:span text:style-name="T11">smi →<text:tab/></text:span><text:span text:style-name="T2">kaandidaate/ Anna Jakobsen DjD III s. 108</text:span><text:span text:style-name="T4"> </text:span><text:span text:style-name="T3">&lt;GRAM m&gt;</text:span></text:p>
      <text:p text:style-name="P12">nbDEF almetje mij edtja eksaamenem vaeltedh jallh barkoem ohtsedh</text:p>
      <text:p text:style-name="P5"/>
      <text:p text:style-name="P2">ekh</text:p>
      <text:p text:style-name="P1">nb<text:tab/><text:span text:style-name="T3">kaptein &lt;GRAM m&gt;; &lt;STE&gt; flykaptein; &lt;STE&gt; sjøkaptein</text:span></text:p>
      <text:p text:style-name="P12">nbDEF øverstbefalende på handelsskip eller passasjerfly</text:p>
      <text:p text:style-name="P1">klass<text:tab/><text:span text:style-name="T5">arbeid</text:span></text:p>
      <text:p text:style-name="P1"><text:span text:style-name="T11">smi →<text:tab/></text:span><text:span text:style-name="T3">kaaptejne &lt;GRAM m&gt;; &lt;STE&gt; girtiekaaptejne; &lt;STE&gt; mearoekaaptejne</text:span></text:p>
      <text:p text:style-name="P7">nbDEF øverstbefalende på handelsskip eller passasjerfly</text:p>
      <text:p text:style-name="P2"><text:soft-page-break/>eko</text:p>
      <text:p text:style-name="P1">nb<text:tab/><text:span text:style-name="T3">karensdag &lt;GRAM m&gt;</text:span></text:p>
      <text:p text:style-name="P12">nbDEF fraværsdag en ikke får betalt for</text:p>
      <text:p text:style-name="P11"><text:span text:style-name="T7">nbMRKN Det finnes bestemmelser om karensdager i forbindelse med utbetaling av visse offentlige ytelser.</text:span></text:p>
      <text:p text:style-name="P1">klass<text:tab/><text:span text:style-name="T5">arbeid</text:span></text:p>
      <text:p text:style-name="P1"><text:span text:style-name="T11">smi →<text:tab/></text:span><text:span text:style-name="T3">kaarenbiejjie &lt;GRAM m&gt;</text:span></text:p>
      <text:p text:style-name="P11"><text:span text:style-name="T7">nbDEF </text:span><text:span text:style-name="T8">baalhkehth gååtemebiejjie</text:span><text:span text:style-name="T3"> </text:span></text:p>
      <text:p text:style-name="P12">nbMRKN Det finnes bestemmelser om karensdager i forbindelse med utbetaling av visse offentlige ytelser.</text:p>
      <text:p text:style-name="P2">ekt</text:p>
      <text:p text:style-name="P1">nb<text:tab/><text:span text:style-name="T3">kartell &lt;GRAM n&gt;</text:span></text:p>
      <text:p text:style-name="P11"><text:span text:style-name="T7">nbDEF 1: avtale om samarbeid mellom organiserte grupper eller konkurrerende bedrifter for å få i stand noe til felles beste</text:span></text:p>
      <text:p text:style-name="P12">nbDEF 2: sammenslutning av ulike grupper som har avtale om samarbeid</text:p>
      <text:p text:style-name="P12">nbMRKN I fagbevegelsen representerer et kartell en sammenslutning av ulike fagforbund. Statstjenestemannskartellet er et eksempel på det.</text:p>
      <text:p text:style-name="P1">klass<text:tab/><text:span text:style-name="T5">arbeid</text:span></text:p>
      <text:p text:style-name="P1"><text:span text:style-name="T11">smi →<text:tab/></text:span><text:span text:style-name="T3">kaartelle, ektiebarkoe-latjkoe &lt;GRAM n&gt;</text:span></text:p>
      <text:p text:style-name="P12">nbDEF 1: avtale om samarbeid mellom organiserte grupper eller konkurrerende bedrifter for å få i stand noe til felles beste</text:p>
      <text:p text:style-name="P12">nbDEF 2: sammenslutning av ulike grupper som har avtale om samarbeid</text:p>
      <text:p text:style-name="P4"><text:span text:style-name="T7">nbMRKN I fagbevegelsen representerer et kartell en sammenslutning av ulike fagforbund. Statstjenestemannskartellet er et eksempel på det.</text:span></text:p>
      <text:p text:style-name="P2"><text:soft-page-break/>eku</text:p>
      <text:p text:style-name="P1">nb<text:tab/><text:span text:style-name="T3">karttegner &lt;GRAM m&gt;</text:span></text:p>
      <text:p text:style-name="P12">nbDEF fagutdannet person som tegner kart</text:p>
      <text:p text:style-name="P12">nbMRKN Karttegnere har arbeidet sitt i private eller offentlige oppmålingsetater eller på tekniske kontorer.</text:p>
      <text:p text:style-name="P1">klass<text:tab/><text:span text:style-name="T5">arbeid</text:span></text:p>
      <text:p text:style-name="P1"><text:span text:style-name="T11">smi →<text:tab/></text:span><text:span text:style-name="T2">kaarhtetjaelije/ kaarhte, Anna Jakobsen DjD I s. 19</text:span><text:span text:style-name="T4"> </text:span><text:span text:style-name="T3">&lt;GRAM m&gt;</text:span></text:p>
      <text:p text:style-name="P12">nbDEF fagutdannet person som tegner kart</text:p>
      <text:p text:style-name="P12">nbMRKN Karttegnere har arbeidet sitt i private eller offentlige oppmålingsetater eller på tekniske kontorer.</text:p>
      <text:p text:style-name="P5"/>
      <text:p text:style-name="P2">ekz</text:p>
      <text:p text:style-name="P1">nb<text:tab/><text:span text:style-name="T3">kasserer &lt;GRAM m&gt;</text:span></text:p>
      <text:p text:style-name="P11"><text:span text:style-name="T7">nbDEF person som har ansvaret for betalingsmidlene i en bank, forretning, forening e.l.</text:span></text:p>
      <text:p text:style-name="P1">klass<text:tab/><text:span text:style-name="T5">arbeid</text:span></text:p>
      <text:p text:style-name="P1"><text:span text:style-name="T11">smi →<text:tab/></text:span><text:span text:style-name="T3">beetneh-niere &lt;GRAM m&gt;</text:span></text:p>
      <text:p text:style-name="P12">nbDEF person som har ansvaret for betalingsmidlene i en bank, forretning, forening e.l.</text:p>
      <text:p text:style-name="P5"/>
      <text:p text:style-name="P2">ksr</text:p>
      <text:p text:style-name="P1">nb<text:tab/><text:span text:style-name="T3">kasserer &lt;GRAM m&gt;; &lt;FRTE&gt; kassadame &lt;GRAM c&gt;</text:span></text:p>
      <text:p text:style-name="P12">nbDEF person som har som yrke å betjene kassaapparatet i en butikk</text:p>
      <text:p text:style-name="P12">nbMRKN Tradisjonelt har kassadame vært den vanlige betegnelsen. Nå forertrekkes betegnelsen kasserer.</text:p>
      <text:p text:style-name="P1">klass<text:tab/><text:span text:style-name="T5">arbeid</text:span></text:p>
      <text:p text:style-name="P1"><text:span text:style-name="T11">smi →<text:tab/></text:span><text:span text:style-name="T3">beetneh-niere &lt;GRAM m&gt;; &lt;FRTE&gt; beetneh-gujne &lt;GRAM c&gt;</text:span></text:p>
      <text:p text:style-name="P11"><text:span text:style-name="T7">nbDEF person som har som yrke å betjene kassaapparatet i en butikk</text:span></text:p>
      <text:p text:style-name="P12">nbMRKN Tradisjonelt har kassadame vært den vanlige betegnelsen. Nå forertrekkes betegnelsen kasserer.</text:p>
      <text:p text:style-name="P5"/>
      <text:p text:style-name="P2"><text:soft-page-break/>elv</text:p>
      <text:p text:style-name="P1">nb<text:tab/><text:span text:style-name="T3">kirkeverge &lt;GRAM m&gt;</text:span></text:p>
      <text:p text:style-name="P12">nbDEF person som har tilsyn med kirkebygg og kirkegård</text:p>
      <text:p text:style-name="P12">nbMRKN Kirkevergen er som regel kommunalt ansatt.</text:p>
      <text:p text:style-name="P1">klass<text:tab/><text:span text:style-name="T5">arbeid</text:span></text:p>
      <text:p text:style-name="P1"><text:span text:style-name="T11">smi →<text:tab/></text:span><text:span text:style-name="T2">gærhkoevaartjeskehtije</text:span><text:span text:style-name="T4">/-geehtije?</text:span><text:span text:style-name="T3"> &lt;GRAM m&gt;</text:span></text:p>
      <text:p text:style-name="P12">nbDEF person som har tilsyn med kirkebygg og kirkegård</text:p>
      <text:p text:style-name="P12">nbMRKN Kirkevergen er som regel kommunalt ansatt.</text:p>
      <text:p text:style-name="P5"/>
      <text:p text:style-name="P2">eou</text:p>
      <text:p text:style-name="P1">nb<text:tab/><text:span text:style-name="T3">klubbformann &lt;GRAM m&gt;</text:span></text:p>
      <text:p text:style-name="P12">nbDEF formann i en bedriftsklubb</text:p>
      <text:p text:style-name="P1">klass<text:tab/><text:span text:style-name="T5">arbeid</text:span></text:p>
      <text:p text:style-name="P1"><text:span text:style-name="T11">smi →<text:tab/></text:span><text:span text:style-name="T3">siebretje-åejvie, krirrie-åvtohke &lt;GRAM m&gt;</text:span></text:p>
      <text:p text:style-name="P7">nbDEF formann i en bedriftsklubb</text:p>
      <text:p text:style-name="P2">eph</text:p>
      <text:p text:style-name="P1">nb<text:tab/><text:span text:style-name="T3">kokk &lt;GRAM m&gt;; &lt;FRTE&gt; kokke</text:span></text:p>
      <text:p text:style-name="P12">nbDEF faglært person som har ansvaret for matlagingen på større kjøkken</text:p>
      <text:p text:style-name="P1">klass<text:tab/><text:span text:style-name="T5">arbeid</text:span></text:p>
      <text:p text:style-name="P1"><text:span text:style-name="T11">smi →<text:tab/></text:span><text:span text:style-name="T2">jurjiehtæjja, kåahke</text:span><text:span text:style-name="T3"> &lt;GRAM m&gt;</text:span></text:p>
      <text:p text:style-name="P4"><text:span text:style-name="T7">nbDEF faglært person som har ansvaret for matlagingen på større kjøkken</text:span></text:p>
      <text:p text:style-name="P2">epk</text:p>
      <text:p text:style-name="P1">nb<text:tab/><text:span text:style-name="T3">koldjomfru &lt;GRAM c&gt;</text:span></text:p>
      <text:p text:style-name="P12">nbDEF faglært person som tilbereder kalde anretninger (retter) på større kjøkken; jf. kokk</text:p>
      <text:p text:style-name="P12">nbMRKN Yrkesbetegnelsen er i ferd med å gå ut.</text:p>
      <text:p text:style-name="P1">klass<text:tab/><text:span text:style-name="T5">arbeid</text:span></text:p>
      <text:p text:style-name="P4"><text:span text:style-name="T11">smi →<text:tab/></text:span><text:span text:style-name="T15">?</text:span></text:p>
      <text:p text:style-name="P2"><text:soft-page-break/>epr</text:p>
      <text:p text:style-name="P1">nb<text:tab/><text:span text:style-name="T3">kollega &lt;GRAM m&gt;</text:span></text:p>
      <text:p text:style-name="P11"><text:span text:style-name="T7">nbDEF person som har samme yrke eller driver samme slags arbeid som en annen</text:span></text:p>
      <text:p text:style-name="P1">klass<text:tab/><text:span text:style-name="T5">arbeid</text:span></text:p>
      <text:p text:style-name="P1"><text:span text:style-name="T11">smi →<text:tab/></text:span><text:span text:style-name="T10"> </text:span><text:span text:style-name="T1">laavenjesgujmie/Godkjent, Baakoelæstoe nr. 7 2004</text:span><text:span text:style-name="T3"> &lt;GRAM m&gt;</text:span></text:p>
      <text:p text:style-name="P12">nbDEF person som har samme yrke eller driver samme slags arbeid som en annen</text:p>
      <text:p text:style-name="P5"/>
      <text:p text:style-name="P2">dmw</text:p>
      <text:p text:style-name="P1">nb<text:tab/><text:span text:style-name="T3">kollektiv forsikring &lt;GRAM c&gt;; &lt;STE&gt; gruppelivsforsikring; &lt;STE&gt; forsikring</text:span></text:p>
      <text:p text:style-name="P12">nbDEF forsikring som er tegnet på en gruppe mennesker</text:p>
      <text:p text:style-name="P12">nbMRKN Arbeidsgivere tegner ofte kollektive forsikringer på sine ansatte.</text:p>
      <text:p text:style-name="P1">klass<text:tab/><text:span text:style-name="T5">arbeid finans</text:span></text:p>
      <text:p text:style-name="P1"><text:span text:style-name="T11">smi →<text:tab/></text:span><text:span text:style-name="T3">ektietjirkeme &lt;GRAM c&gt;; &lt;STE&gt; dåehkien-tjirkeme; &lt;STE&gt; tjirkeme</text:span></text:p>
      <text:p text:style-name="P12">nbDEF forsikring som er tegnet på en gruppe mennesker</text:p>
      <text:p text:style-name="P7">nbMRKN Arbeidsgivere tegner ofte kollektive forsikringer på sine ansatte</text:p>
      <text:p text:style-name="P2">eqc</text:p>
      <text:p text:style-name="P1">nb<text:tab/><text:span text:style-name="T3">kombioppgjør &lt;GRAM n&gt;; &lt;SY&gt; kombinert oppgjør &lt;GRAM n&gt;; &lt;STE&gt; oppgjør</text:span></text:p>
      <text:p text:style-name="P12">nbDEF sentralt tariffoppgjør, der regjeringen som tredjepart kommer inn med sine inntektspolitiske tiltak</text:p>
      <text:p text:style-name="P1">klass<text:tab/><text:span text:style-name="T5">arbeid</text:span></text:p>
      <text:p text:style-name="P1"><text:span text:style-name="T11">smi →<text:tab/></text:span><text:span text:style-name="T3">gelliengierts sjiehtesjimmie/ kombi- &lt;GRAM n&gt;; &lt;SY&gt; sjiehtesjimmie </text:span></text:p>
      <text:p text:style-name="P12">nbDEF sentralt tariffoppgjør, der regjeringen som tredjepart kommer inn med sine inntektspolitiske tiltak</text:p>
      <text:p text:style-name="P5"/>
      <text:p text:style-name="P2"><text:soft-page-break/>eqo</text:p>
      <text:p text:style-name="P1">nb<text:tab/><text:span text:style-name="T3">Kommunal Landspensjonskasse</text:span></text:p>
      <text:p text:style-name="P11"><text:span text:style-name="T7">nbDEF institusjon som administrerer tjenestepensjonsordningen for personer som er kommunalt ansatt; jf. Statens Pensjonskasse</text:span></text:p>
      <text:p text:style-name="P12">nbMRKN Pensjonskassen yter alderspensjon, uførepensjon og etterlattepensjon.</text:p>
      <text:p text:style-name="P1">klass<text:tab/><text:span text:style-name="T5">arbeid trygd</text:span></text:p>
      <text:p text:style-name="P1"><text:span text:style-name="T11">smi →<text:tab/></text:span><text:span text:style-name="T3">Tjielti Laantevoereshtjirkeme</text:span></text:p>
      <text:p text:style-name="P11"><text:span text:style-name="T7">nbDEF institusjon som administrerer tjenestepensjonsordningen for personer som er kommunalt ansatt; jf. Statens Pensjonskasse</text:span></text:p>
      <text:p text:style-name="P12">nbMRKN Pensjonskassen yter alderspensjon, uførepensjon og etterlattepensjon.</text:p>
      <text:p text:style-name="P5"/>
      <text:p text:style-name="P2">eqr</text:p>
      <text:p text:style-name="P1">nb<text:tab/><text:span text:style-name="T3">Kommunal- og arbeidsdepartementet; &lt;SY&gt; KAD; &lt;SY&gt; Det kongelige kommunal- og arbeidsdepartement</text:span></text:p>
      <text:p text:style-name="P1">klass<text:tab/><text:span text:style-name="T5">admin arbeid</text:span></text:p>
      <text:p text:style-name="P4"><text:span text:style-name="T11">smi →<text:tab/></text:span><text:span text:style-name="T2">Tjïelte- jïh barkoedepartemeente</text:span><text:span text:style-name="T3">; &lt;SY&gt; KAD; &lt;SY&gt; Gånkan </text:span><text:span text:style-name="T2">tjielte- jih barkoedepartemeente</text:span></text:p>
      <text:p text:style-name="P2">eqw</text:p>
      <text:p text:style-name="P1">nb<text:tab/><text:span text:style-name="T3">Kommunalansattes Fellesorganisasjon; &lt;SY&gt; KFO</text:span></text:p>
      <text:p text:style-name="P11"><text:span text:style-name="T7">nbDEF partipolitisk nøytralt fagforbund for kommuneansatte, tilsluttet Yrkesorganisasjonenes Sentralforbund; jf. Norsk Kommuneforbund</text:span></text:p>
      <text:p text:style-name="P1">klass<text:tab/><text:span text:style-name="T5">admin arbeid</text:span></text:p>
      <text:p text:style-name="P1"><text:span text:style-name="T11">smi →<text:tab/></text:span><text:span text:style-name="T3">Tjieltebarkij Ektieorganisasjovne; &lt;SY&gt; KFO/TEO ?</text:span></text:p>
      <text:p text:style-name="P12">nbDEF partipolitisk nøytralt fagforbund for kommuneansatte, tilsluttet Yrkesorganisasjonenes Sentralforbund; jf. Norsk Kommuneforbund</text:p>
      <text:p text:style-name="P5"/>
      <text:p text:style-name="P2"><text:soft-page-break/>ktn</text:p>
      <text:p text:style-name="P1">nb<text:tab/><text:span text:style-name="T3">Kommunenes Sentralforbund; &lt;SY&gt; KS; &lt;STE&gt; Norske Kommuners Sentralforbund</text:span></text:p>
      <text:p text:style-name="P12">nbDEF organisasjon som er en sammenslutning av norske kommuner og fylkeskommuner</text:p>
      <text:p text:style-name="P12">nbMRKN Sammenslutningen ivaretar kommunenes interesser overfor staten og fungerer som arbeidsgiverorganisasjon for kommunalt og fylkeskommunalt ansatte.</text:p>
      <text:p text:style-name="P12">nbMRKN Tidligere Norske Kommuners Sentralforbund.</text:p>
      <text:p text:style-name="P1">klass<text:tab/><text:span text:style-name="T5">admin arbeid</text:span></text:p>
      <text:p text:style-name="P1"><text:span text:style-name="T11">smi →<text:tab/></text:span><text:span text:style-name="T3">Tjielti Jarngesrijhkesiebrie; &lt;SY&gt; KS; &lt;STE&gt; Nøørjen Tjielti Jarngesrijhkesiebrie</text:span></text:p>
      <text:p text:style-name="P12">nbDEF organisasjon som er en sammenslutning av norske kommuner og fylkeskommuner</text:p>
      <text:p text:style-name="P11"><text:span text:style-name="T7">nbMRKN Sammenslutningen ivaretar kommunenes interesser overfor staten og fungerer som arbeidsgiverorganisasjon for kommunalt og fylkeskommunalt ansatte.</text:span></text:p>
      <text:p text:style-name="P12">nbMRKN Tidligere Norske Kommuners Sentralforbund.</text:p>
      <text:p text:style-name="P5"/>
      <text:p text:style-name="P2">erp</text:p>
      <text:p text:style-name="P1">nb<text:tab/><text:span text:style-name="T3">kompetanse &lt;GRAM m&gt;; &lt;STE&gt; kvalifikasjon</text:span></text:p>
      <text:p text:style-name="P12">nbDEF evne og kunnskap, eventuelt fullmakt, til å utføre en arbeidsoppgave eller treffe en beslutning</text:p>
      <text:p text:style-name="P1">klass<text:tab/><text:span text:style-name="T5">arbeid</text:span></text:p>
      <text:p text:style-name="P1"><text:span text:style-name="T11">smi →<text:tab/></text:span><text:span text:style-name="T2">maahtoe</text:span><text:span text:style-name="T4"> </text:span><text:span text:style-name="T3">&lt;GRAM m&gt;; &lt;STE&gt; dååjrehtsh</text:span></text:p>
      <text:p text:style-name="P12">nbDEF evne og kunnskap, eventuelt fullmakt, til å utføre en arbeidsoppgave eller treffe en beslutning</text:p>
      <text:p text:style-name="P5"/>
      <text:p text:style-name="P2">knn</text:p>
      <text:p text:style-name="P1">nb<text:tab/><text:span text:style-name="T3">kompromiss &lt;GRAM n&gt;</text:span></text:p>
      <text:p text:style-name="P11"><text:span text:style-name="T7">nbDEF resultat av forhandlinger der motstridende parter har redusert sine krav for å bli enige</text:span></text:p>
      <text:p text:style-name="P1">klass<text:tab/><text:span text:style-name="T5">arbeid</text:span></text:p>
      <text:p text:style-name="P1"><text:span text:style-name="T11">smi →<text:tab/></text:span><text:span text:style-name="T3">latjkoe, sjiehtesjimmie &lt;GRAM n&gt;</text:span></text:p>
      <text:p text:style-name="P7">nbDEF resultat av forhandlinger der motstridende parter har redusert sine krav for å bli enige</text:p>
      <text:p text:style-name="P2"><text:soft-page-break/>erz</text:p>
      <text:p text:style-name="P1">nb<text:tab/><text:span text:style-name="T3">konditor &lt;GRAM m&gt;</text:span></text:p>
      <text:p text:style-name="P11"><text:span text:style-name="T7">nbDEF yrkesutdannet person som framstiller finere bakverk som småkaker, terter, sukkerbrød osv. og dekorerer bløtkaker, bryllupskaker o.l.</text:span></text:p>
      <text:p text:style-name="P12">nbMRKN Konditorene arbeider oftest i konditorier som framstiller varer for salg i eget konditori.</text:p>
      <text:p text:style-name="P1">klass<text:tab/><text:span text:style-name="T5">arbeid</text:span></text:p>
      <text:p text:style-name="P1"><text:span text:style-name="T11">smi →<text:tab/></text:span><text:span text:style-name="T2">bååhkesjæjja/Mov voestes 1000 baakoeh</text:span><text:span text:style-name="T4"> </text:span><text:span text:style-name="T3">&lt;GRAM m&gt;</text:span></text:p>
      <text:p text:style-name="P11"><text:span text:style-name="T7">nbDEF yrkesutdannet person som framstiller finere bakverk som småkaker, terter, sukkerbrød osv. og dekorerer bløtkaker, bryllupskaker o.l.</text:span></text:p>
      <text:p text:style-name="P12">nbMRKN Konditorene arbeider oftest i konditorier som framstiller varer for salg i eget konditori.</text:p>
      <text:p text:style-name="P5"/>
      <text:p text:style-name="P2">esb</text:p>
      <text:p text:style-name="P1">nb<text:tab/><text:span text:style-name="T3">konferanse &lt;GRAM m&gt;</text:span></text:p>
      <text:p text:style-name="P12">nbDEF avtalt sammenkomst for å drøfte eller avklare visse spørsmål</text:p>
      <text:p text:style-name="P1">klass<text:tab/><text:span text:style-name="T5">arbeid</text:span></text:p>
      <text:p text:style-name="P1"><text:span text:style-name="T11">smi →<text:tab/></text:span><text:span text:style-name="T2">konferaanse</text:span><text:span text:style-name="T4"> </text:span><text:span text:style-name="T3">&lt;GRAM m&gt;</text:span></text:p>
      <text:p text:style-name="P12">nbDEF avtalt sammenkomst for å drøfte eller avklare visse spørsmål</text:p>
      <text:p text:style-name="P5"/>
      <text:p text:style-name="P2">esl</text:p>
      <text:p text:style-name="P1">nb<text:tab/><text:span text:style-name="T3">konkurranse &lt;GRAM m&gt;</text:span></text:p>
      <text:p text:style-name="P12">nbDEF det å kjempe om å bli best</text:p>
      <text:p text:style-name="P1">klass<text:tab/><text:span text:style-name="T5">arbeid</text:span></text:p>
      <text:p text:style-name="P1"><text:span text:style-name="T11">smi →<text:tab/></text:span><text:span text:style-name="T3">njåalvome (AJ), gaahtjeme &lt;GRAM m&gt;</text:span></text:p>
      <text:p text:style-name="P12">nbDEF det å kjempe om å bli best</text:p>
      <text:p text:style-name="P5"/>
      <text:p text:style-name="P2"><text:soft-page-break/>esw</text:p>
      <text:p text:style-name="P1">nb<text:tab/><text:span text:style-name="T3">konstituere &lt;GRAM v&gt;</text:span></text:p>
      <text:p text:style-name="P12">nbDEF ansette en person midlertidig i en stilling</text:p>
      <text:p text:style-name="P1">klass<text:tab/><text:span text:style-name="T5">arbeid</text:span></text:p>
      <text:p text:style-name="P1"><text:span text:style-name="T11">smi →<text:tab/></text:span><text:span text:style-name="T3">konstitueeredh, annjebodts barkoem vedtedh &lt;GRAM v&gt;</text:span></text:p>
      <text:p text:style-name="P12">nbDEF ansette en person midlertidig i en stilling</text:p>
      <text:p text:style-name="P5"/>
      <text:p text:style-name="P2">eta</text:p>
      <text:p text:style-name="P1">nb<text:tab/><text:span text:style-name="T3">konsul &lt;GRAM m&gt;</text:span></text:p>
      <text:p text:style-name="P11"><text:span text:style-name="T7">nbDEF tjenestemann som tar seg av interessene til et land og dets borgere i utlandet; jf. ambassadør</text:span></text:p>
      <text:p text:style-name="P1">klass<text:tab/><text:span text:style-name="T5">arbeid</text:span></text:p>
      <text:p text:style-name="P1"><text:span text:style-name="T11">smi →<text:tab/></text:span><text:span text:style-name="T3">ålkoerijhke-niere &lt;GRAM m&gt;</text:span></text:p>
      <text:p text:style-name="P12">nbDEF tjenestemann som tar seg av interessene til et land og dets borgere i utlandet; jf. ambassadør</text:p>
      <text:p text:style-name="P5"/>
      <text:p text:style-name="P2">etm</text:p>
      <text:p text:style-name="P1">nb<text:tab/><text:span text:style-name="T3">kontant lønn &lt;GRAM c&gt;; &lt;STE&gt; lønn</text:span></text:p>
      <text:p text:style-name="P11"><text:span text:style-name="T7">nbDEF lønn som gis i form av økonomisk vederlag, i motsetning til lønn i naturalier</text:span></text:p>
      <text:p text:style-name="P1">klass<text:tab/><text:span text:style-name="T5">arbeid</text:span></text:p>
      <text:p text:style-name="P1"><text:span text:style-name="T11">smi →<text:tab/></text:span><text:span text:style-name="T2">baalhka, riekte maaksoe, beetneh-baalhka</text:span><text:span text:style-name="T4"> </text:span><text:span text:style-name="T3">&lt;GRAM c&gt;; &lt;STE&gt; baalhka</text:span></text:p>
      <text:p text:style-name="P12">nbDEF lønn som gis i form av økonomisk vederlag, i motsetning til lønn i naturalier</text:p>
      <text:p text:style-name="P5"/>
      <text:p text:style-name="P2">etw</text:p>
      <text:p text:style-name="P1">nb<text:tab/><text:span text:style-name="T3">kontinentalsokkel &lt;GRAM m&gt;</text:span></text:p>
      <text:p text:style-name="P12">nbDEF område med grunt hav som går rundt kontinentene</text:p>
      <text:p text:style-name="P12">nbMRKN Kontinentalsokkelen i Norge har stor betydning for petroleumsutvinningen.</text:p>
      <text:p text:style-name="P1">klass<text:tab/><text:span text:style-name="T5">arbeid</text:span></text:p>
      <text:p text:style-name="P1"><text:span text:style-name="T11">smi →<text:tab/></text:span><text:span text:style-name="T3">kontinentaale-maadtege &lt;GRAM m&gt;</text:span></text:p>
      <text:p text:style-name="P11"><text:span text:style-name="T7">nbDEF område med grunt hav som går rundt kontinentene</text:span></text:p>
      <text:p text:style-name="P7">nbMRKN Kontinentalsokkelen i Norge har stor betydning for petroleumsutvinningen.</text:p>
      <text:p text:style-name="P2"><text:soft-page-break/>etx</text:p>
      <text:p text:style-name="P1">nb<text:tab/><text:span text:style-name="T3">kontingent &lt;GRAM m&gt;</text:span></text:p>
      <text:p text:style-name="P12">nbDEF penger en betaler for å være medlem av en forening</text:p>
      <text:p text:style-name="P1">klass<text:tab/><text:span text:style-name="T5">arbeid</text:span></text:p>
      <text:p text:style-name="P1"><text:span text:style-name="T11">smi →<text:tab/></text:span><text:span text:style-name="T3">lihtsegeåasa &lt;GRAM m&gt;</text:span></text:p>
      <text:p text:style-name="P11"><text:span text:style-name="T7">nbDEF penger en betaler for å være medlem av en forening</text:span></text:p>
      <text:p text:style-name="P5"/>
      <text:p text:style-name="P2">eun</text:p>
      <text:p text:style-name="P1">nb<text:tab/><text:span text:style-name="T3">kontrakt &lt;GRAM m&gt;</text:span></text:p>
      <text:p text:style-name="P12">nbDEF rettslig bindende avtale</text:p>
      <text:p text:style-name="P12">nbMRKN En kontrakt kan være muntlig eller skriftlig.</text:p>
      <text:p text:style-name="P1">klass<text:tab/><text:span text:style-name="T5">arbeid jur</text:span></text:p>
      <text:p text:style-name="P1"><text:span text:style-name="T11">smi →<text:tab/></text:span><text:span text:style-name="T2">sjiehtedimmie</text:span><text:span text:style-name="T4"> </text:span><text:span text:style-name="T3">&lt;GRAM m&gt;</text:span></text:p>
      <text:p text:style-name="P12">nbDEF rettslig bindende avtale</text:p>
      <text:p text:style-name="P12">nbMRKN En kontrakt kan være muntlig eller skriftlig.</text:p>
      <text:p text:style-name="P5"/>
      <text:p text:style-name="P2">euu</text:p>
      <text:p text:style-name="P1">nb<text:tab/><text:span text:style-name="T3">kontrollør &lt;GRAM m&gt;; &lt;STE&gt; billettkontrollør</text:span></text:p>
      <text:p text:style-name="P12">nbDEF person som har som yrke å føre tilsyn eller kontroll med f.eks. billetter</text:p>
      <text:p text:style-name="P1">klass<text:tab/><text:span text:style-name="T5">arbeid</text:span></text:p>
      <text:p text:style-name="P1"><text:span text:style-name="T11">smi →<text:tab/></text:span><text:span text:style-name="T3">giehtjedæjja &lt;GRAM m&gt;; &lt;STE&gt; leahpa-giehtjedæjja</text:span></text:p>
      <text:p text:style-name="P4"><text:span text:style-name="T7">nbDEF person som har som yrke å føre tilsyn eller kontroll med f.eks. billetter</text:span></text:p>
      <text:p text:style-name="P2">eyt</text:p>
      <text:p text:style-name="P1">nb<text:tab/><text:span text:style-name="T3">kuldemontør &lt;GRAM m&gt;</text:span></text:p>
      <text:p text:style-name="P12">nbDEF person som arbeider med å sette opp, vedlikeholde og reparere forskjellige typer av kulde- og fryseanlegg</text:p>
      <text:p text:style-name="P1">klass<text:tab/><text:span text:style-name="T5">arbeid</text:span></text:p>
      <text:p text:style-name="P1"><text:span text:style-name="T11">smi →<text:tab/></text:span><text:span text:style-name="T3">gilmedahkh-kluhtierdæjja &lt;GRAM m&gt;</text:span></text:p>
      <text:p text:style-name="P11"><text:span text:style-name="T7">nbDEF person som arbeider med å sette opp, vedlikeholde og reparere forskjellige typer av kulde- og fryseanlegg</text:span></text:p>
      <text:p text:style-name="P5"/>
      <text:p text:style-name="P2"><text:soft-page-break/>faa</text:p>
      <text:p text:style-name="P1">nb<text:tab/><text:span text:style-name="T3">kvalifikasjonskrav &lt;GRAM n&gt;; &lt;STE&gt; krav</text:span></text:p>
      <text:p text:style-name="P12">nbDEF krav som stilles med hensyn til kvalifikasjoner</text:p>
      <text:p text:style-name="P1">klass<text:tab/><text:span text:style-name="T5">arbeid</text:span></text:p>
      <text:p text:style-name="P1"><text:span text:style-name="T11">smi →<text:tab/></text:span><text:span text:style-name="T3">maahtoe-njoelkedassh/-dååjrehtse &lt;GRAM n&gt;; &lt;STE&gt; krav</text:span></text:p>
      <text:p text:style-name="P4"><text:span text:style-name="T7">nbDEF krav som stilles med hensyn til kvalifikasjoner</text:span></text:p>
      <text:p text:style-name="P2">kss</text:p>
      <text:p text:style-name="P1">nb<text:tab/><text:span text:style-name="T3">kvalifisert &lt;GRAM adj&gt;</text:span></text:p>
      <text:p text:style-name="P12">nbDEF som er skikket og har den nødvendige utdanning til å utføre en bestemt oppgave eller arbeid</text:p>
      <text:p text:style-name="P1">klass<text:tab/><text:span text:style-name="T5">arbeid</text:span></text:p>
      <text:p text:style-name="P1"><text:span text:style-name="T11">smi →<text:tab/></text:span><text:span text:style-name="T2">maehteles </text:span><text:span text:style-name="T9">pred. </text:span><text:span text:style-name="T2">maehtele</text:span><text:span text:style-name="T4"> </text:span><text:span text:style-name="T3">&lt;GRAM adj&gt;</text:span></text:p>
      <text:p text:style-name="P11"><text:span text:style-name="T7">nbDEF som er skikket og har den nødvendige utdanning til å utføre en bestemt oppgave eller arbeid</text:span></text:p>
      <text:p text:style-name="P6"/>
      <text:p text:style-name="P2">fah</text:p>
      <text:p text:style-name="P1">nb<text:tab/><text:span text:style-name="T3">kvelds- og nattillegg &lt;GRAM n&gt;; &lt;STE&gt; kveldstillegg; &lt;STE&gt; nattillegg</text:span></text:p>
      <text:p text:style-name="P12">nbDEF tariffestet tillegg i lønn for arbeid utført mellom klokka 1700 og klokka 0600</text:p>
      <text:p text:style-name="P1">klass<text:tab/><text:span text:style-name="T5">arbeid</text:span></text:p>
      <text:p text:style-name="P1"><text:span text:style-name="T11">smi →<text:tab/></text:span><text:span text:style-name="T2">iehkeds- jïh jijjelissie</text:span><text:span text:style-name="T4"> </text:span><text:span text:style-name="T3">&lt;GRAM n&gt;; &lt;STE&gt; iehkedslissie; &lt;STE&gt; jijjielissie</text:span></text:p>
      <text:p text:style-name="P12">nbDEF tariffestet tillegg i lønn for arbeid utført mellom klokka 1700 og klokka 0600</text:p>
      <text:p text:style-name="P5"/>
      <text:p text:style-name="P2">fau</text:p>
      <text:p text:style-name="P1">nb<text:tab/><text:span text:style-name="T3">laborant &lt;GRAM m&gt;</text:span></text:p>
      <text:p text:style-name="P12">nbDEF person som er ansatt som assistent i et laboratorium</text:p>
      <text:p text:style-name="P1">klass<text:tab/><text:span text:style-name="T5">arbeid</text:span></text:p>
      <text:p text:style-name="P1"><text:span text:style-name="T11">smi →<text:tab/></text:span><text:span text:style-name="T3">laaboratovrije/laaboratovre klahke &lt;GRAM m&gt;</text:span></text:p>
      <text:p text:style-name="P7">nbDEF person som er ansatt som assistent i et laboratorium</text:p>
      <text:p text:style-name="P2"><text:soft-page-break/>fbu</text:p>
      <text:p text:style-name="P1">nb<text:tab/><text:span text:style-name="T3">landbruksvikar &lt;GRAM m&gt;</text:span></text:p>
      <text:p text:style-name="P12">nbDEF person, som regel med landbruksutdanning, som midlertidig overtar en stilling innenfor landbruket</text:p>
      <text:p text:style-name="P1">klass<text:tab/><text:span text:style-name="T5">arbeid</text:span></text:p>
      <text:p text:style-name="P1"><text:span text:style-name="T11">smi →<text:tab/></text:span><text:span text:style-name="T2">båantaklahke</text:span><text:span text:style-name="T4"> </text:span><text:span text:style-name="T3">&lt;GRAM m&gt;</text:span></text:p>
      <text:p text:style-name="P7">nbDEF person, som regel med landbruksutdanning, som midlertidig overtar en stilling innenfor landbruket</text:p>
      <text:p text:style-name="P2">fcb</text:p>
      <text:p text:style-name="P1">nb<text:tab/><text:span text:style-name="T3">landsmøte &lt;GRAM n&gt;</text:span></text:p>
      <text:p text:style-name="P12">nbDEF møte i en større organisasjon der representanter fra alle lokale foreninger i landet møter</text:p>
      <text:p text:style-name="P11"><text:span text:style-name="T7">nbMRKN I et fagforbund er landsmøtet øverste styringsorgan, og det holdes normalt hvert fjerde år.</text:span></text:p>
      <text:p text:style-name="P1">klass<text:tab/><text:span text:style-name="T5">arbeid</text:span></text:p>
      <text:p text:style-name="P1"><text:span text:style-name="T11">smi →<text:tab/></text:span><text:span text:style-name="T2">eatnametjåanghkoe</text:span><text:span text:style-name="T4"> </text:span><text:span text:style-name="T3">&lt;GRAM n&gt;</text:span></text:p>
      <text:p text:style-name="P12">nbDEF møte i en større organisasjon der representanter fra alle lokale foreninger i landet møter</text:p>
      <text:p text:style-name="P11"><text:span text:style-name="T7">nbMRKN I et fagforbund er landsmøtet øverste styringsorgan, og det holdes normalt hvert fjerde år.</text:span></text:p>
      <text:p text:style-name="P5"/>
      <text:p text:style-name="P2">fcc</text:p>
      <text:p text:style-name="P1">nb<text:tab/><text:span text:style-name="T3">Landsorganisasjonen i Norge; &lt;SY&gt; Landsorganisasjonen; &lt;SY&gt; LO</text:span></text:p>
      <text:p text:style-name="P12">nbDEF lønnstakernes største interesseorganisasjon med politisk tilknytning til arbeiderbevegelsen; jf. Akademikernes Fellesorganisasjon og Yrkesorganisasjonenes Sentralforbund</text:p>
      <text:p text:style-name="P1">klass<text:tab/><text:span text:style-name="T5">arbeid</text:span></text:p>
      <text:p text:style-name="P1"><text:span text:style-name="T11">smi →<text:tab/></text:span><text:span text:style-name="T2">Nøørjen Laanteorganisasjovne</text:span><text:span text:style-name="T3">; &lt;SY&gt; Laanteorganisasjovne; &lt;SY&gt; LO</text:span></text:p>
      <text:p text:style-name="P7">nbDEF lønnstakernes største interesseorganisasjon med politisk tilknytning til arbeiderbevegelsen; jf. Akademikernes Fellesorganisasjon og Yrkesorganisasjonenes Sentralforbund</text:p>
      <text:p text:style-name="P2"><text:soft-page-break/>fcf</text:p>
      <text:p text:style-name="P1">nb<text:tab/><text:span text:style-name="T3">landsstyre &lt;GRAM n&gt;; &lt;STE&gt; styre</text:span></text:p>
      <text:p text:style-name="P12">nbDEF styre som er valgt på et landsmøte</text:p>
      <text:p text:style-name="P12">nbMRKN I et fagforbund er landsstyret øverste styringsorgan mellom landsmøtene.</text:p>
      <text:p text:style-name="P1">klass<text:tab/><text:span text:style-name="T5">arbeid</text:span></text:p>
      <text:p text:style-name="P1"><text:span text:style-name="T11">smi →<text:tab/></text:span><text:span text:style-name="T2">laantenståvroe</text:span><text:span text:style-name="T4"> </text:span><text:span text:style-name="T3">&lt;GRAM n&gt;; &lt;STE&gt; ståvroe</text:span></text:p>
      <text:p text:style-name="P12">nbDEF styre som er valgt på et landsmøte</text:p>
      <text:p text:style-name="P11"><text:span text:style-name="T7">nbMRKN I et fagforbund er landsstyret øverste styringsorgan mellom landsmøtene.</text:span></text:p>
      <text:p text:style-name="P5"/>
      <text:p text:style-name="P2">fcg</text:p>
      <text:p text:style-name="P1">nb<text:tab/><text:span text:style-name="T3">landsting &lt;GRAM n&gt;</text:span></text:p>
      <text:p text:style-name="P12">nbDEF øverste styringsorgan i visse foreninger; jf. landsmøte</text:p>
      <text:p text:style-name="P1">klass<text:tab/><text:span text:style-name="T5">arbeid</text:span></text:p>
      <text:p text:style-name="P1"><text:span text:style-name="T11">smi →<text:tab/></text:span><text:span text:style-name="T3">laantereereme, bijjies- <text:s/>&lt;GRAM n&gt;</text:span></text:p>
      <text:p text:style-name="P4"><text:span text:style-name="T7">nbDEF øverste styringsorgan i visse foreninger; jf. landsmøte</text:span></text:p>
      <text:p text:style-name="P2">fda</text:p>
      <text:p text:style-name="P1">nb<text:tab/><text:span text:style-name="T3">lavstatusyrke &lt;GRAM n&gt;</text:span></text:p>
      <text:p text:style-name="P12">nbDEF yrke som har lav sosial anseelse</text:p>
      <text:p text:style-name="P1">klass<text:tab/><text:span text:style-name="T5">arbeid</text:span></text:p>
      <text:p text:style-name="P1"><text:span text:style-name="T11">smi →<text:tab/></text:span><text:span text:style-name="T3">lievseldh barkoe &lt;GRAM n&gt;</text:span></text:p>
      <text:p text:style-name="P7">nbDEF yrke som har lav sosial anseelse</text:p>
      <text:p text:style-name="P2">fdg</text:p>
      <text:p text:style-name="P1">nb<text:tab/><text:span text:style-name="T3">ledelse &lt;GRAM m&gt;</text:span></text:p>
      <text:p text:style-name="P12">nbDEF 1: det å lede</text:p>
      <text:p text:style-name="P11"><text:span text:style-name="T7">nbDEF 2: person(er) som står i spissen for og har avgjørende myndighet over en virksomhet; jf. styre</text:span></text:p>
      <text:p text:style-name="P1">klass<text:tab/><text:span text:style-name="T5">admin arbeid</text:span></text:p>
      <text:p text:style-name="P1"><text:span text:style-name="T11">smi →<text:tab/></text:span><text:span text:style-name="T2">åejvieh, åvtehkh</text:span><text:span text:style-name="T4"> </text:span><text:span text:style-name="T3">&lt;GRAM m&gt;</text:span></text:p>
      <text:p text:style-name="P12">nbDEF 1: det å lede</text:p>
      <text:p text:style-name="P12">nbDEF 2: person(er) som står i spissen for og har avgjørende myndighet over en virksomhet; jf. styre</text:p>
      <text:p text:style-name="P5"/>
      <text:p text:style-name="P2"><text:soft-page-break/>fdh</text:p>
      <text:p text:style-name="P1">nb<text:tab/><text:span text:style-name="T3">leder &lt;GRAM m&gt;</text:span></text:p>
      <text:p text:style-name="P12">nbDEF person som er ansvarlig for et arbeid han og andre gjør i fellesskap; jf. formann</text:p>
      <text:p text:style-name="P1">klass<text:tab/><text:span text:style-name="T5">arbeid</text:span></text:p>
      <text:p text:style-name="P1"><text:span text:style-name="T11">smi →<text:tab/></text:span><text:span text:style-name="T2">åejvie, åvtehke</text:span><text:span text:style-name="T3"> &lt;GRAM m&gt;</text:span></text:p>
      <text:p text:style-name="P12">nbDEF person som er ansvarlig for et arbeid han og andre gjør i fellesskap; jf. formann</text:p>
      <text:p text:style-name="P5"/>
      <text:p text:style-name="P2">fhs</text:p>
      <text:p text:style-name="P1">nb<text:tab/><text:span text:style-name="T3">linjemontør &lt;GRAM m&gt;</text:span></text:p>
      <text:p text:style-name="P11"><text:span text:style-name="T7">nbDEF person som har som arbeid å reise master, strekke ledninger og reparere elektrisitetsverkets luftnett</text:span></text:p>
      <text:p text:style-name="P1">klass<text:tab/><text:span text:style-name="T5">arbeid</text:span></text:p>
      <text:p text:style-name="P1"><text:span text:style-name="T11">smi →<text:tab/></text:span><text:span text:style-name="T3">viermie-montøøre &lt;GRAM m&gt;</text:span></text:p>
      <text:p text:style-name="P11"><text:span text:style-name="T7">nbDEF person som har som arbeid å reise master, strekke ledninger og reparere elektrisitetsverkets luftnett</text:span></text:p>
      <text:p text:style-name="P5"/>
      <text:p text:style-name="P2">fip</text:p>
      <text:p text:style-name="P1">nb<text:tab/><text:span text:style-name="T3">lockout &lt;GRAM m&gt;</text:span></text:p>
      <text:p text:style-name="P12">nbDEF arbeidsstans som en arbeidsgiver iverksetter for å tvinge fram en løsning av en konflikt mellom arbeidsgiver og fagforening</text:p>
      <text:p text:style-name="P1">klass<text:tab/><text:span text:style-name="T5">arbeid</text:span></text:p>
      <text:p text:style-name="P1"><text:span text:style-name="T11">smi →<text:tab/></text:span><text:span text:style-name="T3">barkoevedtijen heerreme/-aareme &lt;GRAM m&gt;</text:span></text:p>
      <text:p text:style-name="P4"><text:span text:style-name="T7">nbDEF arbeidsstans som en arbeidsgiver iverksetter for å tvinge fram en løsning av en konflikt mellom arbeidsgiver og fagforening</text:span></text:p>
      <text:p text:style-name="P2">fit</text:p>
      <text:p text:style-name="P1">nb<text:tab/><text:span text:style-name="T3">loddtrekning &lt;GRAM m&gt;</text:span></text:p>
      <text:p text:style-name="P12">nbDEF det å trekke lodd for å få avgjort en sak; jf. stemmelikhet</text:p>
      <text:p text:style-name="P1">klass<text:tab/><text:span text:style-name="T5">arbeid</text:span></text:p>
      <text:p text:style-name="P1"><text:span text:style-name="T11">smi →<text:tab/></text:span><text:span text:style-name="T2">våarpodh, våarpoehtidh</text:span><text:span text:style-name="T4"> </text:span><text:span text:style-name="T3">&lt;GRAM m&gt;</text:span></text:p>
      <text:p text:style-name="P4"><text:span text:style-name="T7">nbDEF det å trekke lodd for å få avgjort en sak; jf. stemmelikhet</text:span></text:p>
      <text:p text:style-name="P2"><text:soft-page-break/>fja</text:p>
      <text:p text:style-name="P1">nb<text:tab/><text:span text:style-name="T3">lokale forhandlinger &lt;GRAM c pl&gt;</text:span></text:p>
      <text:p text:style-name="P12">nbDEF lønnsforhandlinger mellom den enkelte fagforening og arbeidsgiver på lokalplan; jf. tariffavtale</text:p>
      <text:p text:style-name="P1">klass<text:tab/><text:span text:style-name="T5">arbeid</text:span></text:p>
      <text:p text:style-name="P1"><text:span text:style-name="T11">smi →<text:tab/></text:span><text:span text:style-name="T2">voenges rååresjimmie/voernges vaajesh; Learoeplaaneste</text:span><text:span text:style-name="T4"> </text:span><text:span text:style-name="T3">&lt;GRAM c pl&gt;</text:span></text:p>
      <text:p text:style-name="P5"><text:s/></text:p>
      <text:p text:style-name="P2">fjf</text:p>
      <text:p text:style-name="P1">nb<text:tab/><text:span text:style-name="T3">LO-kongress &lt;GRAM m&gt;</text:span></text:p>
      <text:p text:style-name="P12">nbDEF øverste styringsorgan for Landsorganisasjonen i Norge</text:p>
      <text:p text:style-name="P1">klass<text:tab/><text:span text:style-name="T5">arbeid</text:span></text:p>
      <text:p text:style-name="P1"><text:span text:style-name="T11">smi →<text:tab/></text:span><text:span text:style-name="T2">NL-kongresse/</text:span><text:span text:style-name="T4"> LO-kongresse</text:span><text:span text:style-name="T3"> &lt;GRAM m&gt;</text:span></text:p>
      <text:p text:style-name="P7">nbDEF øverste styringsorgan for Landsorganisasjonen i Norge</text:p>
      <text:p text:style-name="P2">flf</text:p>
      <text:p text:style-name="P1">nb<text:tab/><text:span text:style-name="T3">lydtekniker &lt;GRAM m&gt;</text:span></text:p>
      <text:p text:style-name="P11"><text:span text:style-name="T7">nbDEF fagutdannet person som arbeider med musikk- og radioteknikk</text:span></text:p>
      <text:p text:style-name="P1">klass<text:tab/><text:span text:style-name="T5">arbeid</text:span></text:p>
      <text:p text:style-name="P1"><text:span text:style-name="T11">smi →<text:tab/></text:span><text:span text:style-name="T3">tjoeje-teeknigkere &lt;GRAM m&gt;</text:span></text:p>
      <text:p text:style-name="P12">nbDEF fagutdannet person som arbeider med musikk- og radioteknikk</text:p>
      <text:p text:style-name="P5"/>
      <text:p text:style-name="P2">flz</text:p>
      <text:p text:style-name="P1">nb<text:tab/><text:span text:style-name="T3">læretid &lt;GRAM c&gt;</text:span></text:p>
      <text:p text:style-name="P11"><text:span text:style-name="T7">nbDEF tidsrom en lærling må arbeide på en arbeidsplass før han går opp til fagprøve</text:span></text:p>
      <text:p text:style-name="P1">klass<text:tab/><text:span text:style-name="T5">arbeid skole</text:span></text:p>
      <text:p text:style-name="P1"><text:span text:style-name="T11">smi →<text:tab/></text:span><text:span text:style-name="T2">lïerehtalleme/Anna Jakobsen DjD II s. 10</text:span><text:span text:style-name="T4"> </text:span><text:span text:style-name="T3">&lt;GRAM c&gt;</text:span></text:p>
      <text:p text:style-name="P7">nbDEF tidsrom en lærling må arbeide på en arbeidsplass før han går opp til fagprøve</text:p>
      <text:p text:style-name="P2"><text:soft-page-break/>fmb</text:p>
      <text:p text:style-name="P1">nb<text:tab/><text:span text:style-name="T3">lærling &lt;GRAM m&gt;</text:span></text:p>
      <text:p text:style-name="P11"><text:span text:style-name="T7">nbDEF person som følger en lovfestet og planmessig fagopplæring på en arbeidsplass kombinert med noe teoriundervisning; jf. lærlingskole</text:span></text:p>
      <text:p text:style-name="P1">klass<text:tab/><text:span text:style-name="T5">arbeid skole</text:span></text:p>
      <text:p text:style-name="P1"><text:span text:style-name="T11">smi →<text:tab/></text:span><text:span text:style-name="T2">learohke</text:span><text:span text:style-name="T4"> </text:span><text:span text:style-name="T3">&lt;GRAM m&gt;</text:span></text:p>
      <text:p text:style-name="P11"><text:span text:style-name="T7">nbDEF almetje guhte laaken jih faageøøhpehtimmien plaani mietie barkoelierehtimmiem barkoesijjesne åådtje teorijeøøhpehtimmien lissine; vd. learohkiskovle</text:span></text:p>
      <text:p text:style-name="P5"/>
      <text:p text:style-name="P5"/>
      <text:p text:style-name="P2">kmw</text:p>
      <text:p text:style-name="P1">nb<text:tab/><text:span text:style-name="T3">lærlingkontrakt &lt;GRAM m&gt;; &lt;SY&gt; lærekontrakt &lt;GRAM m&gt;; &lt;STE&gt; kontrakt</text:span></text:p>
      <text:p text:style-name="P12">nbDEF gjensidig forpliktende skriftlig avtale mellom en lærling og en arbeidsgiver</text:p>
      <text:p text:style-name="P1">klass<text:tab/><text:span text:style-name="T5">arbeid skole</text:span></text:p>
      <text:p text:style-name="P1"><text:span text:style-name="T11">smi →<text:tab/></text:span><text:span text:style-name="T2">learohke-sjïehtedimmie</text:span><text:span text:style-name="T4"> </text:span><text:span text:style-name="T3">&lt;GRAM m&gt;; &lt;SY&gt; learoesjiehtedimmie &lt;GRAM m&gt;; &lt;STE&gt; sjiehtedimmie</text:span></text:p>
      <text:p text:style-name="P12">nbDEF gjensidig forpliktende skriftlig avtale mellom en lærling og en arbeidsgiver</text:p>
      <text:p text:style-name="P5"/>
      <text:p text:style-name="P2">fmj</text:p>
      <text:p text:style-name="P1">nb<text:tab/><text:span text:style-name="T3">lønns- og trekkoppgave &lt;GRAM c&gt;; &lt;STE&gt; lønnsoppgave</text:span></text:p>
      <text:p text:style-name="P12">nbDEF oversikt som arbeidstakere får fra sin arbeidsgiver, som viser utbetalt lønn og forskuddstrekk av skatt i året som er gått</text:p>
      <text:p text:style-name="P12">nbMRKN Denne oversikten kommer årlig, før selvangivelsen skal fylles ut.</text:p>
      <text:p text:style-name="P1">klass<text:tab/><text:span text:style-name="T5">arbeid skatt</text:span></text:p>
      <text:p text:style-name="P1"><text:span text:style-name="T11">smi →<text:tab/></text:span><text:span text:style-name="T3">baalhka- jih giesemelåhkoe &lt;GRAM c&gt;; &lt;STE&gt; baalhkalåhkoe</text:span></text:p>
      <text:p text:style-name="P12">nbDEF oversikt som arbeidstakere får fra sin arbeidsgiver, som viser utbetalt lønn og forskuddstrekk av skatt i året som er gått</text:p>
      <text:p text:style-name="P4"><text:span text:style-name="T7">nbMRKN Denne oversikten kommer årlig, før selvangivelsen skal fylles ut</text:span></text:p>
      <text:p text:style-name="P2"><text:soft-page-break/>fmk</text:p>
      <text:p text:style-name="P1">nb<text:tab/><text:span text:style-name="T3">lønnsansiennitet &lt;GRAM m&gt;; &lt;STE&gt; ansiennitet</text:span></text:p>
      <text:p text:style-name="P12">nbDEF ansiennitet som kvalifiserer til en viss lønnsplassering</text:p>
      <text:p text:style-name="P1">klass<text:tab/><text:span text:style-name="T5">arbeid</text:span></text:p>
      <text:p text:style-name="P1"><text:span text:style-name="T11">smi →<text:tab/></text:span><text:span text:style-name="T3">baalhkatsiehkie &lt;GRAM m&gt;; &lt;STE&gt; ansiennitet</text:span></text:p>
      <text:p text:style-name="P7">nbDEF ansiennitet som kvalifiserer til en viss lønnsplassering</text:p>
      <text:p text:style-name="P2">fmm</text:p>
      <text:p text:style-name="P1">nb<text:tab/><text:span text:style-name="T3">lønnsgaranti &lt;GRAM m&gt;</text:span></text:p>
      <text:p text:style-name="P12">nbDEF ordning der Arbeidstilsynet dekker opparbeidet lønn dersom arbeidsgiver går konkurs</text:p>
      <text:p text:style-name="P1">klass<text:tab/><text:span text:style-name="T5">arbeid</text:span></text:p>
      <text:p text:style-name="P1"><text:span text:style-name="T11">smi →<text:tab/></text:span><text:span text:style-name="T3">baalhkatjirkeme &lt;GRAM m&gt;</text:span></text:p>
      <text:p text:style-name="P12">nbDEF ordning der Arbeidstilsynet dekker opparbeidet lønn dersom arbeidsgiver går konkurs</text:p>
      <text:p text:style-name="P5"/>
      <text:p text:style-name="P2">fmn</text:p>
      <text:p text:style-name="P1">nb<text:tab/><text:span text:style-name="T3">lønnsglidning &lt;GRAM m&gt;</text:span></text:p>
      <text:p text:style-name="P12">nbDEF inntektsøkning mellom to tariffoppgjør; jf. personlig tillegg</text:p>
      <text:p text:style-name="P1">klass<text:tab/><text:span text:style-name="T5">arbeid</text:span></text:p>
      <text:p text:style-name="P1"><text:span text:style-name="T11">smi →<text:tab/></text:span><text:span text:style-name="T3">balhka- &lt;GRAM m&gt;</text:span></text:p>
      <text:p text:style-name="P12">nbDEF inntektsøkning mellom to tariffoppgjør; jf. personlig tillegg</text:p>
      <text:p text:style-name="P5"/>
      <text:p text:style-name="P2">fms</text:p>
      <text:p text:style-name="P1">nb<text:tab/><text:span text:style-name="T3">lønnsmottaker &lt;GRAM m&gt;</text:span></text:p>
      <text:p text:style-name="P11"><text:span text:style-name="T7">nbDEF person som utfører et arbeid og som mottar lønn for dette arbeidet</text:span></text:p>
      <text:p text:style-name="P1">klass<text:tab/><text:span text:style-name="T5">arbeid</text:span></text:p>
      <text:p text:style-name="P1"><text:span text:style-name="T11">smi →<text:tab/></text:span><text:span text:style-name="T2">baalhkadåastoje/Godkjent gïeleståvroste 2004</text:span><text:span text:style-name="T4"> </text:span><text:span text:style-name="T3">&lt;GRAM m&gt;</text:span></text:p>
      <text:p text:style-name="P12">nbDEF person som utfører et arbeid og som mottar lønn for dette arbeidet</text:p>
      <text:p text:style-name="P5"/>
      <text:p text:style-name="P2"><text:soft-page-break/>fmt</text:p>
      <text:p text:style-name="P1">nb<text:tab/><text:span text:style-name="T3">lønnsoppgjør &lt;GRAM n&gt;; &lt;STE&gt; oppgjør</text:span></text:p>
      <text:p text:style-name="P11"><text:span text:style-name="T7">nbDEF (utfall av) forhandling mellom arbeidsgiver- og arbeidstakerorganisasjonene om lønnsutviklingen for en ny avtaleperiode; jf. tariffoppgjør</text:span></text:p>
      <text:p text:style-name="P1">klass<text:tab/><text:span text:style-name="T5">arbeid</text:span></text:p>
      <text:p text:style-name="P1"><text:span text:style-name="T11">smi →<text:tab/></text:span><text:span text:style-name="T2">baalhka-mïeteslohke</text:span><text:span text:style-name="T4"> </text:span><text:span text:style-name="T3">&lt;GRAM n&gt;; &lt;STE&gt; mieteslohke</text:span></text:p>
      <text:p text:style-name="P4"><text:span text:style-name="T7">nbDEF (utfall av) forhandling mellom arbeidsgiver- og arbeidstakerorganisasjonene om lønnsutviklingen for en ny avtaleperiode; jf. tariffoppgjør</text:span></text:p>
      <text:p text:style-name="P2">fmu</text:p>
      <text:p text:style-name="P1">nb<text:tab/><text:span text:style-name="T3">lønnspålegg &lt;GRAM n&gt;</text:span></text:p>
      <text:p text:style-name="P12">nbDEF forhøyelse i lønn, ofte som et resultat av lønnsforhandlinger</text:p>
      <text:p text:style-name="P1">klass<text:tab/><text:span text:style-name="T5">arbeid</text:span></text:p>
      <text:p text:style-name="P1"><text:span text:style-name="T11">smi →<text:tab/></text:span><text:span text:style-name="T2">baalhkalissie</text:span><text:span text:style-name="T4"> </text:span><text:span text:style-name="T3">&lt;GRAM n&gt;</text:span></text:p>
      <text:p text:style-name="P4"><text:span text:style-name="T7">nbDEF forhøyelse i lønn, ofte som et resultat av lønnsforhandlinger</text:span></text:p>
      <text:p text:style-name="P2">fmv</text:p>
      <text:p text:style-name="P1">nb<text:tab/><text:span text:style-name="T3">lønnsregulativ &lt;GRAM n&gt;; &lt;STE&gt; regulativ</text:span></text:p>
      <text:p text:style-name="P12">nbDEF skala som angir hvor de enkelte stillinger skal plasseres lønnsmessig</text:p>
      <text:p text:style-name="P1">klass<text:tab/><text:span text:style-name="T5">arbeid</text:span></text:p>
      <text:p text:style-name="P1"><text:span text:style-name="T11">smi →<text:tab/></text:span><text:span text:style-name="T3">baalhkalåhkoe &lt;GRAM n&gt;; &lt;STE&gt; dalteselåhkoe</text:span></text:p>
      <text:p text:style-name="P4"><text:span text:style-name="T7">nbDEF skala som angir hvor de enkelte stillinger skal plasseres lønnsmessig</text:span></text:p>
      <text:p text:style-name="P2">fmw</text:p>
      <text:p text:style-name="P1">nb<text:tab/><text:span text:style-name="T3">lønnsslipp &lt;GRAM m&gt;</text:span></text:p>
      <text:p text:style-name="P12">nbDEF skriftlig melding om utbetalt lønn, beregningsgrunnlag og fradrag</text:p>
      <text:p text:style-name="P12">nbMRKN Lønnsslipp følger med hver lønnsutbetaling.</text:p>
      <text:p text:style-name="P1">klass<text:tab/><text:span text:style-name="T5">arbeid</text:span></text:p>
      <text:p text:style-name="P1"><text:span text:style-name="T11">smi →</text:span><text:span text:style-name="T2"><text:tab/>baalhkaleahpa</text:span><text:span text:style-name="T4"> </text:span><text:span text:style-name="T3">&lt;GRAM m&gt;</text:span></text:p>
      <text:p text:style-name="P11"><text:span text:style-name="T7">nbDEF skriftlig melding om utbetalt lønn, beregningsgrunnlag og fradrag</text:span></text:p>
      <text:p text:style-name="P7">nbMRKN Lønnsslipp følger med hver lønnsutbetaling.</text:p>
      <text:p text:style-name="P2"><text:soft-page-break/>fmx</text:p>
      <text:p text:style-name="P1">nb<text:tab/><text:span text:style-name="T3">lønnsstige &lt;GRAM m&gt;</text:span></text:p>
      <text:p text:style-name="P12">nbDEF skala som bestemmer lønnsutviklingen til ulike yrkeskategorier i stat eller kommune; jf. lønnstrinn, lønnsregulativ</text:p>
      <text:p text:style-name="P1">klass<text:tab/><text:span text:style-name="T5">arbeid</text:span></text:p>
      <text:p text:style-name="P1"><text:span text:style-name="T11">smi →<text:tab/></text:span><text:span text:style-name="T3">baalhkaraajtere &lt;GRAM m&gt;</text:span></text:p>
      <text:p text:style-name="P7">nbDEF skala som bestemmer lønnsutviklingen til ulike yrkeskategorier i stat eller kommune; jf. lønnstrinn, lønnsregulativ</text:p>
      <text:p text:style-name="P2">fmy</text:p>
      <text:p text:style-name="P1">nb<text:tab/><text:span text:style-name="T3">lønnsstopp &lt;GRAM m&gt;; &lt;SY&gt; inntektsstopp &lt;GRAM m&gt;; &lt;STE&gt; stopp</text:span></text:p>
      <text:p text:style-name="P12">nbDEF forbud mot å øke lønningene</text:p>
      <text:p text:style-name="P11"><text:span text:style-name="T7">nbMRKN Lønnsstopp brukes som et middel mot inflasjonen.</text:span></text:p>
      <text:p text:style-name="P1">klass<text:tab/><text:span text:style-name="T5">arbeid</text:span></text:p>
      <text:p text:style-name="P1"><text:span text:style-name="T11">smi →<text:tab/></text:span><text:span text:style-name="T3">baalhkasteegkeme &lt;GRAM m&gt;; &lt;SY&gt; maaksoesteegkeme &lt;GRAM m&gt;; &lt;STE&gt; </text:span></text:p>
      <text:p text:style-name="P12">nbDEF forbud mot å øke lønningene</text:p>
      <text:p text:style-name="P7">nbMRKN Lønnsstopp brukes som et middel mot inflasjonen.</text:p>
      <text:p text:style-name="P2">fnc</text:p>
      <text:p text:style-name="P1">nb<text:tab/><text:span text:style-name="T3">lønnstrekk &lt;GRAM n&gt;</text:span></text:p>
      <text:p text:style-name="P12">nbDEF trekk i lønn som arbeidsgiver gjør for å dekke økonomiske forpliktelser som skatt, syketrygd, underholdsbidrag o.l.</text:p>
      <text:p text:style-name="P1">klass<text:tab/><text:span text:style-name="T5">arbeid</text:span></text:p>
      <text:p text:style-name="P1"><text:span text:style-name="T11">smi →<text:tab/></text:span><text:span text:style-name="T3">baalhkeste gieseme &lt;GRAM n&gt;</text:span></text:p>
      <text:p text:style-name="P4"><text:span text:style-name="T7">nbDEF trekk i lønn som arbeidsgiver gjør for å dekke økonomiske forpliktelser som skatt, syketrygd, underholdsbidrag o.l.</text:span></text:p>
      <text:p text:style-name="P2"><text:soft-page-break/>fnd</text:p>
      <text:p text:style-name="P1">nb<text:tab/><text:span text:style-name="T3">lønnstrinn &lt;GRAM n&gt;; &lt;FRTE&gt; lønnsklasse; &lt;STE&gt; trinn</text:span></text:p>
      <text:p text:style-name="P12">nbDEF punkt på lønnsstigen der en kan lese av størrelsen på lønn for personer som arbeider i stat eller kommune</text:p>
      <text:p text:style-name="P12">nbMRKN Størrelse på lønn ble tidligere plassert i lønnsklasser.</text:p>
      <text:p text:style-name="P1">klass<text:tab/><text:span text:style-name="T5">arbeid</text:span></text:p>
      <text:p text:style-name="P1"><text:span text:style-name="T11">smi →<text:tab/></text:span><text:span text:style-name="T2">baalhkatsiehkie</text:span><text:span text:style-name="T3">, - daltese &lt;GRAM n&gt;; &lt;FRTE&gt; lønnsklasse; &lt;STE&gt; trinn</text:span></text:p>
      <text:p text:style-name="P12">nbDEF punkt på lønnsstigen der en kan lese av størrelsen på lønn for personer som arbeider i stat eller kommune</text:p>
      <text:p text:style-name="P7">nbMRKN Størrelse på lønn ble tidligere plassert i lønnsklasser.</text:p>
      <text:p text:style-name="P2">fne</text:p>
      <text:p text:style-name="P1">nb<text:tab/><text:span text:style-name="T3">lønnsvilkår &lt;GRAM n&gt;; &lt;STE&gt; vilkår</text:span></text:p>
      <text:p text:style-name="P12">nbDEF overenskomst mellom arbeidstaker og arbeidsgiver om lønnsplassering</text:p>
      <text:p text:style-name="P1">klass<text:tab/><text:span text:style-name="T5">arbeid</text:span></text:p>
      <text:p text:style-name="P1"><text:span text:style-name="T11">smi →<text:tab/></text:span><text:span text:style-name="T3">baalhkatsiehkieh &lt;GRAM n&gt;; &lt;STE&gt; tsiehkieh</text:span></text:p>
      <text:p text:style-name="P12">nbDEF overenskomst mellom arbeidstaker og arbeidsgiver om lønnsplassering</text:p>
      <text:p text:style-name="P5"/>
      <text:p text:style-name="P2">fni</text:p>
      <text:p text:style-name="P1">nb<text:tab/><text:span text:style-name="T3">lørdags- og søndagstillegg &lt;GRAM n&gt;</text:span></text:p>
      <text:p text:style-name="P12">nbDEF tillegg i ordinær lønn for arbeid utført mellom klokka 0000 på lørdag og klokka 2400 på søndag</text:p>
      <text:p text:style-name="P1">klass<text:tab/><text:span text:style-name="T5">arbeid</text:span></text:p>
      <text:p text:style-name="P1"><text:span text:style-name="T11">smi →<text:tab/></text:span><text:span text:style-name="T2">laavvedh- jïh æjlegs baalhkalissie</text:span><text:span text:style-name="T4"> </text:span><text:span text:style-name="T3">&lt;GRAM n&gt;</text:span></text:p>
      <text:p text:style-name="P4"><text:span text:style-name="T7">nbDEF tillegg i ordinær lønn for arbeid utført mellom klokka 0000 på lørdag og klokka 2400 på søndag</text:span></text:p>
      <text:p text:style-name="P2"><text:soft-page-break/>fpe</text:p>
      <text:p text:style-name="P1">nb<text:tab/><text:span text:style-name="T3">maler &lt;GRAM m&gt;</text:span></text:p>
      <text:p text:style-name="P12">nbDEF fagutdannet person som arbeider med utvendig og innvendig maling, med lakkering, tapetsering og legging av golvbelegg og teppegolv</text:p>
      <text:p text:style-name="P1">klass<text:tab/><text:span text:style-name="T5">arbeid</text:span></text:p>
      <text:p text:style-name="P1"><text:span text:style-name="T11">smi →<text:tab/></text:span><text:span text:style-name="T2">klaeriedæjja/Mov voestes 1000 baakoeh</text:span><text:span text:style-name="T4"> </text:span><text:span text:style-name="T3"><text:s/>&lt;GRAM m&gt;</text:span></text:p>
      <text:p text:style-name="P7">nbDEF fagutdannet person som arbeider med utvendig og innvendig maling, med lakkering, tapetsering og legging av golvbelegg og teppegolv</text:p>
      <text:p text:style-name="P2">fqc</text:p>
      <text:p text:style-name="P1">nb<text:tab/><text:span text:style-name="T3">maskinist &lt;GRAM m&gt;</text:span></text:p>
      <text:p text:style-name="P12">nbDEF person som er utdannet til å passe maskiner, spesielt på skip</text:p>
      <text:p text:style-name="P1">klass<text:tab/><text:span text:style-name="T5">arbeid</text:span></text:p>
      <text:p text:style-name="P1"><text:span text:style-name="T11">smi →<text:tab/></text:span><text:span text:style-name="T3">maskijna-barkije &lt;GRAM m&gt;</text:span></text:p>
      <text:p text:style-name="P7">nbDEF person som er utdannet til å passe maskiner, spesielt på skip</text:p>
      <text:p text:style-name="P2">fqt</text:p>
      <text:p text:style-name="P1">nb<text:tab/><text:span text:style-name="T3">medansvar &lt;GRAM n&gt;; &lt;STE&gt; ansvar</text:span></text:p>
      <text:p text:style-name="P12">nbDEF ansvar sammen med andre</text:p>
      <text:p text:style-name="P1">klass<text:tab/><text:span text:style-name="T5">arbeid</text:span></text:p>
      <text:p text:style-name="P1"><text:span text:style-name="T11">smi →<text:tab/></text:span><text:span text:style-name="T2">mïetiediedte</text:span><text:span text:style-name="T3"> &lt;GRAM n&gt;; &lt;STE&gt; diedte</text:span></text:p>
      <text:p text:style-name="P7">nbDEF ansvar sammen med andre</text:p>
      <text:p text:style-name="P1"><text:span text:style-name="T12">fqu</text:span></text:p>
      <text:p text:style-name="P1">nb<text:tab/><text:span text:style-name="T3">medbestemmelsesrett &lt;GRAM m&gt;</text:span></text:p>
      <text:p text:style-name="P12">nbDEF rett til å delta i en beslutningsprosess sammen med andre</text:p>
      <text:p text:style-name="P12">nbMRKN Arbeidstakerne har gjennom sine tillitsmenn rett til å delta i beslutningene i en bedrift.</text:p>
      <text:p text:style-name="P1">klass<text:tab/><text:span text:style-name="T5">arbeid jur</text:span></text:p>
      <text:p text:style-name="P1"><text:span text:style-name="T11">smi →<text:tab/></text:span><text:span text:style-name="T2">mïetienænnoestimmie-reaktah</text:span><text:span text:style-name="T4"> </text:span><text:span text:style-name="T3">&lt;GRAM m&gt;</text:span></text:p>
      <text:p text:style-name="P12">nbDEF rett til å delta i en beslutningsprosess sammen med andre</text:p>
      <text:p text:style-name="P12">nbMRKN Arbeidstakerne har gjennom sine tillitsmenn rett til å delta i beslutningene i en bedrift.</text:p>
      <text:p text:style-name="P5"/>
      <text:p text:style-name="P2"><text:soft-page-break/>frh</text:p>
      <text:p text:style-name="P1">nb<text:tab/><text:span text:style-name="T3">medlem &lt;GRAM n&gt;</text:span></text:p>
      <text:p text:style-name="P12">nbDEF person som er med i en forening, en gruppe, et utvalg e.l.</text:p>
      <text:p text:style-name="P12">nbMRKN Ofte må en betale en viss årlig avgift for å være medlem av f.eks. en forening.</text:p>
      <text:p text:style-name="P1">klass<text:tab/><text:span text:style-name="T5">arbeid</text:span></text:p>
      <text:p text:style-name="P1"><text:span text:style-name="T11">smi →<text:tab/></text:span><text:span text:style-name="T2">lihtsege</text:span><text:span text:style-name="T4"> </text:span><text:span text:style-name="T3">&lt;GRAM n&gt;</text:span></text:p>
      <text:p text:style-name="P12">nbDEF person som er med i en forening, en gruppe, et utvalg e.l.</text:p>
      <text:p text:style-name="P12">nbMRKN Ofte må en betale en viss årlig avgift for å være medlem av f.eks. en forening.</text:p>
      <text:p text:style-name="P5"/>
      <text:p text:style-name="P2">frk</text:p>
      <text:p text:style-name="P1">nb<text:tab/><text:span text:style-name="T3">medlemsmøte &lt;GRAM n&gt;</text:span></text:p>
      <text:p text:style-name="P11"><text:span text:style-name="T7">nbDEF møte der alle medlemmer har adgang; jf. styremøte</text:span></text:p>
      <text:p text:style-name="P1">klass<text:tab/><text:span text:style-name="T5">arbeid</text:span></text:p>
      <text:p text:style-name="P1"><text:span text:style-name="T11">smi →<text:tab/></text:span><text:span text:style-name="T2">lihtsegetjåanghkoe</text:span><text:span text:style-name="T4"> </text:span><text:span text:style-name="T3">&lt;GRAM n&gt;</text:span></text:p>
      <text:p text:style-name="P12">nbDEF møte der alle medlemmer har adgang; jf. styremøte</text:p>
      <text:p text:style-name="P5"/>
      <text:p text:style-name="P2">frq</text:p>
      <text:p text:style-name="P1">nb<text:tab/><text:span text:style-name="T3">megle &lt;GRAM v&gt;; &lt;SY&gt; mekle &lt;GRAM v&gt;</text:span></text:p>
      <text:p text:style-name="P12">nbDEF være mellommann mellom to parter</text:p>
      <text:p text:style-name="P11"><text:span text:style-name="T7">nbMRKN Megling kan brukes mellom arbeidsgiver(e) og arbeidstaker(e), mellom kjøper og selger av varer eller tjenester eller i forliksråd eller konfliktråd.</text:span></text:p>
      <text:p text:style-name="P1">klass<text:tab/><text:span text:style-name="T5">arbeid jur</text:span></text:p>
      <text:p text:style-name="P1"><text:span text:style-name="T11">smi →<text:tab/></text:span><text:span text:style-name="T3">madtjeldæjja &lt;GRAM v&gt;; &lt;SY&gt; tjiehtedidh &lt;GRAM v&gt;</text:span></text:p>
      <text:p text:style-name="P12">nbDEF være mellommann mellom to parter</text:p>
      <text:p text:style-name="P11"><text:span text:style-name="T7">nbMRKN Megling kan brukes mellom arbeidsgiver(e) og arbeidstaker(e), mellom kjøper og selger av varer eller tjenester eller i forliksråd eller konfliktråd.</text:span></text:p>
      <text:p text:style-name="P5"/>
      <text:p text:style-name="P2"><text:soft-page-break/>frw</text:p>
      <text:p text:style-name="P1">nb<text:tab/><text:span text:style-name="T3">meglingsmann &lt;GRAM m&gt;; &lt;SY&gt; meklingsmann &lt;GRAM m&gt;</text:span></text:p>
      <text:p text:style-name="P12">nbDEF offentlig oppnevnt person som megler i arbeidskonflikter; jf. riksmeglingsmann</text:p>
      <text:p text:style-name="P1">klass<text:tab/><text:span text:style-name="T5">arbeid</text:span></text:p>
      <text:p text:style-name="P5">smi →<text:tab/></text:p>
      <text:p text:style-name="P2">frp</text:p>
      <text:p text:style-name="P1">nb<text:tab/><text:span text:style-name="T3">mekaniker &lt;GRAM m&gt;</text:span></text:p>
      <text:p text:style-name="P12">nbDEF person som arbeider med å tilpasse, sette sammen, reparere og vedlikeholde mekanisk utstyr av ulike slag; jf. finmekaniker</text:p>
      <text:p text:style-name="P1">klass<text:tab/><text:span text:style-name="T5">arbeid</text:span></text:p>
      <text:p text:style-name="P1"><text:span text:style-name="T11">smi →<text:tab/></text:span><text:span text:style-name="T3">movtore-dovvije &lt;GRAM m&gt;</text:span></text:p>
      <text:p text:style-name="P11"><text:span text:style-name="T7">nbDEF person som arbeider med å tilpasse, sette sammen, reparere og vedlikeholde mekanisk utstyr av ulike slag; jf. finmekaniker</text:span></text:p>
      <text:p text:style-name="P5"/>
      <text:p text:style-name="P2">fsi</text:p>
      <text:p text:style-name="P1">nb<text:tab/><text:span text:style-name="T3">menig &lt;GRAM m&gt;</text:span></text:p>
      <text:p text:style-name="P12">nbDEF vanlig person uten myndighet eller befalingsgrad</text:p>
      <text:p text:style-name="P1">klass<text:tab/><text:span text:style-name="T5">arbeid</text:span></text:p>
      <text:p text:style-name="P1"><text:span text:style-name="T11">smi →<text:tab/></text:span><text:span text:style-name="T3">siejhme-ålma &lt;GRAM m&gt;</text:span></text:p>
      <text:p text:style-name="P7">nbDEF vanlig person uten myndighet eller befalingsgrad</text:p>
      <text:p text:style-name="P2"><text:soft-page-break/>fta</text:p>
      <text:p text:style-name="P1">nb<text:tab/><text:span text:style-name="T3">mesterprøve &lt;GRAM c&gt;</text:span></text:p>
      <text:p text:style-name="P12">nbDEF teoretisk prøve som en faglært håndverker kan avlegge etter to års praksis for å bli håndverksmester innenfor sitt fagområde; jf. svenneprøve</text:p>
      <text:p text:style-name="P12">nbMRKN Mesterprøven består av fagene ledelse, markedsføring, økonomi og yrkesteori.</text:p>
      <text:p text:style-name="P1">klass<text:tab/><text:span text:style-name="T5">arbeid skole</text:span></text:p>
      <text:p text:style-name="P1"><text:span text:style-name="T11">smi →<text:tab/></text:span><text:span text:style-name="T3">miestereprøøve &lt;GRAM c&gt;</text:span></text:p>
      <text:p text:style-name="P12">nbDEF tejoretihke prøøvem faagelierehtalleme learohkide guektien jaepien barkoen mænngan, juktie åadtjoeh vætnoemiesterine altesh faagedajvesne sjidtedh; vd. faageprøøve</text:p>
      <text:p text:style-name="P11"><text:span text:style-name="T7">nbMRKN Miestereprøøven faagh leah juhtiehtimmie, jijtjedoekeme, ealamadtje jih barkoeteorije.</text:span></text:p>
      <text:p text:style-name="P5"/>
      <text:p text:style-name="P2">ksv</text:p>
      <text:p text:style-name="P1">nb<text:tab/><text:span text:style-name="T3">midlertidig ansatt &lt;GRAM adj&gt;; &lt;STE&gt; ansatt</text:span></text:p>
      <text:p text:style-name="P12">nbDEF ansatt for en kortere periode, inntil videre</text:p>
      <text:p text:style-name="P1">klass<text:tab/><text:span text:style-name="T5">arbeid</text:span></text:p>
      <text:p text:style-name="P1"><text:span text:style-name="T11">smi →<text:tab/></text:span><text:span text:style-name="T2">annjebodts barkije</text:span><text:span text:style-name="T3"> &lt;GRAM adj&gt;; &lt;STE&gt; barkije</text:span></text:p>
      <text:p text:style-name="P12">nbDEF ansatt for en kortere periode, inntil videre</text:p>
      <text:p text:style-name="P5"/>
      <text:p text:style-name="P2">ftm</text:p>
      <text:p text:style-name="P1">nb<text:tab/><text:span text:style-name="T3">midlertidig ansettelse &lt;GRAM m&gt;; &lt;SY&gt; midlertidig tilsetting &lt;GRAM c&gt;</text:span></text:p>
      <text:p text:style-name="P12">nbDEF det å ansette en person for en kortere periode</text:p>
      <text:p text:style-name="P1">klass<text:tab/><text:span text:style-name="T5">arbeid</text:span></text:p>
      <text:p text:style-name="P1"><text:span text:style-name="T11">smi →<text:tab/></text:span><text:span text:style-name="T3">annjebodts barkoem vedtedh &lt;GRAM m&gt; </text:span></text:p>
      <text:p text:style-name="P12">nbDEF det å ansette en person for en kortere periode</text:p>
      <text:p text:style-name="P5"/>
      <text:p text:style-name="P2"><text:soft-page-break/>fti</text:p>
      <text:p text:style-name="P1">nb<text:tab/><text:span text:style-name="T3">midlertidig arbeidstillatelse &lt;GRAM m&gt;; &lt;STE&gt; arbeidstillatelse</text:span></text:p>
      <text:p text:style-name="P12">nbDEF arbeidstillatelse som gjelder for en begrenset tidsperiode</text:p>
      <text:p text:style-name="P1">klass<text:tab/><text:span text:style-name="T5">arbeid innvpol jur</text:span></text:p>
      <text:p text:style-name="P1"><text:span text:style-name="T11">smi →<text:tab/></text:span><text:span text:style-name="T2">annjebodts barkoeluhpie</text:span><text:span text:style-name="T4"> </text:span><text:span text:style-name="T3">&lt;GRAM m&gt;; &lt;STE&gt; arbeidstillatelse</text:span></text:p>
      <text:p text:style-name="P4"><text:span text:style-name="T7">nbDEF arbeidstillatelse som gjelder for en begrenset tidsperiode</text:span></text:p>
      <text:p text:style-name="P2">ftw</text:p>
      <text:p text:style-name="P1">nb<text:tab/><text:span text:style-name="T3">miljø &lt;GRAM n&gt;</text:span></text:p>
      <text:p text:style-name="P12">nbDEF omgivelser som en person lever i og blir påvirket av</text:p>
      <text:p text:style-name="P12">nbMRKN Miljøet omfatter både fysiske og sosiale omgivelser.</text:p>
      <text:p text:style-name="P1">klass<text:tab/><text:span text:style-name="T5">arbeid helse</text:span></text:p>
      <text:p text:style-name="P1"><text:span text:style-name="T11">smi →<text:tab/></text:span><text:span text:style-name="T2">byjreske, byjrese, byjrehtse </text:span><text:span text:style-name="T3">&lt;GRAM n&gt;</text:span></text:p>
      <text:p text:style-name="P11"><text:span text:style-name="T7">nbDEF omgivelser som en person lever i og blir påvirket av</text:span></text:p>
      <text:p text:style-name="P12">nbMRKN Miljøet omfatter både fysiske og sosiale omgivelser.</text:p>
      <text:p text:style-name="P5"/>
      <text:p text:style-name="P2">ftx</text:p>
      <text:p text:style-name="P1">nb<text:tab/><text:span text:style-name="T3">miljøarbeider &lt;GRAM m&gt;</text:span></text:p>
      <text:p text:style-name="P12">nbDEF person som arbeider med å skape et bedre miljø, særlig blant barn og unge</text:p>
      <text:p text:style-name="P12">nbMRKN Miljøarbeidere er ofte kommunalt ansatte.</text:p>
      <text:p text:style-name="P1">klass<text:tab/><text:span text:style-name="T5">arbeid sosial</text:span></text:p>
      <text:p text:style-name="P1"><text:span text:style-name="T11">smi →<text:tab/></text:span><text:span text:style-name="T2">byjreskebarkije</text:span><text:span text:style-name="T4"> </text:span><text:span text:style-name="T3">&lt;GRAM m&gt;</text:span></text:p>
      <text:p text:style-name="P12">nbDEF person som arbeider med å skape et bedre miljø, særlig blant barn og unge</text:p>
      <text:p text:style-name="P7">nbMRKN Miljøarbeidere er ofte kommunalt ansatte.</text:p>
      <text:p text:style-name="P2">fuv</text:p>
      <text:p text:style-name="P1">nb<text:tab/><text:span text:style-name="T3">minstelønn &lt;GRAM c&gt;; &lt;STE&gt; lønn</text:span></text:p>
      <text:p text:style-name="P11"><text:span text:style-name="T7">nbDEF minste lønnssats som en arbeidsgiver har lov å betale for en viss type arbeid</text:span></text:p>
      <text:p text:style-name="P1">klass<text:tab/><text:span text:style-name="T5">arbeid</text:span></text:p>
      <text:p text:style-name="P1"><text:span text:style-name="T11">smi →<text:tab/></text:span><text:span text:style-name="T3">vueliehkommesbaalhka &lt;GRAM c&gt;; &lt;STE&gt; baalhka</text:span></text:p>
      <text:p text:style-name="P12">nbDEF minste lønnssats som en arbeidsgiver har lov å betale for en viss type arbeid</text:p>
      <text:p text:style-name="P5"/>
      <text:p text:style-name="P2"><text:soft-page-break/>fvs</text:p>
      <text:p text:style-name="P1">nb<text:tab/><text:span text:style-name="T3">mobbing &lt;GRAM c&gt;</text:span></text:p>
      <text:p text:style-name="P11"><text:span text:style-name="T7">nbDEF fysisk eller psykisk plaging av en medelev eller en arbeidskamerat</text:span></text:p>
      <text:p text:style-name="P1">klass<text:tab/><text:span text:style-name="T5">arbeid skole</text:span></text:p>
      <text:p text:style-name="P1"><text:span text:style-name="T11">smi →<text:tab/></text:span><text:span text:style-name="T2">ierhkeme, guvseme, gevseme, naskoehtimmie</text:span><text:span text:style-name="T4"> </text:span><text:span text:style-name="T3">&lt;GRAM c&gt;</text:span></text:p>
      <text:p text:style-name="P7">nbDEF fysisk eller psykisk plaging av en medelev eller en arbeidskamerat</text:p>
      <text:p text:style-name="P2">fvx</text:p>
      <text:p text:style-name="P1">nb<text:tab/><text:span text:style-name="T3">montør &lt;GRAM m&gt;</text:span></text:p>
      <text:p text:style-name="P11"><text:span text:style-name="T7">nbDEF person som har som yrke å sette sammen maskiner og konstruksjoner av ulike slag; jf. elektromontør</text:span></text:p>
      <text:p text:style-name="P1">klass<text:tab/><text:span text:style-name="T5">arbeid</text:span></text:p>
      <text:p text:style-name="P1"><text:span text:style-name="T11">smi →<text:tab/></text:span><text:span text:style-name="T3">montøøre &lt;GRAM m&gt;</text:span></text:p>
      <text:p text:style-name="P12">nbDEF person som har som yrke å sette sammen maskiner og konstruksjoner av ulike slag; jf. elektromontør</text:p>
      <text:p text:style-name="P5"/>
      <text:p text:style-name="P2">fxw</text:p>
      <text:p text:style-name="P1">nb<text:tab/><text:span text:style-name="T3">murer &lt;GRAM m&gt;</text:span></text:p>
      <text:p text:style-name="P11"><text:span text:style-name="T7">nbDEF fagutdannet person som arbeider med muring og pussing av bygninger, oppsetting av fasadekledninger, muring av indre vegger, piper og åpne ildsteder og flislegging</text:span></text:p>
      <text:p text:style-name="P1">klass<text:tab/><text:span text:style-name="T5">arbeid</text:span></text:p>
      <text:p text:style-name="P1"><text:span text:style-name="T11">smi →<text:tab/></text:span><text:span text:style-name="T3">movrije, movre-barkije &lt;GRAM m&gt;</text:span></text:p>
      <text:p text:style-name="P4"><text:span text:style-name="T7">nbDEF fagutdannet person som arbeider med muring og pussing av bygninger, oppsetting av fasadekledninger, muring av indre vegger, piper og åpne ildsteder og flislegging</text:span></text:p>
      <text:p text:style-name="P2">fxx</text:p>
      <text:p text:style-name="P1">nb<text:tab/><text:span text:style-name="T3">murmester &lt;GRAM m&gt;</text:span></text:p>
      <text:p text:style-name="P12">nbDEF håndverker med mesterbrev i murerfaget</text:p>
      <text:p text:style-name="P1">klass<text:tab/><text:span text:style-name="T5">arbeid</text:span></text:p>
      <text:p text:style-name="P1"><text:span text:style-name="T11">smi →</text:span><text:span text:style-name="T2"><text:tab/>movre</text:span><text:span text:style-name="T11">-</text:span><text:span text:style-name="T3">miestere &lt;GRAM m&gt;</text:span></text:p>
      <text:p text:style-name="P12">nbDEF håndverker med mesterbrev i murerfaget</text:p>
      <text:p text:style-name="P5"/>
      <text:p text:style-name="P2"><text:soft-page-break/>fyj</text:p>
      <text:p text:style-name="P1">nb<text:tab/><text:span text:style-name="T3">møbelsnekker &lt;GRAM m&gt;; &lt;STE&gt; snekker</text:span></text:p>
      <text:p text:style-name="P12">nbDEF snekker som lager og reparerer møbler</text:p>
      <text:p text:style-name="P1">klass<text:tab/><text:span text:style-name="T5">arbeid</text:span></text:p>
      <text:p text:style-name="P1"><text:span text:style-name="T11">smi →<text:tab/></text:span><text:span text:style-name="T3">-kluhtierdæjja &lt;GRAM m&gt;; &lt;STE&gt; kluhtierdæjja</text:span></text:p>
      <text:p text:style-name="P7">nbDEF snekker som lager og reparerer møbler</text:p>
      <text:p text:style-name="P2">fyq</text:p>
      <text:p text:style-name="P1">nb<text:tab/><text:span text:style-name="T3">mønstringskontor &lt;GRAM n&gt;; &lt;SY&gt; hyrekontor &lt;GRAM n&gt;</text:span></text:p>
      <text:p text:style-name="P11"><text:span text:style-name="T7">nbDEF arbeidskontor for sjøfolk</text:span></text:p>
      <text:p text:style-name="P1">klass<text:tab/><text:span text:style-name="T5">admin arbeid</text:span></text:p>
      <text:p text:style-name="P1"><text:span text:style-name="T11">smi →<text:tab/></text:span><text:span text:style-name="T3">mearoealmetji-barkoekontovre &lt;GRAM n&gt;; &lt;SY&gt; &lt;GRAM n&gt;</text:span></text:p>
      <text:p text:style-name="P7">nbDEF arbeidskontor for sjøfolk</text:p>
      <text:p text:style-name="P2">fyv</text:p>
      <text:p text:style-name="P1">nb<text:tab/><text:span text:style-name="T3">møtegodtgjørelse &lt;GRAM m&gt;; &lt;STE&gt; godtgjørelse</text:span></text:p>
      <text:p text:style-name="P12">nbDEF betaling for å delta på møter</text:p>
      <text:p text:style-name="P11"><text:span text:style-name="T7">nbMRKN Møtegodtgjørelse som blir utbetalt for møter utenom arbeidstid, er ment som et vederlag for tapt fritid.</text:span></text:p>
      <text:p text:style-name="P1">klass<text:tab/><text:span text:style-name="T5">arbeid</text:span></text:p>
      <text:p text:style-name="P1"><text:span text:style-name="T11">smi →<text:tab/></text:span><text:span text:style-name="T2">tjåanghkoemaaksoe</text:span><text:span text:style-name="T4"> </text:span><text:span text:style-name="T3">&lt;GRAM m&gt;; &lt;STE&gt; maaksoe</text:span></text:p>
      <text:p text:style-name="P12">nbDEF betaling for å delta på møter</text:p>
      <text:p text:style-name="P4"><text:span text:style-name="T7">nbMRKN Møtegodtgjørelse som blir utbetalt for møter utenom arbeidstid, er ment som et vederlag for tapt fritid.</text:span></text:p>
      <text:p text:style-name="P2">fzw</text:p>
      <text:p text:style-name="P1">nb<text:tab/><text:span text:style-name="T3">nattarbeid &lt;GRAM n&gt;</text:span></text:p>
      <text:p text:style-name="P12">nbDEF arbeid utført om natten</text:p>
      <text:p text:style-name="P12">nbMRKN Som nattarbeid regnes arbeid utført mellom klokka 2100 og 0600, og timesatsene er høyere enn for arbeid utført på dagtid.</text:p>
      <text:p text:style-name="P1">klass<text:tab/><text:span text:style-name="T5">arbeid</text:span></text:p>
      <text:p text:style-name="P1"><text:span text:style-name="T11">smi →<text:tab/></text:span><text:span text:style-name="T2">jijjebarkoe</text:span><text:span text:style-name="T4"> </text:span><text:span text:style-name="T3">&lt;GRAM n&gt;</text:span></text:p>
      <text:p text:style-name="P11"><text:span text:style-name="T7">nbDEF arbeid utført om natten</text:span></text:p>
      <text:p text:style-name="P7">nbMRKN Som nattarbeid regnes arbeid utført mellom klokka 2100 og 0600, og timesatsene er høyere enn for arbeid utført på dagtid</text:p>
      <text:p text:style-name="P2"><text:soft-page-break/>fzy</text:p>
      <text:p text:style-name="P1">nb<text:tab/><text:span text:style-name="T3">naturalier &lt;GRAM pl&gt;; &lt;SY&gt; naturalytelser &lt;GRAM m pl&gt;</text:span></text:p>
      <text:p text:style-name="P12">nbDEF ytelser som gis i form av varer eller tjenester</text:p>
      <text:p text:style-name="P1">klass<text:tab/><text:span text:style-name="T5">arbeid skatt</text:span></text:p>
      <text:p text:style-name="P1"><text:span text:style-name="T11">smi →<text:tab/></text:span><text:span text:style-name="T3">daeverh &lt;GRAM pl&gt;; &lt;SY&gt; daeveri åvteste barkedh &lt;GRAM m pl&gt;</text:span></text:p>
      <text:p text:style-name="P7">nbDEF ytelser som gis i form av varer eller tjenester</text:p>
      <text:p text:style-name="P2">gco</text:p>
      <text:p text:style-name="P1">nb<text:tab/><text:span text:style-name="T3">Norsk Kommuneforbund; &lt;SY&gt; NKF</text:span></text:p>
      <text:p text:style-name="P11"><text:span text:style-name="T7">nbDEF fagforbund for kommuneansatte, tilknyttet til Landsorganisasjonen; jf. Kommunalansattes Fellesorganisasjon</text:span></text:p>
      <text:p text:style-name="P1">klass<text:tab/><text:span text:style-name="T5">arbeid</text:span></text:p>
      <text:p text:style-name="P1"><text:span text:style-name="T11">smi →<text:tab/></text:span><text:span text:style-name="T2">Nöörjen Tjïelterijhkesiebrie</text:span><text:span text:style-name="T3">; &lt;SY&gt; NTS</text:span></text:p>
      <text:p text:style-name="P7">nbDEF fagforbund for kommuneansatte, tilknyttet til Landsorganisasjonen; jf. Kommunalansattes Fellesorganisasjon</text:p>
      <text:p text:style-name="P2">flm</text:p>
      <text:p text:style-name="P1">nb<text:tab/><text:span text:style-name="T3">Norsk Lysingsblad; &lt;STE&gt; Lysingsbladet</text:span></text:p>
      <text:p text:style-name="P11"><text:span text:style-name="T7">nbDEF statlig publikasjon som inneholder offentlige kunngjøringer og utlysinger</text:span></text:p>
      <text:p text:style-name="P12">nbMRKN Tinglysinger, konkurser, ledige stillinger i det offentlige o.a. er ting som blir offentliggjort i Norsk Lysingsblad.</text:p>
      <text:p text:style-name="P1">klass<text:tab/><text:span text:style-name="T5">admin arbeid jur</text:span></text:p>
      <text:p text:style-name="P1"><text:span text:style-name="T11">smi →<text:tab/></text:span><text:span text:style-name="T2">Nöörjen bïevneseplaerie</text:span><text:span text:style-name="T3">; &lt;STE&gt; Lysingsbladet</text:span></text:p>
      <text:p text:style-name="P11"><text:span text:style-name="T7">nbDEF statlig publikasjon som inneholder offentlige kunngjøringer og utlysinger</text:span></text:p>
      <text:p text:style-name="P7">nbMRKN Tinglysinger, konkurser, ledige stillinger i det offentlige o.a. er ting som blir offentliggjort i Norsk Lysingsblad.</text:p>
      <text:p text:style-name="P2">gdp</text:p>
      <text:p text:style-name="P1">nb<text:tab/><text:span text:style-name="T3">næringsbrev &lt;GRAM n&gt;; &lt;STE&gt; handelsbrev; &lt;STE&gt; håndverksbrev; &lt;STE&gt; mesterbrev</text:span></text:p>
      <text:p text:style-name="P12">nbDEF offentlig dokument som gir en person rett til å drive handel eller håndverk</text:p>
      <text:p text:style-name="P12">nbMRKN Næringsbrev erstatter nå handelsbrev og håndverksbrev. Næringsbrev for håndverkere blir også kalt mesterbrev.</text:p>
      <text:p text:style-name="P1">klass<text:tab/><text:span text:style-name="T5">arbeid</text:span></text:p>
      <text:p text:style-name="P5">smi →<text:tab/></text:p>
      <text:p text:style-name="P2"><text:soft-page-break/>gdt</text:p>
      <text:p text:style-name="P1">nb<text:tab/><text:span text:style-name="T3">Næringslivets Hovedorganisasjon; &lt;SY&gt; NHO; &lt;STE&gt; Norsk Arbeidsgiverforening; &lt;STE&gt; NAF</text:span></text:p>
      <text:p text:style-name="P12">nbDEF sentralorganisasjon for arbeidsgiverne på privatsektoren, som blant annet er avtalepart ved tarifforhandlingene</text:p>
      <text:p text:style-name="P11"><text:span text:style-name="T7">nbMRKN Norsk Arbeidsgiverforening (NAF) er gått inn i NHO.</text:span></text:p>
      <text:p text:style-name="P1">klass<text:tab/><text:span text:style-name="T5">arbeid</text:span></text:p>
      <text:p text:style-name="P5">smi →<text:tab/></text:p>
      <text:p text:style-name="P2">gdo</text:p>
      <text:p text:style-name="P1">nb<text:tab/><text:span text:style-name="T3">næringsvirksomhet &lt;GRAM m&gt;; &lt;SY&gt; næring &lt;GRAM c&gt;</text:span></text:p>
      <text:p text:style-name="P12">nbDEF vedvarende aktivitet med økonomisk målsetting</text:p>
      <text:p text:style-name="P1">klass<text:tab/><text:span text:style-name="T5">arbeid skatt</text:span></text:p>
      <text:p text:style-name="P1"><text:span text:style-name="T11">smi →<text:tab/></text:span><text:span text:style-name="T2">jielemesuerkie/anna Jakobsen DjD III s. 98</text:span><text:span text:style-name="T4"> </text:span><text:span text:style-name="T3">&lt;GRAM m&gt;; &lt;SY&gt; næring &lt;GRAM c&gt;</text:span></text:p>
      <text:p text:style-name="P4"><text:span text:style-name="T7">nbDEF vedvarende aktivitet med økonomisk målsetting</text:span></text:p>
      <text:p text:style-name="P2">geo</text:p>
      <text:p text:style-name="P1">nb<text:tab/><text:span text:style-name="T3">nøkkelpersonell &lt;GRAM n&gt;</text:span></text:p>
      <text:p text:style-name="P12">nbDEF personell som har en sentral oppgave i en arbeidsprosess</text:p>
      <text:p text:style-name="P1">klass<text:tab/><text:span text:style-name="T5">arbeid</text:span></text:p>
      <text:p text:style-name="P1"><text:span text:style-name="T11">smi →<text:tab/></text:span><text:span text:style-name="T3">voerngesbarkijh &lt;GRAM n&gt;</text:span></text:p>
      <text:p text:style-name="P7">nbDEF personell som har en sentral oppgave i en arbeidsprosess</text:p>
      <text:p text:style-name="P2">ggb</text:p>
      <text:p text:style-name="P1">nb<text:tab/><text:span text:style-name="T3">oljeboringsplattform &lt;GRAM c&gt;</text:span></text:p>
      <text:p text:style-name="P12">nbDEF plattform som brukes når en borer etter olje til havs</text:p>
      <text:p text:style-name="P1">klass<text:tab/><text:span text:style-name="T5">arbeid</text:span></text:p>
      <text:p text:style-name="P1"><text:span text:style-name="T11">smi →<text:tab/></text:span><text:span text:style-name="T3">åljanaeverimmielapte &lt;GRAM c&gt;</text:span></text:p>
      <text:p text:style-name="P12">nbDEF plattform som brukes når en borer etter olje til havs</text:p>
      <text:p text:style-name="P5"/>
      <text:p text:style-name="P2"><text:soft-page-break/>ghb</text:p>
      <text:p text:style-name="P1">nb<text:tab/><text:span text:style-name="T3">omplassere &lt;GRAM v&gt;</text:span></text:p>
      <text:p text:style-name="P12">nbDEF gi noe(n) en ny plass</text:p>
      <text:p text:style-name="P11"><text:span text:style-name="T7">nbMRKN På en arbeidsplass inkluderer omplassering både overflytting til en ny stilling innenfor arbeidsplassen og det å fysisk flytte på en person.</text:span></text:p>
      <text:p text:style-name="P1">klass<text:tab/><text:span text:style-name="T5">arbeid</text:span></text:p>
      <text:p text:style-name="P1"><text:span text:style-name="T11">smi →<text:tab/></text:span><text:span text:style-name="T3">dåbpaldidh &lt;GRAM v&gt;</text:span></text:p>
      <text:p text:style-name="P12">nbDEF gi noe(n) en ny plass</text:p>
      <text:p text:style-name="P11"><text:span text:style-name="T7">nbMRKN På en arbeidsplass inkluderer omplassering både overflytting til en ny stilling innenfor arbeidsplassen og det å fysisk flytte på en person.</text:span></text:p>
      <text:p text:style-name="P5"/>
      <text:p text:style-name="P2">ghf</text:p>
      <text:p text:style-name="P1">nb<text:tab/><text:span text:style-name="T3">omskolering &lt;GRAM c&gt;</text:span></text:p>
      <text:p text:style-name="P12">nbDEF opplæring i et nytt yrke</text:p>
      <text:p text:style-name="P1">klass<text:tab/><text:span text:style-name="T5">arbeid sosial</text:span></text:p>
      <text:p text:style-name="P5">smi →<text:tab/></text:p>
      <text:p text:style-name="P2">ghk</text:p>
      <text:p text:style-name="P1">nb<text:tab/><text:span text:style-name="T3">omsorgspermisjon &lt;GRAM m&gt;; &lt;STE&gt; permisjon</text:span></text:p>
      <text:p text:style-name="P11"><text:span text:style-name="T7">nbDEF permisjon i forbindelse med omsorgsarbeid</text:span></text:p>
      <text:p text:style-name="P12">nbMRKN Arbeidstakere har rett til permisjon ti dager i året for å pleie syke barn. Svangerskapspermisjon eller fødselspermisjon er også en form for omsorgspermisjon.</text:p>
      <text:p text:style-name="P1">klass<text:tab/><text:span text:style-name="T5">arbeid sosial</text:span></text:p>
      <text:p text:style-name="P1"><text:span text:style-name="T11">smi →<text:tab/></text:span><text:span text:style-name="T3">suvhtiehtimmie-permisjovne &lt;GRAM m&gt;; &lt;STE&gt; permisjovne</text:span></text:p>
      <text:p text:style-name="P12">nbDEF permisjon i forbindelse med omsorgsarbeid</text:p>
      <text:p text:style-name="P12">nbMRKN Arbeidstakere har rett til permisjon ti dager i året for å pleie syke barn. Svangerskapspermisjon eller fødselspermisjon er også en form for omsorgspermisjon.</text:p>
      <text:p text:style-name="P5"/>
      <text:p text:style-name="P2"><text:soft-page-break/>ghs</text:p>
      <text:p text:style-name="P1">nb<text:tab/><text:span text:style-name="T3">operatør &lt;GRAM m&gt;</text:span></text:p>
      <text:p text:style-name="P12">nbDEF person, organisasjon eller firma som organiserer og gjennomfører et arbeid, f.eks. bygging, organisering av reiser, flyktningmottak o.a.</text:p>
      <text:p text:style-name="P1">klass<text:tab/><text:span text:style-name="T5">arbeid</text:span></text:p>
      <text:p text:style-name="P1"><text:span text:style-name="T11">smi →<text:tab/></text:span><text:span text:style-name="T3">operatøøre, juhtiehtæjja &lt;GRAM m&gt;</text:span></text:p>
      <text:p text:style-name="P12">nbDEF person, organisasjon eller firma som organiserer og gjennomfører et arbeid, f.eks. bygging, organisering av reiser, flyktningmottak o.a.</text:p>
      <text:p text:style-name="P5"/>
      <text:p text:style-name="P2">ghv</text:p>
      <text:p text:style-name="P1">nb<text:tab/><text:span text:style-name="T3">opparbeidet tid &lt;GRAM c&gt;</text:span></text:p>
      <text:p text:style-name="P11"><text:span text:style-name="T7">nbDEF mål for tid som en har arbeidet, og som en skal ha godtgjørelse for</text:span></text:p>
      <text:p text:style-name="P1">klass<text:tab/><text:span text:style-name="T5">arbeid</text:span></text:p>
      <text:p text:style-name="P1"><text:span text:style-name="T11">smi →<text:tab/></text:span><text:span text:style-name="T3">dienesjamme tijjem &lt;GRAM c&gt;</text:span></text:p>
      <text:p text:style-name="P7">nbDEF mål for tid som en har arbeidet, og som en skal ha godtgjørelse for</text:p>
      <text:p text:style-name="P2">ghy</text:p>
      <text:p text:style-name="P1">nb<text:tab/><text:span text:style-name="T3">oppdrag &lt;GRAM n&gt;; &lt;SY&gt; arbeidsoppgave &lt;GRAM c&gt;</text:span></text:p>
      <text:p text:style-name="P12">nbDEF arbeid en er blitt bedt om å utføre</text:p>
      <text:p text:style-name="P1">klass<text:tab/><text:span text:style-name="T5">arbeid</text:span></text:p>
      <text:p text:style-name="P1"><text:span text:style-name="T11">smi →<text:tab/></text:span><text:span text:style-name="T3">laavenjasse &lt;GRAM n&gt;; &lt;SY&gt; barkoelaavenjasse &lt;GRAM c&gt;</text:span></text:p>
      <text:p text:style-name="P7">nbDEF arbeid en er blitt bedt om å utføre</text:p>
      <text:p text:style-name="P2">gia</text:p>
      <text:p text:style-name="P1">nb<text:tab/><text:span text:style-name="T3">laavenjasse-åejvie &lt;GRAM m&gt;</text:span></text:p>
      <text:p text:style-name="P12">nbDEF person eller firma som engasjerer folk til bestemte arbeidsoppgaver med tidsmessig begrensning</text:p>
      <text:p text:style-name="P11"><text:span text:style-name="T7">nbMRKN En oppdragsgiver er arbeidsgiver i den tiden arbeidet står på.</text:span></text:p>
      <text:p text:style-name="P1">klass<text:tab/><text:span text:style-name="T5">arbeid</text:span></text:p>
      <text:p text:style-name="P5">smi →<text:tab/></text:p>
      <text:p text:style-name="P2"><text:soft-page-break/>gil</text:p>
      <text:p text:style-name="P1">nb<text:tab/><text:span text:style-name="T3">opphold &lt;GRAM n&gt;</text:span></text:p>
      <text:p text:style-name="P12">nbDEF pause eller avbrudd i f.eks. et arbeid</text:p>
      <text:p text:style-name="P1">klass<text:tab/><text:span text:style-name="T5">arbeid</text:span></text:p>
      <text:p text:style-name="P1"><text:span text:style-name="T11">smi →<text:tab/></text:span><text:span text:style-name="T3">liegkedimmie &lt;GRAM n&gt;</text:span></text:p>
      <text:p text:style-name="P7">nbDEF pause eller avbrudd i f.eks. et arbeid</text:p>
      <text:p text:style-name="P2">gjo</text:p>
      <text:p text:style-name="P1">nb<text:tab/><text:span text:style-name="T3">oppnevne &lt;GRAM v&gt;</text:span></text:p>
      <text:p text:style-name="P12">nbDEF peke ut en eller flere personer til et verv, en komité e.l.</text:p>
      <text:p text:style-name="P1">klass<text:tab/><text:span text:style-name="T5">arbeid</text:span></text:p>
      <text:p text:style-name="P1"><text:span text:style-name="T11">smi →<text:tab/></text:span><text:span text:style-name="T2">nommedehtedh</text:span><text:span text:style-name="T4"> </text:span><text:span text:style-name="T3">&lt;GRAM v&gt;</text:span></text:p>
      <text:p text:style-name="P12">nbDEF peke ut en eller flere personer til et verv, en komité e.l.</text:p>
      <text:p text:style-name="P5"/>
      <text:p text:style-name="P2">gjt</text:p>
      <text:p text:style-name="P1">nb<text:tab/><text:span text:style-name="T3">opprykk &lt;GRAM n&gt;</text:span></text:p>
      <text:p text:style-name="P11"><text:span text:style-name="T7">nbDEF det å rykke opp i en høyere stilling eller ett eller flere lønnstrinn på lønnsstigen</text:span></text:p>
      <text:p text:style-name="P12">nbMRKN Opprykk oppnås som regel ved forfremmelse eller ved lønnstillegg.</text:p>
      <text:p text:style-name="P1">klass<text:tab/><text:span text:style-name="T5">arbeid</text:span></text:p>
      <text:p text:style-name="P1"><text:span text:style-name="T11">smi →<text:tab/></text:span><text:span text:style-name="T3">bæjjalgidh &lt;GRAM v&gt;</text:span></text:p>
      <text:p text:style-name="P12">nbDEF det å rykke opp i en høyere stilling eller ett eller flere lønnstrinn på lønnsstigen</text:p>
      <text:p text:style-name="P11"><text:span text:style-name="T7">nbMRKN Opprykk oppnås som regel ved forfremmelse eller ved lønnstillegg.</text:span></text:p>
      <text:p text:style-name="P5"/>
      <text:p text:style-name="P2">gjw</text:p>
      <text:p text:style-name="P1">nb<text:tab/><text:span text:style-name="T3">oppsagt &lt;GRAM adj&gt;; &lt;SY&gt; sagt opp &lt;GRAM adj&gt;</text:span></text:p>
      <text:p text:style-name="P12">nbDEF som har fått oppsigelse</text:p>
      <text:p text:style-name="P1">klass<text:tab/><text:span text:style-name="T5">arbeid bolig finans</text:span></text:p>
      <text:p text:style-name="P1"><text:span text:style-name="T11">smi →<text:tab/></text:span><text:span text:style-name="T3">vaedtsiehtehteme &lt;GRAM pp&gt;; &lt;SY&gt; sagt opp &lt;GRAM adj&gt;</text:span></text:p>
      <text:p text:style-name="P12">nbDEF som har fått oppsigelse</text:p>
      <text:p text:style-name="P5"/>
      <text:p text:style-name="P2"><text:soft-page-break/>gjz</text:p>
      <text:p text:style-name="P1">nb<text:tab/><text:span text:style-name="T3">oppsigelse &lt;GRAM m&gt;</text:span></text:p>
      <text:p text:style-name="P12">nbDEF erklæring om at en avtale eller en kontrakt ikke gjelder lenger</text:p>
      <text:p text:style-name="P12">nbMRKN Oppsigelsen trer i kraft først etter at oppsigelsesfristen er utløpt.</text:p>
      <text:p text:style-name="P1">klass<text:tab/><text:span text:style-name="T5">arbeid bolig finans jur</text:span></text:p>
      <text:p text:style-name="P1"><text:span text:style-name="T11">smi →<text:tab/></text:span><text:span text:style-name="T3">vaedtsiehtimmie &lt;GRAM m&gt;</text:span></text:p>
      <text:p text:style-name="P11"><text:span text:style-name="T7">nbDEF erklæring om at en avtale eller en kontrakt ikke gjelder lenger</text:span></text:p>
      <text:p text:style-name="P7">nbMRKN Oppsigelsen trer i kraft først etter at oppsigelsesfristen er utløpt.</text:p>
      <text:p text:style-name="P2">gka</text:p>
      <text:p text:style-name="P1">nb<text:tab/><text:span text:style-name="T3">oppsigelsesfrist &lt;GRAM m&gt;</text:span></text:p>
      <text:p text:style-name="P12">nbDEF siste dato før oppsigelsen blir gjort gjeldende</text:p>
      <text:p text:style-name="P1">klass<text:tab/><text:span text:style-name="T5">arbeid bolig finans</text:span></text:p>
      <text:p text:style-name="P1"><text:span text:style-name="T11">smi →<text:tab/></text:span><text:span text:style-name="T3">vaedtsiehtimmieraasta &lt;GRAM m&gt;</text:span></text:p>
      <text:p text:style-name="P7">nbDEF siste dato før oppsigelsen blir gjort gjeldende</text:p>
      <text:p text:style-name="P2">gkc</text:p>
      <text:p text:style-name="P1">nb<text:tab/><text:span text:style-name="T3">oppsigelsestid &lt;GRAM c&gt;</text:span></text:p>
      <text:p text:style-name="P12">nbDEF tidsrom fra en avtale eller kontrakt blir sagt opp til oppsigelsen blir gjort gjeldende</text:p>
      <text:p text:style-name="P12">nbMRKN Oppsigelsestiden er ofte avtalt i husleiekontrakter, lånekontrakter og arbeidsavtaler.</text:p>
      <text:p text:style-name="P1">klass<text:tab/><text:span text:style-name="T5">arbeid bolig finans</text:span></text:p>
      <text:p text:style-name="P1"><text:span text:style-name="T11">smi →<text:tab/></text:span><text:span text:style-name="T3">vaedtsiehtimmieboelhke &lt;GRAM c&gt;</text:span></text:p>
      <text:p text:style-name="P12">nbDEF tidsrom fra en avtale eller kontrakt blir sagt opp til oppsigelsen blir gjort gjeldende</text:p>
      <text:p text:style-name="P12">nbMRKN Oppsigelsestiden er ofte avtalt i husleiekontrakter, lånekontrakter og arbeidsavtaler.</text:p>
      <text:p text:style-name="P5"/>
      <text:p text:style-name="P2"><text:soft-page-break/>gke</text:p>
      <text:p text:style-name="P1">nb<text:tab/><text:span text:style-name="T3">oppsigelsesvern &lt;GRAM n&gt;</text:span></text:p>
      <text:p text:style-name="P12">nbDEF lovlig bestemt beskyttelse mot oppsigelse av arbeidsavtale eller leieavtale uten rimelig grunn eller uten oppsigelsestid</text:p>
      <text:p text:style-name="P12">nbMRKN Oppsigelsesvern er blant annet behandlet i husleieloven og arbeidsmiljøloven.</text:p>
      <text:p text:style-name="P1">klass<text:tab/><text:span text:style-name="T5">arbeid bolig jur</text:span></text:p>
      <text:p text:style-name="P1"><text:span text:style-name="T11">smi →<text:tab/></text:span><text:span text:style-name="T3">vaedtsiehtimmietjirkeme &lt;GRAM n&gt;</text:span></text:p>
      <text:p text:style-name="P12">nbDEF lovlig bestemt beskyttelse mot oppsigelse av arbeidsavtale eller leieavtale uten rimelig grunn eller uten oppsigelsestid</text:p>
      <text:p text:style-name="P12">nbMRKN Oppsigelsesvern er blant annet behandlet i husleieloven og arbeidsmiljøloven.</text:p>
      <text:p text:style-name="P5"/>
      <text:p text:style-name="P2">gkw</text:p>
      <text:p text:style-name="P1">nb<text:tab/><text:span text:style-name="T3">optiker &lt;GRAM m&gt;</text:span></text:p>
      <text:p text:style-name="P12">nbDEF fagutdannet person som lager og forhandler briller og optiske instrument</text:p>
      <text:p text:style-name="P1">klass<text:tab/><text:span text:style-name="T5">arbeid</text:span></text:p>
      <text:p text:style-name="P1"><text:span text:style-name="T11">smi →<text:tab/></text:span><text:span text:style-name="T3">klaasetjelmie-daajhtije &lt;GRAM m&gt;</text:span></text:p>
      <text:p text:style-name="P12">nbDEF fagutdannet person som lager og forhandler briller og optiske instrument</text:p>
      <text:p text:style-name="P5"/>
      <text:p text:style-name="P2">gld</text:p>
      <text:p text:style-name="P1">nb<text:tab/><text:span text:style-name="T3">ordinær arbeidstid &lt;GRAM c&gt;; &lt;STE&gt; arbeidstid</text:span></text:p>
      <text:p text:style-name="P12">nbDEF tid som en arbeidstaker etter lov og avtale er disponibel for sin arbeidsgiver</text:p>
      <text:p text:style-name="P1">klass<text:tab/><text:span text:style-name="T5">arbeid</text:span></text:p>
      <text:p text:style-name="P1"><text:span text:style-name="T11">smi →<text:tab/></text:span><text:span text:style-name="T3">barkoetijje &lt;GRAM c&gt;</text:span></text:p>
      <text:p text:style-name="P7">nbDEF tid som en arbeidstaker etter lov og avtale er disponibel for sin arbeidsgiver</text:p>
      <text:p text:style-name="P2">gll</text:p>
      <text:p text:style-name="P1">nb<text:tab/><text:span text:style-name="T3">organ &lt;GRAM n&gt;</text:span></text:p>
      <text:p text:style-name="P12">nbDEF institusjon som representerer eller er talerør for noe</text:p>
      <text:p text:style-name="P1">klass<text:tab/><text:span text:style-name="T5">admin arbeid</text:span></text:p>
      <text:p text:style-name="P1"><text:span text:style-name="T11">smi →<text:tab/></text:span><text:span text:style-name="T2">åårgane</text:span><text:span text:style-name="T4"> </text:span><text:span text:style-name="T3">&lt;GRAM n&gt;</text:span></text:p>
      <text:p text:style-name="P4"><text:span text:style-name="T7">nbDEF institusjon som representerer eller er talerør for noe</text:span></text:p>
      <text:p text:style-name="P2"><text:soft-page-break/>glm</text:p>
      <text:p text:style-name="P1">nb<text:tab/><text:span text:style-name="T3">organisasjonsrett &lt;GRAM m&gt;; &lt;SY&gt; foreningsrett &lt;GRAM m&gt;</text:span></text:p>
      <text:p text:style-name="P12">nbDEF arbeidstakers rett til å melde seg inn i en fagforening</text:p>
      <text:p text:style-name="P12">nbMRKN Alle arbeidstakere har denne retten.</text:p>
      <text:p text:style-name="P1">klass<text:tab/><text:span text:style-name="T5">arbeid jur</text:span></text:p>
      <text:p text:style-name="P1"><text:span text:style-name="T11">smi →<text:tab/></text:span><text:span text:style-name="T3">tjåanghkanimmiereaktah &lt;GRAM m&gt;; &lt;SY&gt; foreningsrett &lt;GRAM m&gt;</text:span></text:p>
      <text:p text:style-name="P12">nbDEF arbeidstakers rett til å melde seg inn i en fagforening</text:p>
      <text:p text:style-name="P12">nbMRKN Alle arbeidstakere har denne retten.</text:p>
      <text:p text:style-name="P5"/>
      <text:p text:style-name="P2">gln</text:p>
      <text:p text:style-name="P1">nb<text:tab/><text:span text:style-name="T3">organisere &lt;GRAM v&gt;</text:span></text:p>
      <text:p text:style-name="P12">nbDEF få til et hensiktsmessig samarbeid mellom ulike ledd eller parter i en arbeidsprosess, en forening e.l.</text:p>
      <text:p text:style-name="P1">klass<text:tab/><text:span text:style-name="T5">arbeid</text:span></text:p>
      <text:p text:style-name="P1"><text:span text:style-name="T11">smi →<text:tab/></text:span><text:span text:style-name="T3">øørnedh, øørnedidh &lt;GRAM v&gt;</text:span></text:p>
      <text:p text:style-name="P12">nbDEF få til et hensiktsmessig samarbeid mellom ulike ledd eller parter i en arbeidsprosess, en forening e.l.</text:p>
      <text:p text:style-name="P5"/>
      <text:p text:style-name="P2">glo</text:p>
      <text:p text:style-name="P1">nb<text:tab/><text:span text:style-name="T3">organisere seg &lt;GRAM v&gt;; &lt;SY&gt; fagorganisere seg &lt;GRAM v&gt;</text:span></text:p>
      <text:p text:style-name="P12">nbDEF melde seg inn i en fagforening</text:p>
      <text:p text:style-name="P1">klass<text:tab/><text:span text:style-name="T5">arbeid</text:span></text:p>
      <text:p text:style-name="P1"><text:span text:style-name="T11">smi →<text:tab/></text:span><text:span text:style-name="T2">organisasjovnesne meatan </text:span><text:span text:style-name="T3">&lt;GRAM v&gt;; &lt;SY&gt; faageorganisasjovnese tjaaangedh &lt;GRAM v&gt;</text:span></text:p>
      <text:p text:style-name="P7">nbDEF melde seg inn i en fagforening</text:p>
      <text:p text:style-name="P2"><text:soft-page-break/>gmd</text:p>
      <text:p text:style-name="P1">nb<text:tab/><text:span text:style-name="T3">overenskomst &lt;GRAM m&gt;</text:span></text:p>
      <text:p text:style-name="P12">nbDEF avtale som er resultat av forhandlinger mellom parter med ulike interesser eller synspunkter</text:p>
      <text:p text:style-name="P1">klass<text:tab/><text:span text:style-name="T5">arbeid</text:span></text:p>
      <text:p text:style-name="P1"><text:span text:style-name="T11">smi →<text:tab/></text:span><text:span text:style-name="T2">latjkoe</text:span><text:span text:style-name="T3"> &lt;GRAM m&gt;</text:span></text:p>
      <text:p text:style-name="P12">nbDEF avtale som er resultat av forhandlinger mellom parter med ulike interesser eller synspunkter</text:p>
      <text:p text:style-name="P5"/>
      <text:p text:style-name="P2">gnn</text:p>
      <text:p text:style-name="P1">nb<text:tab/><text:span text:style-name="T3">overtid &lt;GRAM c&gt;</text:span></text:p>
      <text:p text:style-name="P12">nbDEF arbeidstid ut over ordinær arbeidstid</text:p>
      <text:p text:style-name="P1">klass<text:tab/><text:span text:style-name="T5">arbeid</text:span></text:p>
      <text:p text:style-name="P1"><text:span text:style-name="T11">smi →<text:tab/></text:span><text:span text:style-name="T3">lissietijje/-barkoetijje &lt;GRAM c&gt;</text:span></text:p>
      <text:p text:style-name="P7">nbDEF arbeidstid ut over ordinær arbeidstid</text:p>
      <text:p text:style-name="P2">gno</text:p>
      <text:p text:style-name="P1">nb<text:tab/><text:span text:style-name="T3">overtidsarbeid &lt;GRAM n&gt;</text:span></text:p>
      <text:p text:style-name="P12">nbDEF arbeid utført på overtid</text:p>
      <text:p text:style-name="P1">klass<text:tab/><text:span text:style-name="T5">arbeid</text:span></text:p>
      <text:p text:style-name="P1"><text:span text:style-name="T11">smi →<text:tab/></text:span><text:span text:style-name="T3">lissietijjebarkoe &lt;GRAM n&gt;</text:span></text:p>
      <text:p text:style-name="P7">nbDEF arbeid utført på overtid</text:p>
      <text:p text:style-name="P2"><text:soft-page-break/>gnp</text:p>
      <text:p text:style-name="P1">nb<text:tab/><text:span text:style-name="T3">overtidsbetaling &lt;GRAM c&gt;; &lt;SY&gt; overtidsgodtgjørelse &lt;GRAM m&gt;; &lt;STE&gt; godtgjørelse; &lt;STE&gt; betaling</text:span></text:p>
      <text:p text:style-name="P12">nbDEF betaling for arbeid gjort på overtid</text:p>
      <text:p text:style-name="P12">nbMRKN Betalingen for overtidsarbeid er høyere enn for arbeid utført i ordinær arbeidstid.</text:p>
      <text:p text:style-name="P1">klass<text:tab/><text:span text:style-name="T5">arbeid</text:span></text:p>
      <text:p text:style-name="P1"><text:span text:style-name="T11">smi →<text:tab/></text:span><text:span text:style-name="T3">lissietijjemaaksoe &lt;GRAM c&gt;; &lt;STE&gt; maaksoe</text:span></text:p>
      <text:p text:style-name="P11"><text:span text:style-name="T7">nbDEF betaling for arbeid gjort på overtid</text:span></text:p>
      <text:p text:style-name="P12">nbMRKN Betalingen for overtidsarbeid er høyere enn for arbeid utført i ordinær arbeidstid.</text:p>
      <text:p text:style-name="P5"/>
      <text:p text:style-name="P2">gnq</text:p>
      <text:p text:style-name="P1">nb<text:tab/><text:span text:style-name="T3">overtidskompensasjon &lt;GRAM m&gt;; &lt;STE&gt; kompensasjon</text:span></text:p>
      <text:p text:style-name="P12">nbDEF tillegg til vanlig lønnssats for arbeid som er gjort på overtid</text:p>
      <text:p text:style-name="P12">nbMRKN Overtidskompensasjonen er ment å dekke de ulemper en har ved å arbeide overtid.</text:p>
      <text:p text:style-name="P1">klass<text:tab/><text:span text:style-name="T5">arbeid</text:span></text:p>
      <text:p text:style-name="P1"><text:span text:style-name="T11">smi →<text:tab/></text:span><text:span text:style-name="T3">lissietijje-kompensasjovne &lt;GRAM m&gt;; &lt;STE&gt; kompensasjovne</text:span></text:p>
      <text:p text:style-name="P12">nbDEF tillegg til vanlig lønnssats for arbeid som er gjort på overtid</text:p>
      <text:p text:style-name="P12">nbMRKN Overtidskompensasjonen er ment å dekke de ulemper en har ved å arbeide overtid.</text:p>
      <text:p text:style-name="P5"/>
      <text:p text:style-name="P2">gqm</text:p>
      <text:p text:style-name="P1">nb<text:tab/><text:span text:style-name="T3">pendler &lt;GRAM m&gt;</text:span></text:p>
      <text:p text:style-name="P11"><text:span text:style-name="T7">nbDEF arbeidstaker som har arbeidssted utenfor bostedskommunen</text:span></text:p>
      <text:p text:style-name="P1">klass<text:tab/><text:span text:style-name="T5">arbeid</text:span></text:p>
      <text:p text:style-name="P1"><text:span text:style-name="T11">smi →<text:tab/></text:span><text:span text:style-name="T3">johtehtjæjja s.149 &lt;GRAM m&gt;</text:span></text:p>
      <text:p text:style-name="P12">nbDEF arbeidstaker som har arbeidssted utenfor bostedskommunen</text:p>
      <text:p text:style-name="P5"/>
      <text:p text:style-name="P2"><text:soft-page-break/>grs</text:p>
      <text:p text:style-name="P1">nb<text:tab/><text:span text:style-name="T3">pensjonspoeng &lt;GRAM n&gt;</text:span></text:p>
      <text:p text:style-name="P11"><text:span text:style-name="T7">nbDEF poeng som beregnes på grunnlag av pensjonsgivende inntekt, og som danner grunnlaget for beregning av tilleggspensjon</text:span></text:p>
      <text:p text:style-name="P1">klass<text:tab/><text:span text:style-name="T5">arbeid trygd</text:span></text:p>
      <text:p text:style-name="P1"><text:span text:style-name="T11">smi →<text:tab/></text:span><text:span text:style-name="T3">voeresetjirkemasse &lt;GRAM n&gt;</text:span></text:p>
      <text:p text:style-name="P7">nbDEF poeng som beregnes på grunnlag av pensjonsgivende inntekt, og som danner grunnlaget for beregning av tilleggspensjon</text:p>
      <text:p text:style-name="P2">gsc</text:p>
      <text:p text:style-name="P1">nb<text:tab/><text:span text:style-name="T3">permisjon &lt;GRAM m&gt;</text:span></text:p>
      <text:p text:style-name="P12">nbDEF adgang til å være borte fra arbeid i en avtalt tidsperiode samtidig som arbeidsforholdet står ved lag</text:p>
      <text:p text:style-name="P12">nbMRKN Permisjon kan innvilges med eller uten lønn.</text:p>
      <text:p text:style-name="P1">klass<text:tab/><text:span text:style-name="T5">arbeid trygd</text:span></text:p>
      <text:p text:style-name="P1"><text:span text:style-name="T11">smi →<text:tab/></text:span><text:span text:style-name="T3">permisjovne &lt;GRAM m&gt;</text:span></text:p>
      <text:p text:style-name="P11"><text:span text:style-name="T7">nbDEF adgang til å være borte fra arbeid i en avtalt tidsperiode samtidig som arbeidsforholdet står ved lag</text:span></text:p>
      <text:p text:style-name="P12">nbMRKN Permisjon kan innvilges med eller uten lønn.</text:p>
      <text:p text:style-name="P5"/>
      <text:p text:style-name="P2">gsj</text:p>
      <text:p text:style-name="P1">nb<text:tab/><text:span text:style-name="T3">permittere &lt;GRAM v&gt;</text:span></text:p>
      <text:p text:style-name="P12">nbDEF oppheve midlertidig de forpliktelser en arbeidsgiver og en arbeidstaker har overfor hverandre</text:p>
      <text:p text:style-name="P12">nbMRKN Det er tariffavtalt når en arbeidsgiver kan permitterer sine arbeidstakere, og det skal gis 14 dagers skriftlig varsel.</text:p>
      <text:p text:style-name="P1">klass<text:tab/><text:span text:style-name="T5">arbeid</text:span></text:p>
      <text:p text:style-name="P1"><text:span text:style-name="T11">smi →<text:tab/></text:span><text:span text:style-name="T3">luejhtiestidh &lt;GRAM v&gt;</text:span></text:p>
      <text:p text:style-name="P12">nbDEF oppheve midlertidig de forpliktelser en arbeidsgiver og en arbeidstaker har overfor hverandre</text:p>
      <text:p text:style-name="P12">nbMRKN Det er tariffavtalt når en arbeidsgiver kan permitterer sine arbeidstakere, og det skal gis 14 dagers skriftlig varsel.</text:p>
      <text:p text:style-name="P5"/>
      <text:p text:style-name="P2"><text:soft-page-break/>gsn</text:p>
      <text:p text:style-name="P1">nb<text:tab/><text:span text:style-name="T3">personale &lt;GRAM n&gt;</text:span></text:p>
      <text:p text:style-name="P12">nbDEF gruppe personer som er ansatt på samme arbeidssted</text:p>
      <text:p text:style-name="P1">klass<text:tab/><text:span text:style-name="T5">arbeid</text:span></text:p>
      <text:p text:style-name="P1"><text:span text:style-name="T11">smi →<text:tab/></text:span><text:span text:style-name="T3">barkoekrirrie &lt;GRAM n&gt;</text:span></text:p>
      <text:p text:style-name="P12">nbDEF gruppe personer som er ansatt på samme arbeidssted</text:p>
      <text:p text:style-name="P5"/>
      <text:p text:style-name="P2">gsq</text:p>
      <text:p text:style-name="P1">nb<text:tab/><text:span text:style-name="T3">personalkantine &lt;GRAM c&gt;</text:span></text:p>
      <text:p text:style-name="P11"><text:span text:style-name="T7">nbDEF spisested for personalet i en bedrift</text:span></text:p>
      <text:p text:style-name="P1">klass<text:tab/><text:span text:style-name="T5">arbeid</text:span></text:p>
      <text:p text:style-name="P1"><text:span text:style-name="T11">smi →<text:tab/></text:span><text:span text:style-name="T3">barkoekrirrien-kaantijna&lt;GRAM c&gt;</text:span></text:p>
      <text:p text:style-name="P12">nbDEF spisested for personalet i en bedrift</text:p>
      <text:p text:style-name="P5"/>
      <text:p text:style-name="P2">gsr</text:p>
      <text:p text:style-name="P1">nb<text:tab/><text:span text:style-name="T3">personalsjef &lt;GRAM m&gt;</text:span></text:p>
      <text:p text:style-name="P12">nbDEF person som har som oppgave å ta seg av personalsaker</text:p>
      <text:p text:style-name="P11"><text:span text:style-name="T7">nbMRKN Personalsjefens arbeidsområde omfatter blant annet ansettelser, oppsigelser, koordinering av ferier, permisjoner o.l.</text:span></text:p>
      <text:p text:style-name="P1">klass<text:tab/><text:span text:style-name="T5">arbeid</text:span></text:p>
      <text:p text:style-name="P1"><text:span text:style-name="T11">smi →<text:tab/></text:span><text:span text:style-name="T3">barkoekrirrienåvtehke &lt;GRAM m&gt;</text:span></text:p>
      <text:p text:style-name="P12">nbDEF person som har som oppgave å ta seg av personalsaker</text:p>
      <text:p text:style-name="P11"><text:span text:style-name="T7">nbMRKN Personalsjefens arbeidsområde omfatter blant annet ansettelser, oppsigelser, koordinering av ferier, permisjoner o.l.</text:span></text:p>
      <text:p text:style-name="P5"/>
      <text:p text:style-name="P2"><text:soft-page-break/>gss</text:p>
      <text:p text:style-name="P1">nb<text:tab/><text:span text:style-name="T3">personalutvikling &lt;GRAM c&gt;</text:span></text:p>
      <text:p text:style-name="P12">nbDEF det å la hver enkelt på en arbeidsplass få anledning til å utvikle og realisere sine evner</text:p>
      <text:p text:style-name="P12">nbMRKN Personalutvikling kan skje gjennom kurstilbud, prosjektarbeid, tilbud om nye arbeidsoppgaver osv.</text:p>
      <text:p text:style-name="P1">klass<text:tab/><text:span text:style-name="T5">arbeid</text:span></text:p>
      <text:p text:style-name="P5">smi →<text:tab/></text:p>
      <text:p text:style-name="P2">gsu</text:p>
      <text:p text:style-name="P1">nb<text:tab/><text:span text:style-name="T3">personell &lt;GRAM n&gt;; &lt;STE&gt; helsepersonell</text:span></text:p>
      <text:p text:style-name="P12">nbDEF gruppe personer som brukes til en viss type arbeid, f.eks. til arbeid i helsesektoren</text:p>
      <text:p text:style-name="P1">klass<text:tab/><text:span text:style-name="T5">arbeid</text:span></text:p>
      <text:p text:style-name="P5">smi →<text:tab/></text:p>
      <text:p text:style-name="P2">gsx</text:p>
      <text:p text:style-name="P1">nb<text:tab/><text:span text:style-name="T3">personlig lønnsplassering &lt;GRAM c&gt;</text:span></text:p>
      <text:p text:style-name="P11"><text:span text:style-name="T7">nbDEF plassering av en yrkesaktiv på et lønnstrinn der en også tar hensyn til personlige kvalifikasjoner</text:span></text:p>
      <text:p text:style-name="P12">nbMRKN Personlig lønnsplassering forekommer oftest i det private næringslivet.</text:p>
      <text:p text:style-name="P1">klass<text:tab/><text:span text:style-name="T5">arbeid</text:span></text:p>
      <text:p text:style-name="P5">smi →<text:tab/></text:p>
      <text:p text:style-name="P2">gta</text:p>
      <text:p text:style-name="P1">nb<text:tab/><text:span text:style-name="T3">personlig tillegg &lt;GRAM n&gt;; &lt;SY&gt; personlig lønnstillegg &lt;GRAM n&gt;</text:span></text:p>
      <text:p text:style-name="P11"><text:span text:style-name="T7">nbDEF tillegg i lønn på grunn av personlige kvalifikasjoner, arbeidsinnsats o.a.; jf. ansiennitetstillegg</text:span></text:p>
      <text:p text:style-name="P12">nbMRKN Personlige tillegg gis utenom tariffoppgjøret og er derfor med på å skape lønnsglidning.</text:p>
      <text:p text:style-name="P1">klass<text:tab/><text:span text:style-name="T5">arbeid</text:span></text:p>
      <text:p text:style-name="P5">smi →<text:tab/></text:p>
      <text:p text:style-name="P2"><text:soft-page-break/>guf</text:p>
      <text:p text:style-name="P1">nb<text:tab/><text:span text:style-name="T3">platearbeider &lt;GRAM m&gt;</text:span></text:p>
      <text:p text:style-name="P11"><text:span text:style-name="T7">nbDEF fagarbeider som bearbeider metallplater, f.eks. ved hjelp av sveising; jf. sveiser</text:span></text:p>
      <text:p text:style-name="P12">nbMRKN Platearbeidere arbeider særlig innenfor verftsindustrien og i oljebransjen.</text:p>
      <text:p text:style-name="P1">klass<text:tab/><text:span text:style-name="T5">arbeid</text:span></text:p>
      <text:p text:style-name="P5">smi →<text:tab/></text:p>
      <text:p text:style-name="P2">gxu</text:p>
      <text:p text:style-name="P1">nb<text:tab/><text:span text:style-name="T3">praksis &lt;GRAM m&gt;</text:span></text:p>
      <text:p text:style-name="P11"><text:span text:style-name="T7">nbDEF arbeid som gir øvelse og erfaring; jf. aspirant, lærling, praktikant</text:span></text:p>
      <text:p text:style-name="P1">klass<text:tab/><text:span text:style-name="T5">arbeid skole</text:span></text:p>
      <text:p text:style-name="P1"><text:span text:style-name="T11">smi →<text:tab/></text:span><text:span text:style-name="T2">lïerehtalleme/Anna Jakobsen DjD II s. 10</text:span><text:span text:style-name="T4"> </text:span><text:span text:style-name="T3">&lt;GRAM m&gt;</text:span></text:p>
      <text:p text:style-name="P12">nbDEF gosse barkoen tjirrh maahtoem jih dååjrehtsh åådtje</text:p>
      <text:p text:style-name="P5"/>
      <text:p text:style-name="P2">gxx</text:p>
      <text:p text:style-name="P1">nb<text:tab/><text:span text:style-name="T3">praktikant &lt;GRAM m&gt;</text:span></text:p>
      <text:p text:style-name="P11"><text:span text:style-name="T7">nbDEF person som er i arbeid for å få øvelse og erfaring i forbindelse med utdanningen; jf. aspirant, lærling</text:span></text:p>
      <text:p text:style-name="P12">nbMRKN Praktikanter arbeider særlig med mennesker, enten i private hjem eller på institusjoner.</text:p>
      <text:p text:style-name="P1">klass<text:tab/><text:span text:style-name="T5">arbeid</text:span></text:p>
      <text:p text:style-name="P1"><text:span text:style-name="T11">smi →<text:tab/></text:span><text:span text:style-name="T2">learohke</text:span><text:span text:style-name="T4"> </text:span><text:span text:style-name="T3">&lt;GRAM m&gt;</text:span></text:p>
      <text:p text:style-name="P11"><text:span text:style-name="T7">nbDEF person som er i arbeid for å få øvelse og erfaring i forbindelse med utdanningen; jf. aspirant, lærling</text:span></text:p>
      <text:p text:style-name="P12">nbMRKN Praktikanter arbeider særlig med mennesker, enten i private hjem eller på institusjoner.</text:p>
      <text:p text:style-name="P5"/>
      <text:p text:style-name="P2"><text:soft-page-break/>gyt</text:p>
      <text:p text:style-name="P1">nb<text:tab/><text:span text:style-name="T3">prestasjonslønn &lt;GRAM c&gt;; &lt;STE&gt; lønn</text:span></text:p>
      <text:p text:style-name="P12">nbDEF lønn som står i forhold til det den enkelte arbeidstaker yter</text:p>
      <text:p text:style-name="P1">klass<text:tab/><text:span text:style-name="T5">arbeid</text:span></text:p>
      <text:p text:style-name="P1"><text:span text:style-name="T11">smi →<text:tab/></text:span><text:span text:style-name="T3">pradtjemebaalhka &lt;GRAM c&gt;; &lt;STE&gt; baalhka</text:span></text:p>
      <text:p text:style-name="P12">nbDEF lønn som står i forhold til det den enkelte arbeidstaker yter</text:p>
      <text:p text:style-name="P5"/>
      <text:p text:style-name="P2">gyx</text:p>
      <text:p text:style-name="P1">nb<text:tab/><text:span text:style-name="T3">primærnæring &lt;GRAM c&gt;</text:span></text:p>
      <text:p text:style-name="P12">nbDEF næring som framstiller råstoff</text:p>
      <text:p text:style-name="P12">nbMRKN Jordbruk, skogbruk og fiske blir regnet som primærnæringer.</text:p>
      <text:p text:style-name="P1">klass<text:tab/><text:span text:style-name="T5">arbeid</text:span></text:p>
      <text:p text:style-name="P1"><text:span text:style-name="T11">smi →<text:tab/></text:span><text:span text:style-name="T2">maadthjieleme</text:span><text:span text:style-name="T4"> </text:span><text:span text:style-name="T3">&lt;GRAM c&gt;</text:span></text:p>
      <text:p text:style-name="P12">nbDEF næring som framstiller råstoff</text:p>
      <text:p text:style-name="P12">nbMRKN Jordbruk, skogbruk og fiske blir regnet som primærnæringer.</text:p>
      <text:p text:style-name="P5"/>
      <text:p text:style-name="P2">gzs</text:p>
      <text:p text:style-name="P1">nb<text:tab/><text:span text:style-name="T3">privatisere &lt;GRAM v&gt;</text:span></text:p>
      <text:p text:style-name="P12">nbDEF arbeide for å gjøre offentlig virksomhet privat</text:p>
      <text:p text:style-name="P1">klass<text:tab/><text:span text:style-name="T5">arbeid</text:span></text:p>
      <text:p text:style-name="P5">smi →<text:tab/></text:p>
      <text:p text:style-name="P2">haa</text:p>
      <text:p text:style-name="P1">nb<text:tab/><text:span text:style-name="T3">produktivitet &lt;GRAM m&gt;</text:span></text:p>
      <text:p text:style-name="P11"><text:span text:style-name="T7">nbDEF resultat av produksjon i forhold til innsatsen som er brukt</text:span></text:p>
      <text:p text:style-name="P1">klass<text:tab/><text:span text:style-name="T5">arbeid</text:span></text:p>
      <text:p text:style-name="P5">smi →<text:tab/></text:p>
      <text:p text:style-name="P2"><text:soft-page-break/>haf</text:p>
      <text:p text:style-name="P1">nb<text:tab/><text:span text:style-name="T3">programmerer &lt;GRAM m&gt;</text:span></text:p>
      <text:p text:style-name="P12">nbDEF fagutdannet person innenfor elektronisk databehandling som særlig arbeider med å utarbeide dataprogrammer</text:p>
      <text:p text:style-name="P1">klass<text:tab/><text:span text:style-name="T5">arbeid</text:span></text:p>
      <text:p text:style-name="P5">smi →<text:tab/></text:p>
      <text:p text:style-name="P2">hbi</text:p>
      <text:p text:style-name="P1">nb<text:tab/><text:span text:style-name="T3">provisjon &lt;GRAM m&gt;</text:span></text:p>
      <text:p text:style-name="P12">nbDEF prosentvis godtgjørelse til en mellommann</text:p>
      <text:p text:style-name="P12">nbMRKN Provisjon kan beregnes på f.eks. formidling av lån, verdipapir og bolig kjøpt gjennom en eiendomsmegler eller advokat. Lønn blir i visse stillinger regnet på provisjonsbasis.</text:p>
      <text:p text:style-name="P1">klass<text:tab/><text:span text:style-name="T5">arbeid finans skatt</text:span></text:p>
      <text:p text:style-name="P5">smi →<text:tab/></text:p>
      <text:p text:style-name="P2">hbp</text:p>
      <text:p text:style-name="P1">nb<text:tab/><text:span text:style-name="T3">prøvetid &lt;GRAM c&gt;</text:span></text:p>
      <text:p text:style-name="P12">nbDEF første periode i f.eks. et nytt arbeidsforhold, der en person i en viss periode er ansatt på prøve</text:p>
      <text:p text:style-name="P11"><text:span text:style-name="T7">nbMRKN Både arbeidstaker og arbeidsgiver har kortere oppsigelsestid i denne perioden enn senere når arbeidsforholdet er fast.</text:span></text:p>
      <text:p text:style-name="P1">klass<text:tab/><text:span text:style-name="T5">arbeid</text:span></text:p>
      <text:p text:style-name="P1"><text:span text:style-name="T11">smi →<text:tab/></text:span><text:span text:style-name="T3">pryøvemetijje &lt;GRAM c&gt;</text:span></text:p>
      <text:p text:style-name="P12">nbDEF første periode i f.eks. et nytt arbeidsforhold, der en person i en viss periode er ansatt på prøve</text:p>
      <text:p text:style-name="P11"><text:span text:style-name="T7">nbMRKN Både arbeidstaker og arbeidsgiver har kortere oppsigelsestid i denne perioden enn senere når arbeidsforholdet er fast.</text:span></text:p>
      <text:p text:style-name="P5"/>
      <text:p text:style-name="P2"><text:soft-page-break/>hcu</text:p>
      <text:p text:style-name="P1">nb<text:tab/><text:span text:style-name="T3">purser &lt;GRAM m&gt;</text:span></text:p>
      <text:p text:style-name="P12">nbDEF person som har ansvaret for proviantforsyning og regnskap på større fly eller passasjerskip</text:p>
      <text:p text:style-name="P1">klass<text:tab/><text:span text:style-name="T5">arbeid</text:span></text:p>
      <text:p text:style-name="P5">smi →<text:tab/></text:p>
      <text:p text:style-name="P2">hed</text:p>
      <text:p text:style-name="P1">nb<text:tab/><text:span text:style-name="T3">pålegg &lt;GRAM n&gt;</text:span></text:p>
      <text:p text:style-name="P12">nbDEF påbud, ordre om å gjøre noe</text:p>
      <text:p text:style-name="P1">klass<text:tab/><text:span text:style-name="T5">arbeid jur</text:span></text:p>
      <text:p text:style-name="P1"><text:span text:style-name="T11">smi →<text:tab/></text:span><text:span text:style-name="T2">stilleme</text:span><text:span text:style-name="T4"> </text:span><text:span text:style-name="T3">&lt;GRAM n&gt;</text:span></text:p>
      <text:p text:style-name="P7">nbDEF påbud, ordre om å gjøre noe</text:p>
      <text:p text:style-name="P2">kmb</text:p>
      <text:p text:style-name="P1">nb<text:tab/><text:span text:style-name="T3">pålegg &lt;GRAM n&gt;</text:span></text:p>
      <text:p text:style-name="P12">nbDEF noe i tillegg</text:p>
      <text:p text:style-name="P12">nbMRKN Pålegg i lønn innebærer høyere lønn.</text:p>
      <text:p text:style-name="P1">klass<text:tab/><text:span text:style-name="T5">arbeid</text:span></text:p>
      <text:p text:style-name="P1"><text:span text:style-name="T11">smi →<text:tab/></text:span><text:span text:style-name="T2">lissie</text:span><text:span text:style-name="T4"> </text:span><text:span text:style-name="T3">&lt;GRAM n&gt;</text:span></text:p>
      <text:p text:style-name="P12">nbDEF noe i tillegg</text:p>
      <text:p text:style-name="P7">nbMRKN Pålegg i lønn innebærer høyere lønn.</text:p>
      <text:p text:style-name="P2">heg</text:p>
      <text:p text:style-name="P1">nb<text:tab/><text:span text:style-name="T3">pålitelig &lt;GRAM adj&gt;</text:span></text:p>
      <text:p text:style-name="P12">nbDEF som en kan stole på</text:p>
      <text:p text:style-name="P1">klass<text:tab/><text:span text:style-name="T5">arbeid</text:span></text:p>
      <text:p text:style-name="P1"><text:span text:style-name="T11">smi →<text:tab/></text:span><text:span text:style-name="T2">tjirkes</text:span><text:span text:style-name="T3"> &lt;GRAM adj&gt;</text:span></text:p>
      <text:p text:style-name="P7">nbDEF som en kan stole på</text:p>
      <text:p text:style-name="P2">hei</text:p>
      <text:p text:style-name="P1">nb<text:tab/><text:span text:style-name="T3">påmønstre &lt;GRAM v&gt;; &lt;STE&gt; mønstre på</text:span></text:p>
      <text:p text:style-name="P12">nbDEF begynne i arbeid om bord på en båt; jf. avmønstre</text:p>
      <text:p text:style-name="P1">klass<text:tab/><text:span text:style-name="T5">arbeid</text:span></text:p>
      <text:p text:style-name="P5">smi →<text:tab/></text:p>
      <text:p text:style-name="P2"><text:soft-page-break/>hfd</text:p>
      <text:p text:style-name="P1">nb<text:tab/><text:span text:style-name="T3">rammeavtale &lt;GRAM m&gt;; &lt;STE&gt; avtale</text:span></text:p>
      <text:p text:style-name="P11"><text:span text:style-name="T7">nbDEF avtale som gir allmenne retningslinjer, og som en må holde seg innenfor ved videre forhandlinger</text:span></text:p>
      <text:p text:style-name="P1">klass<text:tab/><text:span text:style-name="T5">arbeid</text:span></text:p>
      <text:p text:style-name="P1"><text:span text:style-name="T11">smi →<text:tab/></text:span><text:span text:style-name="T3">raammalatjkoe &lt;GRAM m&gt;; &lt;STE&gt; avtale</text:span></text:p>
      <text:p text:style-name="P4"><text:span text:style-name="T7">nbDEF avtale som gir allmenne retningslinjer, og som en må holde seg innenfor ved videre forhandlinger</text:span></text:p>
      <text:p text:style-name="P2">hgi</text:p>
      <text:p text:style-name="P1">nb<text:tab/><text:span text:style-name="T3">redusert arbeidstid &lt;GRAM c&gt;</text:span></text:p>
      <text:p text:style-name="P12">nbDEF arbeidstid som er kortere enn det som opprinnelig var avtalt, og der arbeidstakeren får tilsvarende mindre lønn</text:p>
      <text:p text:style-name="P12">nbMRKN Personer som har vært sykemeldte, kan ofte begynne på arbeid igjen i redusert stilling.</text:p>
      <text:p text:style-name="P1">klass<text:tab/><text:span text:style-name="T5">arbeid</text:span></text:p>
      <text:p text:style-name="P1"><text:span text:style-name="T11">smi →<text:tab/></text:span><text:span text:style-name="T3">tjoehpestamme barkoetijje &lt;GRAM c&gt;</text:span></text:p>
      <text:p text:style-name="P12">nbDEF arbeidstid som er kortere enn det som opprinnelig var avtalt, og der arbeidstakeren får tilsvarende mindre lønn</text:p>
      <text:p text:style-name="P12">nbMRKN Personer som har vært sykemeldte, kan ofte begynne på arbeid igjen i redusert stilling.</text:p>
      <text:p text:style-name="P5"/>
      <text:p text:style-name="P1"><text:span text:style-name="T12">hgo</text:span></text:p>
      <text:p text:style-name="P1">nb<text:tab/><text:span text:style-name="T3">referanse &lt;GRAM m&gt;</text:span></text:p>
      <text:p text:style-name="P12">nbDEF henvisning fra en tredjemann som kan gi opplysninger om et firma, en person som søker ny stilling e.l.; jf. anbefaling</text:p>
      <text:p text:style-name="P1">klass<text:tab/><text:span text:style-name="T5">arbeid</text:span></text:p>
      <text:p text:style-name="P5">smi →<text:tab/></text:p>
      <text:p text:style-name="P2"><text:soft-page-break/>hhj</text:p>
      <text:p text:style-name="P1">nb<text:tab/><text:span text:style-name="T3">reglement &lt;GRAM n&gt;</text:span></text:p>
      <text:p text:style-name="P12">nbDEF samling av bestemmelser, forskrifter eller regler</text:p>
      <text:p text:style-name="P1">klass<text:tab/><text:span text:style-name="T5">admin arbeid</text:span></text:p>
      <text:p text:style-name="P1"><text:span text:style-name="T11">smi →<text:tab/></text:span><text:span text:style-name="T3">njoelkedassh &lt;GRAM n&gt;</text:span></text:p>
      <text:p text:style-name="P12">nbDEF samling av bestemmelser, forskrifter eller regler</text:p>
      <text:p text:style-name="P5"/>
      <text:p text:style-name="P2">hjd</text:p>
      <text:p text:style-name="P1">nb<text:tab/><text:span text:style-name="T3">rengjøringsbyrå &lt;GRAM n&gt;</text:span></text:p>
      <text:p text:style-name="P12">nbDEF kontor som formidler rengjøringsarbeid</text:p>
      <text:p text:style-name="P1">klass<text:tab/><text:span text:style-name="T5">arbeid</text:span></text:p>
      <text:p text:style-name="P5">smi →<text:tab/></text:p>
      <text:p text:style-name="P2">hjf</text:p>
      <text:p text:style-name="P1">nb<text:tab/><text:span text:style-name="T3">renholdsarbeider &lt;GRAM m&gt;; &lt;SY&gt; renovasjonsarbeider &lt;GRAM m&gt;; &lt;SY&gt; renovatør &lt;GRAM m&gt;; &lt;SY&gt; søppelkjører &lt;GRAM m&gt;</text:span></text:p>
      <text:p text:style-name="P12">nbDEF person som er ansatt i renholdsverket</text:p>
      <text:p text:style-name="P12">nbMRKN De fleste renholdsarbeiderne arbeider med å samle inn søppel i regulerte boligområder og i byområder.</text:p>
      <text:p text:style-name="P1">klass<text:tab/><text:span text:style-name="T5">arbeid</text:span></text:p>
      <text:p text:style-name="P5">smi →<text:tab/></text:p>
      <text:p text:style-name="P2">hjg</text:p>
      <text:p text:style-name="P1">nb<text:tab/><text:span text:style-name="T3">renholdsassistent &lt;GRAM m&gt;; &lt;SY&gt; renholder &lt;GRAM m&gt;; &lt;SY&gt; rengjøringsassistent &lt;GRAM m&gt;; &lt;STE&gt; assistent</text:span></text:p>
      <text:p text:style-name="P12">nbDEF person som arbeider med å vaske kontor, skoler o.l.</text:p>
      <text:p text:style-name="P1">klass<text:tab/><text:span text:style-name="T5">arbeid</text:span></text:p>
      <text:p text:style-name="P5">smi →<text:tab/></text:p>
      <text:p text:style-name="P2"><text:soft-page-break/>hjz</text:p>
      <text:p text:style-name="P1">nb<text:tab/><text:span text:style-name="T3">reparatør &lt;GRAM m&gt;</text:span></text:p>
      <text:p text:style-name="P11"><text:span text:style-name="T7">nbDEF person som arbeider med å gjøre i stand ting som har gått i stykker</text:span></text:p>
      <text:p text:style-name="P1">klass<text:tab/><text:span text:style-name="T5">arbeid</text:span></text:p>
      <text:p text:style-name="P1"><text:span text:style-name="T11">smi →<text:tab/></text:span><text:span text:style-name="T2">davvoje, dåvvoje</text:span><text:span text:style-name="T4"> </text:span><text:span text:style-name="T3">&lt;GRAM m&gt;</text:span></text:p>
      <text:p text:style-name="P12">nbDEF person som arbeider med å gjøre i stand ting som har gått i stykker</text:p>
      <text:p text:style-name="P5"/>
      <text:p text:style-name="P2">hkd</text:p>
      <text:p text:style-name="P1">nb<text:tab/><text:span text:style-name="T3">representant &lt;GRAM m&gt;</text:span></text:p>
      <text:p text:style-name="P11"><text:span text:style-name="T7">nbDEF person som opptrer på vegne av en forening eller en viss gruppe mennesker på større møter eller i større forsamlinger; jf. tillitsmann, talsmann</text:span></text:p>
      <text:p text:style-name="P1">klass<text:tab/><text:span text:style-name="T5">arbeid</text:span></text:p>
      <text:p text:style-name="P1"><text:span text:style-name="T11">smi →<text:tab/></text:span><text:span text:style-name="T3">saadthalmetje &lt;GRAM m&gt;</text:span></text:p>
      <text:p text:style-name="P12">nbDEF person som opptrer på vegne av en forening eller en viss gruppe mennesker på større møter eller i større forsamlinger; jf. tillitsmann, talsmann</text:p>
      <text:p text:style-name="P5"/>
      <text:p text:style-name="P2">hkh</text:p>
      <text:p text:style-name="P1">nb<text:tab/><text:span text:style-name="T3">representere &lt;GRAM v&gt;</text:span></text:p>
      <text:p text:style-name="P12">nbDEF være til stede på vegne av en gruppe personer, en forening e.l.</text:p>
      <text:p text:style-name="P1">klass<text:tab/><text:span text:style-name="T5">arbeid</text:span></text:p>
      <text:p text:style-name="P1"><text:span text:style-name="T11">smi →<text:tab/></text:span><text:span text:style-name="T3">sæjjasadtje-almetjine &lt;GRAM v&gt;</text:span></text:p>
      <text:p text:style-name="P12">nbDEF være til stede på vegne av en gruppe personer, en forening e.l.</text:p>
      <text:p text:style-name="P5"/>
      <text:p text:style-name="P2">hkj</text:p>
      <text:p text:style-name="P1">nb<text:tab/><text:span text:style-name="T3">reprotekniker &lt;GRAM m&gt;</text:span></text:p>
      <text:p text:style-name="P11"><text:span text:style-name="T7">nbDEF person som har som yrke å overføre illustrasjoner og tekst fra originaler til trykkformer som nyttes ved trykking</text:span></text:p>
      <text:p text:style-name="P1">klass<text:tab/><text:span text:style-name="T5">arbeid</text:span></text:p>
      <text:p text:style-name="P5">smi →<text:tab/></text:p>
      <text:p text:style-name="P2"><text:soft-page-break/>hok</text:p>
      <text:p text:style-name="P1">nb<text:tab/><text:span text:style-name="T3">riksmeglingsmann &lt;GRAM m&gt;; &lt;SY&gt; riksmeklingsmann &lt;GRAM m&gt;</text:span></text:p>
      <text:p text:style-name="P11"><text:span text:style-name="T7">nbDEF offentlig tjenestemann som leder meglingen i arbeidskonflikter</text:span></text:p>
      <text:p text:style-name="P12">nbMRKN Riksmeglingsmannen oppnevnes av Kongen for tre år om gangen.</text:p>
      <text:p text:style-name="P1">klass<text:tab/><text:span text:style-name="T5">arbeid</text:span></text:p>
      <text:p text:style-name="P5">smi →<text:tab/></text:p>
      <text:p text:style-name="P2">hpp</text:p>
      <text:p text:style-name="P1">nb<text:tab/><text:span text:style-name="T3">ryddehjelp &lt;GRAM c&gt;</text:span></text:p>
      <text:p text:style-name="P12">nbDEF person som har som arbeid å rydde</text:p>
      <text:p text:style-name="P11"><text:span text:style-name="T7">nbMRKN Ryddehjelp finnes i frisørsalonger, storkjøkken o.a., og de er ofte personer som arbeider for å få praksis til videre utdanning.</text:span></text:p>
      <text:p text:style-name="P1">klass<text:tab/><text:span text:style-name="T5">arbeid</text:span></text:p>
      <text:p text:style-name="P1"><text:span text:style-name="T11">smi →<text:tab/></text:span><text:span text:style-name="T3">sjyøkemeviehkie &lt;GRAM c&gt;</text:span></text:p>
      <text:p text:style-name="P12">nbDEF person som har som arbeid å rydde</text:p>
      <text:p text:style-name="P11"><text:span text:style-name="T7">nbMRKN Ryddehjelp finnes i frisørsalonger, storkjøkken o.a., og de er ofte personer som arbeider for å få praksis til videre utdanning.</text:span></text:p>
      <text:p text:style-name="P5"/>
      <text:p text:style-name="P2">hqk</text:p>
      <text:p text:style-name="P1">nb<text:tab/><text:span text:style-name="T3">rørlegger &lt;GRAM m&gt;</text:span></text:p>
      <text:p text:style-name="P12">nbDEF yrkesutdannet person som arbeider med å legge, vedlikeholde og reparere rørledninger for vann, gass, kloakk o.l.</text:p>
      <text:p text:style-name="P1">klass<text:tab/><text:span text:style-name="T5">arbeid</text:span></text:p>
      <text:p text:style-name="P1"><text:span text:style-name="T11">smi →<text:tab/></text:span><text:span text:style-name="T3">girsebarkije &lt;GRAM m&gt;</text:span></text:p>
      <text:p text:style-name="P11"><text:span text:style-name="T7">nbDEF yrkesutdannet person som arbeider med å legge, vedlikeholde og reparere rørledninger for vann, gass, kloakk o.l.</text:span></text:p>
      <text:p text:style-name="P5"/>
      <text:p text:style-name="P2"><text:soft-page-break/>hsg</text:p>
      <text:p text:style-name="P1">nb<text:tab/><text:span text:style-name="T3">samarbeid &lt;GRAM n&gt;</text:span></text:p>
      <text:p text:style-name="P12">nbDEF arbeid i fellesskap med andre</text:p>
      <text:p text:style-name="P1">klass<text:tab/><text:span text:style-name="T5">arbeid</text:span></text:p>
      <text:p text:style-name="P1"><text:span text:style-name="T11">smi →<text:tab/></text:span><text:span text:style-name="T2">laavenjosteme</text:span><text:span text:style-name="T4"> </text:span><text:span text:style-name="T3">&lt;GRAM n&gt;</text:span></text:p>
      <text:p text:style-name="P12">nbDEF arbeid i fellesskap med andre</text:p>
      <text:p text:style-name="P5"/>
      <text:p text:style-name="P2">hte</text:p>
      <text:p text:style-name="P1">nb<text:tab/><text:span text:style-name="T3">samlebånd &lt;GRAM n&gt;</text:span></text:p>
      <text:p text:style-name="P11"><text:span text:style-name="T7">nbDEF transportbånd i en fabrikk som fører et uferdig produkt fra arbeider til arbeider inntil produktet er ferdig</text:span></text:p>
      <text:p text:style-name="P1">klass<text:tab/><text:span text:style-name="T5">arbeid</text:span></text:p>
      <text:p text:style-name="P5">smi →<text:tab/></text:p>
      <text:p text:style-name="P2">hus</text:p>
      <text:p text:style-name="P1">nb<text:tab/><text:span text:style-name="T3">sekundærnæring &lt;GRAM c&gt;</text:span></text:p>
      <text:p text:style-name="P12">nbDEF næring som bearbeider råstoff til ferdige produkter; jf. primærnæring</text:p>
      <text:p text:style-name="P11"><text:span text:style-name="T7">nbMRKN Industri blir regnet som en sekundærnæring.</text:span></text:p>
      <text:p text:style-name="P1">klass<text:tab/><text:span text:style-name="T5">arbeid</text:span></text:p>
      <text:p text:style-name="P5">smi →<text:tab/></text:p>
      <text:p text:style-name="P2">hvm</text:p>
      <text:p text:style-name="P1">nb<text:tab/><text:span text:style-name="T3">selvstendig næringsdrivende &lt;GRAM adj&gt;; &lt;SY&gt; næringsdrivende &lt;GRAM adj&gt;</text:span></text:p>
      <text:p text:style-name="P12">nbDEF som driver bedrift eller annen virksomhet for egen regning; jf. egen næring</text:p>
      <text:p text:style-name="P1">klass<text:tab/><text:span text:style-name="T5">arbeid skatt</text:span></text:p>
      <text:p text:style-name="P1"><text:span text:style-name="T11">smi →<text:tab/></text:span><text:span text:style-name="T3">jijtjeburrie &lt;GRAM adj&gt;; &lt;SY&gt; næringsdrivende &lt;GRAM adj&gt;</text:span></text:p>
      <text:p text:style-name="P12">nbDEF som driver bedrift eller annen virksomhet for egen regning; jf. egen næring</text:p>
      <text:p text:style-name="P5"/>
      <text:p text:style-name="P2"><text:soft-page-break/>hwk</text:p>
      <text:p text:style-name="P1">nb<text:tab/><text:span text:style-name="T3">sentralorganisasjon &lt;GRAM m&gt;; &lt;STE&gt; hovedsammenslutning &lt;GRAM m&gt;</text:span></text:p>
      <text:p text:style-name="P12">nbDEF hovedsammenslutning av forbund eller foreninger</text:p>
      <text:p text:style-name="P12">nbMRKN Sentralorganisasjonene i tarifforhandlingene er Landsorganisasjonen i Norge, Yrkesorganisasjonenes Sentralforbund, Akademikernes Fellesorganisasjon og Lærerlaget på arbeidstakersiden, Næringslivets Hovedorganisasjon og Norske Kommuners Sentralforbund på arbeidsgiversiden.</text:p>
      <text:p text:style-name="P1">klass<text:tab/><text:span text:style-name="T5">arbeid</text:span></text:p>
      <text:p text:style-name="P1"><text:span text:style-name="T11">smi →<text:tab/></text:span><text:span text:style-name="T3">voernges-organisasjovne &lt;GRAM m&gt;; &lt;STE&gt; hovedsammenslutning &lt;GRAM m&gt;</text:span></text:p>
      <text:p text:style-name="P12">nbDEF hovedsammenslutning av forbund eller foreninger</text:p>
      <text:p text:style-name="P11"><text:span text:style-name="T7">nbMRKN Sentralorganisasjonene i tarifforhandlingene er Landsorganisasjonen i Norge, Yrkesorganisasjonenes Sentralforbund, Akademikernes Fellesorganisasjon og Lærerlaget på arbeidstakersiden, Næringslivets Hovedorganisasjon og Norske Kommuners Sentralforbund på arbeidsgiversiden.</text:span></text:p>
      <text:p text:style-name="P5"/>
      <text:p text:style-name="P2">hwl</text:p>
      <text:p text:style-name="P1">nb<text:tab/><text:span text:style-name="T3">sentralt tariffoppgjør &lt;GRAM n&gt;</text:span></text:p>
      <text:p text:style-name="P12">nbDEF forhandling mellom de sentrale organisasjonene i arbeidslivet om en kollektiv avtale i lønns- og arbeidsspørsmål; jf. lokale forhandlinger, separat avtale</text:p>
      <text:p text:style-name="P1">klass<text:tab/><text:span text:style-name="T5">arbeid</text:span></text:p>
      <text:p text:style-name="P5">smi →<text:tab/></text:p>
      <text:p text:style-name="P2"><text:soft-page-break/>hwr</text:p>
      <text:p text:style-name="P1">nb<text:tab/><text:span text:style-name="T3">separat avtale &lt;GRAM m&gt;; &lt;STE&gt; avtale</text:span></text:p>
      <text:p text:style-name="P12">nbDEF avtale som gjelder en enkelt person eller en særskilt gruppe</text:p>
      <text:p text:style-name="P12">nbMRKN Under lønnsforhandlingene kan en få i stand separate avtaler som avviker fra hovedavtalen. Det må da føres lokale forhandlinger.</text:p>
      <text:p text:style-name="P1">klass<text:tab/><text:span text:style-name="T5">arbeid</text:span></text:p>
      <text:p text:style-name="P1"><text:span text:style-name="T11">smi →<text:tab/></text:span><text:span text:style-name="T3">sjiere latjkoe &lt;GRAM m&gt;; &lt;STE&gt; latjkoe</text:span></text:p>
      <text:p text:style-name="P12">nbDEF avtale som gjelder en enkelt person eller en særskilt gruppe</text:p>
      <text:p text:style-name="P11"><text:span text:style-name="T7">nbMRKN Under lønnsforhandlingene kan en få i stand separate avtaler som avviker fra hovedavtalen. Det må da føres lokale forhandlinger.</text:span></text:p>
      <text:p text:style-name="P5"/>
      <text:p text:style-name="P2">hww</text:p>
      <text:p text:style-name="P1">nb<text:tab/><text:span text:style-name="T3">sertifikat &lt;GRAM n&gt;</text:span></text:p>
      <text:p text:style-name="P12">nbDEF attest eller dokument fra offentlig myndighet som viser at en er godkjent for visse risikofylte arbeidsoperasjoner</text:p>
      <text:p text:style-name="P1">klass<text:tab/><text:span text:style-name="T5">arbeid</text:span></text:p>
      <text:p text:style-name="P1"><text:span text:style-name="T11">smi →<text:tab/></text:span><text:span text:style-name="T2">vihnesjimmie</text:span><text:span text:style-name="T4"> </text:span><text:span text:style-name="T3">&lt;GRAM n&gt;</text:span></text:p>
      <text:p text:style-name="P4"><text:span text:style-name="T7">nbDEF attest eller dokument fra offentlig myndighet som viser at en er godkjent for visse risikofylte arbeidsoperasjoner</text:span></text:p>
      <text:p text:style-name="P2">hxa</text:p>
      <text:p text:style-name="P1">nb<text:tab/><text:span text:style-name="T3">serviceavdeling &lt;GRAM c&gt;</text:span></text:p>
      <text:p text:style-name="P12">nbDEF avdeling for vedlikehold</text:p>
      <text:p text:style-name="P1">klass<text:tab/><text:span text:style-name="T5">arbeid</text:span></text:p>
      <text:p text:style-name="P5">smi →<text:tab/></text:p>
      <text:p text:style-name="P2">hxg</text:p>
      <text:p text:style-name="P1">nb<text:tab/><text:span text:style-name="T3">servitør &lt;GRAM m&gt;; &lt;SY&gt; kelner &lt;GRAM m&gt;; &lt;FRTE&gt; serveringsdame</text:span></text:p>
      <text:p text:style-name="P11"><text:span text:style-name="T7">nbDEF person som har som yrke å servere (på en restaurant)</text:span></text:p>
      <text:p text:style-name="P1">klass<text:tab/><text:span text:style-name="T5">arbeid</text:span></text:p>
      <text:p text:style-name="P1"><text:span text:style-name="T11">smi →<text:tab/></text:span><text:span text:style-name="T1">gåassoehtæjja/Godkjent gïeleståvroste 2004</text:span><text:span text:style-name="T4"> </text:span><text:span text:style-name="T3">&lt;GRAM m&gt;</text:span></text:p>
      <text:p text:style-name="P12">nbDEF person som har som yrke å servere (på en restaurant)</text:p>
      <text:p text:style-name="P5"/>
      <text:p text:style-name="P2"><text:soft-page-break/>hxi</text:p>
      <text:p text:style-name="P1">nb<text:tab/><text:span text:style-name="T3">sesongarbeid &lt;GRAM n&gt;</text:span></text:p>
      <text:p text:style-name="P12">nbDEF arbeid som er knyttet til en viss periode i året</text:p>
      <text:p text:style-name="P1">klass<text:tab/><text:span text:style-name="T5">arbeid</text:span></text:p>
      <text:p text:style-name="P1"><text:span text:style-name="T11">smi →</text:span><text:span text:style-name="T2"><text:tab/>jaepieboelhkebarkoe </text:span><text:span text:style-name="T3">&lt;GRAM n&gt;</text:span></text:p>
      <text:p text:style-name="P12">nbDEF arbeid som er knyttet til en viss periode i året</text:p>
      <text:p text:style-name="P8"><text:s/></text:p>
      <text:p text:style-name="P2">kno</text:p>
      <text:p text:style-name="P1">nb<text:tab/><text:span text:style-name="T3">sikkerhetsinstruks &lt;GRAM m&gt;</text:span></text:p>
      <text:p text:style-name="P12">nbDEF påbud som en må rette seg etter for å unngå ulykker på f.eks. en arbeidsplass</text:p>
      <text:p text:style-name="P1">klass<text:tab/><text:span text:style-name="T5">arbeid</text:span></text:p>
      <text:p text:style-name="P1"><text:span text:style-name="T11">smi →<text:tab/></text:span><text:span text:style-name="T3">tjirkemestilleme &lt;GRAM m&gt;</text:span></text:p>
      <text:p text:style-name="P11"><text:span text:style-name="T7">nbDEF påbud som en må rette seg etter for å unngå ulykker på f.eks. en arbeidsplass</text:span></text:p>
      <text:p text:style-name="P5"/>
      <text:p text:style-name="P2">hyc</text:p>
      <text:p text:style-name="P1">nb<text:tab/><text:span text:style-name="T3">sikkerhetsinstruks &lt;GRAM m&gt;</text:span></text:p>
      <text:p text:style-name="P12">nbDEF påbud som en må rette seg etter for at ting av konfidensiell art ikke skal komme ut blant uvedkommende; jf. gradering av dokument</text:p>
      <text:p text:style-name="P1">klass<text:tab/><text:span text:style-name="T5">arbeid</text:span></text:p>
      <text:p text:style-name="P1"><text:span text:style-name="T11">smi →<text:tab/></text:span><text:span text:style-name="T3">tjirkemestilleme &lt;GRAM m&gt;</text:span></text:p>
      <text:p text:style-name="P12">nbDEF påbud som en må rette seg etter for at ting av konfidensiell art ikke skal komme ut blant uvedkommende; jf. gradering av dokument</text:p>
      <text:p text:style-name="P5"/>
      <text:p text:style-name="P2">hye</text:p>
      <text:p text:style-name="P1">nb<text:tab/><text:span text:style-name="T3">sikkerhetsrutine &lt;GRAM m&gt;</text:span></text:p>
      <text:p text:style-name="P11"><text:span text:style-name="T7">nbDEF sett av handlinger som skal utføres regelmessig for å unngå eller minske skader eller ulykker</text:span></text:p>
      <text:p text:style-name="P1">klass<text:tab/><text:span text:style-name="T5">arbeid</text:span></text:p>
      <text:p text:style-name="P5">smi →<text:tab/></text:p>
      <text:p text:style-name="P2"><text:soft-page-break/>hza</text:p>
      <text:p text:style-name="P1">nb<text:tab/><text:span text:style-name="T3">sitdown-aksjon &lt;GRAM m&gt;; &lt;SY&gt; sittnedaksjon &lt;GRAM m&gt;</text:span></text:p>
      <text:p text:style-name="P12">nbDEF midlertidig nedleggelse av arbeid</text:p>
      <text:p text:style-name="P12">nbMRKN Sitdown-aksjon er arbeidstakernes kampmiddel.</text:p>
      <text:p text:style-name="P1">klass<text:tab/><text:span text:style-name="T5">arbeid</text:span></text:p>
      <text:p text:style-name="P1"><text:span text:style-name="T11">smi →<text:tab/></text:span><text:span text:style-name="T3">tjihkedimmie-aaksjovne&lt;GRAM m&gt;; &lt;SY&gt; sittnedaksjon &lt;GRAM m&gt;</text:span></text:p>
      <text:p text:style-name="P12">nbDEF midlertidig nedleggelse av arbeid</text:p>
      <text:p text:style-name="P12">nbMRKN Sitdown-aksjon er arbeidstakernes kampmiddel.</text:p>
      <text:p text:style-name="P5"/>
      <text:p text:style-name="P2">hzg</text:p>
      <text:p text:style-name="P1">nb<text:tab/><text:span text:style-name="T3">sivilingeniør &lt;GRAM m&gt;; &lt;SY&gt; siv.ing.</text:span></text:p>
      <text:p text:style-name="P12">nbDEF 1: person med utdanning fra Norges tekniske høgskole</text:p>
      <text:p text:style-name="P12">nbDEF 2: person med matematisk-naturvitenskapelig embetseksamen av høyere grad innenfor visse teknologiske fag fra universitetene i Oslo, Bergen eller Tromsø</text:p>
      <text:p text:style-name="P12">nbDEF 3: person med eksamen fra ingeniørhøgskolene i Porsgrunn eller Stavanger</text:p>
      <text:p text:style-name="P1">klass<text:tab/><text:span text:style-name="T5">arbeid</text:span></text:p>
      <text:p text:style-name="P5">smi →<text:tab/></text:p>
      <text:p text:style-name="P2">iay</text:p>
      <text:p text:style-name="P1">nb<text:tab/><text:span text:style-name="T3">skattekort &lt;GRAM n&gt;</text:span></text:p>
      <text:p text:style-name="P12">nbDEF kort som er utstedt av ligningsvesenet, og som angir hvor stort skattetrekk en lønnstaker skal ha; jf. tabellkort, prosentkort, frikort</text:p>
      <text:p text:style-name="P1">klass<text:tab/><text:span text:style-name="T5">arbeid skatt</text:span></text:p>
      <text:p text:style-name="P1"><text:span text:style-name="T11">smi →<text:tab/></text:span><text:span text:style-name="T2">skaehtiekåarhte</text:span><text:span text:style-name="T4"> </text:span><text:span text:style-name="T3">&lt;GRAM n&gt;</text:span></text:p>
      <text:p text:style-name="P4"><text:span text:style-name="T7">nbDEF kort som er utstedt av ligningsvesenet, og som angir hvor stort skattetrekk en lønnstaker skal ha; jf. tabellkort, prosentkort, frikort</text:span></text:p>
      <text:p text:style-name="P2"><text:soft-page-break/>ibs</text:p>
      <text:p text:style-name="P1">nb<text:tab/><text:span text:style-name="T3">skift &lt;GRAM n&gt;</text:span></text:p>
      <text:p text:style-name="P12">nbDEF tidsrom som et arbeidslag arbeider i før det blir avløst av et annet</text:p>
      <text:p text:style-name="P12">nbMRKN Skiftarbeid om morgenen kalles morgenskift, om kvelden kveldsskift osv.</text:p>
      <text:p text:style-name="P1">klass<text:tab/><text:span text:style-name="T5">arbeid</text:span></text:p>
      <text:p text:style-name="P1"><text:span text:style-name="T11">smi →<text:tab/></text:span><text:span text:style-name="T2">våaroe</text:span><text:span text:style-name="T4"> </text:span><text:span text:style-name="T3">&lt;GRAM n&gt;</text:span></text:p>
      <text:p text:style-name="P12">nbDEF tidsrom som et arbeidslag arbeider i før det blir avløst av et annet</text:p>
      <text:p text:style-name="P7">nbMRKN Skiftarbeid om morgenen kalles morgenskift, om kvelden kveldsskift osv.</text:p>
      <text:p text:style-name="P2">ibt</text:p>
      <text:p text:style-name="P1">nb<text:tab/><text:span text:style-name="T3">skiftarbeid &lt;GRAM n&gt;</text:span></text:p>
      <text:p text:style-name="P11"><text:span text:style-name="T7">nbDEF arbeid der det ene arbeidslaget avløser det andre; jf. skifttillegg, ordinær arbeidstid</text:span></text:p>
      <text:p text:style-name="P12">nbMRKN En skiftarbeider har ikke fast arbeidstid.</text:p>
      <text:p text:style-name="P1">klass<text:tab/><text:span text:style-name="T5">arbeid</text:span></text:p>
      <text:p text:style-name="P1"><text:span text:style-name="T11">smi →<text:tab/></text:span><text:span text:style-name="T2">våaroebarkoe</text:span><text:span text:style-name="T3"> &lt;GRAM n&gt;</text:span></text:p>
      <text:p text:style-name="P12">nbDEF arbeid der det ene arbeidslaget avløser det andre; jf. skifttillegg, ordinær arbeidstid</text:p>
      <text:p text:style-name="P4"><text:span text:style-name="T7">nbMRKN En skiftarbeider har ikke fast arbeidstid.</text:span></text:p>
      <text:p text:style-name="P2">icg</text:p>
      <text:p text:style-name="P1">nb<text:tab/><text:span text:style-name="T3">skifttillegg &lt;GRAM n&gt;</text:span></text:p>
      <text:p text:style-name="P12">nbDEF tillegg i ordinær lønn på grunn av ulemper med skiftarbeid</text:p>
      <text:p text:style-name="P1">klass<text:tab/><text:span text:style-name="T5">arbeid</text:span></text:p>
      <text:p text:style-name="P1"><text:span text:style-name="T11">smi →<text:tab/></text:span><text:span text:style-name="T3">våaroelissie &lt;GRAM n&gt;</text:span></text:p>
      <text:p text:style-name="P12">nbDEF tillegg i ordinær lønn på grunn av ulemper med skiftarbeid</text:p>
      <text:p text:style-name="P5"/>
      <text:p text:style-name="P2">ida</text:p>
      <text:p text:style-name="P1">nb<text:tab/><text:span text:style-name="T3">skipsverft &lt;GRAM n&gt;; &lt;SY&gt; skipsbyggeri &lt;GRAM n&gt;</text:span></text:p>
      <text:p text:style-name="P12">nbDEF sted der en bygger større båter</text:p>
      <text:p text:style-name="P1">klass<text:tab/><text:span text:style-name="T5">arbeid</text:span></text:p>
      <text:p text:style-name="P5">smi →<text:tab/></text:p>
      <text:p text:style-name="P2"><text:soft-page-break/>iea</text:p>
      <text:p text:style-name="P1">nb<text:tab/><text:span text:style-name="T3">skoft &lt;GRAM m n&gt;; &lt;SY&gt; skulk &lt;GRAM m&gt;</text:span></text:p>
      <text:p text:style-name="P12">nbDEF det å være borte fra arbeid eller skole uten lovlig grunn</text:p>
      <text:p text:style-name="P1">klass<text:tab/><text:span text:style-name="T5">arbeid skole</text:span></text:p>
      <text:p text:style-name="P1"><text:span text:style-name="T11">smi →<text:tab/></text:span><text:span text:style-name="T3">gaatoelimmie &lt;GRAM m n&gt;; &lt;SY&gt; semkiehtimmie &lt;GRAM m&gt;</text:span></text:p>
      <text:p text:style-name="P12">nbDEF skovleste jallh barkoste luhpehth semkiehtidh</text:p>
      <text:p text:style-name="P5"/>
      <text:p text:style-name="P2">ifa</text:p>
      <text:p text:style-name="P1">nb<text:tab/><text:span text:style-name="T3">skomaker &lt;GRAM m&gt;</text:span></text:p>
      <text:p text:style-name="P12">nbDEF fagutdannet person som reparerer og vedlikeholder skotøy</text:p>
      <text:p text:style-name="P12">nbMRKN Før industrialiseringen var det skomakeren som laget sko.</text:p>
      <text:p text:style-name="P1">klass<text:tab/><text:span text:style-name="T5">arbeid</text:span></text:p>
      <text:p text:style-name="P1"><text:span text:style-name="T11">smi →<text:tab/></text:span><text:span text:style-name="T3">gaamege-vytnesjæjja &lt;GRAM m&gt;</text:span></text:p>
      <text:p text:style-name="P12">nbDEF fagutdannet person som reparerer og vedlikeholder skotøy</text:p>
      <text:p text:style-name="P7">nbMRKN Før industrialiseringen var det skomakeren som laget sko.</text:p>
      <text:p text:style-name="P2">ifb</text:p>
      <text:p text:style-name="P1">nb<text:tab/><text:span text:style-name="T3">skredder &lt;GRAM m&gt;</text:span></text:p>
      <text:p text:style-name="P12">nbDEF fagutdannet person som syr, forandrer og reparerer klær</text:p>
      <text:p text:style-name="P1">klass<text:tab/><text:span text:style-name="T5">arbeid</text:span></text:p>
      <text:p text:style-name="P1"><text:span text:style-name="T11">smi →<text:tab/></text:span><text:span text:style-name="T3">skreadtere, skraadtere &lt;GRAM m&gt;</text:span></text:p>
      <text:p text:style-name="P12">nbDEF fagutdannet person som syr, forandrer og reparerer klær</text:p>
      <text:p text:style-name="P5"/>
      <text:p text:style-name="P2">ifz</text:p>
      <text:p text:style-name="P1">nb<text:tab/><text:span text:style-name="T3">slakter &lt;GRAM m&gt;</text:span></text:p>
      <text:p text:style-name="P12">nbDEF person som har som yrke å ta livet av dyr som skal brukes til videre kjøttproduksjon, eller som driver eller er tilsatt i en kjøttforretning</text:p>
      <text:p text:style-name="P1">klass<text:tab/><text:span text:style-name="T5">arbeid</text:span></text:p>
      <text:p text:style-name="P1"><text:span text:style-name="T11">smi →<text:tab/></text:span><text:span text:style-name="T2">heantije/leekije;Mov voestes 1000 baakoeh</text:span><text:span text:style-name="T3"> &lt;GRAM m&gt;</text:span></text:p>
      <text:p text:style-name="P7">nbDEF person som har som yrke å ta livet av dyr som skal brukes til videre kjøttproduksjon, eller som driver eller er tilsatt i en kjøttforretning</text:p>
      <text:p text:style-name="P2"><text:soft-page-break/>igw</text:p>
      <text:p text:style-name="P1">nb<text:tab/><text:span text:style-name="T3">sluttattest &lt;GRAM m&gt;; &lt;STE&gt; attest</text:span></text:p>
      <text:p text:style-name="P11"><text:span text:style-name="T7">nbDEF dokument fra arbeidsgiver, med opplysninger om en arbeidstaker</text:span></text:p>
      <text:p text:style-name="P12">nbMRKN Sluttattest skal gis når en arbeidstaker slutter i en stilling.</text:p>
      <text:p text:style-name="P1">klass<text:tab/><text:span text:style-name="T5">arbeid</text:span></text:p>
      <text:p text:style-name="P1"><text:span text:style-name="T11">smi →<text:tab/></text:span><text:span text:style-name="T2">minngie-vihnesjimmie</text:span><text:span text:style-name="T4"> </text:span><text:span text:style-name="T3">&lt;GRAM m&gt;; &lt;STE&gt; vihnesjimmie</text:span></text:p>
      <text:p text:style-name="P11"><text:span text:style-name="T7">nbDEF dokument fra arbeidsgiver, med opplysninger om en arbeidstaker</text:span></text:p>
      <text:p text:style-name="P12">nbMRKN Sluttattest skal gis når en arbeidstaker slutter i en stilling.</text:p>
      <text:p text:style-name="P5"/>
      <text:p text:style-name="P2">igz</text:p>
      <text:p text:style-name="P1">nb<text:tab/><text:span text:style-name="T3">sluttvederlag &lt;GRAM n&gt;; &lt;STE&gt; vederlag</text:span></text:p>
      <text:p text:style-name="P12">nbDEF engangssum som blir utbetalt til en arbeidstaker som blir uforskyldt sagt opp etter fylte 50 år, eller som må slutte på grunn av svekket helse</text:p>
      <text:p text:style-name="P1">klass<text:tab/><text:span text:style-name="T5">arbeid skatt</text:span></text:p>
      <text:p text:style-name="P5">smi →<text:tab/></text:p>
      <text:p text:style-name="P2">ihb</text:p>
      <text:p text:style-name="P1">nb<text:tab/><text:span text:style-name="T3">smed &lt;GRAM m&gt;</text:span></text:p>
      <text:p text:style-name="P12">nbDEF fagutdannet person som former stål og andre metaller ved hjelp av hammer eller presser</text:p>
      <text:p text:style-name="P12">nbMRKN Masseproduksjon har nå overtatt de fleste av smedens oppgaver.</text:p>
      <text:p text:style-name="P1">klass<text:tab/><text:span text:style-name="T5">arbeid</text:span></text:p>
      <text:p text:style-name="P1"><text:span text:style-name="T11">smi →<text:tab/></text:span><text:span text:style-name="T2">smïrre</text:span><text:span text:style-name="T4"> </text:span><text:span text:style-name="T3">&lt;GRAM m&gt;</text:span></text:p>
      <text:p text:style-name="P11"><text:span text:style-name="T7">nbDEF fagutdannet person som former stål og andre metaller ved hjelp av hammer eller presser</text:span></text:p>
      <text:p text:style-name="P12">nbMRKN Masseproduksjon har nå overtatt de fleste av smedens oppgaver.</text:p>
      <text:p text:style-name="P5"/>
      <text:p text:style-name="P2"><text:soft-page-break/>iho</text:p>
      <text:p text:style-name="P1">nb<text:tab/><text:span text:style-name="T3">smusstillegg &lt;GRAM n&gt;</text:span></text:p>
      <text:p text:style-name="P12">nbDEF avtalefestet tillegg i lønn for arbeid der en blir svært skitten</text:p>
      <text:p text:style-name="P12">nbMRKN Smusstillegg er en kompensasjon for merutgifter til arbeidsklær, samtidig som det skal være et visst vederlag for arbeid som medfører mye støv og skitt.</text:p>
      <text:p text:style-name="P1">klass<text:tab/><text:span text:style-name="T5">arbeid</text:span></text:p>
      <text:p text:style-name="P1"><text:span text:style-name="T11">smi →<text:tab/></text:span><text:span text:style-name="T3">deerjehtimmielissie, pårjegimmie- &lt;GRAM n&gt;</text:span></text:p>
      <text:p text:style-name="P12">nbDEF avtalefestet tillegg i lønn for arbeid der en blir svært skitten</text:p>
      <text:p text:style-name="P11"><text:span text:style-name="T7">nbMRKN Smusstillegg er en kompensasjon for merutgifter til arbeidsklær, samtidig som det skal være et visst vederlag for arbeid som medfører mye støv og skitt.</text:span></text:p>
      <text:p text:style-name="P5"/>
      <text:p text:style-name="P2">iht</text:p>
      <text:p text:style-name="P1">nb<text:tab/><text:span text:style-name="T3">snekker &lt;GRAM m&gt;</text:span></text:p>
      <text:p text:style-name="P12">nbDEF fagutdannet person som utfører arbeid i tre; jf. tømrer</text:p>
      <text:p text:style-name="P1">klass<text:tab/><text:span text:style-name="T5">arbeid</text:span></text:p>
      <text:p text:style-name="P1"><text:span text:style-name="T11">smi →<text:tab/></text:span><text:span text:style-name="T2">kluhtierdæjja, snæhkere</text:span><text:span text:style-name="T4"> </text:span><text:span text:style-name="T3">&lt;GRAM m&gt;</text:span></text:p>
      <text:p text:style-name="P12">nbDEF fagutdannet person som utfører arbeid i tre; jf. tømrer</text:p>
      <text:p text:style-name="P5"/>
      <text:p text:style-name="P2">ijz</text:p>
      <text:p text:style-name="P1">nb<text:tab/><text:span text:style-name="T3">sosialsekretær &lt;GRAM m&gt;</text:span></text:p>
      <text:p text:style-name="P12">nbDEF fagutdannet person på et sosialkontor</text:p>
      <text:p text:style-name="P1">klass<text:tab/><text:span text:style-name="T5">admin arbeid sosial</text:span></text:p>
      <text:p text:style-name="P1"><text:span text:style-name="T11">smi →<text:tab/></text:span><text:span text:style-name="T3">sosiaaletjaelije &lt;GRAM m&gt;</text:span></text:p>
      <text:p text:style-name="P7">nbDEF fagutdannet person på et sosialkontor</text:p>
      <text:p text:style-name="P2"><text:soft-page-break/>ikn</text:p>
      <text:p text:style-name="P1">nb<text:tab/><text:span text:style-name="T3">sosionom &lt;GRAM m&gt;</text:span></text:p>
      <text:p text:style-name="P11"><text:span text:style-name="T7">nbDEF person med treårig grunnutdanning fra en sosialhøgskole eller en distriktshøgskole; jf. sosialkurator</text:span></text:p>
      <text:p text:style-name="P1">klass<text:tab/><text:span text:style-name="T5">arbeid sosial</text:span></text:p>
      <text:p text:style-name="P1"><text:span text:style-name="T11">smi →<text:tab/></text:span><text:span text:style-name="T3">sosianovme &lt;GRAM m&gt;</text:span></text:p>
      <text:p text:style-name="P12">nbDEF person med treårig grunnutdanning fra en sosialhøgskole eller en distriktshøgskole; jf. sosialkurator</text:p>
      <text:p text:style-name="P5"/>
      <text:p text:style-name="P2">ilo</text:p>
      <text:p text:style-name="P1">nb<text:tab/><text:span text:style-name="T3">spesialist &lt;GRAM m&gt;</text:span></text:p>
      <text:p text:style-name="P11"><text:span text:style-name="T7">nbDEF person som er særlig godt utdannet innenfor et avgrenset faglig område</text:span></text:p>
      <text:p text:style-name="P1">klass<text:tab/><text:span text:style-name="T5">arbeid</text:span></text:p>
      <text:p text:style-name="P1"><text:span text:style-name="T11">smi →<text:tab/></text:span><text:span text:style-name="T3">maehtetje &lt;GRAM m&gt;</text:span></text:p>
      <text:p text:style-name="P7">nbDEF person som er særlig godt utdannet innenfor et avgrenset faglig område</text:p>
      <text:p text:style-name="P2">ink</text:p>
      <text:p text:style-name="P1">nb<text:tab/><text:span text:style-name="T3">statens forhandlingsutvalg &lt;GRAM m&gt;</text:span></text:p>
      <text:p text:style-name="P11"><text:span text:style-name="T7">nbDEF utvalg som representerer statens interesser som arbeidsgiver i et tariffoppgjør</text:span></text:p>
      <text:p text:style-name="P1">klass<text:tab/><text:span text:style-name="T5">arbeid</text:span></text:p>
      <text:p text:style-name="P1"><text:span text:style-name="T11">smi →<text:tab/></text:span><text:span text:style-name="T3">staaten sjiehtesjimmiesuerkie &lt;GRAM m&gt;</text:span></text:p>
      <text:p text:style-name="P12">nbDEF utvalg som representerer statens interesser som arbeidsgiver i et tariffoppgjør</text:p>
      <text:p text:style-name="P5"/>
      <text:p text:style-name="P2">ino</text:p>
      <text:p text:style-name="P1">nb<text:tab/><text:span text:style-name="T3">Statens Pensjonskasse</text:span></text:p>
      <text:p text:style-name="P11"><text:span text:style-name="T7">nbDEF institusjon som administrerer tjenestepensjonsordningen for personer som arbeider i staten; jf. Kommunal Landspensjonskasse</text:span></text:p>
      <text:p text:style-name="P12">nbMRKN Pensjonskassen yter alderspensjon, uførepensjon og etterlattepensjon.</text:p>
      <text:p text:style-name="P1">klass<text:tab/><text:span text:style-name="T5">arbeid trygd</text:span></text:p>
      <text:p text:style-name="P5">smi →<text:tab/></text:p>
      <text:p text:style-name="P2"><text:soft-page-break/>inp</text:p>
      <text:p text:style-name="P1">nb<text:tab/><text:span text:style-name="T3">Statens personaldirektorat; &lt;STE&gt; Personaldirektoratet; &lt;STE&gt; direktorat</text:span></text:p>
      <text:p text:style-name="P11"><text:span text:style-name="T7">nbDEF direktorat under Arbeids- og administrasjonsdepartementet</text:span></text:p>
      <text:p text:style-name="P12">nbMRKN Nedlagt i 1991; funksjonen overført til Arbeids- og administrasjonsdepartementet.</text:p>
      <text:p text:style-name="P1">klass<text:tab/><text:span text:style-name="T5">admin arbeid</text:span></text:p>
      <text:p text:style-name="P5">smi →<text:tab/></text:p>
      <text:p text:style-name="P2">hht</text:p>
      <text:p text:style-name="P1">nb<text:tab/><text:span text:style-name="T3">statens regulativ &lt;GRAM n&gt;; &lt;SY&gt; statsregulativ &lt;GRAM n&gt;</text:span></text:p>
      <text:p text:style-name="P11"><text:span text:style-name="T7">nbDEF graderingsskala for utbetaling av lønn eller andre godtgjørelser til statsansatte; jf. lønnsregulativ</text:span></text:p>
      <text:p text:style-name="P1">klass<text:tab/><text:span text:style-name="T5">arbeid</text:span></text:p>
      <text:p text:style-name="P5">smi →<text:tab/></text:p>
      <text:p text:style-name="P2">inz</text:p>
      <text:p text:style-name="P1">nb<text:tab/><text:span text:style-name="T3">Statsansattes Landsforening; &lt;SY&gt; SL</text:span></text:p>
      <text:p text:style-name="P11"><text:span text:style-name="T7">nbDEF partipolitisk nøytral sammenslutning av arbeidstakere i staten som er tilsluttet Yrkesorganisasjonenes Sentralforbund</text:span></text:p>
      <text:p text:style-name="P1">klass<text:tab/><text:span text:style-name="T5">arbeid</text:span></text:p>
      <text:p text:style-name="P5">smi →<text:tab/></text:p>
      <text:p text:style-name="P2">ioa</text:p>
      <text:p text:style-name="P1">nb<text:tab/><text:span text:style-name="T3">statsautorisert &lt;GRAM adj&gt;; &lt;STE&gt; autorisert</text:span></text:p>
      <text:p text:style-name="P12">nbDEF som er godkjent av offentlig myndighet</text:p>
      <text:p text:style-name="P1">klass<text:tab/><text:span text:style-name="T5">arbeid</text:span></text:p>
      <text:p text:style-name="P5">smi →<text:tab/></text:p>
      <text:p text:style-name="P2">ipg</text:p>
      <text:p text:style-name="P1">nb<text:tab/><text:span text:style-name="T3">stemple inn &lt;GRAM v&gt;</text:span></text:p>
      <text:p text:style-name="P12">nbDEF bruke stemplingsur når en kommer til arbeidsplassen</text:p>
      <text:p text:style-name="P1">klass<text:tab/><text:span text:style-name="T5">arbeid</text:span></text:p>
      <text:p text:style-name="P5">smi →<text:tab/></text:p>
      <text:p text:style-name="P2"><text:soft-page-break/>iph</text:p>
      <text:p text:style-name="P1">nb<text:tab/><text:span text:style-name="T3">stemple ut &lt;GRAM v&gt;</text:span></text:p>
      <text:p text:style-name="P12">nbDEF bruke stemplingsur når en forlater arbeidsplassen</text:p>
      <text:p text:style-name="P1">klass<text:tab/><text:span text:style-name="T5">arbeid</text:span></text:p>
      <text:p text:style-name="P5">smi →<text:tab/></text:p>
      <text:p text:style-name="P2">ipk</text:p>
      <text:p text:style-name="P1">nb<text:tab/><text:span text:style-name="T3">stemplingsur &lt;GRAM n&gt;</text:span></text:p>
      <text:p text:style-name="P11"><text:span text:style-name="T7">nbDEF innretning med et innebygd ur der arbeidstakerne stikker inn et kort og får stemplet på tidspunktet for begynnelse og avslutning av arbeidsdagen</text:span></text:p>
      <text:p text:style-name="P12">nbMRKN Stemplingsuret kontrollerer dermed lengden på arbeidsdagen.</text:p>
      <text:p text:style-name="P1">klass<text:tab/><text:span text:style-name="T5">arbeid</text:span></text:p>
      <text:p text:style-name="P5">smi →<text:tab/></text:p>
      <text:p text:style-name="P2">iqb</text:p>
      <text:p text:style-name="P1">nb<text:tab/><text:span text:style-name="T3">stilling &lt;GRAM c&gt;</text:span></text:p>
      <text:p text:style-name="P12">nbDEF arbeidsfelt til en person; jf. yrke</text:p>
      <text:p text:style-name="P12">nbMRKN Stillinger blir ofte karakterisert gjennom titler.</text:p>
      <text:p text:style-name="P1">klass<text:tab/><text:span text:style-name="T5">arbeid</text:span></text:p>
      <text:p text:style-name="P5">smi →<text:tab/></text:p>
      <text:p text:style-name="P2">iqd</text:p>
      <text:p text:style-name="P1">nb<text:tab/><text:span text:style-name="T3">stillingsinstruks &lt;GRAM m&gt;; &lt;STE&gt; stillingsbeskrivelse</text:span></text:p>
      <text:p text:style-name="P12">nbDEF regler for hvordan arbeidet som følger en stilling, skal gjøres</text:p>
      <text:p text:style-name="P11"><text:span text:style-name="T7">nbMRKN En stillingsinstruks omfatter som regel også en stillingsbeskrivelse der ansvarsforhold, avgrensing av stillingen i forhold til andre stillinger osv. er definert.</text:span></text:p>
      <text:p text:style-name="P1">klass<text:tab/><text:span text:style-name="T5">arbeid</text:span></text:p>
      <text:p text:style-name="P1"><text:span text:style-name="T11">smi →<text:tab/></text:span><text:span text:style-name="T2">barkoenjoelkedassh</text:span><text:span text:style-name="T4"> </text:span><text:span text:style-name="T3">&lt;GRAM m&gt;; &lt;STE&gt; stillingsbeskrivelse</text:span></text:p>
      <text:p text:style-name="P12">nbDEF regler for hvordan arbeidet som følger en stilling, skal gjøres</text:p>
      <text:p text:style-name="P11"><text:span text:style-name="T7">nbMRKN En stillingsinstruks omfatter som regel også en stillingsbeskrivelse der ansvarsforhold, avgrensing av stillingen i forhold til andre stillinger osv. er definert.</text:span></text:p>
      <text:p text:style-name="P5"/>
      <text:p text:style-name="P2"><text:soft-page-break/>iqe</text:p>
      <text:p text:style-name="P1">nb<text:tab/><text:span text:style-name="T3">stillingsstopp &lt;GRAM m&gt;; &lt;STE&gt; stopp</text:span></text:p>
      <text:p text:style-name="P12">nbDEF forbud mot å opprette nye stillinger; jf. ansettelsesstopp</text:p>
      <text:p text:style-name="P1">klass<text:tab/><text:span text:style-name="T5">arbeid</text:span></text:p>
      <text:p text:style-name="P5">smi →<text:tab/></text:p>
      <text:p text:style-name="P2">ism</text:p>
      <text:p text:style-name="P1">nb<text:tab/><text:span text:style-name="T3">streik &lt;GRAM m&gt;; &lt;SY&gt; arbeidsnedleggelse &lt;GRAM m&gt;</text:span></text:p>
      <text:p text:style-name="P12">nbDEF arbeidsstans som lønnsmottakere iverksetter for å tvinge fram en løsning av en konflikt mellom fagforening og arbeidsgiver eller arbeidsgiverforening</text:p>
      <text:p text:style-name="P1">klass<text:tab/><text:span text:style-name="T5">arbeid</text:span></text:p>
      <text:p text:style-name="P5">smi →<text:tab/></text:p>
      <text:p text:style-name="P2">isn</text:p>
      <text:p text:style-name="P1">nb<text:tab/><text:span text:style-name="T3">streikebryter &lt;GRAM m&gt;</text:span></text:p>
      <text:p text:style-name="P11"><text:span text:style-name="T7">nbDEF person som utfører arbeid som omfattes av en streik</text:span></text:p>
      <text:p text:style-name="P1">klass<text:tab/><text:span text:style-name="T5">arbeid</text:span></text:p>
      <text:p text:style-name="P5">smi →<text:tab/></text:p>
      <text:p text:style-name="P2">isp</text:p>
      <text:p text:style-name="P1">nb<text:tab/><text:span text:style-name="T3">streikevakt &lt;GRAM c&gt;</text:span></text:p>
      <text:p text:style-name="P12">nbDEF vakt av streikende arbeidere som skal holde streikebrytere borte fra den streikerammede arbeidsplassen</text:p>
      <text:p text:style-name="P1">klass<text:tab/><text:span text:style-name="T5">arbeid</text:span></text:p>
      <text:p text:style-name="P5">smi →<text:tab/></text:p>
      <text:p text:style-name="P2">isq</text:p>
      <text:p text:style-name="P1">nb<text:tab/><text:span text:style-name="T3">streikevarsel &lt;GRAM n&gt;; &lt;STE&gt; varsel</text:span></text:p>
      <text:p text:style-name="P12">nbDEF melding fra fagorganisasjon til arbeidsgiver om at det vil bli streik</text:p>
      <text:p text:style-name="P1">klass<text:tab/><text:span text:style-name="T5">arbeid</text:span></text:p>
      <text:p text:style-name="P5">smi →<text:tab/></text:p>
      <text:p text:style-name="P2"><text:soft-page-break/>itz</text:p>
      <text:p text:style-name="P1">nb<text:tab/><text:span text:style-name="T3">stuepike &lt;GRAM c&gt;; &lt;SY&gt; værelsespike &lt;GRAM c&gt;</text:span></text:p>
      <text:p text:style-name="P12">nbDEF kvinne som steller værelsene på et hotell</text:p>
      <text:p text:style-name="P1">klass<text:tab/><text:span text:style-name="T5">arbeid</text:span></text:p>
      <text:p text:style-name="P5">smi →<text:tab/></text:p>
      <text:p text:style-name="P2">iua</text:p>
      <text:p text:style-name="P1">nb<text:tab/><text:span text:style-name="T3">stuer &lt;GRAM m&gt;</text:span></text:p>
      <text:p text:style-name="P11"><text:span text:style-name="T7">nbDEF transportarbeider som har som yrke å laste gods</text:span></text:p>
      <text:p text:style-name="P1">klass<text:tab/><text:span text:style-name="T5">arbeid</text:span></text:p>
      <text:p text:style-name="P5">smi →<text:tab/></text:p>
      <text:p text:style-name="P2">iug</text:p>
      <text:p text:style-name="P1">nb<text:tab/><text:span text:style-name="T3">styremøte &lt;GRAM n&gt;</text:span></text:p>
      <text:p text:style-name="P12">nbDEF møte der bare medlemmer av styret møter; jf. medlemsmøte</text:p>
      <text:p text:style-name="P1">klass<text:tab/><text:span text:style-name="T5">arbeid</text:span></text:p>
      <text:p text:style-name="P1"><text:span text:style-name="T11">smi →<text:tab/></text:span><text:span text:style-name="T2">ståvroetjåanghkoe</text:span><text:span text:style-name="T4"> </text:span><text:span text:style-name="T3">&lt;GRAM n&gt;</text:span></text:p>
      <text:p text:style-name="P11"><text:span text:style-name="T7">nbDEF møte der bare medlemmer av styret møter; jf. medlemsmøte</text:span></text:p>
      <text:p text:style-name="P5"/>
      <text:p text:style-name="P2">ivg</text:p>
      <text:p text:style-name="P1">nb<text:tab/><text:span text:style-name="T3">støper &lt;GRAM m&gt;</text:span></text:p>
      <text:p text:style-name="P12">nbDEF metallarbeider som driver med støping</text:p>
      <text:p text:style-name="P1">klass<text:tab/><text:span text:style-name="T5">arbeid</text:span></text:p>
      <text:p text:style-name="P5">smi →<text:tab/></text:p>
      <text:p text:style-name="P2">iws</text:p>
      <text:p text:style-name="P1">nb<text:tab/><text:span text:style-name="T3">suspendere &lt;GRAM v&gt;</text:span></text:p>
      <text:p text:style-name="P12">nbDEF avsette eller utelukke en person midlertidig fra et embete, en stilling eller et verv</text:p>
      <text:p text:style-name="P1">klass<text:tab/><text:span text:style-name="T5">arbeid</text:span></text:p>
      <text:p text:style-name="P5">smi →<text:tab/></text:p>
      <text:p text:style-name="P2"><text:soft-page-break/>iwt</text:p>
      <text:p text:style-name="P1">nb<text:tab/><text:span text:style-name="T3">svakstrømmontør &lt;GRAM m&gt;</text:span></text:p>
      <text:p text:style-name="P12">nbDEF fagutdannet person som monterer svakstrømanlegg der elektrisiteten brukes til overføring av informasjon som lyd, bilder, tegn, signaler osv.</text:p>
      <text:p text:style-name="P1">klass<text:tab/><text:span text:style-name="T5">arbeid</text:span></text:p>
      <text:p text:style-name="P5">smi →<text:tab/></text:p>
      <text:p text:style-name="P2">ixb</text:p>
      <text:p text:style-name="P1">nb<text:tab/><text:span text:style-name="T3">svangerskapspermisjon &lt;GRAM m&gt;; &lt;SY&gt; fødselspermisjon &lt;GRAM m&gt;; &lt;STE&gt; permisjon</text:span></text:p>
      <text:p text:style-name="P12">nbDEF permisjon med lønn et viss antall uker i forbindelse med svangerskap og fødsel; jf. utvidet svangerskapspermisjon</text:p>
      <text:p text:style-name="P1">klass<text:tab/><text:span text:style-name="T5">arbeid sosial</text:span></text:p>
      <text:p text:style-name="P5">smi →<text:tab/></text:p>
      <text:p text:style-name="P2">ixd</text:p>
      <text:p text:style-name="P1">nb<text:tab/><text:span text:style-name="T3">sveiser &lt;GRAM m&gt;</text:span></text:p>
      <text:p text:style-name="P11"><text:span text:style-name="T7">nbDEF fagutdannet person som binder metallstykker sammen ved smelting, enten ved hjelp av stikkflamme eller elektronisk lysbue</text:span></text:p>
      <text:p text:style-name="P1">klass<text:tab/><text:span text:style-name="T5">arbeid</text:span></text:p>
      <text:p text:style-name="P5">smi →<text:tab/></text:p>
      <text:p text:style-name="P2">ixk</text:p>
      <text:p text:style-name="P1">nb<text:tab/><text:span text:style-name="T3">svennebrev &lt;GRAM n&gt;</text:span></text:p>
      <text:p text:style-name="P12">nbDEF dokument som viser at en har bestått svenneprøven i et håndverksfag; jf. mesterbrev</text:p>
      <text:p text:style-name="P11"><text:span text:style-name="T7">nbMRKN Svennebrevet gir grunnlag for å søke opptak ved teknisk fagskole.</text:span></text:p>
      <text:p text:style-name="P1">klass<text:tab/><text:span text:style-name="T5">arbeid skole</text:span></text:p>
      <text:p text:style-name="P1"><text:span text:style-name="T11">smi →<text:tab/></text:span><text:span text:style-name="T2">faageprööve</text:span><text:span text:style-name="T4"> </text:span><text:span text:style-name="T3">&lt;GRAM n&gt;</text:span></text:p>
      <text:p text:style-name="P12">nbDEF tjaalege mij vihnesje vætnoefaagen faageprøøvem illeme; vd. miestereprievie</text:p>
      <text:p text:style-name="P7">nbMRKN Faageprievine maahta teeknihke faageskovlese ohtsedh</text:p>
      <text:p text:style-name="P2"><text:soft-page-break/>iyd</text:p>
      <text:p text:style-name="P1">nb<text:tab/><text:span text:style-name="T3">sykefravær &lt;GRAM n&gt;; &lt;STE&gt; fravær</text:span></text:p>
      <text:p text:style-name="P11"><text:span text:style-name="T7">nbDEF det å være borte fra arbeid på grunn av sykdom</text:span></text:p>
      <text:p text:style-name="P1">klass<text:tab/><text:span text:style-name="T5">arbeid helse</text:span></text:p>
      <text:p text:style-name="P5">smi →<text:tab/></text:p>
      <text:p text:style-name="P2">iyi</text:p>
      <text:p text:style-name="P1">nb<text:tab/><text:span text:style-name="T3">sykemelding &lt;GRAM c&gt;</text:span></text:p>
      <text:p text:style-name="P12">nbDEF skriftlig melding fra lege til arbeidsgiver om at arbeidstaker er syk; jf. friskmelding</text:p>
      <text:p text:style-name="P1">klass<text:tab/><text:span text:style-name="T5">arbeid helse</text:span></text:p>
      <text:p text:style-name="P5">smi →<text:tab/></text:p>
      <text:p text:style-name="P2">iyj</text:p>
      <text:p text:style-name="P1">nb<text:tab/><text:span text:style-name="T3">sykemeldt &lt;GRAM adj&gt;; &lt;SY&gt; sykmeldt &lt;GRAM adj&gt;</text:span></text:p>
      <text:p text:style-name="P12">nbDEF som har fått sykemelding av en lege</text:p>
      <text:p text:style-name="P1">klass<text:tab/><text:span text:style-name="T5">arbeid helse</text:span></text:p>
      <text:p text:style-name="P5">smi →<text:tab/></text:p>
      <text:p text:style-name="P2">iym</text:p>
      <text:p text:style-name="P1">nb<text:tab/><text:span text:style-name="T3">sykepenger &lt;GRAM m pl&gt;</text:span></text:p>
      <text:p text:style-name="P12">nbDEF stønad under sykdomsfravær, i regelen lik full lønn, til personer med en viss minsteinntekt</text:p>
      <text:p text:style-name="P11"><text:span text:style-name="T7">nbMRKN De første 14 dagene betaler arbeidsgiveren sykepengene, deretter betaler folketrygden.</text:span></text:p>
      <text:p text:style-name="P1">klass<text:tab/><text:span text:style-name="T5">arbeid trygd</text:span></text:p>
      <text:p text:style-name="P5">smi →<text:tab/></text:p>
      <text:p text:style-name="P2">ize</text:p>
      <text:p text:style-name="P1">nb<text:tab/><text:span text:style-name="T3">sysselsatt &lt;GRAM adj&gt;</text:span></text:p>
      <text:p text:style-name="P12">nbDEF som er i arbeid</text:p>
      <text:p text:style-name="P1">klass<text:tab/><text:span text:style-name="T5">arbeid</text:span></text:p>
      <text:p text:style-name="P5">smi →<text:tab/></text:p>
      <text:p text:style-name="P2"><text:soft-page-break/>izf</text:p>
      <text:p text:style-name="P1">nb<text:tab/><text:span text:style-name="T3">sysselsette &lt;GRAM v&gt;</text:span></text:p>
      <text:p text:style-name="P12">nbDEF ha noen i arbeid, gi arbeid, beskjeftige</text:p>
      <text:p text:style-name="P1">klass<text:tab/><text:span text:style-name="T5">arbeid</text:span></text:p>
      <text:p text:style-name="P1"><text:span text:style-name="T11">smi →<text:tab/></text:span><text:span text:style-name="T2">fasseldidh, fassehtidh</text:span><text:span text:style-name="T4"> </text:span><text:span text:style-name="T3">&lt;GRAM v&gt;</text:span></text:p>
      <text:p text:style-name="P12">nbDEF ha noen i arbeid, gi arbeid, beskjeftige</text:p>
      <text:p text:style-name="P5"/>
      <text:p text:style-name="P2">izq</text:p>
      <text:p text:style-name="P1">nb<text:tab/><text:span text:style-name="T3">særgodtgjørelse &lt;GRAM m&gt;; &lt;STE&gt; godtgjørelse</text:span></text:p>
      <text:p text:style-name="P12">nbDEF vederlag som er gitt til dekning av spesielle utgifter i forbindelse med arbeidet; jf. smusstillegg</text:p>
      <text:p text:style-name="P1">klass<text:tab/><text:span text:style-name="T5">arbeid</text:span></text:p>
      <text:p text:style-name="P5">smi →<text:tab/></text:p>
      <text:p text:style-name="P2">jaf</text:p>
      <text:p text:style-name="P1">nb<text:tab/><text:span text:style-name="T3">søke arbeid &lt;GRAM v&gt;</text:span></text:p>
      <text:p text:style-name="P12">nbDEF prøve å skaffe seg et arbeid gjennom å svare på annonser, oppslag o.l.</text:p>
      <text:p text:style-name="P1">klass<text:tab/><text:span text:style-name="T5">arbeid</text:span></text:p>
      <text:p text:style-name="P1"><text:span text:style-name="T11">smi →<text:tab/></text:span><text:span text:style-name="T2">barkoem ohtsedidh,syökedh</text:span><text:span text:style-name="T3"> &lt;GRAM v&gt;</text:span></text:p>
      <text:p text:style-name="P12">nbDEF prøve å skaffe seg et arbeid gjennom å svare på annonser, oppslag o.l.</text:p>
      <text:p text:style-name="P5"/>
      <text:p text:style-name="P2">jag</text:p>
      <text:p text:style-name="P1">nb<text:tab/><text:span text:style-name="T3">søker &lt;GRAM m&gt;</text:span></text:p>
      <text:p text:style-name="P11"><text:span text:style-name="T7">nbDEF person som skriftlig har meldt sin interesse til en utlyst stilling e.l.</text:span></text:p>
      <text:p text:style-name="P1">klass<text:tab/><text:span text:style-name="T5">arbeid</text:span></text:p>
      <text:p text:style-name="P1"><text:span text:style-name="T11">smi →<text:tab/></text:span><text:span text:style-name="T2">ohtsije, syökije</text:span><text:span text:style-name="T4"> </text:span><text:span text:style-name="T3">&lt;GRAM m&gt;</text:span></text:p>
      <text:p text:style-name="P12">nbDEF person som skriftlig har meldt sin interesse til en utlyst stilling e.l.</text:p>
      <text:p text:style-name="P5"/>
      <text:p text:style-name="P2"><text:soft-page-break/>jah</text:p>
      <text:p text:style-name="P1">nb<text:tab/><text:span text:style-name="T3">søknad &lt;GRAM m&gt;</text:span></text:p>
      <text:p text:style-name="P11"><text:span text:style-name="T7">nbDEF skriftlig anmodning om å få en stilling, et stipend e.l.</text:span></text:p>
      <text:p text:style-name="P1">klass<text:tab/><text:span text:style-name="T5">arbeid</text:span></text:p>
      <text:p text:style-name="P1"><text:span text:style-name="T11">smi →<text:tab/></text:span><text:span text:style-name="T2">ohtseme/syökeme</text:span><text:span text:style-name="T4"> </text:span><text:span text:style-name="T3">&lt;GRAM m&gt;</text:span></text:p>
      <text:p text:style-name="P12">nbDEF skriftlig anmodning om å få en stilling, et stipend e.l.</text:p>
      <text:p text:style-name="P5"/>
      <text:p text:style-name="P2">jal</text:p>
      <text:p text:style-name="P1">nb<text:tab/><text:span text:style-name="T3">søknadsfrist &lt;GRAM m&gt;</text:span></text:p>
      <text:p text:style-name="P11"><text:span text:style-name="T7">nbDEF tidsfrist som en søknad må være levert innenfor, f.eks. til en stilling, opptak til en skole e.l.</text:span></text:p>
      <text:p text:style-name="P1">klass<text:tab/><text:span text:style-name="T5">arbeid skole sosial</text:span></text:p>
      <text:p text:style-name="P1"><text:span text:style-name="T11">smi →<text:tab/></text:span><text:span text:style-name="T2">ohtsemeraaje/syökemeraaje,</text:span><text:span text:style-name="T4"> </text:span><text:span text:style-name="T2">minngemes syøkemebiejjjie </text:span><text:span text:style-name="T3">&lt;GRAM m&gt;</text:span></text:p>
      <text:p text:style-name="P12">nbDEF tjoevere ohtsemem buektedh/sedtedh minngemes biejjien raajen åvtelen, v.g. barkoevedtijasse, skovlese j.s.</text:p>
      <text:p text:style-name="P13"/>
      <text:p text:style-name="P2">jam</text:p>
      <text:p text:style-name="P1">nb<text:tab/><text:span text:style-name="T3">søknadsskjema &lt;GRAM n&gt;; &lt;STE&gt; skjema</text:span></text:p>
      <text:p text:style-name="P11"><text:span text:style-name="T7">nbDEF skjema som skal fylles ut i forbindelse med en søknad</text:span></text:p>
      <text:p text:style-name="P1">klass<text:tab/><text:span text:style-name="T5">arbeid skole sosial</text:span></text:p>
      <text:p text:style-name="P1"><text:span text:style-name="T11">smi →<text:tab/></text:span><text:span text:style-name="T3">syøkemegoere, ohtsemegoere &lt;GRAM n&gt;; &lt;STE&gt; goere</text:span></text:p>
      <text:p text:style-name="P4"><text:span text:style-name="T7">nbDEF goerem mij tjoevere dievhtedh gosse edtja misse joem syøkedh</text:span><text:span text:style-name="T2"> </text:span></text:p>
      <text:p text:style-name="P2">jay</text:p>
      <text:p text:style-name="P1">nb<text:tab/><text:span text:style-name="T3">ta ferie &lt;GRAM v&gt;; &lt;SY&gt; avvikle ferie &lt;GRAM v&gt;</text:span></text:p>
      <text:p text:style-name="P12">nbDEF benytte de lovbestemte feriedagene en har</text:p>
      <text:p text:style-name="P1">klass<text:tab/><text:span text:style-name="T5">arbeid</text:span></text:p>
      <text:p text:style-name="P1"><text:span text:style-name="T11">smi →<text:tab/></text:span><text:span text:style-name="T2">eejehtidh</text:span><text:span text:style-name="T4"> </text:span><text:span text:style-name="T3">&lt;GRAM v&gt;; &lt;SY&gt; avvikle ferie &lt;GRAM v&gt;</text:span></text:p>
      <text:p text:style-name="P12">nbDEF benytte de lovbestemte feriedagene en har</text:p>
      <text:p text:style-name="P5"/>
      <text:p text:style-name="P2"><text:soft-page-break/>jbm</text:p>
      <text:p text:style-name="P1">nb<text:tab/><text:span text:style-name="T3">tale- og forslagsrett &lt;GRAM m&gt;</text:span></text:p>
      <text:p text:style-name="P11"><text:span text:style-name="T7">nbDEF rett til å få ordet og til å stille forslag på et møte</text:span></text:p>
      <text:p text:style-name="P12">nbMRKN På landsmøter, generalforsamlinger eller andre store møter er det bare utvalgte som har tale- og forslagsrett.</text:p>
      <text:p text:style-name="P1">klass<text:tab/><text:span text:style-name="T5">admin arbeid</text:span></text:p>
      <text:p text:style-name="P5">smi →<text:tab/></text:p>
      <text:p text:style-name="P2">jbq</text:p>
      <text:p text:style-name="P1">nb<text:tab/><text:span text:style-name="T3">talsmann &lt;GRAM m&gt;; &lt;SY&gt; talskvinne &lt;GRAM c&gt;</text:span></text:p>
      <text:p text:style-name="P11"><text:span text:style-name="T7">nbDEF person som uttaler seg på vegne av en forening, en institusjon eller en gruppe mennesker; jf. representant, tillitsmann</text:span></text:p>
      <text:p text:style-name="P1">klass<text:tab/><text:span text:style-name="T5">admin arbeid</text:span></text:p>
      <text:p text:style-name="P1"><text:span text:style-name="T11">smi →<text:tab/></text:span><text:span text:style-name="T2">håalohke, håalehke</text:span><text:span text:style-name="T4"> </text:span><text:span text:style-name="T3">&lt;GRAM m&gt;; &lt;SY&gt; talskvinne &lt;GRAM c&gt;</text:span></text:p>
      <text:p text:style-name="P4"><text:span text:style-name="T7">nbDEF person som uttaler seg på vegne av en forening, en institusjon eller en gruppe mennesker; jf. representant, tillitsmann</text:span></text:p>
      <text:p text:style-name="P2">jco</text:p>
      <text:p text:style-name="P1">nb<text:tab/><text:span text:style-name="T3">tapt arbeidsfortjeneste &lt;GRAM c&gt;; &lt;STE&gt; arbeidsfortjeneste</text:span></text:p>
      <text:p text:style-name="P12">nbDEF arbeidsinntekt som en må avskrive</text:p>
      <text:p text:style-name="P1">klass<text:tab/><text:span text:style-name="T5">arbeid</text:span></text:p>
      <text:p text:style-name="P5">smi →<text:tab/></text:p>
      <text:p text:style-name="P2">jcp</text:p>
      <text:p text:style-name="P1">nb<text:tab/><text:span text:style-name="T3">tariff &lt;GRAM m&gt;</text:span></text:p>
      <text:p text:style-name="P12">nbDEF lønnssatser fastsatt ved tariffavtale</text:p>
      <text:p text:style-name="P1">klass<text:tab/><text:span text:style-name="T5">arbeid</text:span></text:p>
      <text:p text:style-name="P5">smi →<text:tab/></text:p>
      <text:p text:style-name="P2">jcq</text:p>
      <text:p text:style-name="P1">nb<text:tab/><text:span text:style-name="T3">tariffavtale &lt;GRAM m&gt;; &lt;STE&gt; avtale</text:span></text:p>
      <text:p text:style-name="P12">nbDEF kollektiv avtale mellom hovedorganisasjonene til arbeidstakere og arbeidsgivere eller en enkeltstående arbeidsgiver om arbeids- og lønnsvilkår</text:p>
      <text:p text:style-name="P12">nbMRKN Avtaleperioden er normalt to år.</text:p>
      <text:p text:style-name="P1">klass<text:tab/><text:span text:style-name="T5">arbeid</text:span></text:p>
      <text:p text:style-name="P5">smi →<text:tab/></text:p>
      <text:p text:style-name="P2"><text:soft-page-break/>jcs</text:p>
      <text:p text:style-name="P1">nb<text:tab/><text:span text:style-name="T3">tariffestet pensjon &lt;GRAM m&gt;; &lt;STE&gt; pensjon</text:span></text:p>
      <text:p text:style-name="P12">nbDEF pensjon etter fastsatte lønnssatser</text:p>
      <text:p text:style-name="P1">klass<text:tab/><text:span text:style-name="T5">arbeid trygd</text:span></text:p>
      <text:p text:style-name="P5">smi →<text:tab/></text:p>
      <text:p text:style-name="P2">jct</text:p>
      <text:p text:style-name="P1">nb<text:tab/><text:span text:style-name="T3">tariffoppgjør &lt;GRAM n&gt;; &lt;STE&gt; oppgjør</text:span></text:p>
      <text:p text:style-name="P11"><text:span text:style-name="T7">nbDEF forhandling mellom partene i arbeidslivet om arbeids- og lønnsvilkår for neste avtaleperiode; jf. lønnsoppgjør</text:span></text:p>
      <text:p text:style-name="P1">klass<text:tab/><text:span text:style-name="T5">arbeid</text:span></text:p>
      <text:p text:style-name="P5">smi →<text:tab/></text:p>
      <text:p text:style-name="P2">jcy</text:p>
      <text:p text:style-name="P1">nb<text:tab/><text:span text:style-name="T3">taushetsplikt &lt;GRAM c&gt;; &lt;STE&gt; plikt</text:span></text:p>
      <text:p text:style-name="P12">nbDEF plikt til å holde hemmelig opplysninger som en har fått gjennom sitt arbeid</text:p>
      <text:p text:style-name="P12">nbMRKN Taushetsplikt har f.eks. leger, prester, advokater og tolker.</text:p>
      <text:p text:style-name="P1">klass<text:tab/><text:span text:style-name="T5">arbeid jur</text:span></text:p>
      <text:p text:style-name="P5">smi →<text:tab/></text:p>
      <text:p text:style-name="P2">jep</text:p>
      <text:p text:style-name="P1">nb<text:tab/><text:span text:style-name="T3">tidsbegrenset oppdrag &lt;GRAM n&gt;</text:span></text:p>
      <text:p text:style-name="P12">nbDEF oppgave som skal gjøres innen en viss frist</text:p>
      <text:p text:style-name="P1">klass<text:tab/><text:span text:style-name="T5">arbeid</text:span></text:p>
      <text:p text:style-name="P5">smi →<text:tab/></text:p>
      <text:p text:style-name="P2">czm</text:p>
      <text:p text:style-name="P1">nb<text:tab/><text:span text:style-name="T3">tidsfrist &lt;GRAM m&gt;; &lt;SY&gt; frist &lt;GRAM m&gt;</text:span></text:p>
      <text:p text:style-name="P12">nbDEF tidspunkt som noe må gjøres innen; jf. forfallsdag</text:p>
      <text:p text:style-name="P1">klass<text:tab/><text:span text:style-name="T5">admin arbeid jur</text:span></text:p>
      <text:p text:style-name="P5">smi →<text:tab/></text:p>
      <text:p text:style-name="P2"><text:soft-page-break/>jfw</text:p>
      <text:p text:style-name="P1">nb<text:tab/><text:span text:style-name="T3">tillitsmann &lt;GRAM m&gt;; &lt;STE&gt; tillitsvalgt</text:span></text:p>
      <text:p text:style-name="P12">nbDEF person som er valgt eller utpekt av en forening eller en gruppe mennesker til å ivareta deres interesser utad</text:p>
      <text:p text:style-name="P12">nbMRKN Større arbeidsplasser har som regel en tillitsmann som representerer arbeidstakerne i forhandlinger med arbeidsgiveren.</text:p>
      <text:p text:style-name="P1">klass<text:tab/><text:span text:style-name="T5">arbeid</text:span></text:p>
      <text:p text:style-name="P5">smi →<text:tab/></text:p>
      <text:p text:style-name="P2">jgs</text:p>
      <text:p text:style-name="P1">nb<text:tab/><text:span text:style-name="T3">tiltre en stilling &lt;GRAM v&gt;; &lt;STE&gt; stilling</text:span></text:p>
      <text:p text:style-name="P12">nbDEF begynne i et arbeidsforhold</text:p>
      <text:p text:style-name="P1">klass<text:tab/><text:span text:style-name="T5">arbeid</text:span></text:p>
      <text:p text:style-name="P1"><text:span text:style-name="T11">smi →<text:tab/></text:span><text:span text:style-name="T2">barkoem aelkedh</text:span><text:span text:style-name="T4"> </text:span><text:span text:style-name="T3">&lt;GRAM v&gt;; &lt;STE&gt; stilling</text:span></text:p>
      <text:p text:style-name="P7">nbDEF begynne i et arbeidsforhold</text:p>
      <text:p text:style-name="P2">jgu</text:p>
      <text:p text:style-name="P1">nb<text:tab/><text:span text:style-name="T3">timelønn &lt;GRAM c&gt;; &lt;STE&gt; lønn</text:span></text:p>
      <text:p text:style-name="P11"><text:span text:style-name="T7">nbDEF størrelse på den betaling en får for å arbeide i en time; jf. akkordlønn</text:span></text:p>
      <text:p text:style-name="P1">klass<text:tab/><text:span text:style-name="T5">arbeid</text:span></text:p>
      <text:p text:style-name="P1"><text:span text:style-name="T11">smi →<text:tab/></text:span><text:span text:style-name="T2">tæjmoebaalhka</text:span><text:span text:style-name="T4"> </text:span><text:span text:style-name="T3">&lt;GRAM c&gt;; &lt;STE&gt; lønn</text:span></text:p>
      <text:p text:style-name="P7">nbDEF størrelse på den betaling en får for å arbeide i en time; jf. akkordlønn</text:p>
      <text:p text:style-name="P2">knq</text:p>
      <text:p text:style-name="P1">nb<text:tab/><text:span text:style-name="T3">tittel &lt;GRAM m&gt;</text:span></text:p>
      <text:p text:style-name="P12">nbDEF betegnelse på en persons stilling eller rang</text:p>
      <text:p text:style-name="P1">klass<text:tab/><text:span text:style-name="T5">arbeid</text:span></text:p>
      <text:p text:style-name="P5">smi →<text:tab/></text:p>
      <text:p text:style-name="P2">jhd</text:p>
      <text:p text:style-name="P1">nb<text:tab/><text:span text:style-name="T3">tjenestebolig &lt;GRAM m&gt;; &lt;STE&gt; tjenesteleilighet; &lt;STE&gt; bolig; &lt;STE&gt; leilighet</text:span></text:p>
      <text:p text:style-name="P12">nbDEF bolig som er knyttet til en arbeidsavtale</text:p>
      <text:p text:style-name="P12">nbMRKN En mister retten til å bo i tjenesteboligen dersom arbeidsavtalen opphører.</text:p>
      <text:p text:style-name="P1">klass<text:tab/><text:span text:style-name="T5">arbeid bolig</text:span></text:p>
      <text:p text:style-name="P5">smi →<text:tab/></text:p>
      <text:p text:style-name="P2"><text:soft-page-break/>jhe</text:p>
      <text:p text:style-name="P1">nb<text:tab/><text:span text:style-name="T3">tjenestefeil &lt;GRAM m&gt;</text:span></text:p>
      <text:p text:style-name="P12">nbDEF feil som er begått av en tjenestemann i sitt arbeid i offentlig tjeneste</text:p>
      <text:p text:style-name="P1">klass<text:tab/><text:span text:style-name="T5">arbeid</text:span></text:p>
      <text:p text:style-name="P5">smi →<text:tab/></text:p>
      <text:p text:style-name="P2">jhf</text:p>
      <text:p text:style-name="P1">nb<text:tab/><text:span text:style-name="T3">tjenesteforbrytelse &lt;GRAM m&gt;</text:span></text:p>
      <text:p text:style-name="P12">nbDEF straffbar handling som er begått av en tjenestemann i arbeid i offentlig tjeneste</text:p>
      <text:p text:style-name="P1">klass<text:tab/><text:span text:style-name="T5">arbeid jur</text:span></text:p>
      <text:p text:style-name="P5">smi →<text:tab/></text:p>
      <text:p text:style-name="P2">jhh</text:p>
      <text:p text:style-name="P1">nb<text:tab/><text:span text:style-name="T3">tjenesteforsømmelse &lt;GRAM m&gt;</text:span></text:p>
      <text:p text:style-name="P12">nbDEF forsømmelse som er begått av en tjenestemann under arbeid i offentlig tjeneste</text:p>
      <text:p text:style-name="P1">klass<text:tab/><text:span text:style-name="T5">arbeid jur</text:span></text:p>
      <text:p text:style-name="P5">smi →<text:tab/></text:p>
      <text:p text:style-name="P2">jhl</text:p>
      <text:p text:style-name="P1">nb<text:tab/><text:span text:style-name="T3">tjenestereise &lt;GRAM c&gt;</text:span></text:p>
      <text:p text:style-name="P12">nbDEF reise i forbindelse med arbeid</text:p>
      <text:p text:style-name="P1">klass<text:tab/><text:span text:style-name="T5">arbeid</text:span></text:p>
      <text:p text:style-name="P5">smi →<text:tab/></text:p>
      <text:p text:style-name="P1"><text:span text:style-name="T12">jkx</text:span></text:p>
      <text:p text:style-name="P1">nb<text:tab/><text:span text:style-name="T3">treskjærer &lt;GRAM m&gt;</text:span></text:p>
      <text:p text:style-name="P12">nbDEF person som skjærer ut dekor på tregjenstander eller lager figurer i tre</text:p>
      <text:p text:style-name="P12">nbMRKN Treskjærerens arbeid utføres i stor utstrekning for hånd, men kan også i begrenset grad være tilknyttet maskinell tilvirkning.</text:p>
      <text:p text:style-name="P1">klass<text:tab/><text:span text:style-name="T5">arbeid</text:span></text:p>
      <text:p text:style-name="P4"><text:span text:style-name="T11">smi →<text:tab/></text:span></text:p>
      <text:p text:style-name="P2"><text:soft-page-break/>jna</text:p>
      <text:p text:style-name="P1">nb<text:tab/><text:span text:style-name="T3">turnusordning &lt;GRAM c&gt;</text:span></text:p>
      <text:p text:style-name="P12">nbDEF regelmessig veksling i arbeidstid (vakter) eller plikter</text:p>
      <text:p text:style-name="P1">klass<text:tab/><text:span text:style-name="T5">arbeid</text:span></text:p>
      <text:p text:style-name="P1"><text:span text:style-name="T11">smi →<text:tab/></text:span><text:span text:style-name="T2">våaroe</text:span><text:span text:style-name="T4"> </text:span><text:span text:style-name="T3">&lt;GRAM c&gt;</text:span></text:p>
      <text:p text:style-name="P12">nbDEF regelmessig veksling i arbeidstid (vakter) eller plikter</text:p>
      <text:p text:style-name="P5"/>
      <text:p text:style-name="P2">jnw</text:p>
      <text:p text:style-name="P1">nb<text:tab/><text:span text:style-name="T3">tvungen lønnsnemnd &lt;GRAM c&gt;</text:span></text:p>
      <text:p text:style-name="P11"><text:span text:style-name="T7">nbDEF offentlig utvalg som skal avgjøre lønnstvister som ikke blir løst ved megling</text:span></text:p>
      <text:p text:style-name="P1">klass<text:tab/><text:span text:style-name="T5">arbeid</text:span></text:p>
      <text:p text:style-name="P5">smi →<text:tab/></text:p>
      <text:p text:style-name="P2">joh</text:p>
      <text:p text:style-name="P1">nb<text:tab/><text:span text:style-name="T3">typograf &lt;GRAM m&gt;</text:span></text:p>
      <text:p text:style-name="P12">nbDEF fagutdannet person som arbeider med trykking</text:p>
      <text:p text:style-name="P1">klass<text:tab/><text:span text:style-name="T5">arbeid</text:span></text:p>
      <text:p text:style-name="P5">smi →<text:tab/></text:p>
      <text:p text:style-name="P2">joo</text:p>
      <text:p text:style-name="P1">nb<text:tab/><text:span text:style-name="T3">tømrer &lt;GRAM m&gt;; &lt;SY&gt; tømmermann &lt;GRAM m&gt;</text:span></text:p>
      <text:p text:style-name="P11"><text:span text:style-name="T7">nbDEF fagutdannet person som setter opp bygningskonstruksjoner av trevirke; jf. snekker</text:span></text:p>
      <text:p text:style-name="P1">klass<text:tab/><text:span text:style-name="T5">arbeid</text:span></text:p>
      <text:p text:style-name="P5">smi →<text:tab/></text:p>
      <text:p text:style-name="P2">jpm</text:p>
      <text:p text:style-name="P1">nb<text:tab/><text:span text:style-name="T3">ufaglært &lt;GRAM adj&gt;; &lt;SY&gt; ikke-faglært &lt;GRAM adj&gt;</text:span></text:p>
      <text:p text:style-name="P12">nbDEF som ikke har vært oppe til fagprøve eller som ikke har gjennomgått noen form for opplæring; jf. fagarbeider</text:p>
      <text:p text:style-name="P1">klass<text:tab/><text:span text:style-name="T5">arbeid</text:span></text:p>
      <text:p text:style-name="P5">smi →<text:tab/></text:p>
      <text:p text:style-name="P2"><text:soft-page-break/>knm</text:p>
      <text:p text:style-name="P1">nb<text:tab/><text:span text:style-name="T3">ukependler &lt;GRAM m&gt;</text:span></text:p>
      <text:p text:style-name="P12">nbDEF person som har arbeid så langt fra bostedet at han bare kan reise hjem i helgene</text:p>
      <text:p text:style-name="P1">klass<text:tab/><text:span text:style-name="T5">arbeid</text:span></text:p>
      <text:p text:style-name="P5">smi →<text:tab/></text:p>
      <text:p text:style-name="P2">jqr</text:p>
      <text:p text:style-name="P1">nb<text:tab/><text:span text:style-name="T3">ulykke &lt;GRAM c&gt;</text:span></text:p>
      <text:p text:style-name="P12">nbDEF større uhell eller skade</text:p>
      <text:p text:style-name="P1">klass<text:tab/><text:span text:style-name="T5">arbeid tragd</text:span></text:p>
      <text:p text:style-name="P1"><text:span text:style-name="T11">smi →<text:tab/></text:span><text:span text:style-name="T2">goerpe, ov-læhkoe, ov-lahka/ulykke;skade mïrhtoe </text:span><text:span text:style-name="T3">&lt;GRAM c&gt;</text:span></text:p>
      <text:p text:style-name="P12">nbDEF større uhell eller skade</text:p>
      <text:p text:style-name="P9"/>
      <text:p text:style-name="P2">jrk</text:p>
      <text:p text:style-name="P1">nb<text:tab/><text:span text:style-name="T3">underleverandør &lt;GRAM m&gt;</text:span></text:p>
      <text:p text:style-name="P12">nbDEF entreprenør som selger enkelttjenester til en byggherre og påtar seg mindre oppdrag under en hovedentreprenør; jf. gråfirma</text:p>
      <text:p text:style-name="P1">klass<text:tab/><text:span text:style-name="T5">arbeid</text:span></text:p>
      <text:p text:style-name="P5">smi →<text:tab/></text:p>
      <text:p text:style-name="P2">jtb</text:p>
      <text:p text:style-name="P1">nb<text:tab/><text:span text:style-name="T3">uravstemning &lt;GRAM m&gt;</text:span></text:p>
      <text:p text:style-name="P12">nbDEF avstemning i organisasjon eller forening der alle medlemmene skriftlig kan sende inn sin stemme</text:p>
      <text:p text:style-name="P12">nbMRKN Uravstemning kan brukes i forbindelse med lønnsavtalen.</text:p>
      <text:p text:style-name="P1">klass<text:tab/><text:span text:style-name="T5">arbeid</text:span></text:p>
      <text:p text:style-name="P5">smi →<text:tab/></text:p>
      <text:p text:style-name="P2"><text:soft-page-break/>jtm</text:p>
      <text:p text:style-name="P1">nb<text:tab/><text:span text:style-name="T3">urmaker &lt;GRAM m&gt;</text:span></text:p>
      <text:p text:style-name="P11"><text:span text:style-name="T7">nbDEF person som arbeider med å reparere ur</text:span></text:p>
      <text:p text:style-name="P12">nbMRKN Masseproduksjon av ur har gjort at urmakere nå mer og mer er sysselsatt med varekjøp og kundebetjening.</text:p>
      <text:p text:style-name="P1">klass<text:tab/><text:span text:style-name="T5">arbeid</text:span></text:p>
      <text:p text:style-name="P5">smi →<text:tab/></text:p>
      <text:p text:style-name="P2">jwt</text:p>
      <text:p text:style-name="P1">nb<text:tab/><text:span text:style-name="T3">utløpe &lt;GRAM v&gt;</text:span></text:p>
      <text:p text:style-name="P12">nbDEF om (søknads)frister og andre avtalte tidsrom: gå mot slutten, gå ut</text:p>
      <text:p text:style-name="P1">klass<text:tab/><text:span text:style-name="T5">arbeid</text:span></text:p>
      <text:p text:style-name="P5">smi →<text:tab/></text:p>
      <text:p text:style-name="P2">jwv</text:p>
      <text:p text:style-name="P1">nb<text:tab/><text:span text:style-name="T3">utnevne &lt;GRAM v&gt;</text:span></text:p>
      <text:p text:style-name="P12">nbDEF ansette i et embete eller i en høyere stilling</text:p>
      <text:p text:style-name="P12">nbMRKN Embetsmenn blir utnevnt av Kongen i statsråd.</text:p>
      <text:p text:style-name="P1">klass<text:tab/><text:span text:style-name="T5">arbeid</text:span></text:p>
      <text:p text:style-name="P1"><text:span text:style-name="T11">smi →<text:tab/></text:span><text:span text:style-name="T2">nommedehtedh</text:span><text:span text:style-name="T4"> </text:span><text:span text:style-name="T3">&lt;GRAM v&gt;</text:span></text:p>
      <text:p text:style-name="P12">nbDEF ansette i et embete eller i en høyere stilling</text:p>
      <text:p text:style-name="P4"><text:span text:style-name="T7">nbMRKN Embetsmenn blir utnevnt av Kongen i statsråd</text:span></text:p>
      <text:p text:style-name="P2">jxr</text:p>
      <text:p text:style-name="P1">nb<text:tab/><text:span text:style-name="T3">utstede &lt;GRAM v&gt;</text:span></text:p>
      <text:p text:style-name="P12">nbDEF skrive ut på juridisk korrekt vis</text:p>
      <text:p text:style-name="P12">nbMRKN Det er som regel en offentlig myndighet som utsteder noe, f.eks. en attest, en arbeidstillatelse, et skattekort e.l.</text:p>
      <text:p text:style-name="P1">klass<text:tab/><text:span text:style-name="T5">admin arbeid jur</text:span></text:p>
      <text:p text:style-name="P5">smi →<text:tab/></text:p>
      <text:p text:style-name="P2">jye</text:p>
      <text:p text:style-name="P1">nb<text:tab/><text:span text:style-name="T3">utvidet svangerskapspermisjon &lt;GRAM m&gt;; &lt;STE&gt; svangerskapspermisjon</text:span></text:p>
      <text:p text:style-name="P12">nbDEF svangerskapspermisjon som varer lenger enn det tidsrommet en har krav på</text:p>
      <text:p text:style-name="P1">klass<text:tab/><text:span text:style-name="T5">arbeid sosial</text:span></text:p>
      <text:p text:style-name="P5">smi →<text:tab/></text:p>
      <text:p text:style-name="P2"><text:soft-page-break/>jyt</text:p>
      <text:p text:style-name="P1">nb<text:tab/><text:span text:style-name="T3">vakthavende &lt;GRAM adj&gt;</text:span></text:p>
      <text:p text:style-name="P12">nbDEF som på et gitt tidspunkt er på arbeid</text:p>
      <text:p text:style-name="P1">klass<text:tab/><text:span text:style-name="T5">arbeid helse jur</text:span></text:p>
      <text:p text:style-name="P5">smi →<text:tab/></text:p>
      <text:p text:style-name="P2">kac</text:p>
      <text:p text:style-name="P1">nb<text:tab/><text:span text:style-name="T3">vareklær &lt;GRAM pl&gt;</text:span></text:p>
      <text:p text:style-name="P12">nbDEF klesplagg som beskytter klær en har under</text:p>
      <text:p text:style-name="P12">nbMRKN En arbeidstaker med særlig skittent arbeid, skal ha vareklær av sin arbeidsgiver.</text:p>
      <text:p text:style-name="P1">klass<text:tab/><text:span text:style-name="T5">arbeid</text:span></text:p>
      <text:p text:style-name="P5">smi →<text:tab/></text:p>
      <text:p text:style-name="P2">kah</text:p>
      <text:p text:style-name="P1">nb<text:tab/><text:span text:style-name="T3">varig men &lt;GRAM n&gt;</text:span></text:p>
      <text:p text:style-name="P11"><text:span text:style-name="T7">nbDEF vedvarende skade eller lyte som følge av f.eks. en arbeidsulykke</text:span></text:p>
      <text:p text:style-name="P1">klass<text:tab/><text:span text:style-name="T5">arbeid helse</text:span></text:p>
      <text:p text:style-name="P5">smi →<text:tab/></text:p>
      <text:p text:style-name="P2">kaw</text:p>
      <text:p text:style-name="P1">nb<text:tab/><text:span text:style-name="T3">varsel &lt;GRAM n&gt;</text:span></text:p>
      <text:p text:style-name="P12">nbDEF beskjed om noe som skal skje</text:p>
      <text:p text:style-name="P12">nbMRKN Varsel skal gis en viss tid på forhånd i forbindelse med f.eks. oppsigelse eller permittering.</text:p>
      <text:p text:style-name="P1">klass<text:tab/><text:span text:style-name="T5">arbeid bolig</text:span></text:p>
      <text:p text:style-name="P5">smi →<text:tab/></text:p>
      <text:p text:style-name="P2"><text:soft-page-break/>kbl</text:p>
      <text:p text:style-name="P1">nb<text:tab/><text:span text:style-name="T3">vederlag &lt;GRAM n&gt;; &lt;SY&gt; godtgjørelse &lt;GRAM m&gt;</text:span></text:p>
      <text:p text:style-name="P12">nbDEF betaling for arbeid eller tjenester en har utført, eller økonomisk stønad for tap en har lidd</text:p>
      <text:p text:style-name="P1">klass<text:tab/><text:span text:style-name="T5">arbeid sosial</text:span></text:p>
      <text:p text:style-name="P1"><text:span text:style-name="T11">smi →<text:tab/></text:span><text:span text:style-name="T2">maaksoe</text:span><text:span text:style-name="T4"> </text:span><text:span text:style-name="T3">&lt;GRAM n&gt;; &lt;SY&gt; godtgjørelse &lt;GRAM m&gt;</text:span></text:p>
      <text:p text:style-name="P11"><text:span text:style-name="T7">nbDEF betaling for arbeid eller tjenester en har utført, eller økonomisk stønad for tap en har lidd</text:span></text:p>
      <text:p text:style-name="P5"/>
      <text:p text:style-name="P2">kbr</text:p>
      <text:p text:style-name="P1">nb<text:tab/><text:span text:style-name="T3">vedtaksfør &lt;GRAM adj&gt;; &lt;SY&gt; beslutningsdyktig &lt;GRAM adj&gt;</text:span></text:p>
      <text:p text:style-name="P12">nbDEF som oppfyller de krav som er satt for å kunne gjøre et vedtak</text:p>
      <text:p text:style-name="P1">klass<text:tab/><text:span text:style-name="T5">admin arbeid</text:span></text:p>
      <text:p text:style-name="P5">smi →<text:tab/></text:p>
      <text:p text:style-name="P2">kcy</text:p>
      <text:p text:style-name="P1">nb<text:tab/><text:span text:style-name="T3">velferdsmidler &lt;GRAM n pl&gt;</text:span></text:p>
      <text:p text:style-name="P11"><text:span text:style-name="T7">nbDEF penger som er bevilget til velferdstiltak</text:span></text:p>
      <text:p text:style-name="P1">klass<text:tab/><text:span text:style-name="T5">arbeid</text:span></text:p>
      <text:p text:style-name="P5">smi →<text:tab/></text:p>
      <text:p text:style-name="P2">kcz</text:p>
      <text:p text:style-name="P1">nb<text:tab/><text:span text:style-name="T3">velferdspermisjon &lt;GRAM m&gt;; &lt;STE&gt; permisjon</text:span></text:p>
      <text:p text:style-name="P12">nbDEF permisjon fra arbeidet av velferdsgrunner</text:p>
      <text:p text:style-name="P11"><text:span text:style-name="T7">nbMRKN En ansatt har normalt krav på velferdspermisjon i forbindelse med f.eks. fødsel, sykdom eller dødsfall i nærmeste familie og til lege- og tannlegebesøk når dette ikke kan gjøres utenom arbeidstid.</text:span></text:p>
      <text:p text:style-name="P1">klass<text:tab/><text:span text:style-name="T5">arbeid sosial</text:span></text:p>
      <text:p text:style-name="P5">smi →<text:tab/></text:p>
      <text:p text:style-name="P2"><text:soft-page-break/>kdu</text:p>
      <text:p text:style-name="P1">nb<text:tab/><text:span text:style-name="T3">verftsindustri &lt;GRAM m&gt;</text:span></text:p>
      <text:p text:style-name="P11"><text:span text:style-name="T7">nbDEF næringsvirksomhet som omfatter anlegg ved sjøen for bygging, utrusting og reparasjoner av skip og større fartøy</text:span></text:p>
      <text:p text:style-name="P1">klass<text:tab/><text:span text:style-name="T5">arbeid</text:span></text:p>
      <text:p text:style-name="P5">smi →<text:tab/></text:p>
      <text:p text:style-name="P2">ked</text:p>
      <text:p text:style-name="P1">nb<text:tab/><text:span text:style-name="T3">verksted &lt;GRAM n&gt;</text:span></text:p>
      <text:p text:style-name="P12">nbDEF sted der en får reparert og eventuelt laget maskiner eller gjenstander av maskinell eller teknisk art</text:p>
      <text:p text:style-name="P1">klass<text:tab/><text:span text:style-name="T5">arbeid</text:span></text:p>
      <text:p text:style-name="P1"><text:span text:style-name="T11">smi →<text:tab/></text:span><text:span text:style-name="T2">vierhkiesijjie, davvomesijjie/Ella H Bull Åarjelsaemien 2/4 s. 88/67</text:span><text:span text:style-name="T4"> </text:span><text:span text:style-name="T3">&lt;GRAM n&gt;</text:span></text:p>
      <text:p text:style-name="P12">nbDEF sted der en får reparert og eventuelt laget maskiner eller gjenstander av maskinell eller teknisk art</text:p>
      <text:p text:style-name="P5"/>
      <text:p text:style-name="P2">kef</text:p>
      <text:p text:style-name="P1">nb<text:tab/><text:span text:style-name="T3">verkstedindustri &lt;GRAM m&gt;</text:span></text:p>
      <text:p text:style-name="P12">nbDEF næringsvirksomhet som omfatter verkstedarbeid</text:p>
      <text:p text:style-name="P1">klass<text:tab/><text:span text:style-name="T5">arbeid</text:span></text:p>
      <text:p text:style-name="P5">smi →<text:tab/></text:p>
      <text:p text:style-name="P2">kem</text:p>
      <text:p text:style-name="P1">nb<text:tab/><text:span text:style-name="T3">verneleder &lt;GRAM m&gt;</text:span></text:p>
      <text:p text:style-name="P12">nbDEF arbeidsgiverens representant i arbeidsmiljøutvalget på en bedrift</text:p>
      <text:p text:style-name="P1">klass<text:tab/><text:span text:style-name="T5">arbeid</text:span></text:p>
      <text:p text:style-name="P5">smi →<text:tab/></text:p>
      <text:p text:style-name="P2">ken</text:p>
      <text:p text:style-name="P1">nb<text:tab/><text:span text:style-name="T3">vernemaske &lt;GRAM c&gt;</text:span></text:p>
      <text:p text:style-name="P12">nbDEF innretning som kan settes foran munnen for å beskytte åndedrettsorganet</text:p>
      <text:p text:style-name="P1">klass<text:tab/><text:span text:style-name="T5">arbeid</text:span></text:p>
      <text:p text:style-name="P5">smi →<text:tab/></text:p>
      <text:p text:style-name="P2"><text:soft-page-break/>keo</text:p>
      <text:p text:style-name="P1">nb<text:tab/><text:span text:style-name="T3">verneombud &lt;GRAM n&gt;; &lt;STE&gt; hovedverneombud</text:span></text:p>
      <text:p text:style-name="P12">nbDEF de ansattes representant i arbeidsmiljøutvalget på en bedrift</text:p>
      <text:p text:style-name="P12">nbMRKN Større arbeidsplasser som har flere verneombud, velger en av disse til hovedverneombud.</text:p>
      <text:p text:style-name="P1">klass<text:tab/><text:span text:style-name="T5">arbeid</text:span></text:p>
      <text:p text:style-name="P5">smi →<text:tab/></text:p>
      <text:p text:style-name="P2">keu</text:p>
      <text:p text:style-name="P1">nb<text:tab/><text:span text:style-name="T3">vernesko &lt;GRAM m&gt;</text:span></text:p>
      <text:p text:style-name="P11"><text:span text:style-name="T7">nbDEF sko som er laget med spesiell forsterkning for å verne føttene mot skade utenfra</text:span></text:p>
      <text:p text:style-name="P1">klass<text:tab/><text:span text:style-name="T5">arbeid</text:span></text:p>
      <text:p text:style-name="P5">smi →<text:tab/></text:p>
      <text:p text:style-name="P2">avg</text:p>
      <text:p text:style-name="P1">nb<text:tab/><text:span text:style-name="T3">vernet arbeid &lt;GRAM n&gt;</text:span></text:p>
      <text:p text:style-name="P12">nbDEF arbeid for yrkeshemmede og for personer under attføring</text:p>
      <text:p text:style-name="P11"><text:span text:style-name="T7">nbMRKN Vernet arbeid foregår både i vernede bedrifter og i offentlig virksomhet. Det gis offentlig tilskudd til vernede arbeidsplasser.</text:span></text:p>
      <text:p text:style-name="P1">klass<text:tab/><text:span text:style-name="T5">arbeid sosial</text:span></text:p>
      <text:p text:style-name="P5">smi →<text:tab/></text:p>
      <text:p text:style-name="P2">kol</text:p>
      <text:p text:style-name="P1">nb<text:tab/><text:span text:style-name="T3">vernet bedrift &lt;GRAM c&gt;</text:span></text:p>
      <text:p text:style-name="P12">nbDEF bedrift som ansetter personer som er yrkeshemmet eller under yrkesmessig attføring</text:p>
      <text:p text:style-name="P1">klass<text:tab/><text:span text:style-name="T5">arbeid sosial</text:span></text:p>
      <text:p text:style-name="P5">smi →<text:tab/></text:p>
      <text:p text:style-name="P2">kew</text:p>
      <text:p text:style-name="P1">nb<text:tab/><text:span text:style-name="T3">verneutstyr &lt;GRAM n&gt;</text:span></text:p>
      <text:p text:style-name="P11"><text:span text:style-name="T7">nbDEF utstyr som øker den personlige sikkerheten f.eks. på en arbeidsplass; jf. hjelm, hørselvern, vernemaske, vernesko</text:span></text:p>
      <text:p text:style-name="P1">klass<text:tab/><text:span text:style-name="T5">arbeid</text:span></text:p>
      <text:p text:style-name="P5">smi →<text:tab/></text:p>
      <text:p text:style-name="P2"><text:soft-page-break/>kfa</text:p>
      <text:p text:style-name="P1">nb<text:tab/><text:span text:style-name="T3">verv &lt;GRAM n&gt;; &lt;SY&gt; tillitsverv &lt;GRAM n&gt;</text:span></text:p>
      <text:p text:style-name="P11"><text:span text:style-name="T7">nbDEF ulønnet stilling i forbindelse med foreninger, frivillig arbeid o.a.</text:span></text:p>
      <text:p text:style-name="P1">klass<text:tab/><text:span text:style-name="T5">arbeid</text:span></text:p>
      <text:p text:style-name="P5">smi →<text:tab/></text:p>
      <text:p text:style-name="P2">kfr</text:p>
      <text:p text:style-name="P1">nb<text:tab/><text:span text:style-name="T3">vikar &lt;GRAM m&gt;</text:span></text:p>
      <text:p text:style-name="P12">nbDEF person som midlertidig utfører arbeidet til en annen</text:p>
      <text:p text:style-name="P1">klass<text:tab/><text:span text:style-name="T5">arbeid</text:span></text:p>
      <text:p text:style-name="P1"><text:span text:style-name="T11">smi →<text:tab/></text:span><text:span text:style-name="T13">sæjjasadtje</text:span><text:span text:style-name="T3"> &lt;GRAM n&gt;</text:span></text:p>
      <text:p text:style-name="P12">nbDEF sted der en får reparert og eventuelt laget maskiner eller gjenstander av maskinell eller teknisk art</text:p>
      <text:p text:style-name="P5"/>
      <text:p text:style-name="P1"><text:span text:style-name="T12">kfs</text:span></text:p>
      <text:p text:style-name="P1">nb<text:tab/><text:span text:style-name="T3">vikariat &lt;GRAM n&gt;</text:span></text:p>
      <text:p text:style-name="P12">nbDEF stilling som vikar</text:p>
      <text:p text:style-name="P1">klass<text:tab/><text:span text:style-name="T5">arbeid</text:span></text:p>
      <text:p text:style-name="P5">smi →<text:tab/></text:p>
      <text:p text:style-name="P2">khi</text:p>
      <text:p text:style-name="P1">nb<text:tab/><text:span text:style-name="T3">vitnemål &lt;GRAM n&gt;; &lt;SY&gt; vitnesbyrd &lt;GRAM n&gt;</text:span></text:p>
      <text:p text:style-name="P12">nbDEF attest på fullført skolegang eller studium med avgangskarakterer</text:p>
      <text:p text:style-name="P1">klass<text:tab/><text:span text:style-name="T5">arbeid skole</text:span></text:p>
      <text:p text:style-name="P1"><text:span text:style-name="T11">smi →<text:tab/></text:span><text:span text:style-name="T2">vihnesjimmie </text:span><text:span text:style-name="T3">&lt;GRAM n&gt;</text:span></text:p>
      <text:p text:style-name="P4"><text:span text:style-name="T7">nbDEF paehperem mij vihnesje skovlem jallh lohkemem illeme</text:span></text:p>
      <text:p text:style-name="P11"/>
      <text:p text:style-name="P5"/>
      <text:p text:style-name="P2"><text:soft-page-break/>kis</text:p>
      <text:p text:style-name="P1">nb<text:tab/><text:span text:style-name="T3">yrke &lt;GRAM n&gt;</text:span></text:p>
      <text:p text:style-name="P12">nbDEF bestemt type arbeid eller kompetanse til å utføre slikt arbeid; jf. Stilling</text:p>
      <text:p text:style-name="P1">klass<text:tab/><text:span text:style-name="T5">arbeid</text:span></text:p>
      <text:p text:style-name="P1"><text:span text:style-name="T11">smi →<text:tab/></text:span><text:span text:style-name="T2">barkoe</text:span><text:span text:style-name="T4"> </text:span><text:span text:style-name="T3">&lt;GRAM n&gt;</text:span></text:p>
      <text:p text:style-name="P4"><text:span text:style-name="T7">nbDEF bestemt type arbeid eller kompetanse til å utføre slikt arbeid; jf. Stilling</text:span></text:p>
      <text:p text:style-name="P2">kiv</text:p>
      <text:p text:style-name="P1">nb<text:tab/><text:span text:style-name="T3">yrkesaktiv &lt;GRAM adj&gt;</text:span></text:p>
      <text:p text:style-name="P12">nbDEF som har et inntektsgivende arbeid</text:p>
      <text:p text:style-name="P1">klass<text:tab/><text:span text:style-name="T5">arbeid</text:span></text:p>
      <text:p text:style-name="P5">smi →<text:tab/></text:p>
      <text:p text:style-name="P2">kix</text:p>
      <text:p text:style-name="P1">nb<text:tab/><text:span text:style-name="T3">yrkeserfaring &lt;GRAM c&gt;</text:span></text:p>
      <text:p text:style-name="P12">nbDEF innsikt i et yrke ved egen erfaring</text:p>
      <text:p text:style-name="P1">klass<text:tab/><text:span text:style-name="T5">arbeid</text:span></text:p>
      <text:p text:style-name="P5">smi →<text:tab/></text:p>
      <text:p text:style-name="P2">kja</text:p>
      <text:p text:style-name="P1">nb<text:tab/><text:span text:style-name="T3">yrkesgruppe &lt;GRAM c&gt;</text:span></text:p>
      <text:p text:style-name="P11"><text:span text:style-name="T7">nbDEF gruppe mennesker som har samme yrke</text:span></text:p>
      <text:p text:style-name="P1">klass<text:tab/><text:span text:style-name="T5">arbeid</text:span></text:p>
      <text:p text:style-name="P5">smi →<text:tab/></text:p>
      <text:p text:style-name="P2">kjb</text:p>
      <text:p text:style-name="P1">nb<text:tab/><text:span text:style-name="T3">yrkeshemmet &lt;GRAM adj&gt;</text:span></text:p>
      <text:p text:style-name="P12">nbDEF som av psykiske, fysiske eller sosiale grunner ikke er i stand til å få tilfredsstillende arbeid på det åpne arbeidsmarkedet; jf. vernet arbeid</text:p>
      <text:p text:style-name="P1">klass<text:tab/><text:span text:style-name="T5">arbeid sosial</text:span></text:p>
      <text:p text:style-name="P5">smi →<text:tab/></text:p>
      <text:p text:style-name="P2"><text:soft-page-break/>kjf</text:p>
      <text:p text:style-name="P1">nb<text:tab/><text:span text:style-name="T3">Yrkesorganisasjonenes Sentralforbund; &lt;SY&gt; YS</text:span></text:p>
      <text:p text:style-name="P12">nbDEF partipolitisk nøytral og uavhengig sammenslutning av landsomfattende fagorganisasjoner</text:p>
      <text:p text:style-name="P12">nbMRKN YS har seksjoner for stats-, kommune- og privatansatte.</text:p>
      <text:p text:style-name="P1">klass<text:tab/><text:span text:style-name="T5">arbeid</text:span></text:p>
      <text:p text:style-name="P5">smi →<text:tab/></text:p>
      <text:p text:style-name="P2">iaa</text:p>
      <text:p text:style-name="P1">nb<text:tab/><text:span text:style-name="T3">yrkessjåfør &lt;GRAM m&gt;; &lt;STE&gt; sjåfør</text:span></text:p>
      <text:p text:style-name="P11"><text:span text:style-name="T7">nbDEF person som har som yrke å kjøre motorkjøretøy</text:span></text:p>
      <text:p text:style-name="P1">klass<text:tab/><text:span text:style-name="T5">arbeid</text:span></text:p>
      <text:p text:style-name="P5">smi →<text:tab/></text:p>
      <text:p text:style-name="P2">kji</text:p>
      <text:p text:style-name="P1">nb<text:tab/><text:span text:style-name="T3">yrkesskade &lt;GRAM m&gt;; &lt;SY&gt; arbeidsskade &lt;GRAM m&gt;</text:span></text:p>
      <text:p text:style-name="P12">nbDEF skade som en person har pådratt seg i forbindelse med arbeidet sitt</text:p>
      <text:p text:style-name="P1">klass<text:tab/><text:span text:style-name="T5">arbeid helse trygd</text:span></text:p>
      <text:p text:style-name="P5">smi →<text:tab/></text:p>
      <text:p text:style-name="P2">kjn</text:p>
      <text:p text:style-name="P1">nb<text:tab/><text:span text:style-name="T3">yrkessykdom &lt;GRAM m&gt;</text:span></text:p>
      <text:p text:style-name="P11"><text:span text:style-name="T7">nbDEF sykdom som anses å være forårsaket av forhold på arbeidsplassen</text:span></text:p>
      <text:p text:style-name="P12">nbMRKN Yrkessykdom regnes som en form for yrkesskade.</text:p>
      <text:p text:style-name="P1">klass<text:tab/><text:span text:style-name="T5">arbeid helse trygd</text:span></text:p>
      <text:p text:style-name="P5">smi →<text:tab/></text:p>
      <text:p text:style-name="P2">kjg</text:p>
      <text:p text:style-name="P1">nb<text:tab/><text:span text:style-name="T3">yrkesveileder &lt;GRAM m&gt;; &lt;SY&gt; yrkesrettleder &lt;GRAM m&gt;</text:span></text:p>
      <text:p text:style-name="P11"><text:span text:style-name="T7">nbDEF person som orienterer og veileder utdanningssøkende om opplæringsmuligheter</text:span></text:p>
      <text:p text:style-name="P1">klass<text:tab/><text:span text:style-name="T5">arbeid skole</text:span></text:p>
      <text:p text:style-name="P5">smi →<text:tab/></text:p>
      <text:p text:style-name="P2"><text:soft-page-break/>kjr</text:p>
      <text:p text:style-name="P1">nb<text:tab/><text:span text:style-name="T3">ytelse &lt;GRAM m&gt;</text:span></text:p>
      <text:p text:style-name="P12">nbDEF noe en gir for å hjelpe andre; jf. dugnad</text:p>
      <text:p text:style-name="P12">nbMRKN Penger er en form for ytelse, men også arbeidsinnsats kan være det.</text:p>
      <text:p text:style-name="P1">klass<text:tab/><text:span text:style-name="T5">arbeid skatt sosial</text:span></text:p>
      <text:p text:style-name="P5">smi →<text:tab/></text:p>
      <text:p text:style-name="P2">kkg</text:p>
      <text:p text:style-name="P1">nb<text:tab/><text:span text:style-name="T3">øreklokker &lt;GRAM c pl&gt;</text:span></text:p>
      <text:p text:style-name="P12">nbDEF hørselvern som består av en bøyle med klokkelignende #`lokk#' som settes på ørene</text:p>
      <text:p text:style-name="P1">klass<text:tab/><text:span text:style-name="T5">arbeid</text:span></text:p>
      <text:p text:style-name="P1"><text:span text:style-name="T11">smi →<text:tab/></text:span><text:span text:style-name="T2">bieljieskuahpah</text:span><text:span text:style-name="T4"> </text:span><text:span text:style-name="T3">&lt;GRAM c pl&gt;</text:span></text:p>
      <text:p text:style-name="P12">nbDEF hørselvern som består av en bøyle med klokkelignende #`lokk#' som settes på ørene</text:p>
      <text:p text:style-name="P5"/>
      <text:p text:style-name="P2">klq</text:p>
      <text:p text:style-name="P1">nb<text:tab/><text:span text:style-name="T3">årslønn &lt;GRAM c&gt;; &lt;STE&gt; lønn</text:span></text:p>
      <text:p text:style-name="P12">nbDEF lønn som en får utbetalt i løpet av ett år</text:p>
      <text:p text:style-name="P1">klass<text:tab/><text:span text:style-name="T5">arbeid</text:span></text:p>
      <text:p text:style-name="P1"><text:span text:style-name="T11">smi →<text:tab/></text:span><text:span text:style-name="T2">jaepiebaalhka</text:span><text:span text:style-name="T4"> </text:span><text:span text:style-name="T3">&lt;GRAM c&gt;; &lt;STE&gt; lønn</text:span></text:p>
      <text:p text:style-name="P12">nbDEF lønn som en får utbetalt i løpet av ett år</text:p>
      <text:p text:style-name="P5"/>
      <text:p text:style-name="P2"><text:soft-page-break/>klr</text:p>
      <text:p text:style-name="P1">nb<text:tab/><text:span text:style-name="T3">årsmelding &lt;GRAM c&gt;; &lt;SY&gt; årsrapport &lt;GRAM m&gt;; &lt;SY&gt; årsberetning &lt;GRAM m&gt;</text:span></text:p>
      <text:p text:style-name="P11"><text:span text:style-name="T7">nbDEF skriftlig framstilling av det som har hendt i løpet av siste år</text:span></text:p>
      <text:p text:style-name="P12">nbMRKN Årsmeldinger i organisasjoner blir som regel lagt fram på generalforsamlingen sammen med årsregnskapet. Årsberetning brukes først og fremst i forbindelse med aksjeselskap.</text:p>
      <text:p text:style-name="P1">klass<text:tab/><text:span text:style-name="T5">admin arbeid</text:span></text:p>
      <text:p text:style-name="P1"><text:span text:style-name="T11">smi →<text:tab/></text:span><text:span text:style-name="T2">jaepiebïevnese</text:span><text:span text:style-name="T4"> </text:span><text:span text:style-name="T3">&lt;GRAM c&gt;; &lt;SY&gt; årsrapport &lt;GRAM m&gt;; &lt;SY&gt; årsberetning &lt;GRAM m&gt;</text:span></text:p>
      <text:p text:style-name="P12">nbDEF skriftlig framstilling av det som har hendt i løpet av siste år</text:p>
      <text:p text:style-name="P11"><text:span text:style-name="T7">nbMRKN Årsmeldinger i organisasjoner blir som regel lagt fram på generalforsamlingen sammen med årsregnskapet. Årsberetning brukes først og fremst i forbindelse med aksjeselskap.</text:span></text:p>
      <text:p text:style-name="P5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1.501cm" fo:margin-right="0cm" fo:keep-together="always" fo:text-indent="-1.501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/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 fo:margin-top="0cm" fo:margin-bottom="0.212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GB" style:font-size-asian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nb" fo:country="NO" fo:font-style="italic" style:font-style-asian="italic"/>
    </style:style>
    <style:style style:name="MT2" style:family="text">
      <style:text-properties fo:language="nb" fo:country="NO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dbok for samfunn og helse</text:span><text:span text:style-name="MT2"> – klasse «arbeid» – 2004-06-29 – side </text:span><text:span text:style-name="Page_20_Number"><text:page-number text:select-page="current">15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au</dc:title>
    <meta:initial-creator>Harald Gaski</meta:initial-creator>
    <meta:creation-date>2005-01-17T14:20:00</meta:creation-date>
    <dc:creator>Harald Gaski</dc:creator>
    <dc:date>2005-01-17T14:21:00</dc:date>
    <meta:editing-cycles>1</meta:editing-cycles>
    <meta:editing-duration>PT00H01M00S</meta:editing-duration>
    <meta:document-statistic meta:table-count="0" meta:image-count="0" meta:object-count="0" meta:page-count="152" meta:paragraph-count="3464" meta:word-count="22710" meta:character-count="149416"/>
    <meta:generator>OpenOffice.org/3.0$Unix OpenOffice.org_project/300m9$Build-9358</meta:generator>
  </office:meta>
</office:document-meta>
</file>